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f6384" style:font-weight-asian="bold" style:font-weight-complex="bold"/>
    </style:style>
    <style:style style:name="P3" style:family="paragraph" style:parent-style-name="Standard">
      <style:text-properties fo:font-weight="bold" officeooo:paragraph-rsid="00229f49" style:font-weight-asian="bold" style:font-weight-complex="bold"/>
    </style:style>
    <style:style style:name="P4" style:family="paragraph" style:parent-style-name="Standard">
      <style:text-properties fo:font-weight="bold" officeooo:paragraph-rsid="00232602" style:font-weight-asian="bold" style:font-weight-complex="bold"/>
    </style:style>
    <style:style style:name="P5" style:family="paragraph" style:parent-style-name="Standard">
      <style:text-properties fo:font-weight="bold" officeooo:paragraph-rsid="0023095e" style:font-weight-asian="bold" style:font-weight-complex="bold"/>
    </style:style>
    <style:style style:name="P6" style:family="paragraph" style:parent-style-name="Standard">
      <style:text-properties fo:font-weight="bold" officeooo:paragraph-rsid="0024df3f" style:font-weight-asian="bold" style:font-weight-complex="bold"/>
    </style:style>
    <style:style style:name="P7" style:family="paragraph" style:parent-style-name="Standard">
      <style:text-properties fo:font-weight="bold" officeooo:paragraph-rsid="0028e8fa" style:font-weight-asian="bold" style:font-weight-complex="bold"/>
    </style:style>
    <style:style style:name="P8" style:family="paragraph" style:parent-style-name="Standard">
      <style:text-properties fo:font-weight="bold" officeooo:paragraph-rsid="002c0ded" style:font-weight-asian="bold" style:font-weight-complex="bold"/>
    </style:style>
    <style:style style:name="P9" style:family="paragraph" style:parent-style-name="Standard">
      <style:text-properties fo:font-weight="bold" officeooo:paragraph-rsid="00342d8a" style:font-weight-asian="bold" style:font-weight-complex="bold"/>
    </style:style>
    <style:style style:name="P10" style:family="paragraph" style:parent-style-name="Standard">
      <style:text-properties fo:font-weight="bold" officeooo:paragraph-rsid="00343dfc" style:font-weight-asian="bold" style:font-weight-complex="bold"/>
    </style:style>
    <style:style style:name="P11" style:family="paragraph" style:parent-style-name="Standard">
      <style:text-properties fo:font-weight="bold" officeooo:paragraph-rsid="00351d1e" style:font-weight-asian="bold" style:font-weight-complex="bold"/>
    </style:style>
    <style:style style:name="P12" style:family="paragraph" style:parent-style-name="Standard">
      <style:text-properties fo:font-weight="bold" officeooo:paragraph-rsid="0039a81f" style:font-weight-asian="bold" style:font-weight-complex="bold"/>
    </style:style>
    <style:style style:name="P13" style:family="paragraph" style:parent-style-name="Standard">
      <style:text-properties fo:font-weight="bold" officeooo:paragraph-rsid="0045dd47" style:font-weight-asian="bold" style:font-weight-complex="bold"/>
    </style:style>
    <style:style style:name="P14" style:family="paragraph" style:parent-style-name="Standard">
      <style:text-properties fo:font-weight="bold" officeooo:paragraph-rsid="00487f5f" style:font-weight-asian="bold" style:font-weight-complex="bold"/>
    </style:style>
    <style:style style:name="P15" style:family="paragraph" style:parent-style-name="Standard">
      <style:text-properties fo:font-weight="bold" officeooo:paragraph-rsid="004e1ba8" style:font-weight-asian="bold" style:font-weight-complex="bold"/>
    </style:style>
    <style:style style:name="P16" style:family="paragraph" style:parent-style-name="Standard">
      <style:text-properties fo:font-weight="bold" officeooo:paragraph-rsid="004fcb0d" style:font-weight-asian="bold" style:font-weight-complex="bold"/>
    </style:style>
    <style:style style:name="P17" style:family="paragraph" style:parent-style-name="Standard">
      <style:text-properties fo:font-weight="bold" officeooo:paragraph-rsid="0059b6a2" style:font-weight-asian="bold" style:font-weight-complex="bold"/>
    </style:style>
    <style:style style:name="P18" style:family="paragraph" style:parent-style-name="Standard">
      <style:text-properties fo:font-weight="bold" officeooo:paragraph-rsid="005482a4" style:font-weight-asian="bold" style:font-weight-complex="bold"/>
    </style:style>
    <style:style style:name="P19" style:family="paragraph" style:parent-style-name="Standard">
      <style:text-properties fo:font-weight="bold" officeooo:paragraph-rsid="005bbf1f" style:font-weight-asian="bold" style:font-weight-complex="bold"/>
    </style:style>
    <style:style style:name="P20" style:family="paragraph" style:parent-style-name="Standard">
      <style:text-properties fo:font-weight="bold" officeooo:paragraph-rsid="005faccd" style:font-weight-asian="bold" style:font-weight-complex="bold"/>
    </style:style>
    <style:style style:name="P21" style:family="paragraph" style:parent-style-name="Standard">
      <style:text-properties fo:font-weight="bold" officeooo:paragraph-rsid="00615abe" style:font-weight-asian="bold" style:font-weight-complex="bold"/>
    </style:style>
    <style:style style:name="P22" style:family="paragraph" style:parent-style-name="Standard">
      <style:text-properties fo:font-weight="bold" officeooo:paragraph-rsid="00672792" style:font-weight-asian="bold" style:font-weight-complex="bold"/>
    </style:style>
    <style:style style:name="P23" style:family="paragraph" style:parent-style-name="Standard">
      <style:text-properties fo:font-weight="bold" officeooo:paragraph-rsid="00683ad2" style:font-weight-asian="bold" style:font-weight-complex="bold"/>
    </style:style>
    <style:style style:name="P24" style:family="paragraph" style:parent-style-name="Standard">
      <style:text-properties fo:font-weight="bold" officeooo:paragraph-rsid="006b4328" style:font-weight-asian="bold" style:font-weight-complex="bold"/>
    </style:style>
    <style:style style:name="P25" style:family="paragraph" style:parent-style-name="Standard">
      <style:text-properties officeooo:paragraph-rsid="001f6384"/>
    </style:style>
    <style:style style:name="P26" style:family="paragraph" style:parent-style-name="Standard">
      <style:text-properties officeooo:paragraph-rsid="00229f49"/>
    </style:style>
    <style:style style:name="P27" style:family="paragraph" style:parent-style-name="Standard">
      <style:text-properties fo:color="#ff3838" loext:opacity="100%" officeooo:paragraph-rsid="00229f49"/>
    </style:style>
    <style:style style:name="P28" style:family="paragraph" style:parent-style-name="Standard">
      <style:text-properties officeooo:paragraph-rsid="0023095e"/>
    </style:style>
    <style:style style:name="P29" style:family="paragraph" style:parent-style-name="Standard">
      <style:text-properties officeooo:paragraph-rsid="00231bd4"/>
    </style:style>
    <style:style style:name="P30" style:family="paragraph" style:parent-style-name="Standard">
      <style:text-properties fo:color="#ff4000" loext:opacity="100%" officeooo:paragraph-rsid="00231bd4"/>
    </style:style>
    <style:style style:name="P31" style:family="paragraph" style:parent-style-name="Standard">
      <style:text-properties fo:color="#ff4000" loext:opacity="100%" fo:font-weight="bold" officeooo:paragraph-rsid="00232602" style:font-weight-asian="bold" style:font-weight-complex="bold"/>
    </style:style>
    <style:style style:name="P32" style:family="paragraph" style:parent-style-name="Standard">
      <style:text-properties officeooo:paragraph-rsid="00232602"/>
    </style:style>
    <style:style style:name="P33" style:family="paragraph" style:parent-style-name="Standard">
      <style:text-properties officeooo:paragraph-rsid="0024df3f"/>
    </style:style>
    <style:style style:name="P34" style:family="paragraph" style:parent-style-name="Standard">
      <style:text-properties fo:font-weight="normal" officeooo:paragraph-rsid="0024df3f" style:font-weight-asian="normal" style:font-weight-complex="normal"/>
    </style:style>
    <style:style style:name="P35" style:family="paragraph" style:parent-style-name="Standard">
      <style:text-properties fo:font-weight="normal" officeooo:paragraph-rsid="0026abd3" style:font-weight-asian="normal" style:font-weight-complex="normal"/>
    </style:style>
    <style:style style:name="P36" style:family="paragraph" style:parent-style-name="Standard">
      <style:text-properties fo:font-weight="normal" officeooo:paragraph-rsid="002798c6" style:font-weight-asian="normal" style:font-weight-complex="normal"/>
    </style:style>
    <style:style style:name="P37" style:family="paragraph" style:parent-style-name="Standard">
      <style:text-properties fo:font-weight="normal" officeooo:paragraph-rsid="00286693" style:font-weight-asian="normal" style:font-weight-complex="normal"/>
    </style:style>
    <style:style style:name="P38" style:family="paragraph" style:parent-style-name="Standard">
      <style:text-properties fo:font-weight="normal" officeooo:paragraph-rsid="0028e8fa" style:font-weight-asian="normal" style:font-weight-complex="normal"/>
    </style:style>
    <style:style style:name="P39" style:family="paragraph" style:parent-style-name="Standard">
      <style:text-properties fo:font-weight="normal" officeooo:paragraph-rsid="00317563" style:font-weight-asian="normal" style:font-weight-complex="normal"/>
    </style:style>
    <style:style style:name="P40" style:family="paragraph" style:parent-style-name="Standard">
      <style:text-properties fo:font-weight="normal" officeooo:paragraph-rsid="00333d50" style:font-weight-asian="normal" style:font-weight-complex="normal"/>
    </style:style>
    <style:style style:name="P41" style:family="paragraph" style:parent-style-name="Standard">
      <style:text-properties fo:font-weight="normal" officeooo:paragraph-rsid="00342d8a" style:font-weight-asian="normal" style:font-weight-complex="normal"/>
    </style:style>
    <style:style style:name="P42" style:family="paragraph" style:parent-style-name="Standard">
      <style:text-properties fo:font-weight="normal" officeooo:paragraph-rsid="00351d1e" style:font-weight-asian="normal" style:font-weight-complex="normal"/>
    </style:style>
    <style:style style:name="P43" style:family="paragraph" style:parent-style-name="Standard">
      <style:text-properties fo:font-weight="normal" officeooo:paragraph-rsid="00368715" style:font-weight-asian="normal" style:font-weight-complex="normal"/>
    </style:style>
    <style:style style:name="P44" style:family="paragraph" style:parent-style-name="Standard">
      <style:text-properties fo:font-weight="normal" officeooo:paragraph-rsid="0036fef8" style:font-weight-asian="normal" style:font-weight-complex="normal"/>
    </style:style>
    <style:style style:name="P45" style:family="paragraph" style:parent-style-name="Standard">
      <style:text-properties fo:font-weight="normal" officeooo:paragraph-rsid="0039a81f" style:font-weight-asian="normal" style:font-weight-complex="normal"/>
    </style:style>
    <style:style style:name="P46" style:family="paragraph" style:parent-style-name="Standard">
      <style:text-properties fo:font-weight="normal" officeooo:paragraph-rsid="003ce33e" style:font-weight-asian="normal" style:font-weight-complex="normal"/>
    </style:style>
    <style:style style:name="P47" style:family="paragraph" style:parent-style-name="Standard">
      <style:text-properties fo:font-weight="normal" officeooo:paragraph-rsid="003e67fc" style:font-weight-asian="normal" style:font-weight-complex="normal"/>
    </style:style>
    <style:style style:name="P48" style:family="paragraph" style:parent-style-name="Standard">
      <style:text-properties fo:font-weight="normal" officeooo:paragraph-rsid="003fe91f" style:font-weight-asian="normal" style:font-weight-complex="normal"/>
    </style:style>
    <style:style style:name="P49" style:family="paragraph" style:parent-style-name="Standard">
      <style:text-properties fo:font-weight="normal" officeooo:paragraph-rsid="0041cd5d" style:font-weight-asian="normal" style:font-weight-complex="normal"/>
    </style:style>
    <style:style style:name="P50" style:family="paragraph" style:parent-style-name="Standard">
      <style:text-properties fo:font-weight="normal" officeooo:paragraph-rsid="00439d2a" style:font-weight-asian="normal" style:font-weight-complex="normal"/>
    </style:style>
    <style:style style:name="P51" style:family="paragraph" style:parent-style-name="Standard">
      <style:text-properties fo:font-weight="normal" officeooo:paragraph-rsid="00451c1d" style:font-weight-asian="normal" style:font-weight-complex="normal"/>
    </style:style>
    <style:style style:name="P52" style:family="paragraph" style:parent-style-name="Standard">
      <style:text-properties fo:font-weight="normal" officeooo:paragraph-rsid="0045dd47" style:font-weight-asian="normal" style:font-weight-complex="normal"/>
    </style:style>
    <style:style style:name="P53" style:family="paragraph" style:parent-style-name="Standard">
      <style:text-properties fo:font-weight="normal" officeooo:paragraph-rsid="00487f5f" style:font-weight-asian="normal" style:font-weight-complex="normal"/>
    </style:style>
    <style:style style:name="P54" style:family="paragraph" style:parent-style-name="Standard">
      <style:text-properties fo:font-weight="normal" officeooo:paragraph-rsid="004a36cd" style:font-weight-asian="normal" style:font-weight-complex="normal"/>
    </style:style>
    <style:style style:name="P55" style:family="paragraph" style:parent-style-name="Standard">
      <style:text-properties fo:font-weight="normal" officeooo:paragraph-rsid="004b91c8" style:font-weight-asian="normal" style:font-weight-complex="normal"/>
    </style:style>
    <style:style style:name="P56" style:family="paragraph" style:parent-style-name="Standard">
      <style:text-properties fo:font-weight="normal" officeooo:paragraph-rsid="004ca7a7" style:font-weight-asian="normal" style:font-weight-complex="normal"/>
    </style:style>
    <style:style style:name="P57" style:family="paragraph" style:parent-style-name="Standard">
      <style:text-properties fo:font-weight="normal" officeooo:paragraph-rsid="004e178f" style:font-weight-asian="normal" style:font-weight-complex="normal"/>
    </style:style>
    <style:style style:name="P58" style:family="paragraph" style:parent-style-name="Standard">
      <style:text-properties fo:font-weight="normal" officeooo:paragraph-rsid="004e1ba8" style:font-weight-asian="normal" style:font-weight-complex="normal"/>
    </style:style>
    <style:style style:name="P59" style:family="paragraph" style:parent-style-name="Standard">
      <style:text-properties fo:font-weight="normal" officeooo:paragraph-rsid="004fcb0d" style:font-weight-asian="normal" style:font-weight-complex="normal"/>
    </style:style>
    <style:style style:name="P60" style:family="paragraph" style:parent-style-name="Standard">
      <style:text-properties fo:font-weight="normal" officeooo:paragraph-rsid="00532e9f" style:font-weight-asian="normal" style:font-weight-complex="normal"/>
    </style:style>
    <style:style style:name="P61" style:family="paragraph" style:parent-style-name="Standard">
      <style:text-properties fo:font-weight="normal" officeooo:paragraph-rsid="005482a4" style:font-weight-asian="normal" style:font-weight-complex="normal"/>
    </style:style>
    <style:style style:name="P62" style:family="paragraph" style:parent-style-name="Standard">
      <style:text-properties fo:font-weight="normal" officeooo:paragraph-rsid="00558122" style:font-weight-asian="normal" style:font-weight-complex="normal"/>
    </style:style>
    <style:style style:name="P63" style:family="paragraph" style:parent-style-name="Standard">
      <style:text-properties fo:font-weight="normal" officeooo:paragraph-rsid="005751be" style:font-weight-asian="normal" style:font-weight-complex="normal"/>
    </style:style>
    <style:style style:name="P64" style:family="paragraph" style:parent-style-name="Standard">
      <style:text-properties fo:font-weight="normal" officeooo:paragraph-rsid="00582ec5" style:font-weight-asian="normal" style:font-weight-complex="normal"/>
    </style:style>
    <style:style style:name="P65" style:family="paragraph" style:parent-style-name="Standard">
      <style:text-properties fo:font-weight="normal" officeooo:paragraph-rsid="0059b6a2" style:font-weight-asian="normal" style:font-weight-complex="normal"/>
    </style:style>
    <style:style style:name="P66" style:family="paragraph" style:parent-style-name="Standard">
      <style:text-properties fo:font-weight="normal" officeooo:paragraph-rsid="005a7a2b" style:font-weight-asian="normal" style:font-weight-complex="normal"/>
    </style:style>
    <style:style style:name="P67" style:family="paragraph" style:parent-style-name="Standard">
      <style:text-properties fo:font-weight="normal" officeooo:paragraph-rsid="005bb9c9" style:font-weight-asian="normal" style:font-weight-complex="normal"/>
    </style:style>
    <style:style style:name="P68" style:family="paragraph" style:parent-style-name="Standard">
      <style:text-properties fo:font-weight="normal" officeooo:paragraph-rsid="005bbf1f" style:font-weight-asian="normal" style:font-weight-complex="normal"/>
    </style:style>
    <style:style style:name="P69" style:family="paragraph" style:parent-style-name="Standard">
      <style:text-properties fo:font-weight="normal" officeooo:paragraph-rsid="005c92a2" style:font-weight-asian="normal" style:font-weight-complex="normal"/>
    </style:style>
    <style:style style:name="P70" style:family="paragraph" style:parent-style-name="Standard">
      <style:text-properties fo:font-weight="normal" officeooo:paragraph-rsid="005faccd" style:font-weight-asian="normal" style:font-weight-complex="normal"/>
    </style:style>
    <style:style style:name="P71" style:family="paragraph" style:parent-style-name="Standard">
      <style:text-properties fo:font-weight="normal" officeooo:paragraph-rsid="00601cf6" style:font-weight-asian="normal" style:font-weight-complex="normal"/>
    </style:style>
    <style:style style:name="P72" style:family="paragraph" style:parent-style-name="Standard">
      <style:text-properties fo:font-weight="normal" officeooo:paragraph-rsid="006131ff" style:font-weight-asian="normal" style:font-weight-complex="normal"/>
    </style:style>
    <style:style style:name="P73" style:family="paragraph" style:parent-style-name="Standard">
      <style:text-properties fo:font-weight="normal" officeooo:paragraph-rsid="00615abe" style:font-weight-asian="normal" style:font-weight-complex="normal"/>
    </style:style>
    <style:style style:name="P74" style:family="paragraph" style:parent-style-name="Standard">
      <style:text-properties fo:font-weight="normal" officeooo:paragraph-rsid="00641478" style:font-weight-asian="normal" style:font-weight-complex="normal"/>
    </style:style>
    <style:style style:name="P75" style:family="paragraph" style:parent-style-name="Standard">
      <style:text-properties fo:font-weight="normal" officeooo:paragraph-rsid="00672792" style:font-weight-asian="normal" style:font-weight-complex="normal"/>
    </style:style>
    <style:style style:name="P76" style:family="paragraph" style:parent-style-name="Standard">
      <style:text-properties fo:font-weight="normal" officeooo:paragraph-rsid="00683ad2" style:font-weight-asian="normal" style:font-weight-complex="normal"/>
    </style:style>
    <style:style style:name="P77" style:family="paragraph" style:parent-style-name="Standard">
      <style:text-properties fo:font-weight="normal" officeooo:paragraph-rsid="00695320" style:font-weight-asian="normal" style:font-weight-complex="normal"/>
    </style:style>
    <style:style style:name="P78" style:family="paragraph" style:parent-style-name="Standard">
      <style:text-properties fo:font-weight="normal" officeooo:paragraph-rsid="006b4328" style:font-weight-asian="normal" style:font-weight-complex="normal"/>
    </style:style>
    <style:style style:name="P79" style:family="paragraph" style:parent-style-name="Standard">
      <style:text-properties fo:font-weight="normal" officeooo:paragraph-rsid="006ba47e" style:font-weight-asian="normal" style:font-weight-complex="normal"/>
    </style:style>
    <style:style style:name="P80" style:family="paragraph" style:parent-style-name="Preformatted_20_Text">
      <style:paragraph-properties fo:margin-top="0in" fo:margin-bottom="0.1965in" style:contextual-spacing="false"/>
    </style:style>
    <style:style style:name="P81" style:family="paragraph" style:parent-style-name="Standard">
      <style:text-properties officeooo:paragraph-rsid="0028e8fa"/>
    </style:style>
    <style:style style:name="P82" style:family="paragraph" style:parent-style-name="Standard">
      <style:text-properties officeooo:paragraph-rsid="002a8680"/>
    </style:style>
    <style:style style:name="P83" style:family="paragraph" style:parent-style-name="Standard">
      <style:text-properties officeooo:paragraph-rsid="002c0ded"/>
    </style:style>
    <style:style style:name="P84" style:family="paragraph" style:parent-style-name="Standard">
      <style:text-properties officeooo:paragraph-rsid="002dade5"/>
    </style:style>
    <style:style style:name="P85" style:family="paragraph" style:parent-style-name="Standard">
      <style:text-properties officeooo:paragraph-rsid="002e9a7a"/>
    </style:style>
    <style:style style:name="P86" style:family="paragraph" style:parent-style-name="Standard">
      <style:text-properties officeooo:paragraph-rsid="002efd94"/>
    </style:style>
    <style:style style:name="P87" style:family="paragraph" style:parent-style-name="Standard">
      <style:text-properties officeooo:paragraph-rsid="00306bd1"/>
    </style:style>
    <style:style style:name="P88" style:family="paragraph" style:parent-style-name="Standard">
      <style:text-properties officeooo:paragraph-rsid="00317563"/>
    </style:style>
    <style:style style:name="P89" style:family="paragraph" style:parent-style-name="Standard">
      <style:text-properties officeooo:paragraph-rsid="00342d8a"/>
    </style:style>
    <style:style style:name="P90" style:family="paragraph" style:parent-style-name="Standard">
      <style:text-properties officeooo:paragraph-rsid="00343dfc"/>
    </style:style>
    <style:style style:name="P91" style:family="paragraph" style:parent-style-name="Standard">
      <style:text-properties officeooo:paragraph-rsid="00351d1e"/>
    </style:style>
    <style:style style:name="P92" style:family="paragraph" style:parent-style-name="Standard">
      <style:text-properties fo:color="#c9211e" loext:opacity="100%" fo:font-weight="normal" officeooo:paragraph-rsid="004e178f" style:font-weight-asian="normal" style:font-weight-complex="normal"/>
    </style:style>
    <style:style style:name="P93" style:family="paragraph" style:parent-style-name="Standard">
      <style:text-properties fo:font-weight="bold" officeooo:paragraph-rsid="00317563" style:font-weight-asian="bold" style:font-weight-complex="bold"/>
    </style:style>
    <style:style style:name="P94" style:family="paragraph" style:parent-style-name="Standard">
      <style:text-properties fo:font-weight="bold" officeooo:paragraph-rsid="0039a81f" style:font-weight-asian="bold" style:font-weight-complex="bold"/>
    </style:style>
    <style:style style:name="P95" style:family="paragraph" style:parent-style-name="Standard">
      <style:text-properties fo:font-weight="bold" officeooo:paragraph-rsid="0041cd5d" style:font-weight-asian="bold" style:font-weight-complex="bold"/>
    </style:style>
    <style:style style:name="P96" style:family="paragraph" style:parent-style-name="Standard">
      <style:text-properties fo:font-weight="bold" officeooo:paragraph-rsid="004b91c8" style:font-weight-asian="bold" style:font-weight-complex="bold"/>
    </style:style>
    <style:style style:name="P97" style:family="paragraph" style:parent-style-name="Standard">
      <style:text-properties fo:font-weight="bold" style:font-weight-asian="bold" style:font-weight-complex="bold"/>
    </style:style>
    <style:style style:name="P98" style:family="paragraph" style:parent-style-name="Standard">
      <style:text-properties fo:font-style="normal" fo:font-weight="normal" officeooo:paragraph-rsid="004b91c8" style:font-style-asian="normal" style:font-weight-asian="normal" style:font-style-complex="normal" style:font-weight-complex="normal"/>
    </style:style>
    <style:style style:name="T1" style:family="text">
      <style:text-properties officeooo:rsid="001f63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095e" style:font-weight-asian="bold" style:font-weight-complex="bold"/>
    </style:style>
    <style:style style:name="T4" style:family="text">
      <style:text-properties fo:font-weight="bold" officeooo:rsid="00333d50" style:font-weight-asian="bold" style:font-weight-complex="bold"/>
    </style:style>
    <style:style style:name="T5" style:family="text">
      <style:text-properties fo:color="#ff3838" loext:opacity="100%"/>
    </style:style>
    <style:style style:name="T6" style:family="text">
      <style:text-properties officeooo:rsid="00229f49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fo:font-weight="bold" style:font-weight-asian="bold" style:font-weight-complex="bold"/>
    </style:style>
    <style:style style:name="T9" style:family="text">
      <style:text-properties fo:color="#ff4000" loext:opacity="100%"/>
    </style:style>
    <style:style style:name="T10" style:family="text">
      <style:text-properties fo:color="#ff4000" loext:opacity="100%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c9211e" loext:opacity="100%"/>
    </style:style>
    <style:style style:name="T13" style:family="text">
      <style:text-properties fo:color="#c9211e" loext:opacity="100%" fo:font-weight="normal" style:font-weight-asian="normal" style:font-weight-complex="normal"/>
    </style:style>
    <style:style style:name="T14" style:family="text">
      <style:text-properties fo:color="#c9211e" loext:opacity="100%" fo:font-weight="bold" style:font-weight-asian="bold" style:font-weight-complex="bold"/>
    </style:style>
    <style:style style:name="T15" style:family="text">
      <style:text-properties officeooo:rsid="0026abd3"/>
    </style:style>
    <style:style style:name="T16" style:family="text">
      <style:text-properties fo:color="#f9e2af" loext:opacity="100%"/>
    </style:style>
    <style:style style:name="T17" style:family="text">
      <style:text-properties fo:color="#f9e2af" loext:opacity="100%" fo:font-weight="bold"/>
    </style:style>
    <style:style style:name="T18" style:family="text">
      <style:text-properties fo:color="#cdd6f4" loext:opacity="100%"/>
    </style:style>
    <style:style style:name="T19" style:family="text">
      <style:text-properties fo:color="#cdd6f4" loext:opacity="100%" style:text-line-through-style="solid" style:text-line-through-type="single" fo:font-weight="bold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fo:color="#6c7086" loext:opacity="100%"/>
    </style:style>
    <style:style style:name="T22" style:family="text">
      <style:text-properties fo:color="#6c7086" loext:opacity="100%" style:text-line-through-style="solid" style:text-line-through-type="single"/>
    </style:style>
    <style:style style:name="T23" style:family="text">
      <style:text-properties fo:color="#89b4fa" loext:opacity="100%"/>
    </style:style>
    <style:style style:name="T24" style:family="text">
      <style:text-properties fo:color="#89dceb" loext:opacity="100%"/>
    </style:style>
    <style:style style:name="T25" style:family="text">
      <style:text-properties officeooo:rsid="002c0ded"/>
    </style:style>
    <style:style style:name="T26" style:family="text">
      <style:text-properties officeooo:rsid="00306bd1"/>
    </style:style>
    <style:style style:name="T27" style:family="text">
      <style:text-properties officeooo:rsid="00317563"/>
    </style:style>
    <style:style style:name="T28" style:family="text">
      <style:text-properties officeooo:rsid="00343dfc"/>
    </style:style>
    <style:style style:name="T29" style:family="text">
      <style:text-properties officeooo:rsid="0039a81f"/>
    </style:style>
    <style:style style:name="T30" style:family="text">
      <style:text-properties officeooo:rsid="003e67f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officeooo:rsid="005a7a2b"/>
    </style:style>
    <style:style style:name="T35" style:family="text">
      <style:text-properties officeooo:rsid="005fac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<text:span text:style-name="T29">Е</text:span>ще немного общих вопросов. Мне интерестны лучшие практики реализации дирижера. К<text:span text:style-name="T29">а</text:span>кие компоненты он должен содержать. В кратце об архитектуре. Дирижер получет комманды от приложения юзера и направляет их на выполнение к исполнителям. <text:s text:c="2"/></text:p>
      <text:p text:style-name="P45"><text:span text:style-name="T2"><text:s text:c="2"/>Их может быть 4-5 штук STM32F103. Дирижер - STM32 7-ой серии. </text:span><text:s text:c="174"/></text:p>
      <text:p text:style-name="P45"><text:s text:c="238"/></text:p>
      <text:p text:style-name="P45">✦ Отличный вопрос! Переход к такой архитектуре — это серьезный и правильный шаг для создания сложной и масштабируемой встраиваемой системы. Давайте разберем лучшие практики и ключевые компоненты для вашего "Дирижера". <text:s text:c="20"/></text:p>
      <text:p text:style-name="P45"><text:s text:c="238"/></text:p>
      <text:p text:style-name="P45"><text:s text:c="2"/>Эта архитектура известна как Master-Slave (Ведущий-Ведомый) или Orchestrator-Node (Оркестратор-Узел). Ваш "Дирижер" — это Master/Orchestrator, а "Исполнители" — это Slaves/Nodes. <text:s text:c="57"/></text:p>
      <text:p text:style-name="P45"><text:s text:c="238"/></text:p>
      <text:p text:style-name="P45"><text:s text:c="2"/>Кратко об архитектуре <text:s text:c="214"/></text:p>
      <text:p text:style-name="P45"><text:s text:c="238"/></text:p>
      <text:p text:style-name="P45"><text:s/><text:span text:style-name="T2"><text:s text:c="2"/>1. Пользовательское приложение (ПК):</text:span> Общается только с Дирижером. Отправляет высокоуровневые команды ("Начать калибровку", "Запустить процесс А", "Дай статус всех узлов"). <text:s text:c="63"/></text:p>
      <text:p text:style-name="P45"><text:s text:c="2"/><text:span text:style-name="T2"><text:s/>2. Дирижер (STM32 7-й серии): </text:span>"Мозг" системы. <text:s text:c="189"/></text:p>
      <text:p text:style-name="P45"><text:s text:c="7"/>* Принимает и парсит команды от ПК. <text:s text:c="195"/></text:p>
      <text:p text:style-name="P45"><text:s text:c="7"/>* "Знает", какой Исполнитель за что отвечает. <text:s text:c="185"/></text:p>
      <text:p text:style-name="P45"><text:s text:c="7"/>* Разбивает сложные команды на простые подзадачи для Исполнителей. <text:s text:c="164"/></text:p>
      <text:p text:style-name="P45"><text:s text:c="7"/>* Отправляет конкретные, низкоуровневые команды Исполнителям ("Поверни мотор на 30 градусов", "Прочитай датчик X"). <text:s text:c="115"/></text:p>
      <text:p text:style-name="P45"><text:s text:c="7"/>* Собирает ответы и данные от Исполнителей. <text:s text:c="187"/></text:p>
      <text:p text:style-name="P45"><text:s text:c="7"/>* Отслеживает состояние всей системы (кто занят, кто свободен, у кого ошибка). <text:s text:c="152"/></text:p>
      <text:p text:style-name="P45"><text:s text:c="7"/>* Формирует ответ и отправляет его обратно на ПК. <text:s text:c="181"/></text:p>
      <text:p text:style-name="P45"><text:s text:c="3"/><text:span text:style-name="T2">3. Исполнители (STM32F103): "Руки" системы. <text:s/></text:span><text:s text:c="190"/></text:p>
      <text:p text:style-name="P45"><text:s text:c="7"/>* Максимально простые. Получил команду -&gt; выполнил -&gt; отчитался. <text:s text:c="166"/></text:p>
      <text:p text:style-name="P45"><text:s text:c="7"/>* Не общаются между собой напрямую. <text:s text:c="195"/></text:p>
      <text:p text:style-name="P45"><text:s text:c="7"/>* Каждый отвечает за свою узкую задачу (управление одним мотором, сбор данных с группы датчиков и т.д.). <text:s text:c="126"/></text:p>
      <text:p text:style-name="P45"><text:s text:c="238"/></text:p>
      <text:p text:style-name="P45"><text:span text:style-name="T2"><text:s text:c="2"/>Ключевые компоненты Дирижера <text:s/></text:span><text:s text:c="206"/></text:p>
      <text:p text:style-name="P45"><text:s text:c="238"/></text:p>
      <text:p text:style-name="P45"><text:s text:c="2"/>Мощный STM32 7-й серии позволяет реализовать очень надежную архитектуру. Вот ее основные модули: <text:s text:c="139"/></text:p>
      <text:p text:style-name="P45"><text:s text:c="238"/></text:p>
      <text:p text:style-name="P45"><text:s/><text:span text:style-name="T2"><text:s/>1. Слой коммуникационных интерфейсов <text:s/></text:span><text:s text:c="198"/></text:p>
      <text:p text:style-name="P45"><text:s text:c="238"/></text:p>
      <text:p text:style-name="P45"><text:s text:c="3"/>* <text:span text:style-name="T2">"Верхний" интерфейс (к ПК):</text:span> То, что мы с вами уже делаем. Надежный, неблокирующий интерфейс через USB (Virtual COM Port) или, для еще большей надежности и скорости, Ethernet (TCP/IP). Использование очередей (FIFO) и DMA здесь — это <text:span text:style-name="T29">л</text:span>учшая практика. <text:s text:c="216"/></text:p>
      <text:p text:style-name="P45"><text:s text:c="238"/></text:p>
      <text:p text:style-name="P45"><text:s text:c="3"/>* <text:span text:style-name="T2">"Нижний" интерфейс (к Исполнителям):</text:span> Это физическая шина, связывающая все микроконтроллеры. <text:s text:c="141"/></text:p>
      <text:p text:style-name="P45"><text:s text:c="7"/>* Рекомендация №1: <text:span text:style-name="T2">Используйте CAN-шину. </text:span>Для соединения нескольких микроконтроллеров, особенно на некотором расстоянии и в условиях возможных помех, CAN — это промышленный стандарт. <text:s text:c="49"/></text:p>
      <text:p text:style-name="P45"><text:soft-page-break/><text:s text:c="11"/>* Надежность: Встроенная проверка ошибок (CRC), подтверждение приема, обработка коллизий. <text:s text:c="137"/></text:p>
      <text:p text:style-name="P45"><text:s text:c="11"/>* Простота: Всего два провода (витая пара). <text:s text:c="183"/></text:p>
      <text:p text:style-name="P45"><text:s text:c="11"/>* Адресация: Каждое сообщение имеет ID, который может служить и адресом, и приоритетом. <text:s text:c="139"/></text:p>
      <text:p text:style-name="P45"><text:s text:c="7"/>* Альтернативы: <text:s text:c="215"/></text:p>
      <text:p text:style-name="P45"><text:s text:c="11"/>* RS-485: Также использует два провода и позволяет создать общую шину, но требует программной реализации протокола адресации и проверки целостности. Работает поверх UART. <text:s text:c="56"/></text:p>
      <text:p text:style-name="P45"><text:s text:c="11"/>* SPI: Очень быстрый, но требует много проводов (для 5 исполнителей нужно 5 отдельных линий Chip Select). Хорош для связи на одной плате, но не между платами. <text:s text:c="68"/></text:p>
      <text:p text:style-name="P45"><text:s text:c="238"/></text:p>
      <text:p text:style-name="P45"><text:s/><text:span text:style-name="T2"><text:s/>2. Диспетчер протокола (Protocol Dispatcher) </text:span><text:s text:c="191"/></text:p>
      <text:p text:style-name="P45"><text:s text:c="238"/></text:p>
      <text:p text:style-name="P45"><text:s text:c="2"/>Это модуль, который "сидит" между очередями от ПК и шиной к Исполнителям. <text:s text:c="162"/></text:p>
      <text:p text:style-name="P45"><text:s text:c="3"/><text:span text:style-name="T2">* Парсер команд: </text:span>Извлекает команду из очереди usb_rx_queue, проверяет ее синтаксис и валидность параметров. <text:s text:c="127"/></text:p>
      <text:p text:style-name="P45"><text:s text:c="3"/><text:span text:style-name="T2">* Транслятор/Маршрутизатор:</text:span> Преобразует высокоуровневую команду от ПК в одну или несколько низкоуровневых команд для Исполнителей. Например, команда "calibrate_all" от ПК превращается в последовательность: <text:s text:c="29"/></text:p>
      <text:p text:style-name="P45"><text:s text:c="7"/>1. Команда GOTO_HOME для Исполнителя №1 (адрес на CAN-шине). <text:s text:c="170"/></text:p>
      <text:p text:style-name="P45"><text:s text:c="7"/>2. Команда GOTO_HOME для Исполнителя №2. <text:s text:c="190"/></text:p>
      <text:p text:style-name="P48">3. ... и так далее.</text:p>
      <text:p text:style-name="P48"><text:s text:c="208"/></text:p>
      <text:p text:style-name="P12">* Упаковщик сообщений: Формирует пакет для отправки по CAN (или другой шине), добавляя адрес получателя, ID команды, данные и CRC.</text:p>
      <text:p text:style-name="P45"/>
      <text:p text:style-name="P45"/>
      <text:p text:style-name="P45"><text:span text:style-name="T2">3. Менеджер состояний (System State Manager) </text:span><text:s text:c="191"/></text:p>
      <text:p text:style-name="P45"><text:s text:c="238"/></text:p>
      <text:p text:style-name="P45"><text:s text:c="2"/><text:span text:style-name="T2">Это ядро Дирижера. </text:span>Он должен быть реализован как конечный автомат <text:span text:style-name="T2">(State Machine)</text:span>. <text:s text:c="153"/></text:p>
      <text:p text:style-name="P45"><text:s text:c="3"/>* Отслеживание состояния Исполнителей: <text:span text:style-name="T2">Хранит состояние каждого Исполнителя (например, IDLE, BUSY, ERROR). <text:s text:c="25"/></text:span><text:s text:c="103"/></text:p>
      <text:p text:style-name="P45"><text:s text:c="3"/>* Управление сложными операциями: Если команда требует нескольких шагов (например, "поверни мотор, дождись окончания, затем прочитай датчик"), именно менеджер состояний будет переключать шаги, отправлять следующую команду только после </text:p>
      <text:p text:style-name="P45"><text:s text:c="5"/>получения подтверждения о завершении предыдущей. <text:s text:c="184"/></text:p>
      <text:p text:style-name="P45"><text:s text:c="3"/>* Обработка таймаутов и ошибок: Что делать, если Исполнитель не ответил за N миллисекунд? Менеджер состояний должен перевести его в состояние TIMEOUT_ERROR и сообщить об этом на ПК. <text:s text:c="53"/></text:p>
      <text:p text:style-name="P45"><text:s text:c="238"/></text:p>
      <text:p text:style-name="P45"><text:s/><text:span text:style-name="T2"><text:s/>4. Операционная система реального времени (RTOS) </text:span><text:s text:c="187"/></text:p>
      <text:p text:style-name="P45"><text:s text:c="238"/></text:p>
      <text:p text:style-name="P45"><text:s text:c="2"/>Для STM32 7-й серии использование RTOS (например, FreeRTOS, которая отлично интегрирована в STM32CubeMX) — это абсолютная лучшая практика. Это кардинально упрощает архитектуру. <text:s text:c="59"/></text:p>
      <text:p text:style-name="P45"><text:s text:c="238"/></text:p>
      <text:p text:style-name="P45"><text:s text:c="2"/>Ваши компоненты превращаются в независимые задачи (потоки): <text:s text:c="176"/></text:p>
      <text:p text:style-name="P45"><text:s text:c="3"/>* <text:span text:style-name="T2">`Task_USB_Handler`:</text:span> Читает данные из USB в очередь. <text:s text:c="181"/></text:p>
      <text:p text:style-name="P45"><text:s text:c="3"/>* <text:span text:style-name="T2">`Task_CAN_Handler`: </text:span>Принимает и отправляет сообщения по CAN-шине. <text:s text:c="167"/></text:p>
      <text:p text:style-name="P45"><text:soft-page-break/><text:s text:c="3"/>* <text:span text:style-name="T2">`Task_Command_Dispatcher`:</text:span> Основная логика. Ждет сообщения в очереди от USB, отправляет команды Исполнителям через CAN, ждет ответов, управляет менеджером состояний. <text:s text:c="67"/></text:p>
      <text:p text:style-name="P45"><text:s text:c="3"/>* `<text:span text:style-name="T2">Task_Heartbeat`: </text:span>Периодически опрашивает всех Исполнителей простой командой "ты жив?", чтобы убедиться, что никто не "отвалился". <text:s text:c="102"/></text:p>
      <text:p text:style-name="P45"><text:s text:c="238"/></text:p>
      <text:p text:style-name="P45"><text:s text:c="2"/>Итог: <text:s text:c="230"/></text:p>
      <text:p text:style-name="P45"><text:s text:c="2"/>Идеальная архитектура Дирижера на STM32F7 — это многозадачное приложение под управлением FreeRTOS, где каждая задача отвечает за свою часть работы (USB, CAN, логика), обмениваясь данными через потокобезопасные очереди. Связь с <text:s text:c="9"/></text:p>
      <text:p text:style-name="P46"><text:s text:c="2"/>Исполнителями осуществляется по CAN-шине с четко определенным протоколом. <text:s text:c="4"/></text:p>
      <text:p text:style-name="P46"/>
      <text:p text:style-name="P46"/>
      <text:p text:style-name="P46"><text:span text:style-name="T2">&gt; если следовать логике архитектуры дирижера. Может ли исполнитель тоже быть реализован с помощью FREETROS? на пример, когда к исполнителю подключается плата на шесть драйверов управления шаговыми двигателями по шине UART? <text:s/></text:span><text:s text:c="14"/></text:p>
      <text:p text:style-name="P46"><text:s text:c="238"/></text:p>
      <text:p text:style-name="P46"><text:span text:style-name="T2">✦ Да, абсолютно! Ваша логика совершенно верна. Использование FreeRTOS на Исполнителе — это не только возможно, но и является лучшей практикой, как только задача Исполнителя перестает быть тривиальной. <text:s text:c="2"/></text:span><text:s text:c="35"/></text:p>
      <text:p text:style-name="P46"><text:s text:c="238"/></text:p>
      <text:p text:style-name="P46"><text:s text:c="2"/>Ваш пример с платой на шесть драйверов — идеальная иллюстрация этого. <text:s text:c="166"/></text:p>
      <text:p text:style-name="P46"><text:s text:c="238"/></text:p>
      <text:p text:style-name="P46"><text:s text:c="2"/>Почему RTOS на Исполнителе — это хорошая идея? <text:s text:c="189"/></text:p>
      <text:p text:style-name="P46"><text:s text:c="238"/></text:p>
      <text:p text:style-name="P46"><text:s text:c="2"/>Основной принцип: Исполнитель должен быть простым для Дирижера, но его внутренняя реализация может быть сложной. <text:s text:c="123"/></text:p>
      <text:p text:style-name="P46"><text:s text:c="238"/></text:p>
      <text:p text:style-name="P46"><text:span text:style-name="T12"><text:s text:c="2"/>Для Дирижера Исполнитель — это "черный ящик", который принимает команду "поверни мотор 3 на 500 шагов" и отвечает "готово" или "ошибка". Дирижера не волнует, как Исполнитель это делает.</text:span> <text:s text:c="50"/></text:p>
      <text:p text:style-name="P46"><text:s text:c="238"/></text:p>
      <text:p text:style-name="P46"><text:s text:c="2"/>А вот для самого Исполнителя эта задача может быть очень комплексной. В вашем примере ему нужно делать несколько вещей одновременно (или псевдо-одновременно): <text:s text:c="77"/></text:p>
      <text:p text:style-name="P46"><text:s text:c="238"/></text:p>
      <text:p text:style-name="P46"><text:s text:c="2"/><text:span text:style-name="T2"><text:s/>1. Слушать команды от Дирижера: </text:span>Постоянно быть готовым принять новое сообщение по CAN-шине (или другому интерфейсу). <text:s text:c="118"/></text:p>
      <text:p text:style-name="P46"><text:s text:c="2"/><text:span text:style-name="T2"><text:s/>2. Управлять UART-шиной:</text:span> Отправлять команды на плату с драйверами и, возможно, асинхронно получать от нее ответы (например, о достижении позиции). <text:s text:c="88"/></text:p>
      <text:p text:style-name="P46"><text:s text:c="3"/><text:span text:style-name="T2">3. Контролировать состояние 6 моторов:</text:span> Отслеживать текущую позицию каждого мотора, его скорость, ускорение, статус <text:span text:style-name="T12">(движется, стоит, ошибка). <text:s/></text:span><text:s text:c="92"/></text:p>
      <text:p text:style-name="P46"><text:s text:c="3"/>4. Мониторить внешние сигналы: Возможно, проверять концевые выключатели для каждого из 6 моторов. <text:s text:c="137"/></text:p>
      <text:p text:style-name="P46"><text:s text:c="238"/></text:p>
      <text:p text:style-name="P46"><text:s text:c="2"/>Попытка реализовать все это в одном цикле while(1) с помощью флагов и конечных автоматов приведет к очень запутанному, трудно отлаживаемому и негибкому коду, который называют "спагетти-код". <text:s text:c="45"/></text:p>
      <text:p text:style-name="P46"><text:s text:c="238"/></text:p>
      <text:p text:style-name="P46"><text:s text:c="2"/><text:span text:style-name="T2">Как будет выглядеть архитектура Исполнителя на FreeRTOS? </text:span><text:s text:c="179"/></text:p>
      <text:p text:style-name="P46"><text:s text:c="238"/></text:p>
      <text:p text:style-name="P46"><text:s text:c="2"/>Вы можете разбить его логику на независимые задачи: <text:s text:c="184"/></text:p>
      <text:p text:style-name="P46"><text:s text:c="238"/></text:p>
      <text:p text:style-name="P46"><text:soft-page-break/><text:s text:c="3"/>* <text:span text:style-name="T12">`Task_CAN_Receiver</text:span>`: Одна задача, единственная цель которой — ждать сообщения от Дирижера по CAN-шине. Как только сообщение приходит, она кладет его во внутреннюю очередь команд и снова засыпает, ожидая следующего. Эта задача всегда </text:p>
      <text:p text:style-name="P46"><text:s text:c="5"/>остается очень отзывчивой. <text:s text:c="206"/></text:p>
      <text:p text:style-name="P46"><text:s text:c="238"/></text:p>
      <text:p text:style-name="P46"><text:s text:c="3"/>* <text:span text:style-name="T12">`Task_Motor_Control`</text:span>: Основная задача-логика. Она ждет появления команды во внутренней очереди. Получив команду (например, "повернуть мотор 3"), она начинает формировать и отправлять соответствующие UART-команды на плату драйверов. <text:s/></text:p>
      <text:p text:style-name="P46"><text:s text:c="5"/>Эта задача может управлять сложными последовательностями движений. <text:s text:c="166"/></text:p>
      <text:p text:style-name="P46"><text:s text:c="238"/></text:p>
      <text:p text:style-name="P46"><text:s text:c="3"/>* `<text:span text:style-name="T12">Task_UART_Handler`</text:span>: Задача, управляющая UART. Она может использовать DMA для отправки и приема данных без блокировок, обрабатывать прерывания и складывать полученные от драйверов ответы в другую очередь, которую будет читать <text:s text:c="7"/></text:p>
      <text:p text:style-name="P46"><text:s text:c="5"/>Task_Motor_Control. <text:s text:c="213"/></text:p>
      <text:p text:style-name="P46"><text:s text:c="238"/></text:p>
      <text:p text:style-name="P46"><text:s text:c="3"/>* `<text:span text:style-name="T12">Task_Limit_Switch_Monitor</text:span>`: Отдельная задача с низким приоритетом, которая периодически опрашивает пины концевых выключателей и может экстренно остановить движение мотора, если это необходимо. <text:s text:c="39"/></text:p>
      <text:p text:style-name="P46"><text:s text:c="238"/></text:p>
      <text:p text:style-name="P46"><text:s text:c="2"/>Преимущества такого подхода для Исполнителя: <text:s text:c="191"/></text:p>
      <text:p text:style-name="P46"><text:s text:c="3"/><text:span text:style-name="T2">* Надежность:</text:span> Важные задачи (как прием команд от Дирижера) не будут заблокированы долгой операцией (как ожидание завершения движения мотора). <text:s text:c="93"/></text:p>
      <text:p text:style-name="P46"><text:s text:c="3"/><text:span text:style-name="T2">* Масштабируемость:</text:span> Добавить седьмой мотор или новую функцию будет гораздо проще — возможно, понадобится изменить только логику в Task_Motor_Control, не затрагивая остальные задачи. <text:s text:c="53"/></text:p>
      <text:p text:style-name="P46"><text:s text:c="2"/><text:span text:style-name="T2"><text:s/>* Читаемость и поддержка:</text:span> Код становится чистым, модульным и понятным. Каждая задача решает свою проблему. <text:s text:c="128"/></text:p>
      <text:p text:style-name="P46"><text:s text:c="238"/></text:p>
      <text:p text:style-name="P46"><text:s text:c="2"/><text:span text:style-name="T2">Вывод: </text:span>Использование FreeRTOS на Исполнителе — это абсолютно правильное архитектурное решение, когда Исполнитель сам по себе является достаточно сложной подсистемой. Это позволяет сохранить его роль "простого" для Дирижера, <text:s text:c="12"/></text:p>
      <text:p text:style-name="P47"><text:s text:c="2"/>инкапсулировав всю сложность внутри. </text:p>
      <text:p text:style-name="P47"><text:s text:c="198"/></text:p>
      <text:p text:style-name="P46"><text:span text:style-name="T2">&gt; вопрос по поводу синхронизации дирижер - исполнители - оконечные устройства. Нужна ли общая схема или они могут работать независимо? <text:s/></text:span><text:s text:c="102"/></text:p>
      <text:p text:style-name="P46"><text:s text:c="238"/></text:p>
      <text:p text:style-name="P46"><text:span text:style-name="T2">✦ Это еще один фундаментальный архитектурный вопрос, и ответ на него полностью зависит от требований вашего приложения. <text:s/></text:span><text:s text:c="117"/></text:p>
      <text:p text:style-name="P46"><text:s text:c="238"/></text:p>
      <text:p text:style-name="P46"><text:s text:c="2"/>Существует два основных подхода: асинхронный (независимый) и синхронный (общая схема). <text:s text:c="149"/></text:p>
      <text:p text:style-name="P46"><text:s text:c="238"/></text:p>
      <text:p text:style-name="P46"><text:s/><text:span text:style-name="T2"><text:s/>1. Асинхронный</text:span> / Событийно-управляемый подход (Работают независимо) <text:s text:c="168"/></text:p>
      <text:p text:style-name="P46"><text:s text:c="238"/></text:p>
      <text:p text:style-name="P47"><text:s text:c="2"/>Это наиболее распространенный, гибкий и, в большинстве случаев, рекомендуемый подход. <text:s/></text:p>
      <text:p text:style-name="P47"/>
      <text:p text:style-name="P47"><text:s/>Как это работает: <text:s text:c="218"/></text:p>
      <text:p text:style-name="P47"><text:s text:c="2"/><text:span text:style-name="T2"><text:s/>* Дирижер отправляет команду Исполнителю</text:span> (например, "Исполнитель №1, начни вращать мотор до концевика"). <text:s text:c="130"/></text:p>
      <text:p text:style-name="P47"><text:s text:c="2"/><text:span text:style-name="T2"><text:s/>* Дирижер НЕ ЖДЕТ.</text:span> Он помечает в своей таблице состояний, что "Исполнитель №1 занят", и продолжает заниматься другими делами: опрашивать другие узлы, общаться с ПК и т.д. <text:s text:c="64"/></text:p>
      <text:p text:style-name="P47"><text:soft-page-break/><text:s text:c="3"/><text:span text:style-name="T2">* Исполнитель №1</text:span> получает команду и начинает ее выполнять в своем собственном темпе, используя свои собственные таймеры и ресурсы. <text:s text:c="104"/></text:p>
      <text:p text:style-name="P47"><text:s text:c="3"/><text:span text:style-name="T2">* Когда Исполнитель №1 завершает задачу</text:span> (достигает концевика), он отправляет Дирижеру сообщение-событие: "Задача выполнена". <text:s text:c="110"/></text:p>
      <text:p text:style-name="P47"><text:s text:c="3"/><text:span text:style-name="T2">* Дирижер принимает это асинхронное событие, обновляет статус Исполнителя №1</text:span> на "Свободен" и, если это было частью большой задачи, запускает следующий шаг. <text:s text:c="79"/></text:p>
      <text:p text:style-name="P47"><text:s text:c="238"/></text:p>
      <text:p text:style-name="P47"><text:s text:c="2"/><text:span text:style-name="T2">Аналогия</text:span>: Менеджер проекта (Дирижер) и команда разработчиков (Исполнители). Менеджер ставит задачу разработчику и не стоит у него над душой. Он ждет, пока разработчик сам сообщит о выполнении. <text:s text:c="43"/></text:p>
      <text:p text:style-name="P47"><text:s text:c="238"/></text:p>
      <text:p text:style-name="P47"><text:s text:c="2"/><text:span text:style-name="T2">Когда использовать: </text:span>В 95% случаев. Например, управление 3D-принтером, роботизированной рукой, системой сбора данных с датчиков. Задачи выполняются последовательно или параллельно, но не требуют синхронизации до микросекунды. <text:s text:c="11"/></text:p>
      <text:p text:style-name="P47"><text:s text:c="238"/></text:p>
      <text:p text:style-name="P47"><text:s text:c="2"/><text:span text:style-name="T2">"Синхронизация"</text:span> в этом случае — это логика в конечном автомате Дирижера, который ждет событий о завершении, прежде чем двигаться дальше. <text:s text:c="99"/></text:p>
      <text:p text:style-name="P47"><text:s text:c="238"/></text:p>
      <text:p text:style-name="P47"><text:s text:c="2"/><text:span text:style-name="T2">2. Синхронный подход (Общая схема) <text:s text:c="2"/></text:span><text:s text:c="199"/></text:p>
      <text:p text:style-name="P47"><text:s text:c="238"/></text:p>
      <text:p text:style-name="P47"><text:s text:c="2"/>Этот подход нужен для очень специфических, высокоточных задач, где несколько действий на разных устройствах должны произойти в один и тот же момент времени. <text:s text:c="79"/></text:p>
      <text:p text:style-name="P47"><text:s text:c="238"/></text:p>
      <text:p text:style-name="P47"><text:s text:c="2"/><text:span text:style-name="T2">Как это работает: <text:s/></text:span><text:s text:c="217"/></text:p>
      <text:p text:style-name="P47"><text:s text:c="3"/>* Требуется общий для всех устройств "пульс" или "такт". <text:s text:c="178"/></text:p>
      <text:p text:style-name="P47"><text:s text:c="3"/>* Метод 1: Аппаратный "пульс" (Sync Pulse). От Дирижера ко всем Исполнителям идет выделенная физическая линия. Дирижер заранее отправляет всем Исполнителям команды ("Приготовься сделать шаг мотором"), а затем посылает по этой линии <text:s text:c="3"/></text:p>
      <text:p text:style-name="P47"><text:s text:c="5"/>короткий импульс. Все Исполнители, получив импульс, одновременно выполняют заранее загруженное действие. <text:s text:c="128"/></text:p>
      <text:p text:style-name="P47"><text:s text:c="3"/>* Метод 2: Временные метки (Timestamping). Более сложный метод, где все устройства синхронизируют свои внутренние часы (например, по протоколу PTP). Команды отправляются с меткой времени: "В момент времени 1234567890 выполнить <text:s text:c="8"/></text:p>
      <text:p text:style-name="P47"><text:s text:c="5"/>действие X". <text:s text:c="220"/></text:p>
      <text:p text:style-name="P47"><text:s text:c="238"/></text:p>
      <text:p text:style-name="P47"><text:s text:c="2"/>Аналогия: Оркестр. Дирижер взмахивает палочкой (дает "пульс"), и все музыканты (Исполнители) играют свою ноту в один и тот же момент. <text:s text:c="102"/></text:p>
      <text:p text:style-name="P47"><text:s text:c="238"/></text:p>
      <text:p text:style-name="P47"><text:s text:c="2"/><text:span text:style-name="T2">Когда использовать:</text:span> <text:s text:c="216"/></text:p>
      <text:p text:style-name="P47"><text:s text:c="3"/><text:span text:style-name="T12">* Синхронное движение нескольких осей:</text:span> Например, чтобы 5 моторов двигали платформу идеально ровно, их шаги должны генерироваться абсолютно синхронно. <text:s text:c="85"/></text:p>
      <text:p text:style-name="P47"><text:s text:c="2"/><text:span text:style-name="T12"><text:s/>* Системы с фазированной антенной решеткой. <text:s text:c="2"/></text:span><text:s text:c="189"/></text:p>
      <text:p text:style-name="P47"><text:s text:c="3"/><text:span text:style-name="T12">* Высокоскоростной сбор данных:</text:span> Когда нужно, чтобы АЦП на нескольких платах начали измерение в одну и ту же микросекунду. <text:s text:c="113"/></text:p>
      <text:p text:style-name="P47"><text:s text:c="238"/></text:p>
      <text:p text:style-name="P47"><text:s text:c="2"/>Рекомендация для вашей системы <text:s text:c="205"/></text:p>
      <text:p text:style-name="P47"><text:s text:c="238"/></text:p>
      <text:p text:style-name="P47"><text:s text:c="2"/><text:span text:style-name="T2">Для вашей задачи управления несколькими Исполнителями, которые в свою очередь управляют моторами, асинхронный (независимый) подход является наилучшим выбором. <text:s/></text:span><text:s text:c="76"/></text:p>
      <text:p text:style-name="P47"><text:s text:c="238"/></text:p>
      <text:p text:style-name="P47"><text:s text:c="3"/>* Он проще в реализации и отладке. <text:s text:c="200"/></text:p>
      <text:p text:style-name="P47"><text:soft-page-break/><text:s text:c="3"/>* Он гораздо более гибкий. <text:s text:c="208"/></text:p>
      <text:p text:style-name="P47"><text:s text:c="3"/>* Он не требует специальной аппаратной поддержки. <text:s text:c="185"/></text:p>
      <text:p text:style-name="P47"><text:s text:c="238"/></text:p>
      <text:p text:style-name="P47"><text:s text:c="2"/>Ваша "общая схема синхронизации" будет программной и будет находиться в Дирижере. Его менеджер состояний будет оркестром, который решает, когда и какую команду отправить, основываясь на ответах-событиях от Исполнителей. <text:s text:c="16"/></text:p>
      <text:p text:style-name="P47"><text:s text:c="238"/></text:p>
      <text:p text:style-name="P47"><text:s text:c="2"/>Настоящая, аппаратная синхронизация вам понадобится только в том случае, если возникнет требование вроде: "все 5 моторов на 5 разных Исполнителях должны начать вращение в пределах 1 микросекунды друг от друга". Судя по нашему <text:s text:c="10"/></text:p>
      <text:p text:style-name="P47"><text:s text:c="2"/>обсуждению, таких задач пока нет. <text:s text:c="202"/></text:p>
      <text:p text:style-name="P47"><text:s text:c="238"/></text:p>
      <text:p text:style-name="P47"><text:span text:style-name="T2">&gt; Если интегрировать модули дирижера в систему FREERTOS, то Слой коммуникационных интерфейсов это `Task_USB_Handler` `Task_CAN_Handler`. Диспетчер протокола (Protocol Dispatcher) <text:s/>- `Task_Command_Dispatcher`? <text:s/></text:span><text:s text:c="251"/></text:p>
      <text:p text:style-name="P47"/>
      <text:p text:style-name="P47"><text:span text:style-name="T2">✦ Да, вы абсолютно верно поняли! </text:span><text:s text:c="205"/></text:p>
      <text:p text:style-name="P47"><text:s text:c="238"/></text:p>
      <text:p text:style-name="P47"><text:span text:style-name="T2"><text:s text:c="2"/>Именно так и будет выглядеть логическое разделение в FreeRTOS для Дирижера: <text:s/></text:span><text:s text:c="159"/></text:p>
      <text:p text:style-name="P47"><text:s text:c="238"/></text:p>
      <text:p text:style-name="P47"><text:span text:style-name="T2"><text:s text:c="3"/>1. Слой коммуникационных интерфейсов: <text:s/></text:span><text:s text:c="196"/></text:p>
      <text:p text:style-name="P47"><text:s text:c="5"/><text:span text:style-name="T12"><text:s text:c="2"/>* `Task_USB_Handler`: </text:span>Эта задача будет отвечать исключительно за взаимодействие с USB-периферией. Она будет принимать данные от ПК (помещая их во внутреннюю очередь для обработки) и отправлять данные на ПК (забирая их из другой <text:span text:style-name="T30">в</text:span>нутренней очереди). Ее основная цель — обеспечить надежную и неблокирующую передачу данных по USB. <text:s text:c="129"/></text:p>
      <text:p text:style-name="P48"><text:span text:style-name="T12">* `Task_CAN_Handler`:</text:span> Аналогично, эта задача будет полностью посвящена CAN-шине. Она будет принимать сообщения от Исполнителей (помещая их в очередь для обработки) и отправлять команды Исполнителям (забирая их из очереди).</text:p>
      <text:p text:style-name="P48"/>
      <text:p text:style-name="P48"/>
      <text:p text:style-name="P48"><text:span text:style-name="T2">2. Диспетчер протокола (Protocol Dispatcher): <text:s text:c="2"/></text:span><text:s text:c="187"/></text:p>
      <text:p text:style-name="P48"><text:s text:c="7"/>*<text:span text:style-name="T12"> `Task_Command_Dispatcher`:</text:span> Да, это будет основная "мозговая" задача Дирижера. Ее обязанности: <text:s text:c="135"/></text:p>
      <text:p text:style-name="P48"><text:s text:c="11"/><text:span text:style-name="T2">* Получение команд: </text:span>Извлекает необработанные команды из очереди, которую заполняет Task_USB_Handler. <text:s text:c="126"/></text:p>
      <text:p text:style-name="P48"><text:s text:c="11"/><text:span text:style-name="T2">* Парсинг и валидация: </text:span>Разбирает команду, проверяет ее синтаксис и параметры. <text:s text:c="149"/></text:p>
      <text:p text:style-name="P48"><text:s text:c="11"/><text:span text:style-name="T2">* Маршрутизация и трансляция: </text:span>Определяет, какому Исполнителю (или Исполнителям) адресована команда, и преобразует ее в формат, понятный Исполнителям (например, в CAN-сообщение). <text:s text:c="49"/></text:p>
      <text:p text:style-name="P48"><text:s text:c="11"/><text:span text:style-name="T2">* Отправка команд: </text:span>Помещает сформированные команды в очередь, которую читает Task_CAN_Handler для отправки. <text:s text:c="119"/></text:p>
      <text:p text:style-name="P48"><text:s text:c="11"/><text:span text:style-name="T2">* Обработка ответов:</text:span> Извлекает ответы и события от Исполнителей из очереди, которую заполняет Task_CAN_Handler. <text:s text:c="115"/></text:p>
      <text:p text:style-name="P48"><text:s text:c="11"/><text:span text:style-name="T2">* Управление состоянием системы:</text:span> Обновляет внутреннее состояние Дирижера (например, статус Исполнителей: <text:span text:style-name="T12">занят</text:span>, <text:span text:style-name="T12">свободен</text:span>, <text:span text:style-name="T12">ошибка</text:span>). <text:s text:c="96"/></text:p>
      <text:p text:style-name="P48"><text:s text:c="11"/><text:span text:style-name="T2">* Формирование ответа для ПК:</text:span> Генерирует ответ для пользовательского приложения и помещает его в очередь, которую читает Task_USB_Handler для отправки. <text:s text:c="75"/></text:p>
      <text:p text:style-name="P48"><text:s text:c="238"/></text:p>
      <text:p text:style-name="P48"><text:s text:c="2"/>Такое разделение на задачи делает систему очень модульной, легко расширяемой и устойчивой к ошибкам, так как каждая задача имеет четко определенную ответственность и взаимодействует с другими через очереди, что обеспечивает <text:s text:c="12"/></text:p>
      <text:p text:style-name="P48"><text:s text:c="2"/>потокобезопасность. <text:s text:c="216"/></text:p>
      <text:p text:style-name="P48"><text:soft-page-break/><text:s text:c="238"/></text:p>
      <text:p text:style-name="P48"><text:span text:style-name="T2">&gt; нужно ли делать два FIFO для CAN и USB отдельно? какаие лучшие практики? <text:s/></text:span><text:s text:c="162"/></text:p>
      <text:p text:style-name="P48"><text:s text:c="238"/></text:p>
      <text:p text:style-name="P48"><text:span text:style-name="T2">✦ Отличный вопрос, он затрагивает самую суть межзадачного взаимодействия в RTOS. <text:s text:c="6"/></text:span><text:s text:c="151"/></text:p>
      <text:p text:style-name="P48"><text:s text:c="238"/></text:p>
      <text:p text:style-name="P48"><text:s text:c="2"/>Краткий ответ:<text:span text:style-name="T12"> Да, и даже больше. Лучшая практика — это использовать отдельную очередь для каждого направления потока данных. <text:s text:c="5"/></text:span><text:s text:c="105"/></text:p>
      <text:p text:style-name="P48"><text:s text:c="238"/></text:p>
      <text:p text:style-name="P48"><text:s text:c="2"/><text:span text:style-name="T2">Это означает, что для вашей архитектуры вам понадобится как минимум четыре очереди: </text:span><text:s text:c="152"/></text:p>
      <text:p text:style-name="P48"><text:s text:c="238"/></text:p>
      <text:p text:style-name="P48"><text:s text:c="3"/>1. <text:span text:style-name="T12">`usb_rx_queue`:</text:span> Для данных, идущих ИЗ USB В диспетчер. <text:s text:c="177"/></text:p>
      <text:p text:style-name="P48"><text:s text:c="7"/>* Кто пишет в нее: Task_USB_Handler <text:s text:c="195"/></text:p>
      <text:p text:style-name="P48"><text:s text:c="7"/>* Кто читает из нее: Task_Command_Dispatcher <text:s text:c="186"/></text:p>
      <text:p text:style-name="P48"><text:s text:c="238"/></text:p>
      <text:p text:style-name="P48"><text:s text:c="3"/>2. <text:span text:style-name="T12">`usb_tx_queue`: </text:span>Для данных, идущих ИЗ диспетчера В USB. <text:s text:c="176"/></text:p>
      <text:p text:style-name="P48"><text:s text:c="7"/>* Кто пишет в нее: Task_Command_Dispatcher <text:s text:c="188"/></text:p>
      <text:p text:style-name="P48"><text:s text:c="7"/>* Кто читает из нее: Task_USB_Handler <text:s text:c="193"/></text:p>
      <text:p text:style-name="P48"><text:s text:c="238"/></text:p>
      <text:p text:style-name="P48"><text:s text:c="3"/>3. <text:span text:style-name="T12">`can_rx_queue`:</text:span> Для данных, идущих ИЗ CAN-шины В диспетчер. <text:s text:c="172"/></text:p>
      <text:p text:style-name="P48"><text:s text:c="7"/>* Кто пишет в нее: Task_CAN_Handler <text:s text:c="195"/></text:p>
      <text:p text:style-name="P48"><text:s text:c="7"/>* Кто читает из нее: Task_Command_Dispatcher <text:s text:c="186"/></text:p>
      <text:p text:style-name="P48"><text:s text:c="238"/></text:p>
      <text:p text:style-name="P48"><text:s text:c="3"/>4. <text:span text:style-name="T12">`can_tx_queue`: </text:span>Для данных, идущих ИЗ диспетчера В CAN-шину. <text:s text:c="171"/></text:p>
      <text:p text:style-name="P48"><text:s text:c="7"/>* Кто пишет в нее: Task_Command_Dispatcher <text:s text:c="188"/></text:p>
      <text:p text:style-name="P48"><text:s text:c="7"/>* Кто читает из нее: Task_CAN_Handler <text:s text:c="193"/></text:p>
      <text:p text:style-name="P48"><text:s text:c="238"/></text:p>
      <text:p text:style-name="P48"><text:s text:c="2"/><text:span text:style-name="T2">Почему именно так? (Лучшие практики)</text:span> <text:s text:c="199"/></text:p>
      <text:p text:style-name="P48"><text:s text:c="238"/></text:p>
      <text:p text:style-name="P48"><text:s text:c="2"/>Такой подход является стандартом проектирования в RTOS по нескольким ключевым причинам: <text:s text:c="148"/></text:p>
      <text:p text:style-name="P48"><text:s text:c="238"/></text:p>
      <text:p text:style-name="P48"><text:s text:c="2"/><text:span text:style-name="T2">1. Полная развязка (Decoupling) модулей </text:span><text:s text:c="196"/></text:p>
      <text:p text:style-name="P48"><text:s text:c="238"/></text:p>
      <text:p text:style-name="P48"><text:s text:c="3"/>* Task_Command_Dispatcher (ваша основная логика) ничего не знает о том, как работает USB или CAN. Он просто кладет сообщение в очередь usb_tx_queue и говорит: "Отправьте это на ПК". Ему неважно, как Task_USB_Handler это сделает. <text:s text:c="6"/></text:p>
      <text:p text:style-name="P48">* Task_USB_Handler ничего не знает о логике команд. Его работа — взять сообщение из usb_tx_queue и передать его в USB-периферию.</text:p>
      <text:p text:style-name="P48"/>
      <text:p text:style-name="P48"><text:s text:c="3"/>* Преимущество: Вы можете полностью заменить USB на Ethernet, переписав только Task_USB_Handler, и ни одна строчка кода в Task_Command_Dispatcher не изменится. Это делает систему невероятно гибкой и модульной. <text:s text:c="24"/>▀</text:p>
      <text:p text:style-name="P48"><text:s text:c="238"/></text:p>
      <text:p text:style-name="P48"><text:s/><text:span text:style-name="T2"><text:s/>2. Неблокирующая работа </text:span><text:s text:c="212"/></text:p>
      <text:p text:style-name="P48"><text:s text:c="238"/></text:p>
      <text:p text:style-name="P48"><text:s text:c="3"/>* Ни одна задача не ждет другую. Task_Command_Dispatcher может быстро обработать команду от ПК и положить 10 сообщений в can_tx_queue для разных Исполнителей, не дожидаясь, пока Task_CAN_Handler физически их отправит. <text:s text:c="17"/></text:p>
      <text:p text:style-name="P48"><text:s text:c="3"/>* Это обеспечивает максимальную отзывчивость системы. Пока Task_CAN_Handler занят отправкой, Task_Command_Dispatcher уже может обрабатывать следующее входящее сообщение от ПК. <text:s text:c="59"/></text:p>
      <text:p text:style-name="P48"><text:soft-page-break/><text:s text:c="238"/></text:p>
      <text:p text:style-name="P95">3. Потокобезопасность (Thread Safety)</text:p>
      <text:p text:style-name="P49"/>
      <text:p text:style-name="P49">* Очереди в FreeRTOS специально созданы для безопасного обмена данными между задачами. <text:span text:style-name="T12">Вам не нужно беспокоиться о мьютексах, семафорах или гонках данных при доступе к очереди из разных задач. RTOS берет это на себя. </text:span><text:span text:style-name="T31">Использование</text:span> <text:s text:c="4"/></text:p>
      <text:p text:style-name="P49"><text:s text:c="5"/><text:span text:style-name="T31">глобальных переменных для обмена данными между задачами — плохая практика, которая ведет к ошибкам. <text:s text:c="2"/></text:span><text:s text:c="131"/></text:p>
      <text:p text:style-name="P49"><text:s text:c="238"/></text:p>
      <text:p text:style-name="P49"><text:span text:style-name="T2"><text:s text:c="2"/>4. Встроенная буферизация <text:s/></text:span><text:s text:c="209"/></text:p>
      <text:p text:style-name="P49"><text:s text:c="238"/></text:p>
      <text:p text:style-name="P49"><text:span text:style-name="T2"><text:s text:c="3"/>* Очереди служат эластичным буфером между задачами. Если с CAN-шины придет шквал сообщений от Исполнителей, Task_CAN_Handler быстро сложит их все в can_rx_queue, а Task_Command_Dispatcher сможет обработать их в своем темпе, не потеряв ни одного. <text:s/></text:span><text:s text:c="221"/></text:p>
      <text:p text:style-name="P49"><text:s text:c="238"/></text:p>
      <text:p text:style-name="P49"><text:s text:c="2"/><text:span text:style-name="T2">Вывод: </text:span>Использование отдельных очередей для каждого потока данных — это не избыточность, а фундаментальный принцип построения надежных, масштабируемых и легко поддерживаемых многозадачных встраиваемых систем. <text:s text:c="27"/></text:p>
      <text:p text:style-name="P49"><text:s text:c="238"/></text:p>
      <text:p text:style-name="P49"><text:span text:style-name="T2">&gt; где лучше инициировать FIFO? коммуникационный модуль, а диспетчер забирает комманды через глобальные переменные? <text:s text:c="2"/></text:span><text:s text:c="121"/></text:p>
      <text:p text:style-name="P49"><text:s text:c="238"/></text:p>
      <text:p text:style-name="P49"><text:span text:style-name="T2">✦ Отличные вопросы, они касаются ключевых моментов реализации. <text:s text:c="6"/></text:span><text:s text:c="169"/></text:p>
      <text:p text:style-name="P49"><text:s text:c="238"/></text:p>
      <text:p text:style-name="P49"><text:s text:c="2"/><text:span text:style-name="T12">1. Где лучше инициировать FIFO (очереди)? <text:s text:c="3"/></text:span><text:s text:c="191"/></text:p>
      <text:p text:style-name="P49"><text:s text:c="238"/></text:p>
      <text:p text:style-name="P49"><text:s text:c="2"/>Лучшая практика: Инициировать все системные ресурсы, которые будут использоваться несколькими задачами (включая очереди), нужно в одном центральном месте до запуска планировщика задач FreeRTOS. <text:s text:c="42"/></text:p>
      <text:p text:style-name="P49"><text:s text:c="238"/></text:p>
      <text:p text:style-name="P49"><text:span text:style-name="T12"><text:s text:c="2"/>Идеальное место для этого — функция main() вашего Дирижера. </text:span><text:s text:c="176"/></text:p>
      <text:p text:style-name="P49"><text:s text:c="238"/></text:p>
      <text:p text:style-name="P49"><text:s text:c="2"/>Вот как будет выглядеть структура кода в main.c: <text:s text:c="187"/></text:p>
      <text:p text:style-name="P49"><text:s text:c="238"/></text:p>
      <text:p text:style-name="P49"><text:s/><text:span text:style-name="T2"><text:s text:c="3"/>1 // main.c <text:s text:c="6"/></text:span><text:s text:c="216"/></text:p>
      <text:p text:style-name="P49"><text:s text:c="4"/>2 <text:s text:c="232"/></text:p>
      <text:p text:style-name="P49"><text:s text:c="4"/>3 // 1. Объявляем "ручки" (handles) для очередей как глобальные переменные. <text:s text:c="158"/></text:p>
      <text:p text:style-name="P49"><text:s text:c="4"/>4 // <text:s text:c="3"/>Чтобы другие файлы (задачи) могли их видеть, их можно объявить <text:s text:c="163"/></text:p>
      <text:p text:style-name="P49"><text:s text:c="4"/>5 // <text:s text:c="3"/>с ключевым словом `extern` в общем заголовочном файле (например, "shared_resources.h"). <text:s text:c="138"/></text:p>
      <text:p text:style-name="P50"><text:s text:c="4"/></text:p>
      <text:p text:style-name="P50"/>
      <text:p text:style-name="P50"><text:s text:c="4"/>6 QueueHandle_t usb_rx_queue_handle; <text:s text:c="197"/></text:p>
      <text:p text:style-name="P49"><text:s text:c="4"/>7 QueueHandle_t usb_tx_queue_handle; <text:s text:c="197"/></text:p>
      <text:p text:style-name="P49"><text:s text:c="4"/>8 QueueHandle_t can_rx_queue_handle; <text:s text:c="197"/></text:p>
      <text:p text:style-name="P49"><text:s text:c="4"/>9 QueueHandle_t can_tx_queue_handle; <text:s text:c="197"/></text:p>
      <text:p text:style-name="P49"><text:s text:c="3"/>10 <text:s text:c="232"/></text:p>
      <text:p text:style-name="P49"><text:s text:c="3"/>11 <text:s text:c="232"/></text:p>
      <text:p text:style-name="P49"><text:s text:c="3"/>12 int main(void) <text:s text:c="217"/></text:p>
      <text:p text:style-name="P49"><text:s text:c="3"/>13 { <text:s text:c="230"/></text:p>
      <text:p text:style-name="P49"><text:s text:c="3"/>14 <text:s text:c="2"/>// ... стандартная инициализация HAL, SystemClock_Config, MX_GPIO_Init, etc. ... <text:s text:c="149"/></text:p>
      <text:p text:style-name="P49"><text:soft-page-break/><text:s text:c="3"/>15 <text:s text:c="232"/></text:p>
      <text:p text:style-name="P49"><text:s text:c="3"/>16 <text:s text:c="2"/><text:span text:style-name="T2">// 2. СОЗДАНИЕ ОЧЕРЕДЕЙ </text:span><text:s text:c="206"/></text:p>
      <text:p text:style-name="P49"><text:s text:c="3"/>17 <text:s text:c="2"/>// Делаем это *ДО* создания задач, которые их используют. <text:s text:c="172"/></text:p>
      <text:p text:style-name="P49"><text:s text:c="3"/>18 <text:s text:c="2"/>usb_rx_queue_handle = xQueueCreate(10, sizeof(char[64])); // Очередь на 10 элементов, каждый до 64 байт <text:s text:c="126"/></text:p>
      <text:p text:style-name="P49"><text:s text:c="3"/>19 <text:s text:c="2"/>usb_tx_queue_handle = xQueueCreate(10, sizeof(char[64])); <text:s text:c="172"/></text:p>
      <text:p text:style-name="P49"><text:s text:c="3"/>20 <text:s text:c="2"/>can_rx_queue_handle = xQueueCreate(20, sizeof(CanMessage_t)); // Очередь на 20 CAN-сообщений <text:s text:c="137"/></text:p>
      <text:p text:style-name="P49"><text:s text:c="3"/>21 <text:s text:c="2"/>can_tx_queue_handle = xQueueCreate(20, sizeof(CanMessage_t)); <text:s text:c="168"/></text:p>
      <text:p text:style-name="P49"><text:s text:c="3"/>22 <text:s text:c="232"/></text:p>
      <text:p text:style-name="P49"><text:s text:c="3"/>23 <text:s text:c="2"/>// (Хорошая практика - проверить, что все очереди успешно создались, т.е. handle != NULL) <text:s text:c="140"/></text:p>
      <text:p text:style-name="P49"><text:s text:c="3"/>24 <text:s/></text:p>
      <text:p text:style-name="P49"><text:s text:c="3"/>25 <text:s text:c="2"/><text:span text:style-name="T2">// 3. СОЗДАНИЕ ЗАДАЧ</text:span> <text:s text:c="209"/></text:p>
      <text:p text:style-name="P49"><text:s text:c="3"/>26 <text:s text:c="2"/>// Теперь, когда очереди существуют, создаем задачи и передаем им указатели на нужные ресурсы. <text:s text:c="135"/></text:p>
      <text:p text:style-name="P49"><text:s text:c="3"/>27 <text:s text:c="2"/>xTaskCreate(Task_USB_Handler, "USB_Task", ...); <text:s text:c="182"/></text:p>
      <text:p text:style-name="P49"><text:s text:c="3"/>28 <text:s text:c="2"/>xTaskCreate(Task_CAN_Handler, "CAN_Task", ...); <text:s text:c="182"/></text:p>
      <text:p text:style-name="P49"><text:s text:c="3"/>29 <text:s text:c="2"/>xTaskCreate(Task_Command_Dispatcher, "Dispatcher_Task", ...); <text:s text:c="168"/></text:p>
      <text:p text:style-name="P49"><text:s text:c="3"/>30 <text:s text:c="232"/></text:p>
      <text:p text:style-name="P49"><text:s text:c="3"/>31 <text:s text:c="2"/>/<text:span text:style-name="T2">/ 4. ЗАПУСК ПЛАНИРОВЩИКА </text:span><text:s text:c="204"/></text:p>
      <text:p text:style-name="P50"><text:s text:c="3"/>32 <text:s text:c="2"/>vTaskStartScheduler(); <text:s text:c="157"/></text:p>
      <text:p text:style-name="P50"><text:s text:c="3"/>33 <text:s text:c="232"/></text:p>
      <text:p text:style-name="P50"><text:s text:c="3"/>34 <text:s text:c="2"/>// Код здесь никогда не выполнится <text:s text:c="195"/></text:p>
      <text:p text:style-name="P50"><text:s text:c="3"/>35 <text:s text:c="2"/>while (1) <text:s text:c="220"/></text:p>
      <text:p text:style-name="P50"><text:s text:c="3"/>36 <text:s text:c="2"/>{ <text:s text:c="228"/></text:p>
      <text:p text:style-name="P50"><text:s text:c="3"/>37 <text:s text:c="2"/>} <text:s text:c="228"/></text:p>
      <text:p text:style-name="P50"><text:s text:c="3"/>38 } <text:s text:c="230"/></text:p>
      <text:p text:style-name="P50"><text:s text:c="238"/></text:p>
      <text:p text:style-name="P50"><text:s text:c="2"/><text:span text:style-name="T2">2. Диспетчер и глобальные переменные? </text:span><text:s text:c="198"/></text:p>
      <text:p text:style-name="P50"><text:s text:c="238"/></text:p>
      <text:p text:style-name="P50"><text:span text:style-name="T12"><text:s text:c="2"/>Это очень важный момент. Ответ — категорически нет, не стоит использовать глобальные переменные для обмена данными между задачами. <text:s text:c="2"/></text:span><text:s text:c="103"/></text:p>
      <text:p text:style-name="P50"><text:s text:c="238"/></text:p>
      <text:p text:style-name="P50"><text:s text:c="2"/>На первый взгляд это кажется проще, но в многозадачной среде (RTOS) это прямой путь к катастрофе по следующим причинам: <text:s text:c="116"/></text:p>
      <text:p text:style-name="P50"><text:s text:c="238"/></text:p>
      <text:p text:style-name="P50"><text:s text:c="3"/>1. Состояние гонки (Race Condition): <text:s text:c="198"/></text:p>
      <text:p text:style-name="P50"><text:s text:c="7"/>* Представьте, Task_USB_Handler начал записывать данные в глобальный буфер g_command. <text:s text:c="145"/></text:p>
      <text:p text:style-name="P50"><text:s text:c="7"/>* Не успев закончить, планировщик RTOS прерывает его и передает управление Task_Command_Dispatcher. <text:s text:c="131"/></text:p>
      <text:p text:style-name="P50"><text:s text:c="7"/>* Диспетчер читает из g_command неполные, поврежденные данные. Система ведет себя непредсказуемо или падает. <text:s text:c="122"/></text:p>
      <text:p text:style-name="P50"><text:s text:c="238"/></text:p>
      <text:p text:style-name="P50"><text:s text:c="3"/>2. Потеря данных: <text:s text:c="217"/></text:p>
      <text:p text:style-name="P50"><text:s text:c="7"/>* Task_USB_Handler получил команду и записал ее в g_command. <text:s text:c="170"/></text:p>
      <text:p text:style-name="P50"><text:s text:c="7"/>* Прежде чем Task_Command_Dispatcher успел ее прочитать, с USB пришла новая команда. <text:s text:c="146"/></text:p>
      <text:p text:style-name="P50"><text:s text:c="7"/>* Task_USB_Handler затирает первую команду второй. Первая команда потеряна навсегда. <text:s text:c="146"/></text:p>
      <text:p text:style-name="P50"><text:s text:c="238"/></text:p>
      <text:p text:style-name="P50"><text:soft-page-break/><text:s text:c="2"/><text:span text:style-name="T2"><text:s/>3. Отсутствие механизма синхронизации: </text:span><text:s text:c="196"/></text:p>
      <text:p text:style-name="P50"><text:s text:c="7"/>* Как Task_Command_Dispatcher узнает, что в g_command появились новые данные? Ему придется постоянно в цикле проверять какой-нибудь глобальный флаг (while (g_new_data_flag == 0) {}). Это называется "активное ожидание" <text:s text:c="13"/></text:p>
      <text:p text:style-name="P50"><text:s text:c="9"/>(busy-waiting) и является колоссальной тратой процессорного времени. Задача "молотит" на 100%, не делая ничего полезного. <text:s text:c="107"/></text:p>
      <text:p text:style-name="P50"><text:s text:c="7"/>* Очереди решают это идеально: задача, пытающаяся прочитать из пустой очереди (xQueueReceive), немедленно "засыпает" (переходит в состояние Blocked). Она не потребляет процессорное время вообще. Планировщик RTOS автоматически <text:s text:c="5"/></text:p>
      <text:p text:style-name="P50"><text:s text:c="9"/>"разбудит" ее, как только в очередь поступят данные. Это в тысячи раз эффективнее. <text:s text:c="146"/></text:p>
      <text:p text:style-name="P50"><text:s text:c="238"/></text:p>
      <text:p text:style-name="P50"><text:s/><text:span text:style-name="T2"><text:s/>Вывод: <text:s/></text:span><text:s text:c="228"/></text:p>
      <text:p text:style-name="P50"><text:s text:c="2"/>Глобальные переменные — для статичной конфигурации или ресурсов, доступ к которым защищен (например, мьютексами). <text:span text:style-name="T2">Для передачи данных и событий между задачами всегда используйте примитивы RTOS: очереди, семафоры, уведомления задач. <text:s/></text:span><text:s text:c="3"/></text:p>
      <text:p text:style-name="P50"><text:s text:c="238"/></text:p>
      <text:p text:style-name="P50"><text:s text:c="2"/><text:span text:style-name="T12">Сами "ручки" очередей (..._handle) являются глобальными, но это нормально. Они лишь идентификаторы. Весь доступ к данным внутри очередей происходит через потокобезопасные функции API FreeRTOS (xQueueSend, xQueueReceive), которые и <text:s text:c="5"/></text:span></text:p>
      <text:p text:style-name="P50"><text:span text:style-name="T12">защищают вас от всех перечисленных проблем. <text:s/></text:span><text:span text:style-name="T2"><text:s/></text:span><text:s text:c="190"/></text:p>
      <text:p text:style-name="P50"><text:s text:c="238"/></text:p>
      <text:p text:style-name="P50"><text:span text:style-name="T2">&gt; как насчет реализации очередей в FREERTOS? <text:s/></text:span><text:s text:c="192"/></text:p>
      <text:p text:style-name="P50"><text:s text:c="238"/></text:p>
      <text:p text:style-name="P50"><text:span text:style-name="T2">✦ С удовольствием! Реализация очередей — это сердцевина взаимодействия задач в FreeRTOS. Давайте разберем это на практических шагах. <text:s text:c="6"/></text:span><text:s text:c="99"/></text:p>
      <text:p text:style-name="P50"><text:s text:c="238"/></text:p>
      <text:p text:style-name="P50"><text:s text:c="2"/>Основные принципы очередей в FreeRTOS <text:s text:c="198"/></text:p>
      <text:p text:style-name="P50"><text:s text:c="238"/></text:p>
      <text:p text:style-name="P50"><text:s text:c="3"/><text:span text:style-name="T2">* Потокобезопасность:</text:span> Вы можете безопасно писать в очередь из одной задачи и читать из другой без дополнительных блокировок. <text:s text:c="110"/></text:p>
      <text:p text:style-name="P50"><text:s text:c="3"/><text:span text:style-name="T2">* Копирование данных:</text:span> Когда вы отправляете элемент в очередь, FreeRTOS копирует его во внутренний буфер очереди. Это значит, что после отправки вы можете сразу же изменять или использовать повторно свою локальную переменную. То же <text:s text:c="4"/></text:p>
      <text:p text:style-name="P50"><text:s text:c="5"/>самое происходит при чтении. <text:s text:c="204"/></text:p>
      <text:p text:style-name="P50"><text:s text:c="3"/><text:span text:style-name="T2">* Блокировка:</text:span> Задача, пытающаяся прочитать из пустой очереди или записать в полную, может быть "усыплена" планировщиком, не потребляя процессорного времени. <text:s text:c="76"/></text:p>
      <text:p text:style-name="P50"><text:s text:c="238"/></text:p>
      <text:p text:style-name="P50"><text:s text:c="2"/>--- <text:s text:c="232"/></text:p>
      <text:p text:style-name="P50"><text:s text:c="238"/></text:p>
      <text:p text:style-name="P50"><text:s text:c="2"/><text:span text:style-name="T2">Шаг 1: Подключение заголовочного файла <text:s/></text:span><text:s text:c="196"/></text:p>
      <text:p text:style-name="P50"><text:s text:c="238"/></text:p>
      <text:p text:style-name="P50"><text:s text:c="2"/>В файлах, где вы будете работать с очередями, нужно подключить заголовок: <text:s text:c="162"/></text:p>
      <text:p text:style-name="P51"><text:s text:c="3"/>1 #include "queue.h" <text:s text:c="5"/></text:p>
      <text:p text:style-name="P51"/>
      <text:p text:style-name="P51"><text:s/>--- <text:s text:c="232"/></text:p>
      <text:p text:style-name="P51"><text:s text:c="238"/></text:p>
      <text:p text:style-name="P51"><text:s text:c="2"/><text:span text:style-name="T2">Шаг 2: Объявление и создание очереди</text:span> <text:s text:c="199"/></text:p>
      <text:p text:style-name="P51"><text:s text:c="238"/></text:p>
      <text:p text:style-name="P51"><text:s text:c="2"/>Как мы уже обсуждали, вы объявляете "ручку" (handle) и создаете очередь в main() до запуска планировщика. <text:s text:c="130"/></text:p>
      <text:p text:style-name="P51"><text:s text:c="238"/></text:p>
      <text:p text:style-name="P51"><text:s text:c="4"/>1 // В main.c или общем заголовочном файле <text:s text:c="191"/></text:p>
      <text:p text:style-name="P51"><text:soft-page-break/><text:s text:c="4"/>2 #include "queue.h" <text:s text:c="213"/></text:p>
      <text:p text:style-name="P51"><text:s text:c="4"/>3 <text:s text:c="232"/></text:p>
      <text:p text:style-name="P51"><text:s text:c="4"/>4 // Максимальная длина команды от ПК и размер очереди <text:s text:c="179"/></text:p>
      <text:p text:style-name="P51"><text:s text:c="4"/>5 #define MAX_CMD_STRING_LEN <text:s/>64 <text:s text:c="201"/></text:p>
      <text:p text:style-name="P51"><text:s text:c="4"/>6 #define CMD_QUEUE_SIZE <text:s text:c="5"/>10 <text:s text:c="201"/></text:p>
      <text:p text:style-name="P51"><text:s text:c="4"/>7 <text:s text:c="232"/></text:p>
      <text:p text:style-name="P51"><text:s text:c="4"/>8 // Объявляем ручку <text:s text:c="213"/></text:p>
      <text:p text:style-name="P51"><text:s text:c="4"/>9 QueueHandle_t cmd_queue_handle; <text:s text:c="200"/></text:p>
      <text:p text:style-name="P51"><text:s text:c="3"/>10 <text:s text:c="232"/></text:p>
      <text:p text:style-name="P51"><text:s text:c="3"/>11 // Внутри main() <text:s text:c="215"/></text:p>
      <text:p text:style-name="P51"><text:s text:c="3"/>12 void main(void) { <text:s text:c="214"/></text:p>
      <text:p text:style-name="P51"><text:s text:c="3"/>13 <text:s text:c="4"/>// ... инициализация ... <text:s text:c="203"/></text:p>
      <text:p text:style-name="P51"><text:s text:c="3"/>14 <text:s text:c="232"/></text:p>
      <text:p text:style-name="P51"><text:s text:c="3"/>15 <text:s text:c="4"/>// Создаем очередь <text:s text:c="209"/></text:p>
      <text:p text:style-name="P51"><text:s text:c="3"/>16 <text:s text:c="4"/>cmd_queue_handle = xQueueCreate( <text:s text:c="195"/></text:p>
      <text:p text:style-name="P51"><text:s text:c="3"/>17 <text:s text:c="8"/>CMD_QUEUE_SIZE, <text:s text:c="8"/>// Максимальное количество элементов в очереди <text:s text:c="153"/></text:p>
      <text:p text:style-name="P51"><text:s text:c="3"/>18 <text:s text:c="8"/>MAX_CMD_STRING_LEN <text:s text:c="5"/>// Размер одного элемента в байтах <text:s text:c="165"/></text:p>
      <text:p text:style-name="P51"><text:s text:c="3"/>19 <text:s text:c="4"/>); <text:s text:c="225"/></text:p>
      <text:p text:style-name="P51"><text:s text:c="3"/>20 <text:s text:c="232"/></text:p>
      <text:p text:style-name="P51"><text:s text:c="3"/>21 <text:s text:c="4"/>// Важно: всегда проверяйте, что очередь создалась! <text:s text:c="176"/></text:p>
      <text:p text:style-name="P51"><text:s text:c="3"/>22 <text:s text:c="4"/>// Это может не получиться, если в FreeRTOS не хватает памяти (heap). <text:s text:c="158"/></text:p>
      <text:p text:style-name="P51"><text:s text:c="3"/>23 <text:s text:c="4"/>if (cmd_queue_handle == NULL) { <text:s text:c="196"/></text:p>
      <text:p text:style-name="P51"><text:s text:c="3"/>24 <text:s text:c="8"/>// Обработка ошибки: не удалось создать очередь <text:s text:c="176"/></text:p>
      <text:p text:style-name="P51"><text:s text:c="3"/>25 <text:s text:c="4"/>} <text:s text:c="226"/></text:p>
      <text:p text:style-name="P51"><text:s text:c="3"/>26 <text:s text:c="232"/></text:p>
      <text:p text:style-name="P51"><text:s text:c="3"/>27 <text:s text:c="4"/>// ... создание задач и запуск планировщика ... <text:s text:c="180"/></text:p>
      <text:p text:style-name="P51"><text:s text:c="3"/>28 } <text:s text:c="230"/></text:p>
      <text:p text:style-name="P51"><text:s text:c="2"/>Примечание: xQueueCreate выделяет память из "кучи" (heap) FreeRTOS. Убедитесь, что configTOTAL_HEAP_SIZE в файле FreeRTOSConfig.h имеет достаточный размер. <text:s text:c="80"/></text:p>
      <text:p text:style-name="P51"><text:s text:c="238"/></text:p>
      <text:p text:style-name="P51"><text:s text:c="2"/>--- <text:s text:c="232"/></text:p>
      <text:p text:style-name="P51"><text:s text:c="238"/></text:p>
      <text:p text:style-name="P51"><text:s text:c="2"/><text:span text:style-name="T2">Шаг 3: Отправка данных в очередь (Producer) </text:span><text:s text:c="192"/></text:p>
      <text:p text:style-name="P51"><text:s text:c="238"/></text:p>
      <text:p text:style-name="P51"><text:s text:c="2"/>Задача, которая генерирует данные (например, Task_USB_Handler, получившая команду), использует xQueueSend. <text:s text:c="129"/></text:p>
      <text:p text:style-name="P51"><text:s text:c="238"/></text:p>
      <text:p text:style-name="P51"><text:s text:c="4"/>1 // Пример внутри задачи Task_USB_Handler <text:s text:c="191"/></text:p>
      <text:p text:style-name="P51"><text:s text:c="4"/>2 void Task_USB_Handler(void *pvParameters) { <text:s text:c="188"/></text:p>
      <text:p text:style-name="P51"><text:s text:c="4"/>3 <text:s text:c="4"/>char local_buffer[MAX_CMD_STRING_LEN]; <text:s text:c="189"/></text:p>
      <text:p text:style-name="P51"><text:s text:c="4"/>4 <text:s text:c="231"/></text:p>
      <text:p text:style-name="P51"><text:s text:c="4"/>5 <text:s text:c="4"/>for (;;) { <text:s text:c="216"/></text:p>
      <text:p text:style-name="P51"><text:s text:c="4"/>6 <text:s text:c="8"/>// 1. Ждем и получаем данные из USB в local_buffer <text:s text:c="173"/></text:p>
      <text:p text:style-name="P51"><text:s text:c="4"/>7 <text:s text:c="8"/>// ... ваш код для приема данных ... <text:s text:c="187"/></text:p>
      <text:p text:style-name="P51"><text:s text:c="4"/>8 <text:s text:c="232"/></text:p>
      <text:p text:style-name="P51"><text:s text:c="4"/>9 <text:s text:c="8"/>// 2. Отправляем полученные данные в очередь <text:s text:c="179"/></text:p>
      <text:p text:style-name="P51"><text:s text:c="3"/>10 <text:s text:c="8"/>// <text:s text:c="3"/>Функция скопирует содержимое local_buffer в очередь. <text:s text:c="165"/></text:p>
      <text:p text:style-name="P51"><text:s text:c="3"/>11 <text:s text:c="8"/>BaseType_t status = xQueueSend( <text:s text:c="192"/></text:p>
      <text:p text:style-name="P51"><text:s text:c="3"/>12 <text:s text:c="12"/>cmd_queue_handle, <text:s text:c="2"/>// Ручка очереди</text:p>
      <text:p text:style-name="P51">13 <text:s text:c="12"/>&amp;local_buffer, <text:s text:c="5"/>// Указатель на данные для отправки <text:s text:c="164"/></text:p>
      <text:p text:style-name="P51"><text:s text:c="3"/>14 <text:s text:c="12"/>portMAX_DELAY <text:s text:c="6"/>// Время ожидания, если очередь полна <text:s text:c="162"/></text:p>
      <text:p text:style-name="P51"><text:s text:c="3"/>15 <text:s text:c="8"/>); <text:s text:c="221"/></text:p>
      <text:p text:style-name="P51"><text:soft-page-break/><text:s text:c="3"/>16 <text:s text:c="232"/></text:p>
      <text:p text:style-name="P51"><text:s text:c="3"/>17 <text:s text:c="8"/>if (status != pdPASS) { <text:s text:c="200"/></text:p>
      <text:p text:style-name="P51"><text:s text:c="3"/>18 <text:s text:c="12"/>// Очередь была полна в течение всего времени ожидания. <text:s text:c="164"/></text:p>
      <text:p text:style-name="P51"><text:s text:c="3"/>19 <text:s text:c="12"/>// Нужно обработать эту ошибку. <text:s text:c="188"/></text:p>
      <text:p text:style-name="P51"><text:s text:c="3"/>20 <text:s text:c="8"/>} <text:s text:c="222"/></text:p>
      <text:p text:style-name="P51"><text:s text:c="3"/>21 <text:s text:c="4"/>} <text:s text:c="226"/></text:p>
      <text:p text:style-name="P51"><text:s text:c="3"/>22 } <text:s text:c="230"/></text:p>
      <text:p text:style-name="P51"><text:s text:c="3"/>* portMAX_DELAY: Очень полезный параметр. Если очередь полна, задача "уснет" и будет ждать, пока в очереди не освободится место. Это гораздо эффективнее, чем постоянно проверять в цикле. <text:s text:c="48"/></text:p>
      <text:p text:style-name="P51"><text:s text:c="238"/></text:p>
      <text:p text:style-name="P51"><text:s text:c="2"/>--- <text:s text:c="232"/></text:p>
      <text:p text:style-name="P51"><text:s text:c="238"/></text:p>
      <text:p text:style-name="P51"><text:s text:c="2"/><text:span text:style-name="T2">Шаг 4: Чтение данных из очереди (Consumer) </text:span><text:s text:c="193"/></text:p>
      <text:p text:style-name="P51"><text:s text:c="238"/></text:p>
      <text:p text:style-name="P51"><text:s text:c="2"/>Задача, которая обрабатывает данные (например, Task_Command_Dispatcher), использует xQueueReceive. <text:s text:c="137"/></text:p>
      <text:p text:style-name="P51"><text:s text:c="238"/></text:p>
      <text:p text:style-name="P51"><text:s text:c="4"/>1 // Пример внутри задачи Task_Command_Dispatcher <text:s text:c="184"/></text:p>
      <text:p text:style-name="P51"><text:s text:c="4"/>2 void Task_Command_Dispatcher(void *pvParameters) { <text:s text:c="181"/></text:p>
      <text:p text:style-name="P51"><text:s text:c="4"/>3 <text:s text:c="4"/>char command_to_process[MAX_CMD_STRING_LEN]; <text:s text:c="183"/></text:p>
      <text:p text:style-name="P51"><text:s text:c="4"/>4 <text:s text:c="232"/></text:p>
      <text:p text:style-name="P51"><text:s text:c="4"/>5 <text:s text:c="4"/>for (;;) { <text:s text:c="217"/></text:p>
      <text:p text:style-name="P51"><text:s text:c="4"/>6 <text:s text:c="8"/>// 1. Ждем данные из очереди. Задача "уснет", пока очередь пуста. <text:s text:c="158"/></text:p>
      <text:p text:style-name="P51"><text:s text:c="4"/>7 <text:s text:c="8"/>BaseType_t status = xQueueReceive( <text:s text:c="189"/></text:p>
      <text:p text:style-name="P51"><text:s text:c="4"/>8 <text:s text:c="12"/>cmd_queue_handle, <text:s text:c="6"/>// Ручка очереди <text:s text:c="179"/></text:p>
      <text:p text:style-name="P51"><text:s text:c="4"/>9 <text:s text:c="12"/>&amp;command_to_process, <text:s text:c="3"/>// Указатель на буфер для приема данных <text:s text:c="156"/></text:p>
      <text:p text:style-name="P51"><text:s text:c="3"/>10 <text:s text:c="12"/>portMAX_DELAY <text:s text:c="10"/>// Время ожидания, если очередь пуста <text:s text:c="158"/></text:p>
      <text:p text:style-name="P51"><text:s text:c="3"/>11 <text:s text:c="8"/>); <text:s text:c="221"/></text:p>
      <text:p text:style-name="P51"><text:s text:c="3"/>12 <text:s text:c="232"/></text:p>
      <text:p text:style-name="P51"><text:s text:c="3"/>13 <text:s text:c="8"/>if (status == pdPASS) { <text:s text:c="200"/></text:p>
      <text:p text:style-name="P51"><text:s text:c="3"/>14 <text:s text:c="12"/>// Данные успешно получены и скопированы в command_to_process. <text:s text:c="157"/></text:p>
      <text:p text:style-name="P51"><text:s text:c="3"/>15 <text:s text:c="12"/>// 2. Обрабатываем команду... <text:s text:c="190"/></text:p>
      <text:p text:style-name="P51"><text:s text:c="3"/>16 <text:s text:c="12"/>// ... ваша логика парсинга и выполнения ... <text:s text:c="175"/></text:p>
      <text:p text:style-name="P51"><text:s text:c="3"/>17 <text:s text:c="8"/>} <text:s text:c="222"/></text:p>
      <text:p text:style-name="P51"><text:s text:c="3"/>18 <text:s text:c="4"/>} <text:s text:c="226"/></text:p>
      <text:p text:style-name="P51"><text:s text:c="3"/>19 } </text:p>
      <text:p text:style-name="P51"><text:s text:c="230"/></text:p>
      <text:p text:style-name="P51"><text:s text:c="3"/>* Использование portMAX_DELAY здесь — самый распространенный и эффективный сценарий. Задача не тратит ресурсы процессора, пока для нее нет работы. Как только Task_USB_Handler положит что-то в очередь, Task_Command_Dispatcher <text:s text:c="10"/></text:p>
      <text:p text:style-name="P51">немедленно "проснется" и начнет обработку. <text:s text:c="190"/></text:p>
      <text:p text:style-name="P51"><text:s text:c="238"/></text:p>
      <text:p text:style-name="P51"><text:s text:c="2"/>Это и есть полный цикл: Create -&gt; Send -&gt; Receive. Этот механизм является основой для построения надежных и масштабируемых приложений на FreeRTOS. <text:s text:c="89"/></text:p>
      <text:p text:style-name="P51"><text:s text:c="238"/></text:p>
      <text:p text:style-name="P51"><text:span text:style-name="T2">&gt; я имел ввиду создание очередей для задач(потоков) <text:s text:c="2"/></text:span><text:s text:c="184"/></text:p>
      <text:p text:style-name="P51"><text:s text:c="238"/></text:p>
      <text:p text:style-name="P51"><text:span text:style-name="T2">✦ А, понял. Вы спрашиваете не о самих функциях, а о том, как архитектурно задачи и очереди связаны между собой. Это очень правильный вопрос. <text:s/></text:span><text:s text:c="96"/></text:p>
      <text:p text:style-name="P51"><text:s text:c="238"/></text:p>
      <text:p text:style-name="P51"><text:soft-page-break/><text:s text:c="2"/><text:span text:style-name="T12">В FreeRTOS вы не создаете очередь "для задачи". </text:span><text:span text:style-name="T2">Вы создаете очередь как независимый объект-посредник (канал связи), а затем "сообщаете" нескольким задачам о существовании этой очереди, чтобы они могли через нее общаться. <text:s text:c="12"/></text:span><text:s text:c="3"/></text:p>
      <text:p text:style-name="P51"><text:s text:c="237"/></text:p>
      <text:p text:style-name="P51"><text:s text:c="2"/>Представьте себе такую аналогию: <text:s text:c="203"/></text:p>
      <text:p text:style-name="P51"><text:s text:c="238"/></text:p>
      <text:p text:style-name="P51"><text:s text:c="2"/><text:span text:style-name="T12"><text:s/>* Задачи (Tasks)</text:span> — это два сотрудника в разных комнатах, например, Секретарь (Task_USB_Handler) и Директор (Task_Command_Dispatcher). <text:s text:c="101"/></text:p>
      <text:p text:style-name="P51"><text:s text:c="3"/><text:span text:style-name="T12">* Очередь (Queue) </text:span>— это лоток для документов ("Входящие для Директора"), который стоит в коридоре между их комнатами. <text:s text:c="117"/></text:p>
      <text:p text:style-name="P51"><text:s text:c="238"/></text:p>
      <text:p text:style-name="P52"><text:s text:c="2"/><text:span text:style-name="T2">Процесс выглядит так: </text:span></text:p>
      <text:p text:style-name="P52"/>
      <text:p text:style-name="P52"><text:span text:style-name="T12">1. Централизованное создание (в `main`): </text:span>Прежде чем сотрудники придут на работу, вы (как администратор) ставите в коридоре лоток usb_rx_queue ("Входящие для Директора"). Этот лоток существует сам по себе. <text:s text:c="30"/></text:p>
      <text:p text:style-name="P52"><text:s text:c="238"/></text:p>
      <text:p text:style-name="P52"><text:s text:c="2"/><text:span text:style-name="T12"><text:s/>2. Инструктаж для задач: </text:span><text:s text:c="210"/></text:p>
      <text:p text:style-name="P52"><text:s text:c="7"/><text:span text:style-name="T2">* Секретарь</text:span> (`Task_USB_Handler`) получает инструкцию: "Когда тебе звонят по телефону (приходят данные по USB), запиши сообщение на бумажке и положи его в лоток usb_rx_queue". Секретарь не знает и не заботится, что Директор будет делать с этой бумажкой. Его работа — только класть бумажки в лоток. <text:s text:c="161"/></text:p>
      <text:p text:style-name="P52"><text:s text:c="5"/><text:span text:style-name="T2"><text:s text:c="2"/>* Директор</text:span> (`Task_Command_Dispatcher`) получает инструкцию: "Периодически проверяй лоток usb_rx_queue. Если там есть бумажка — возьми ее и выполни поручение". Директор не знает, откуда Секретарь берет эти поручения (из телефона, почты или факса). Его работа — только забирать бумажки из этого конкретного лотка. <text:s text:c="146"/></text:p>
      <text:p text:style-name="P52"><text:s text:c="238"/></text:p>
      <text:p text:style-name="P52"><text:span text:style-name="T2"><text:s text:c="2"/>Как это выглядит в коде </text:span><text:s text:c="212"/></text:p>
      <text:p text:style-name="P52"><text:s text:c="238"/></text:p>
      <text:p text:style-name="P52"><text:s text:c="3"/>* <text:span text:style-name="T12">`usb_rx_queue_handle`</text:span> — это, по сути, "адрес" или "название" этого лотка. Поскольку эта переменная глобальная, обе задачи знают этот адрес. <text:s text:c="93"/></text:p>
      <text:p text:style-name="P52"><text:s text:c="3"/>* <text:span text:style-name="T12">`Task_USB_Handler`</text:span> использует этот адрес для вызова xQueueSend(usb_rx_queue_handle, ...). <text:s text:c="143"/></text:p>
      <text:p text:style-name="P52"><text:s text:c="3"/>* <text:span text:style-name="T12">`Task_Command_Dispatcher`</text:span> использует этот же адрес для вызова xQueueReceive(usb_rx_queue_handle, ...). <text:s text:c="130"/></text:p>
      <text:p text:style-name="P52"><text:s text:c="238"/></text:p>
      <text:p text:style-name="P52"><text:s/><text:span text:style-name="T2"><text:s/>Вывод </text:span><text:s text:c="230"/></text:p>
      <text:p text:style-name="P52"><text:s text:c="238"/></text:p>
      <text:p text:style-name="P52"><text:s text:c="2"/>Очередь не принадлежит какой-то одной задаче. Она является общим, независимым каналом связи между задачами. <text:s text:c="128"/></text:p>
      <text:p text:style-name="P52"><text:s text:c="238"/></text:p>
      <text:p text:style-name="P52"><text:s text:c="3"/>* Одна или несколько задач могут быть "производителями" (Producers), которые кладут данные в очередь. <text:s text:c="133"/></text:p>
      <text:p text:style-name="P52"><text:s text:c="3"/>* Одна или несколько задач могут быть "потребителями" (Consumers), которые забирают данные из очереди. <text:s text:c="132"/></text:p>
      <text:p text:style-name="P52"><text:s text:c="238"/></text:p>
      <text:p text:style-name="P52"><text:s text:c="2"/>Такая архитектура обеспечивает слабую связанность (decoupling): задачи не знают о внутреннем устройстве друг друга. Они знают только об общем "контракте" — формате данных, которые передаются через очередь. Это делает систему гибкой, <text:s text:c="3"/></text:p>
      <text:p text:style-name="P52"><text:s text:c="2"/>надежной и легко расширяемой. <text:s text:c="206"/></text:p>
      <text:p text:style-name="P52"><text:s text:c="238"/></text:p>
      <text:p text:style-name="P52"><text:soft-page-break/><text:span text:style-name="T2">&gt; давай поговорим о приоритетах. Их очень много в настройках FreeRTOS. Какие правила для установки приоритетов для задач? <text:s text:c="2"/></text:span><text:s text:c="114"/></text:p>
      <text:p text:style-name="P52"><text:s text:c="238"/></text:p>
      <text:p text:style-name="P13">✦ Отличный вопрос. Правильное распределение приоритетов — это, пожалуй, самая важная задача при проектировании надежной системы на FreeRTOS. Неправильные приоритеты могут привести к "зависаниям", потере данных и непредсказуемому <text:s text:c="9"/></text:p>
      <text:p text:style-name="P52"><text:span text:style-name="T2"><text:s text:c="2"/>поведению. <text:s/></text:span><text:s text:c="224"/></text:p>
      <text:p text:style-name="P52"><text:s text:c="238"/></text:p>
      <text:p text:style-name="P52"><text:s text:c="2"/>Давайте разложим все по полочкам. <text:s text:c="202"/></text:p>
      <text:p text:style-name="P52"><text:s text:c="238"/></text:p>
      <text:p text:style-name="P52"><text:span text:style-name="T12"><text:s text:c="2"/>Основной принцип: Преимущественное вытеснение <text:s/></text:span><text:s text:c="189"/></text:p>
      <text:p text:style-name="P52"><text:s text:c="238"/></text:p>
      <text:p text:style-name="P52"><text:s text:c="2"/>Планировщик FreeRTOS всегда следует одному простому правилу: в любой момент времени выполняется самая высокоприоритетная задача, которая находится в состоянии "Готовность" (Ready). <text:s text:c="55"/></text:p>
      <text:p text:style-name="P52"><text:s text:c="238"/></text:p>
      <text:p text:style-name="P52"><text:s text:c="3"/>* Если задача с низким приоритетом выполняется, и в этот момент становится готовой к выполнению задача с более высоким приоритетом (например, для нее пришли данные в очередь), планировщик немедленно прервет (вытеснит) низкоприоритетную задачу и запустит высокоприоритетную. <text:s text:c="177"/></text:p>
      <text:p text:style-name="P52"><text:s text:c="3"/>* Задачи с одинаковым приоритетом будут делить процессорное время между собой по очереди (Round-Robin), если эта опция включена. <text:s text:c="106"/></text:p>
      <text:p text:style-name="P52"><text:s text:c="238"/></text:p>
      <text:p text:style-name="P52"><text:s text:c="2"/><text:span text:style-name="T2">Важно: </text:span>Чем выше число, тем выше приоритет. Приоритет 0 — самый низкий (это приоритет задачи Idle, которая выполняется, когда больше ничего не готово к выполнению). Максимальный приоритет задается в configMAX_PRIORITIES в файле <text:s text:c="9"/></text:p>
      <text:p text:style-name="P52"><text:s text:c="2"/>FreeRTOSConfig.h. <text:s text:c="216"/></text:p>
      <text:p text:style-name="P52"><text:s text:c="238"/></text:p>
      <text:p text:style-name="P52"><text:s text:c="2"/>--- <text:s text:c="232"/></text:p>
      <text:p text:style-name="P52"><text:s text:c="238"/></text:p>
      <text:p text:style-name="P52"><text:s/><text:span text:style-name="T2"><text:s/>Главные правила назначения приоритетов </text:span><text:s text:c="197"/></text:p>
      <text:p text:style-name="P52"><text:s text:c="238"/></text:p>
      <text:p text:style-name="P52"><text:s/><text:span text:style-name="T12"><text:s/>Правило №1: Приоритет определяется СРОЧНОСТЬЮ, а не ВАЖНОСТЬЮ</text:span> <text:s text:c="173"/></text:p>
      <text:p text:style-name="P52"><text:s text:c="237"/></text:p>
      <text:p text:style-name="P53"><text:s text:c="2"/>Это самая частая ошибка. Задача не должна иметь высокий приоритет потому, что она "важная", а потому, что у нее короткий дедлайн (срок выполнения), после которого произойдет сбой или потеря данных. </text:p>
      <text:p text:style-name="P53"/>
      <text:p text:style-name="P53"><text:span text:style-name="T2"><text:s/>* Пример: <text:s text:c="4"/></text:span><text:s text:c="221"/></text:p>
      <text:p text:style-name="P53"><text:s text:c="7"/><text:span text:style-name="T12">* Задача А:</text:span> Читает данные из аппаратного буфера UART, который вмещает всего 2 байта. Если не прочитать их в течение 200 микросекунд, они будут затерты новыми. <text:s text:c="72"/></text:p>
      <text:p text:style-name="P53"><text:s text:c="7"/><text:span text:style-name="T12">* Задача Б:</text:span> Вычисляет сложный алгоритм на основе данных, полученных за последнюю минуту. <text:s text:c="142"/></text:p>
      <text:p text:style-name="P53"><text:s text:c="7"/>* Хотя Задача Б может быть "важнее" для конечной цели системы, Задача А гораздо более срочная. У нее жесткий дедлайн. Поэтому у Задачи А приоритет должен быть выше. <text:s text:c="66"/></text:p>
      <text:p text:style-name="P53"><text:s text:c="238"/></text:p>
      <text:p text:style-name="P53"><text:s text:c="2"/><text:span text:style-name="T12">Правило №2: Распределяйте задачи по группам (подход Rate-Monotonic Analysis) </text:span><text:s text:c="159"/></text:p>
      <text:p text:style-name="P53"><text:s text:c="238"/></text:p>
      <text:p text:style-name="P53"><text:s text:c="2"/>Это более формализованный способ применить правило №1. <text:s text:c="181"/></text:p>
      <text:p text:style-name="P53"><text:s text:c="238"/></text:p>
      <text:p text:style-name="P53"><text:s text:c="3"/><text:span text:style-name="T2">1. Жесткое реальное время (Hard Real-Time)</text:span> — САМЫЕ ВЫСОКИЕ ПРИОРИТЕТЫ <text:s text:c="165"/></text:p>
      <text:p text:style-name="P53"><text:soft-page-break/><text:s text:c="7"/>* Кто: Задачи, которые обязаны уложиться в свой дедлайн. Пропуск дедлайна — критический сбой системы. <text:s text:c="129"/></text:p>
      <text:p text:style-name="P53"><text:s text:c="7"/>* Примеры: Управление моторами (ПИД-регуляторы), аварийное отключение по сигналу датчика, чтение данных из быстрого аппаратного FIFO, чтобы он не переполнился. <text:s text:c="71"/></text:p>
      <text:p text:style-name="P53"><text:s text:c="7"/>* Характеристики: Обычно это короткие, быстрые, детерминированные задачи. <text:s text:c="157"/></text:p>
      <text:p text:style-name="P53"><text:s text:c="238"/></text:p>
      <text:p text:style-name="P53"><text:s text:c="3"/><text:span text:style-name="T2">2. Мягкое реальное время (Soft Real-Time)</text:span> — СРЕДНИЕ ПРИОРИТЕТЫ <text:s text:c="172"/></text:p>
      <text:p text:style-name="P53"><text:s text:c="7"/>* Кто: Задачи, которые должны выполняться быстро, но случайный пропуск дедлайна не приведет к катастрофе, а лишь к небольшой деградации производительности. <text:s text:c="75"/></text:p>
      <text:p text:style-name="P53"><text:s text:c="7"/>* Примеры: Task_CAN_Handler, Task_USB_Handler, Task_Command_Dispatcher. Они должны быть отзывчивыми, чтобы система не "тормозила", но данные для них буферизуются в очередях, поэтому задержка в несколько миллисекунд не приведет к <text:s text:c="2"/></text:p>
      <text:p text:style-name="P53"><text:s text:c="9"/>потере данных. <text:s text:c="214"/></text:p>
      <text:p text:style-name="P53"><text:s text:c="238"/></text:p>
      <text:p text:style-name="P53"><text:s text:c="3"/><text:span text:style-name="T2">3. Фоновые задачи (Background)</text:span> — САМЫЕ НИЗКИЕ ПРИОРИТЕТЫ <text:s text:c="178"/></text:p>
      <text:p text:style-name="P53"><text:s text:c="7"/>* Кто: Задачи, у которых нет строгих временных рамок. Они выполняются, когда у процессора нет более срочных дел. <text:s text:c="118"/></text:p>
      <text:p text:style-name="P53"><text:s text:c="7"/>* Примеры: Мигание светодиодом, обновление информации на дисплее, логирование, задача командной строки (CLI). <text:s text:c="121"/></text:p>
      <text:p text:style-name="P53"><text:s text:c="238"/></text:p>
      <text:p text:style-name="P53"><text:s text:c="2"/>Применение к вашей архитектуре "Дирижера" <text:s text:c="194"/></text:p>
      <text:p text:style-name="P53"><text:s text:c="238"/></text:p>
      <text:p text:style-name="P53"><text:s text:c="2"/>Давайте распределим приоритеты для наших задач: <text:s text:c="188"/></text:p>
      <text:p text:style-name="P53"><text:s text:c="238"/></text:p>
      <text:p text:style-name="P53"><text:s text:c="3"/>* **`configMAX_PRIORITIES <text:s text:c="105"/></text:p>
      <text:p text:style-name="P53"><text:s text:c="238"/></text:p>
      <text:p text:style-name="P14">&gt; давай поговорим о приоритетах. Их очень много в настройках FreeRTOS. Какие правила для установки приоритетов для задач? <text:s text:c="116"/></text:p>
      <text:p text:style-name="P14"><text:s text:c="238"/></text:p>
      <text:p text:style-name="P53"><text:span text:style-name="T2">✦ Отличный вопрос! Правильная расстановка приоритетов — это ключ к созданию стабильной и отзывчивой системы на FreeRTOS. Неправильные приоритеты могут привести к "зависаниям", потере данных и трудноуловимым ошибкам. </text:span><text:s text:c="22"/></text:p>
      <text:p text:style-name="P53"><text:s text:c="238"/></text:p>
      <text:p text:style-name="P53"><text:s text:c="2"/>Вот основные правила и лучшие практики: <text:s text:c="196"/></text:p>
      <text:p text:style-name="P53"><text:s text:c="238"/></text:p>
      <text:p text:style-name="P53"><text:s text:c="2"/><text:span text:style-name="T2">Правило №1: Приоритет определяется Срочностью, а не Важностью </text:span><text:s text:c="174"/></text:p>
      <text:p text:style-name="P53"><text:s text:c="238"/></text:p>
      <text:p text:style-name="P53"><text:s text:c="2"/>Это самое главное правило. Не назначайте задаче высокий приоритет потому, что она "важная", а потому, что у нее жесткие временные рамки и ее невыполнение приведет к сбою (например, к потере данных). <text:s text:c="37"/></text:p>
      <text:p text:style-name="P53"><text:s text:c="238"/></text:p>
      <text:p text:style-name="P53"><text:s text:c="3"/>* Пример: Задача, которая читает данные из аппаратного буфера UART/CAN (Task_CAN_Handler), гораздо срочнее, чем задача, которая обрабатывает эти данные (Task_Command_Dispatcher). Аппаратный буфер очень мал (несколько байт). Если <text:s text:c="6"/></text:p>
      <text:p text:style-name="P53"><text:s text:c="5"/>задача-читатель не запустится вовремя, буфер переполнится, и новые данные будут потеряны. Задача-обработчик может подождать, так как данные уже лежат в большой программной очереди (FIFO). <text:s text:c="45"/></text:p>
      <text:p text:style-name="P53"><text:s text:c="238"/></text:p>
      <text:p text:style-name="P53"><text:span text:style-name="T2"><text:s text:c="2"/>Правило №2: Задачи, которые часто блокируются, должны иметь более высокий приоритет </text:span><text:s text:c="152"/></text:p>
      <text:p text:style-name="P53"><text:s text:c="238"/></text:p>
      <text:p text:style-name="P53"><text:soft-page-break/><text:s text:c="2"/>Задачи, которые большую часть времени "спят" (находятся в состоянии Blocked, ожидая данных в очереди, семафора или просто тайм-аута), являются "хорошими гражданами" системы. Они не тратят процессорное время зря. <text:s text:c="24"/></text:p>
      <text:p text:style-name="P53"><text:s text:c="237"/></text:p>
      <text:p text:style-name="P54"><text:s text:c="2"/>Присвоение им высокого приоритета гарантирует, что как только их событие произойдет (например, пришли данные в очередь), они немедленно запустятся, быстро выполнят свою короткую работу (например, прочитают данные из аппаратного буфера в очередь) и снова "уснут". Это делает систему очень отзывчивой. <text:s text:c="3"/></text:p>
      <text:p text:style-name="P54"/>
      <text:p text:style-name="P54"><text:span text:style-name="T2">Правило №3: Используйте широкий диапазон приоритетов </text:span><text:s text:c="183"/></text:p>
      <text:p text:style-name="P54"><text:s text:c="238"/></text:p>
      <text:p text:style-name="P54"><text:s text:c="2"/>Не стоит сваливать все задачи на один-два уровня приоритета. В FreeRTOSConfig.h параметр configMAX_PRIORITIES задает количество уровней (например, 32). Активно используйте их, чтобы четко разграничить задачи по срочности. <text:s text:c="14"/></text:p>
      <text:p text:style-name="P54"><text:s text:c="238"/></text:p>
      <text:p text:style-name="P54"><text:s text:c="2"/><text:span text:style-name="T2">Правило №4: Избегайте "активного ожидания" (Busy-Waiting) </text:span><text:s text:c="178"/></text:p>
      <text:p text:style-name="P54"><text:s text:c="238"/></text:p>
      <text:p text:style-name="P54"><text:s text:c="2"/>Задача никогда не должна ждать чего-либо в пустом цикле (while (flag == 0) {}). Это сжигает 100% процессорного времени, выделенного задаче, не давая работать задачам с более низким приоритетом. Всегда используйте блокирующие вызовы API </text:p>
      <text:p text:style-name="P54"><text:s text:c="2"/>FreeRTOS (xQueueReceive, vTaskDelay, xSemaphoreTake и т.д.). <text:s text:c="175"/></text:p>
      <text:p text:style-name="P54"><text:s text:c="238"/></text:p>
      <text:p text:style-name="P54"><text:s text:c="2"/>--- <text:s text:c="232"/></text:p>
      <text:p text:style-name="P54"><text:s text:c="238"/></text:p>
      <text:p text:style-name="P54"><text:span text:style-name="T2"><text:s text:c="2"/>Применение правил к архитектуре "Дирижера" <text:s/></text:span><text:s text:c="192"/></text:p>
      <text:p text:style-name="P54"><text:s text:c="238"/></text:p>
      <text:p text:style-name="P54"><text:s text:c="2"/>Давайте распределим приоритеты для наших задач, используя шкалу от 0 (самый низкий) до configMAX_PRIORITIES - 1 (самый высокий). <text:s text:c="107"/></text:p>
      <text:p text:style-name="P54"><text:s text:c="238"/></text:p>
      <text:p text:style-name="P54"><text:s text:c="2"/><text:span text:style-name="T12">1. Самый высокий приоритет: Задачи-драйверы </text:span><text:s text:c="192"/></text:p>
      <text:p text:style-name="P54"><text:s text:c="3"/><text:span text:style-name="T2">* Задачи:</text:span> Task_USB_Handler, Task_CAN_Handler. <text:s text:c="189"/></text:p>
      <text:p text:style-name="P54"><text:s text:c="3"/>* Приоритет: configMAX_PRIORITIES - 1 или configMAX_PRIORITIES - 2. <text:s text:c="167"/></text:p>
      <text:p text:style-name="P54"><text:s text:c="3"/>* Обоснование: Эти задачи напрямую обслуживают аппаратные интерфейсы. Они должны запускаться мгновенно по прерыванию (когда пришли данные), чтобы вычитать маленький аппаратный FIFO и предотвратить его переполнение. Их работа очень <text:s text:c="4"/></text:p>
      <text:p text:style-name="P54"><text:s text:c="5"/>короткая: "прочитал -&gt; положил в программную очередь -&gt; уснул". <text:s text:c="169"/></text:p>
      <text:p text:style-name="P54"><text:s text:c="238"/></text:p>
      <text:p text:style-name="P54"><text:s text:c="2"/><text:span text:style-name="T12">2. Средне-высокий приоритет: Задачи реального времени </text:span><text:s text:c="182"/></text:p>
      <text:p text:style-name="P54"><text:s text:c="3"/><text:span text:style-name="T2">* Задачи:</text:span> Если бы у вас была задача, управляющая движением мотора с точным таймингом (например, генерация шагов для stepper-мотора), она была бы здесь. <text:s text:c="83"/></text:p>
      <text:p text:style-name="P54"><text:s text:c="3"/>* Приоритет: На 1-2 уровня ниже драйверов. <text:s text:c="192"/></text:p>
      <text:p text:style-name="P54"><text:s text:c="3"/>* Обоснование: Эти задачи должны выполняться строго по расписанию (например, каждые 100 микросекунд), но они менее срочные, чем предотвращение потери данных на шине. <text:s text:c="69"/></text:p>
      <text:p text:style-name="P54"><text:s text:c="238"/></text:p>
      <text:p text:style-name="P54"><text:span text:style-name="T12"><text:s text:c="2"/>3. Средний приоритет: Основная логика <text:s/></text:span><text:s text:c="197"/></text:p>
      <text:p text:style-name="P54"><text:s text:c="3"/><text:span text:style-name="T2">* Задача: Task_Command_Dispatcher. </text:span><text:s text:c="200"/></text:p>
      <text:p text:style-name="P54"><text:s text:c="3"/>* Приоритет: Посередине диапазона. <text:s text:c="200"/></text:p>
      <text:p text:style-name="P54"><text:s text:c="3"/>* Обоснование: Это "мозг" системы, но он работает с большими программными очередями и может позволить себе подождать несколько миллисекунд. Его работа может быть довольно продолжительной (парсинг, принятие решений). Важно, чтобы он не </text:p>
      <text:p text:style-name="P54"><text:s text:c="5"/>"забивал" выполнение более срочных задач-драйверов. <text:s text:c="181"/></text:p>
      <text:p text:style-name="P54"><text:s text:c="238"/></text:p>
      <text:p text:style-name="P54"><text:soft-page-break/><text:s text:c="2"/><text:span text:style-name="T12">4. Низкий приоритет: Фоновые и некритичные задачи</text:span> <text:s text:c="186"/></text:p>
      <text:p text:style-name="P54"><text:s text:c="3"/>* Задачи: Task_Heartbeat (который выполняется раз в секунду), задачи логирования, вывод информации на дисплей. <text:s text:c="124"/></text:p>
      <text:p text:style-name="P54"><text:s text:c="3"/>* Приоритет: tskIDLE_PRIORITY + 1 или tskIDLE_PRIORITY + 2. <text:s text:c="175"/></text:p>
      <text:p text:style-name="P54"><text:s text:c="3"/>* Обоснование: Эти задачи не имеют жестких временных рамок. Они должны выполняться только тогда, когда у процессора нет более срочной работы. <text:s text:c="93"/></text:p>
      <text:p text:style-name="P54"><text:s text:c="238"/></text:p>
      <text:p text:style-name="P54"><text:s text:c="2"/><text:span text:style-name="T2">Особый случай: Инверсия приоритетов <text:s text:c="2"/></text:span><text:s text:c="198"/></text:p>
      <text:p text:style-name="P54"><text:s text:c="238"/></text:p>
      <text:p text:style-name="P54"><text:s text:c="2"/>Кратко: это ситуация, когда высокоприоритетная задача (В) не может выполниться, потому что ждет ресурс (например, мьютекс), который занят низкоприоритетной задачей (Н). А задача Н, в свою очередь, не может освободить ресурс, потому что </text:p>
      <text:p text:style-name="P54"><text:s text:c="2"/>ее вытесняет задача со средним приоритетом (С). <text:s text:c="188"/></text:p>
      <text:p text:style-name="P54"><text:s text:c="238"/></text:p>
      <text:p text:style-name="P54"><text:s text:c="2"/><text:span text:style-name="T14">Решение: FreeRTOS предоставляет мьютексы с наследованием приоритета. Если вы используете мьютексы для защиты общих ресурсов, всегда используйте этот их тип. Он автоматически временно поднимет приоритет задачи Н до уровня В, позволяя ей </text:span></text:p>
      <text:p text:style-name="P54"><text:span text:style-name="T14"><text:s text:c="2"/>завершить работу и освободить ресурс. </text:span><text:s text:c="198"/></text:p>
      <text:p text:style-name="P54"><text:s text:c="238"/></text:p>
      <text:p text:style-name="P54"><text:span text:style-name="T2">&gt; будет ли правильно сделать задачи отдельными Си-файлами, а не функцией в main? </text:span><text:s text:c="157"/></text:p>
      <text:p text:style-name="P54"><text:s text:c="238"/></text:p>
      <text:p text:style-name="P54"><text:span text:style-name="T2">✦ Да, это не просто правильно, это настоятельно рекомендуемая лучшая практика для любого серьезного проекта на FreeRTOS. <text:s text:c="4"/></text:span><text:s text:c="112"/></text:p>
      <text:p text:style-name="P54"><text:s text:c="238"/></text:p>
      <text:p text:style-name="P54"><text:s text:c="2"/>Помещать весь код в main.c удобно только для очень маленьких, демонстрационных проектов. Как только ваша система усложняется (а ваша система Дирижера определенно сложная), разделение на файлы становится критически важным. <text:s text:c="14"/></text:p>
      <text:p text:style-name="P54"><text:s text:c="238"/></text:p>
      <text:p text:style-name="P54"><text:s text:c="2"/><text:span text:style-name="T2">Почему разделение на файлы — это правильно? <text:s/></text:span><text:s text:c="191"/></text:p>
      <text:p text:style-name="P54"><text:s text:c="238"/></text:p>
      <text:p text:style-name="P96">1. Модульность и Инкапсуляция:</text:p>
      <text:p text:style-name="P55"><text:span text:style-name="T2"/></text:p>
      <text:p text:style-name="P98">* Каждая задача — это логически завершенный модуль. Поместив ее в отдельную пару файлов (.c и .h), вы создаете "черный ящик". <text:s text:c="105"/></text:p>
      <text:p text:style-name="P98"><text:s text:c="7"/>* В .c файле вы можете объявлять static переменные и static вспомогательные функции, которые будут видны только внутри этого файла. Это скрывает детали реализации и защищает их от случайного изменения из других частей программы. <text:s text:c="2"/></text:p>
      <text:p text:style-name="P98"><text:s text:c="7"/>* В .h файле вы оставляете только то, что нужно "выставить наружу" — как правило, это только прототип самой функции-задачи. <text:s text:c="107"/></text:p>
      <text:p text:style-name="P98"><text:s text:c="238"/></text:p>
      <text:p text:style-name="P55"><text:span text:style-name="T32"><text:s text:c="3"/></text:span><text:span text:style-name="T33">2. Читаемость и Поддержка: <text:s text:c="2"/></text:span><text:span text:style-name="T32"><text:s text:c="206"/></text:span></text:p>
      <text:p text:style-name="P98"><text:s text:c="7"/>* Когда main.c содержит только инициализацию и запуск, а каждая задача находится в своем файле (например, task_usb_handler.c, task_can_handler.c), структура проекта становится очевидной. <text:s text:c="44"/></text:p>
      <text:p text:style-name="P55"><text:span text:style-name="T32"><text:s text:c="7"/>* Вам или другому разработчику будет гораздо проще найти нужный код. Если есть проблема с CAN-шиной, вы знаете, что смотреть нужно в task_can_handler.c. <text:s text:c="78"/></text:span></text:p>
      <text:p text:style-name="P98"><text:s text:c="7"/>* Файл main.c перестает быть гигантским "божественным объектом", в котором свалено все подряд. <text:s text:c="136"/></text:p>
      <text:p text:style-name="P98"><text:s text:c="238"/></text:p>
      <text:p text:style-name="P55"><text:span text:style-name="T32"><text:s text:c="3"/></text:span><text:span text:style-name="T33">3. Удобство командной работы: <text:s/></text:span><text:span text:style-name="T32"><text:s text:c="204"/></text:span></text:p>
      <text:p text:style-name="P98"><text:soft-page-break/><text:s text:c="7"/>* Если над проектом работают несколько человек, они могут одновременно редактировать разные файлы задач, не мешая друг другу. Если бы все было в main.c, это приводило бы к постоянным конфликтам слияния в системе контроля версий <text:s text:c="3"/></text:p>
      <text:p text:style-name="P98"><text:s text:c="9"/>(Git). <text:s text:c="222"/></text:p>
      <text:p text:style-name="P98"><text:s text:c="238"/></text:p>
      <text:p text:style-name="P98"><text:s text:c="2"/>Как это будет выглядеть на практике? <text:s text:c="199"/></text:p>
      <text:p text:style-name="P98"><text:s text:c="238"/></text:p>
      <text:p text:style-name="P98"><text:s text:c="2"/>Ваша структура проекта может быть такой: <text:s text:c="195"/></text:p>
      <text:p text:style-name="P98"><text:s text:c="238"/></text:p>
      <text:p text:style-name="P98"><text:s text:c="4"/>1 /Src <text:s text:c="227"/></text:p>
      <text:p text:style-name="P98"><text:s text:c="4"/>2 | <text:s text:c="230"/></text:p>
      <text:p text:style-name="P98"><text:s text:c="4"/>3 |-- main.c <text:s text:c="221"/></text:p>
      <text:p text:style-name="P98"><text:s text:c="4"/>4 | <text:s text:c="230"/></text:p>
      <text:p text:style-name="P98"><text:s text:c="4"/>5 |-- task_usb_handler.h <text:s text:c="5"/>// Заголовочный файл для задачи USB <text:s text:c="168"/></text:p>
      <text:p text:style-name="P98"><text:s text:c="4"/>6 |-- task_usb_handler.c <text:s text:c="5"/>// Реализация задачи USB <text:s text:c="179"/></text:p>
      <text:p text:style-name="P98"><text:s text:c="4"/>7 | <text:s text:c="230"/></text:p>
      <text:p text:style-name="P98"><text:s text:c="4"/>8 |-- task_can_handler.h <text:s text:c="5"/>// Заголовочный файл для задачи CAN <text:s text:c="168"/></text:p>
      <text:p text:style-name="P98"><text:s text:c="4"/>9 |-- task_can_handler.c <text:s text:c="5"/>// Реализация задачи CAN <text:s text:c="179"/></text:p>
      <text:p text:style-name="P98"><text:s text:c="3"/>10 | <text:s text:c="230"/></text:p>
      <text:p text:style-name="P98"><text:s text:c="3"/>11 |-- task_dispatcher.h <text:s text:c="6"/>// Заголовочный файл для диспетчера <text:s text:c="168"/></text:p>
      <text:p text:style-name="P98"><text:s text:c="3"/>12 |-- task_dispatcher.c <text:s text:c="6"/>// Реализация диспетчера <text:s text:c="179"/></text:p>
      <text:p text:style-name="P98"><text:s text:c="3"/>13 | <text:s text:c="230"/></text:p>
      <text:p text:style-name="P98"><text:s text:c="3"/>14 |-- shared_resources.h <text:s text:c="5"/>// (Опционально, но удобно) <text:s text:c="176"/></text:p>
      <text:p text:style-name="P98"><text:s text:c="238"/></text:p>
      <text:p text:style-name="P98"><text:s text:c="2"/>`task_usb_handler.h`: <text:s text:c="214"/></text:p>
      <text:p text:style-name="P98"><text:s text:c="238"/></text:p>
      <text:p text:style-name="P98"><text:s text:c="3"/>1 #ifndef TASK_USB_HANDLER_H <text:s text:c="206"/></text:p>
      <text:p text:style-name="P98"><text:s text:c="3"/>2 #define TASK_USB_HANDLER_H <text:s text:c="206"/></text:p>
      <text:p text:style-name="P98"><text:s text:c="3"/>3 <text:s text:c="233"/></text:p>
      <text:p text:style-name="P98"><text:s text:c="3"/>4 // Прототип функции-задачи, который будет виден другим файлам <text:s text:c="171"/></text:p>
      <text:p text:style-name="P98"><text:s text:c="3"/>5 void vTaskUsbHandler(void *pvParameters); <text:s text:c="191"/></text:p>
      <text:p text:style-name="P98"><text:s text:c="3"/>6 <text:s text:c="233"/></text:p>
      <text:p text:style-name="P98"><text:s text:c="3"/>7 #endif // TASK_USB_HANDLER_H <text:s text:c="204"/></text:p>
      <text:p text:style-name="P98"><text:s text:c="238"/></text:p>
      <text:p text:style-name="P98"><text:s text:c="2"/>`task_usb_handler.c`: <text:s text:c="214"/></text:p>
      <text:p text:style-name="P98"><text:s text:c="238"/></text:p>
      <text:p text:style-name="P98"><text:s text:c="4"/>1 #include "FreeRTOS.h" <text:s text:c="210"/></text:p>
      <text:p text:style-name="P98"><text:s text:c="4"/>2 #include "task.h" <text:s text:c="214"/></text:p>
      <text:p text:style-name="P98"><text:s text:c="4"/>3 #include "queue.h" <text:s text:c="213"/></text:p>
      <text:p text:style-name="P98"><text:s text:c="4"/>4 #include "task_usb_handler.h" <text:s text:c="201"/>▄</text:p>
      <text:p text:style-name="P98"><text:s text:c="4"/>5 #include "shared_resources.h" // Файл с extern для ручек очередей <text:s text:c="165"/>▀</text:p>
      <text:p text:style-name="P98"><text:s text:c="4"/>6 <text:s text:c="232"/></text:p>
      <text:p text:style-name="P98"><text:s text:c="4"/>7 // Эта переменная видна только внутри этого файла! <text:s text:c="181"/></text:p>
      <text:p text:style-name="P98"><text:s text:c="4"/>8 static uint32_t usb_packets_counter = 0; <text:s text:c="191"/></text:p>
      <text:p text:style-name="P55"><text:span text:style-name="T32"><text:s text:c="4"/>9 <text:s text:c="232"/></text:span></text:p>
      <text:p text:style-name="P98"><text:s text:c="3"/>10 // Эта функция видна только внутри этого файла!</text:p>
      <text:p text:style-name="P98"><text:s text:c="3"/>11 static void prvProcessReceivedByte(uint8_t byte) { <text:s text:c="181"/></text:p>
      <text:p text:style-name="P98"><text:s text:c="3"/>12 <text:s text:c="4"/>// ... какая-то внутренняя логика ... <text:s text:c="190"/></text:p>
      <text:p text:style-name="P98"><text:s text:c="3"/>13 <text:s text:c="4"/>usb_packets_counter++; <text:s text:c="205"/></text:p>
      <text:p text:style-name="P98"><text:s text:c="3"/>14 } <text:s text:c="230"/></text:p>
      <text:p text:style-name="P98"><text:soft-page-break/><text:s text:c="3"/>15 <text:s text:c="232"/></text:p>
      <text:p text:style-name="P98"><text:s text:c="3"/>16 // Реализация самой задачи <text:s text:c="205"/></text:p>
      <text:p text:style-name="P98"><text:s text:c="3"/>17 void vTaskUsbHandler(void *pvParameters) { <text:s text:c="189"/></text:p>
      <text:p text:style-name="P98"><text:s text:c="3"/>18 <text:s text:c="4"/>// ... <text:s text:c="221"/></text:p>
      <text:p text:style-name="P98"><text:s text:c="3"/>19 <text:s text:c="4"/>for (;;) { <text:s text:c="217"/></text:p>
      <text:p text:style-name="P98"><text:s text:c="3"/>20 <text:s text:c="8"/>// ... <text:s text:c="217"/></text:p>
      <text:p text:style-name="P98"><text:s text:c="3"/>21 <text:s text:c="8"/>// Используем глобальные ручки очередей из shared_resources.h <text:s text:c="162"/></text:p>
      <text:p text:style-name="P98"><text:s text:c="3"/>22 <text:s text:c="8"/>xQueueSend(g_usb_rx_queue_handle, ...); <text:s text:c="184"/></text:p>
      <text:p text:style-name="P98"><text:s text:c="3"/>23 <text:s text:c="8"/>// ... <text:s text:c="217"/></text:p>
      <text:p text:style-name="P98"><text:s text:c="3"/>24 <text:s text:c="4"/>} <text:s text:c="226"/></text:p>
      <text:p text:style-name="P98"><text:s text:c="3"/>25 } <text:s text:c="230"/></text:p>
      <text:p text:style-name="P98"><text:s text:c="238"/></text:p>
      <text:p text:style-name="P98"><text:s text:c="2"/>`main.c`: <text:s text:c="226"/></text:p>
      <text:p text:style-name="P98"><text:s text:c="238"/></text:p>
      <text:p text:style-name="P98"><text:s text:c="4"/>1 #include "main.h" <text:s text:c="214"/></text:p>
      <text:p text:style-name="P98"><text:s text:c="4"/>2 #include "FreeRTOS.h" <text:s text:c="210"/></text:p>
      <text:p text:style-name="P98"><text:s text:c="4"/>3 #include "task.h" <text:s text:c="214"/></text:p>
      <text:p text:style-name="P98"><text:s text:c="4"/>4 #include "queue.h" <text:s text:c="213"/></text:p>
      <text:p text:style-name="P98"><text:s text:c="4"/>5 <text:s text:c="232"/></text:p>
      <text:p text:style-name="P98"><text:s text:c="4"/>6 // Подключаем заголовочные файлы наших задач <text:s text:c="187"/></text:p>
      <text:p text:style-name="P98"><text:s text:c="4"/>7 #include "task_usb_handler.h" <text:s text:c="202"/></text:p>
      <text:p text:style-name="P98"><text:s text:c="4"/>8 #include "task_can_handler.h" <text:s text:c="202"/></text:p>
      <text:p text:style-name="P98"><text:s text:c="4"/>9 #include "task_dispatcher.h" <text:s text:c="203"/></text:p>
      <text:p text:style-name="P98"><text:s text:c="3"/>10 #include "shared_resources.h" <text:s text:c="202"/></text:p>
      <text:p text:style-name="P98"><text:s text:c="3"/>11 <text:s text:c="232"/></text:p>
      <text:p text:style-name="P98"><text:s text:c="3"/>12 // ... Объявление глобальных ручек для очередей ... <text:s text:c="180"/></text:p>
      <text:p text:style-name="P98"><text:s text:c="3"/>13 <text:s text:c="232"/></text:p>
      <text:p text:style-name="P98"><text:s text:c="3"/>14 int main(void) { <text:s text:c="215"/></text:p>
      <text:p text:style-name="P98"><text:s text:c="3"/>15 <text:s text:c="4"/>// ... Инициализация ... <text:s text:c="203"/></text:p>
      <text:p text:style-name="P98"><text:s text:c="3"/>16 <text:s text:c="232"/></text:p>
      <text:p text:style-name="P98"><text:s text:c="3"/>17 <text:s text:c="4"/>// ... Создание очередей ... <text:s text:c="199"/></text:p>
      <text:p text:style-name="P98"><text:s text:c="3"/>18 <text:s text:c="232"/></text:p>
      <text:p text:style-name="P98"><text:s text:c="3"/>19 <text:s text:c="4"/>// Создание задач, используя функции из наших модулей <text:s text:c="174"/></text:p>
      <text:p text:style-name="P98"><text:s text:c="3"/>20 <text:s text:c="4"/>xTaskCreate(vTaskUsbHandler, "USB Task", ...); <text:s text:c="181"/></text:p>
      <text:p text:style-name="P98"><text:s text:c="3"/>21 <text:s text:c="4"/>xTaskCreate(vTaskCanHandler, "CAN Task", ...); <text:s text:c="181"/></text:p>
      <text:p text:style-name="P98"><text:s text:c="3"/>22 <text:s text:c="4"/>xTaskCreate(vTaskDispatcher, "Dispatcher", ...); <text:s text:c="179"/></text:p>
      <text:p text:style-name="P98"><text:s text:c="3"/>23 <text:s text:c="232"/></text:p>
      <text:p text:style-name="P98"><text:s text:c="3"/>24 <text:s text:c="4"/>// Запуск планировщика <text:s text:c="205"/></text:p>
      <text:p text:style-name="P98"><text:s text:c="3"/>25 <text:s text:c="4"/>vTaskStartScheduler(); <text:s text:c="205"/></text:p>
      <text:p text:style-name="P98"><text:s text:c="3"/>26 <text:s text:c="232"/></text:p>
      <text:p text:style-name="P98"><text:s text:c="3"/>27 <text:s text:c="4"/>// ... <text:s text:c="221"/></text:p>
      <text:p text:style-name="P55"><text:span text:style-name="T32"><text:s text:c="3"/>28 } <text:s text:c="17"/></text:span><text:s text:c="32"/></text:p>
      <text:p text:style-name="P45"><text:s text:c="20"/></text:p>
      <text:p text:style-name="P56"><text:s text:c="6"/></text:p>
      <text:p text:style-name="P56"/>
      <text:p text:style-name="P56"/>
      <text:p text:style-name="P56"><text:span text:style-name="T2">Вывод: </text:span>Разделение задач по разным файлам — это фундаментальный шаг от простого "кодинга" к профессиональной разработке встраиваемых систем. <text:s text:c="96"/></text:p>
      <text:p text:style-name="P56"><text:s text:c="238"/></text:p>
      <text:p text:style-name="P56"><text:span text:style-name="T2">&gt; возможны сложности, если настройка проекта изначально проходит в Cube. По умлолчанию он все реализует в main. Есть ли более гибкие настройки Cube? <text:s text:c="2"/></text:span><text:s text:c="87"/></text:p>
      <text:p text:style-name="P56"><text:s text:c="238"/></text:p>
      <text:p text:style-name="P56"><text:soft-page-break/><text:span text:style-name="T2">✦ Вы абсолютно правы, и это очень важный практический вопрос. По умолчанию CubeMX действительно генерирует весь код инициализации и прототипы задач внутри main.c, что подталкивает к созданию монолитного файла. <text:s text:c="2"/></text:span><text:s text:c="26"/></text:p>
      <text:p text:style-name="P56"><text:s text:c="238"/></text:p>
      <text:p text:style-name="P56"><text:s text:c="2"/>К счастью, есть стандартный и правильный способ работы, который позволяет использовать всю мощь CubeMX для конфигурации и при этом сохранять идеальную модульную структуру проекта. <text:s text:c="56"/></text:p>
      <text:p text:style-name="P56"><text:s text:c="238"/></text:p>
      <text:p text:style-name="P56"><text:s text:c="2"/>Основной принцип: CubeMX управляет конфигурацией оборудования и каркасом проекта, а вы управляете логикой приложения. Разграничение проходит по волшебным комментариям: /* USER CODE BEGIN ... */. <text:s text:c="41"/></text:p>
      <text:p text:style-name="P56"><text:s text:c="238"/></text:p>
      <text:p text:style-name="P56"><text:s text:c="2"/>Вот пошаговый рабочий процесс: <text:s text:c="205"/></text:p>
      <text:p text:style-name="P56"><text:s text:c="238"/></text:p>
      <text:p text:style-name="P56"><text:span text:style-name="T12"><text:s text:c="2"/>Шаг 1: Настройка в CubeMX (включая RTOS) </text:span><text:s text:c="195"/></text:p>
      <text:p text:style-name="P56"><text:s text:c="238"/></text:p>
      <text:p text:style-name="P56"><text:s text:c="3"/>1. Настройте всю периферию, как обычно: USB, CAN, GPIO, тактовые частоты и т.д. <text:s text:c="155"/></text:p>
      <text:p text:style-name="P56"><text:s text:c="3"/>2. Перейдите на вкладку "Middleware" и выберите FreeRTOS. <text:s text:c="177"/></text:p>
      <text:p text:style-name="P56"><text:s text:c="3"/>3. На вкладке "Tasks and Queues" вы можете объявить ваши задачи и очереди. <text:s text:c="160"/></text:p>
      <text:p text:style-name="P56"><text:s text:c="7"/>* Задайте им имена (например, usbTask, canTask, dispatcherTask). <text:s text:c="166"/></text:p>
      <text:p text:style-name="P56"><text:s text:c="7"/>* Укажите для них приоритеты. <text:s text:c="201"/></text:p>
      <text:p text:style-name="P56"><text:s text:c="7"/>* Задайте размер стека. <text:s text:c="207"/></text:p>
      <text:p text:style-name="P56"><text:s text:c="7"/>* Точно так же можно объявить очереди, указав их размер и размер элемента. <text:s text:c="156"/></text:p>
      <text:p text:style-name="P56"><text:s text:c="238"/></text:p>
      <text:p text:style-name="P56"><text:s text:c="6"/>Что это дает: CubeMX автоматически сгенерирует в main.c код для создания этих задач (xTaskCreate) и очередей (xQueueCreate). Вам не придется писать это вручную. Он также сгенерирует пустые функции-заготовки для этих задач. <text:s text:c="9"/></text:p>
      <text:p text:style-name="P56"><text:s text:c="238"/></text:p>
      <text:p text:style-name="P56"><text:span text:style-name="T12"><text:s text:c="2"/>Шаг 2: Генерация кода </text:span><text:s text:c="214"/></text:p>
      <text:p text:style-name="P56"><text:s text:c="238"/></text:p>
      <text:p text:style-name="P56"><text:s text:c="2"/>Сгенерируйте проект. CubeMX создаст main.c со всеми функциями MX_..._Init() и вызовами xTaskCreate. <text:s text:c="136"/></text:p>
      <text:p text:style-name="P56"><text:s text:c="238"/></text:p>
      <text:p text:style-name="P56"><text:s/><text:span text:style-name="T12"><text:s/>Шаг 3: "Вынос" логики из main.c </text:span><text:s text:c="204"/></text:p>
      <text:p text:style-name="P56"><text:s text:c="238"/></text:p>
      <text:p text:style-name="P56"><text:s text:c="2"/>Теперь начинается ваша работа по организации кода. <text:s text:c="185"/></text:p>
      <text:p text:style-name="P56"><text:s text:c="238"/></text:p>
      <text:p text:style-name="P56"><text:s text:c="3"/>1. Создайте свои файлы: task_dispatcher.c, task_dispatcher.h и так далее для каждой задачи. <text:s text:c="143"/></text:p>
      <text:p text:style-name="P56"><text:s text:c="238"/></text:p>
      <text:p text:style-name="P56"><text:s text:c="3"/>2. Переместите код: <text:s text:c="215"/></text:p>
      <text:p text:style-name="P56"><text:s text:c="7"/>* CubeMX сгенерирует в main.c что-то вроде этого: <text:s text:c="181"/></text:p>
      <text:p text:style-name="P56"><text:s text:c="238"/></text:p>
      <text:p text:style-name="P56"><text:s text:c="4"/>1 <text:s text:c="8"/>/* USER CODE BEGIN 4 */ <text:s text:c="200"/></text:p>
      <text:p text:style-name="P56"><text:s text:c="4"/>2 <text:s text:c="8"/>void vTaskDispatcher(void * argument) <text:s text:c="186"/></text:p>
      <text:p text:style-name="P56"><text:s text:c="4"/>3 <text:s text:c="8"/>{ <text:s text:c="222"/></text:p>
      <text:p text:style-name="P56"><text:s text:c="4"/>4 <text:s text:c="10"/>/* USER CODE BEGIN 5 */ <text:s text:c="198"/></text:p>
      <text:p text:style-name="P56"><text:s text:c="4"/>5 <text:s text:c="10"/>for(;;) <text:s text:c="214"/></text:p>
      <text:p text:style-name="P56"><text:s text:c="4"/>6 <text:s text:c="10"/>{ <text:s text:c="220"/></text:p>
      <text:p text:style-name="P56"><text:s text:c="4"/>7 <text:s text:c="12"/>vTaskDelay(1); <text:s text:c="205"/></text:p>
      <text:p text:style-name="P56"><text:s text:c="4"/>8 <text:s text:c="10"/>} <text:s text:c="220"/></text:p>
      <text:p text:style-name="P56"><text:s text:c="4"/>9 <text:s text:c="10"/>/* USER CODE END 5 */ <text:s text:c="200"/></text:p>
      <text:p text:style-name="P56"><text:s text:c="3"/>10 <text:s text:c="8"/>} <text:s text:c="222"/></text:p>
      <text:p text:style-name="P56"><text:soft-page-break/><text:s text:c="3"/>11 <text:s text:c="8"/>/* USER CODE END 4 */ <text:s text:c="201"/></text:p>
      <text:p text:style-name="P56"><text:s text:c="7"/>* Ваша задача — вырезать всю эту функцию из main.c и вставить ее в ваш файл task_dispatcher.c. <text:s text:c="135"/></text:p>
      <text:p text:style-name="P56"><text:s text:c="238"/></text:p>
      <text:p text:style-name="P56"><text:s/><text:span text:style-name="T12"><text:s text:c="2"/>3. Подключите заголовочные файлы: </text:span><text:s text:c="201"/></text:p>
      <text:p text:style-name="P56"><text:s text:c="7"/>* В файле main.c найдите блок /* USER CODE BEGIN Includes */. <text:s text:c="169"/></text:p>
      <text:p text:style-name="P56">* Впишите туда подключения ваших заголовочных файлов:</text:p>
      <text:p text:style-name="P56"/>
      <text:p text:style-name="P56"/>
      <text:p text:style-name="P56"/>
      <text:p text:style-name="P56"><text:s/>1 <text:s text:c="8"/>/* USER CODE BEGIN Includes */ <text:s text:c="194"/></text:p>
      <text:p text:style-name="P56"><text:s text:c="3"/>2 <text:s text:c="8"/>#include "task_dispatcher.h" <text:s text:c="196"/></text:p>
      <text:p text:style-name="P56"><text:s text:c="3"/>3 <text:s text:c="8"/>#include "task_can_handler.h" <text:s text:c="195"/></text:p>
      <text:p text:style-name="P56"><text:s text:c="3"/>4 <text:s text:c="8"/>#include "task_usb_handler.h" <text:s text:c="195"/></text:p>
      <text:p text:style-name="P56"><text:s text:c="3"/>5 <text:s text:c="8"/>/* USER CODE END Includes */ <text:s text:c="196"/></text:p>
      <text:p text:style-name="P56"><text:s text:c="238"/></text:p>
      <text:p text:style-name="P56"><text:s text:c="2"/>Теперь, когда CubeMX сгенерировал вызов xTaskCreate(vTaskDispatcher, ...) в main(), компилятор, благодаря вашему #include, найдет реализацию этой функции в task_dispatcher.c. <text:s text:c="61"/></text:p>
      <text:p text:style-name="P56"><text:s text:c="67"/><text:span text:style-name="T12"><text:s text:c="171"/></text:span></text:p>
      <text:p text:style-name="P56"><text:span text:style-name="T12"><text:s text:c="2"/>Шаг 4: Уважайте блоки USER CODE </text:span><text:s text:c="204"/></text:p>
      <text:p text:style-name="P56"><text:s text:c="238"/></text:p>
      <text:p text:style-name="P56"><text:s text:c="2"/>Это самое главное правило при работе с CubeMX. <text:s text:c="189"/></text:p>
      <text:p text:style-name="P56"><text:s text:c="238"/></text:p>
      <text:p text:style-name="P56"><text:s text:c="3"/>* Все, что вы пишете вручную в файлах, сгенерированных CubeMX (особенно в `main.c`), должно находиться строго между комментариями `/* USER CODE BEGIN ... */` и `/* USER CODE END ... */`. <text:s text:c="48"/></text:p>
      <text:p text:style-name="P56"><text:s text:c="3"/>* Когда вы вернетесь в CubeMX, чтобы изменить, например, скорость UART, и нажмете "Generate Code", CubeMX перезапишет main.c и другие файлы, но сохранит в целости все, что находится внутри `USER CODE` блоков. <text:s text:c="26"/></text:p>
      <text:p text:style-name="P56"><text:s text:c="238"/></text:p>
      <text:p text:style-name="P56"><text:s text:c="2"/>Ваши собственные файлы (task_dispatcher.c и т.д.) CubeMX никогда не тронет. <text:s text:c="160"/></text:p>
      <text:p text:style-name="P56"><text:s text:c="238"/></text:p>
      <text:p text:style-name="P56"><text:s text:c="2"/><text:span text:style-name="T2">Вывод</text:span> <text:s text:c="230"/></text:p>
      <text:p text:style-name="P56"><text:s text:c="238"/></text:p>
      <text:p text:style-name="P56"><text:s text:c="2"/>CubeMX не мешает, а помогает. Он берет на себя всю рутинную работу по настройке регистров и генерации кода инициализации. Ваша задача — использовать USER CODE блоки как точки "внедрения" вашего собственного, хорошо структурированного <text:s text:c="2"/></text:p>
      <text:p text:style-name="P56"><text:s text:c="2"/>кода. <text:s text:c="230"/></text:p>
      <text:p text:style-name="P56"><text:s text:c="238"/></text:p>
      <text:p text:style-name="P56"><text:s text:c="2"/><text:span text:style-name="T2">Итог: <text:s/></text:span><text:s text:c="229"/></text:p>
      <text:p text:style-name="P56"><text:s text:c="3"/>1. Конфигурируете периферию и RTOS в CubeMX. <text:s text:c="190"/></text:p>
      <text:p text:style-name="P56"><text:s text:c="3"/>2. Генерируете код. <text:s text:c="215"/></text:p>
      <text:p text:style-name="P56"><text:s text:c="3"/>3. Создаете свои .c / .h файлы для каждой логической сущности (задачи). <text:s text:c="163"/></text:p>
      <text:p text:style-name="P56"><text:s text:c="3"/>4. Переносите реализацию функций задач из main.c в свои файлы. <text:s text:c="172"/></text:p>
      <text:p text:style-name="P56"><text:s text:c="3"/>5. В main.c внутри USER CODE блоков подключаете свои заголовочные файлы. <text:s text:c="162"/></text:p>
      <text:p text:style-name="P56"><text:s text:c="238"/></text:p>
      <text:p text:style-name="P56"><text:s text:c="2"/>Так вы получаете лучшее из двух миров: автоматическую кодогенерацию для оборудования и чистую, модульную архитектуру приложения. <text:s text:c="107"/></text:p>
      <text:p text:style-name="P56"><text:s text:c="238"/></text:p>
      <text:p text:style-name="P56"><text:span text:style-name="T2">&gt; после генерации когда создается папка RTOS. пользовательские папки можно создавать там или лучше создать отдельную папку для пользовательского кода? <text:s text:c="2"/></text:span><text:s text:c="85"/></text:p>
      <text:p text:style-name="P56"><text:s text:c="238"/></text:p>
      <text:p text:style-name="P56"><text:soft-page-break/><text:span text:style-name="T2">✦ Это еще один отличный практический вопрос, который показывает, что вы думаете об архитектуре правильно. <text:s text:c="5"/></text:span><text:s text:c="127"/></text:p>
      <text:p text:style-name="P56"><text:s text:c="238"/></text:p>
      <text:p text:style-name="P56"><text:s text:c="2"/>На него есть однозначный ответ: создайте отдельную папку для вашего пользовательского кода. <text:s text:c="144"/></text:p>
      <text:p text:style-name="P56"><text:s text:c="238"/></text:p>
      <text:p text:style-name="P56"><text:span text:style-name="T12"><text:s text:c="2"/>Категорически не рекомендуется помещать ваши файлы в папки, сгенерированные CubeMX, и особенно в папку Middlewares/Third_Party/FreeRTOS. <text:s text:c="4"/></text:span><text:s text:c="95"/></text:p>
      <text:p text:style-name="P56"><text:s text:c="238"/></text:p>
      <text:p text:style-name="P56"><text:s text:c="2"/><text:span text:style-name="T12">Почему это так важно? <text:s/></text:span><text:s text:c="213"/></text:p>
      <text:p text:style-name="P56"><text:s text:c="238"/></text:p>
      <text:p text:style-name="P56"><text:s text:c="3"/><text:span text:style-name="T2">1. Разделение ответственности (Separation of Concerns):</text:span> <text:s text:c="179"/></text:p>
      <text:p text:style-name="P56"><text:s text:c="7"/>* Папка Middlewares/Third_Party/FreeRTOS содержит исходный код самой библиотеки FreeRTOS. Это сторонний код, который вы используете, но не разрабатываете. Относитесь к нему как к "черному ящику" или системной библиотеке. <text:s text:c="10"/></text:p>
      <text:p text:style-name="P56"><text:s text:c="7"/>* Ваши файлы task_dispatcher.c, task_can_handler.c и т.д. — это код вашего приложения. Это уникальная логика, которая решает именно вашу задачу. <text:s text:c="86"/></text:p>
      <text:p text:style-name="P56"><text:s text:c="7"/>* Смешивать код приложения с кодом библиотеки — все равно что хранить свои личные документы в системной папке Windows. Это создает беспорядок и риски. <text:s text:c="80"/></text:p>
      <text:p text:style-name="P56"><text:s text:c="238"/></text:p>
      <text:p text:style-name="P56"><text:s text:c="2"/><text:span text:style-name="T2"><text:s/>2. Обновления и поддержка: </text:span><text:s text:c="208"/></text:p>
      <text:p text:style-name="P56"><text:s text:c="7"/>* В будущем вы можете захотеть обновить версию FreeRTOS в проекте. Стандартный способ сделать это — удалить старую папку FreeRTOS и заменить ее новой (или позволить CubeMX сделать это за вас). <text:s text:c="38"/></text:p>
      <text:p text:style-name="P56"><text:s text:c="7"/>* Если ваши файлы приложения будут лежать внутри этой папки, вы либо потеряете их, либо столкнетесь с очень сложным процессом их ручного извлечения и слияния. <text:s text:c="71"/></text:p>
      <text:p text:style-name="P56"><text:s text:c="7"/>* Храня код приложения в отдельной папке, вы можете обновлять библиотеки, не затрагивая вашу логику. <text:s text:c="129"/></text:p>
      <text:p text:style-name="P56"><text:s text:c="238"/></text:p>
      <text:p text:style-name="P56"><text:s text:c="3"/><text:span text:style-name="T2">3. Чистота и понятность структуры проекта:</text:span> <text:s text:c="192"/></text:p>
      <text:p text:style-name="P57">* Хорошая структура проекта позволяет любому разработчику (включая вас в будущем) мгновенно понять, где находится логика приложения, где — драйверы, а где — сторонние библиотеки.</text:p>
      <text:p text:style-name="P57"/>
      <text:p text:style-name="P57">Рекомендуемая структура папок <text:s text:c="206"/></text:p>
      <text:p text:style-name="P57"><text:s text:c="238"/></text:p>
      <text:p text:style-name="P57"><text:s text:c="2"/>Очень хорошей практикой является создание папки верхнего уровня с именем App, Application или User. <text:s text:c="136"/></text:p>
      <text:p text:style-name="P57"><text:s text:c="238"/></text:p>
      <text:p text:style-name="P57"><text:s text:c="4"/>1 /Ваш_Проект <text:s text:c="220"/></text:p>
      <text:p text:style-name="P57"><text:s text:c="4"/>2 | <text:s text:c="230"/></text:p>
      <text:p text:style-name="P57"><text:s text:c="4"/>3 |-- /Core <text:s text:c="19"/>(Сгенерировано CubeMX) <text:s text:c="180"/></text:p>
      <text:p text:style-name="P57"><text:s text:c="4"/>4 | <text:s text:c="2"/>|-- /Inc <text:s text:c="219"/></text:p>
      <text:p text:style-name="P57"><text:s text:c="4"/>5 | <text:s text:c="2"/>|-- /Src <text:s text:c="219"/></text:p>
      <text:p text:style-name="P57"><text:s text:c="4"/>6 | <text:s text:c="6"/>|-- main.c <text:s text:c="213"/></text:p>
      <text:p text:style-name="P57"><text:s text:c="4"/>7 | <text:s text:c="230"/></text:p>
      <text:p text:style-name="P57"><text:s text:c="4"/>8 |-- /Drivers <text:s text:c="16"/>(Сгенерировано CubeMX) <text:s text:c="180"/></text:p>
      <text:p text:style-name="P57"><text:s text:c="4"/>9 | <text:s text:c="230"/></text:p>
      <text:p text:style-name="P57"><text:s text:c="3"/>10 |-- /Middlewares <text:s text:c="12"/>(Сгенерировано CubeMX) <text:s text:c="180"/></text:p>
      <text:p text:style-name="P57"><text:s text:c="3"/>11 | <text:s text:c="2"/>|-- /Third_Party <text:s text:c="211"/></text:p>
      <text:p text:style-name="P57"><text:s text:c="3"/>12 | <text:s text:c="6"/>|-- /FreeRTOS <text:s text:c="7"/>&lt;-- Исходники самой FreeRTOS <text:s text:c="174"/></text:p>
      <text:p text:style-name="P57"><text:s text:c="3"/>13 | <text:s text:c="230"/></text:p>
      <text:p text:style-name="P57"><text:soft-page-break/><text:s text:c="3"/>14 |-- /App <text:s text:c="20"/>&lt;-- ВАША НОВАЯ ПАПКА <text:s text:c="182"/></text:p>
      <text:p text:style-name="P57"><text:s text:c="3"/>15 <text:s text:c="4"/>|-- /Inc <text:s text:c="16"/>&lt;-- Ваши заголовочные файлы <text:s text:c="175"/></text:p>
      <text:p text:style-name="P57"><text:s text:c="3"/>16 <text:s text:c="4"/>| <text:s text:c="2"/>|-- task_dispatcher.h <text:s text:c="202"/></text:p>
      <text:p text:style-name="P57"><text:s text:c="3"/>17 <text:s text:c="4"/>| <text:s text:c="2"/>|-- task_can_handler.h <text:s text:c="201"/></text:p>
      <text:p text:style-name="P57"><text:s text:c="3"/>18 <text:s text:c="4"/>| <text:s text:c="2"/>|-- shared_resources.h <text:s text:c="201"/></text:p>
      <text:p text:style-name="P57"><text:s text:c="3"/>19 <text:s text:c="4"/>| <text:s text:c="226"/></text:p>
      <text:p text:style-name="P57"><text:s text:c="3"/>20 <text:s text:c="4"/>|-- /Src <text:s text:c="16"/>&lt;-- Ваши файлы с исходным кодом <text:s text:c="171"/></text:p>
      <text:p text:style-name="P57"><text:s text:c="3"/>21 <text:s text:c="8"/>|-- task_dispatcher.c <text:s text:c="202"/></text:p>
      <text:p text:style-name="P57"><text:s text:c="3"/>22 <text:s text:c="8"/>|-- task_can_handler.c <text:s text:c="201"/></text:p>
      <text:p text:style-name="P57"><text:s text:c="238"/></text:p>
      <text:p text:style-name="P57"><text:s text:c="2"/><text:span text:style-name="T2">Что нужно сделать после создания папки? </text:span><text:s text:c="196"/></text:p>
      <text:p text:style-name="P57"><text:s text:c="238"/></text:p>
      <text:p text:style-name="P57"><text:s text:c="2"/>После того как вы создадите эту структуру, вам нужно сделать один важный шаг: сообщить компилятору, где искать ваши новые заголовочные файлы. <text:s text:c="94"/></text:p>
      <text:p text:style-name="P57"><text:s text:c="238"/></text:p>
      <text:p text:style-name="P57"><text:s text:c="2"/>В STM32CubeIDE это делается так: <text:s text:c="203"/></text:p>
      <text:p text:style-name="P57"><text:s text:c="3"/>1. Кликните правой кнопкой мыши по вашему проекту в "Project Explorer". <text:s text:c="163"/></text:p>
      <text:p text:style-name="P57"><text:s text:c="3"/>2. Выберите Properties. <text:s text:c="211"/></text:p>
      <text:p text:style-name="P57"><text:s text:c="3"/>3. Перейдите в C/C++ General -&gt; Paths and Symbols. <text:s text:c="184"/></text:p>
      <text:p text:style-name="P57"><text:s text:c="3"/>4. Откройте вкладку Includes. <text:s text:c="205"/></text:p>
      <text:p text:style-name="P57"><text:s text:c="3"/>5. В списке "Languages" выберите GNU C. <text:s text:c="195"/></text:p>
      <text:p text:style-name="P57"><text:s text:c="3"/>6. Нажмите Add..., затем Workspace... и выберите вашу новую папку с заголовочными файлами (в нашем примере это App/Inc). <text:s text:c="114"/></text:p>
      <text:p text:style-name="P57"><text:s text:c="3"/>7. Нажмите Apply and Close. <text:s text:c="207"/></text:p>
      <text:p text:style-name="P57"><text:s text:c="238"/></text:p>
      <text:p text:style-name="P57"><text:s text:c="2"/>Теперь, когда вы напишете #include "task_dispatcher.h" в main.c или любом другом файле, компилятор будет знать, где его найти. Среда разработки автоматически подхватит и скомпилирует соответствующие .c файлы из папки App/Src. <text:s text:c="10"/></text:p>
      <text:p text:style-name="P57"><text:s text:c="238"/></text:p>
      <text:p text:style-name="P57"><text:span text:style-name="T2">&gt; имеет ли смысл парсить комманды от юзера на уровне дережера до уровня, как ты предложил, управления мотором, или просто опровлять комманду на исполнителя и уже там управлять оконечныими устройствами? <text:s text:c="3"/></text:span><text:s text:c="33"/></text:p>
      <text:p text:style-name="P57"><text:s text:c="238"/></text:p>
      <text:p text:style-name="P57"><text:span text:style-name="T2">✦ Это еще один фундаментальный архитектурный вопрос. От ответа на него зависит эффективность, надежность и нагрузка на вашу систему. <text:s text:c="3"/></text:span><text:s text:c="102"/></text:p>
      <text:p text:style-name="P57"><text:s text:c="238"/></text:p>
      <text:p text:style-name="P57"><text:s/><text:span text:style-name="T12"><text:s/>Краткий ответ: Настоятельно рекомендуется первый подход: Дирижер парсит команду до низкоуровневого, бинарного представления. <text:s text:c="3"/></text:span><text:s text:c="108"/></text:p>
      <text:p text:style-name="P57"><text:s text:c="238"/></text:p>
      <text:p text:style-name="P57"><text:s text:c="2"/><text:span text:style-name="T2">Давайте разберем оба варианта. <text:s text:c="2"/></text:span></text:p>
      <text:p text:style-name="P57"><text:span text:style-name="T2"/></text:p>
      <text:p text:style-name="P57"><text:span text:style-name="T2"/></text:p>
      <text:p text:style-name="P57"><text:span text:style-name="T2">Вариант 1: </text:span>Дирижер парсит команду (Рекомендуемый) <text:s text:c="186"/></text:p>
      <text:p text:style-name="P57"><text:s text:c="238"/></text:p>
      <text:p text:style-name="P57"><text:s text:c="3"/><text:span text:style-name="T12">1. ПК -&gt; Дирижер: </text:span>Приходит текстовая команда, понятная человеку: "set_motor_speed motor_A 500" <text:s text:c="140"/></text:p>
      <text:p text:style-name="P57"><text:s text:c="3"/><text:span text:style-name="T2">2. На Дирижере: </text:span><text:s text:c="219"/></text:p>
      <text:p text:style-name="P57"><text:s text:c="7"/>* Task_Command_Dispatcher получает эту строку. <text:s text:c="184"/></text:p>
      <text:p text:style-name="P57"><text:s text:c="7"/>* Он ее парсит: распознает команду set_motor_speed, идентификатор motor_A и значение 500. <text:s text:c="141"/></text:p>
      <text:p text:style-name="P57"><text:s text:c="7"/>* Он проверяет (валидирует) команду: существует ли motor_A? Не превышает ли скорость 500 допустимые пределы? <text:s text:c="122"/></text:p>
      <text:p text:style-name="P57"><text:soft-page-break/><text:s text:c="7"/>* Он транслирует эту команду в компактное бинарное сообщение для CAN-шины. Например, в структуру: <text:s text:c="133"/></text:p>
      <text:p text:style-name="P57"><text:s text:c="238"/></text:p>
      <text:p text:style-name="P57"><text:s/><text:span text:style-name="T12"><text:s text:c="2"/>1 <text:s text:c="8"/>struct { <text:s text:c="216"/></text:span></text:p>
      <text:p text:style-name="P92"><text:s text:c="3"/>2 <text:s text:c="10"/>uint8_t command_id; // ID для set_motor_speed, например, 0x01 <text:s text:c="161"/></text:p>
      <text:p text:style-name="P92"><text:s text:c="3"/>3 <text:s text:c="10"/>uint8_t motor_id; <text:s text:c="2"/>// ID для motor_A, например, 0 <text:s text:c="172"/></text:p>
      <text:p text:style-name="P92"><text:s text:c="3"/>4 <text:s text:c="10"/>uint16_t speed; <text:s text:c="4"/>// 500 <text:s text:c="196"/></text:p>
      <text:p text:style-name="P57"><text:span text:style-name="T12"><text:s text:c="3"/>5 <text:s text:c="8"/>} can_payload; </text:span><text:s text:c="210"/></text:p>
      <text:p text:style-name="P57"><text:s text:c="3"/><text:span text:style-name="T2">3. Дирижер -&gt; Исполнитель:</text:span> По CAN-шине отправляется один короткий пакет (например, 4 байта), содержащий эти бинарные данные. <text:s text:c="110"/></text:p>
      <text:p text:style-name="P57"><text:s text:c="3"/><text:span text:style-name="T2">4. На Исполнителе:</text:span> <text:s text:c="216"/></text:p>
      <text:p text:style-name="P57"><text:s text:c="7"/>* Принимает CAN-пакет. <text:s text:c="208"/></text:p>
      <text:p text:style-name="P57"><text:s text:c="7"/>* Смотрит на command_id (0x01) и сразу понимает, что нужно делать. <text:s text:c="164"/></text:p>
      <text:p text:style-name="P57"><text:s text:c="7"/>* Берет готовые бинарные данные motor_id и speed и напрямую использует их для управления драйвером. Никакого парсинга строк не требуется. <text:s text:c="93"/></text:p>
      <text:p text:style-name="P57"><text:s text:c="238"/></text:p>
      <text:p text:style-name="P57"><text:s text:c="2"/><text:span text:style-name="T2">Преимущества: <text:s/></text:span><text:s text:c="221"/></text:p>
      <text:p text:style-name="P57"><text:s text:c="3"/>* Эффективность шины: Вы передаете по шине не десятки байт текста, а 2-4 байта бинарных данных. Это критически важно для таких шин, как CAN, где один пакет содержит всего 8 байт. <text:s text:c="56"/></text:p>
      <text:p text:style-name="P57"><text:s text:c="3"/>* Разгрузка Исполнителя: Парсинг строк (strcmp, sscanf, atoi) — это очень ресурсоемкая операция для микроконтроллера. Перенося эту работу на мощный Дирижер, вы освобождаете Исполнителя (STM32F103) для выполнения его главной, часто <text:s text:c="4"/></text:p>
      <text:p text:style-name="P57"><text:s text:c="5"/>критичной ко времени, задачи — управления оконечным устройством. <text:s text:c="168"/></text:p>
      <text:p text:style-name="P57"><text:s text:c="3"/>* Централизованная валидация: Дирижер может сразу же отклонить некорректную команду от пользователя, не загружая ею ни шину, ни Исполнителя. <text:s text:c="94"/></text:p>
      <text:p text:style-name="P57"><text:s text:c="3"/>* Надежность: Бинарные протоколы гораздо менее подвержены ошибкам, чем текстовые. <text:s text:c="153"/></text:p>
      <text:p text:style-name="P57"><text:s text:c="238"/></text:p>
      <text:p text:style-name="P57"><text:s text:c="2"/><text:span text:style-name="T2">Вариант 2: Исполнитель парсит команду</text:span> <text:s text:c="198"/></text:p>
      <text:p text:style-name="P57"><text:s text:c="238"/></text:p>
      <text:p text:style-name="P57"><text:s text:c="3"/><text:span text:style-name="T2">1. ПК -&gt; Дирижер:</text:span> Приходит команда "set_motor_speed motor_A 500". <text:s text:c="169"/></text:p>
      <text:p text:style-name="P57"><text:s text:c="3"/><text:span text:style-name="T2">2. На Дирижере: </text:span><text:s text:c="219"/></text:p>
      <text:p text:style-name="P57"><text:s text:c="7"/>* Дирижер лишь смотрит, что команда относится к моторам, и определяет, что за них отвечает Исполнитель №1. <text:s text:c="124"/></text:p>
      <text:p text:style-name="P57"><text:s text:c="7"/>* Он пересылает всю строку "set_motor_speed motor_A 500" Исполнителю №1 через CAN-шину. (Это уже само по себе сложная задача, так как строку придется дробить на несколько CAN-пакетов). <text:s text:c="46"/></text:p>
      <text:p text:style-name="P57"><text:s text:c="3"/><text:span text:style-name="T2">3. На Исполнителе: </text:span><text:s text:c="216"/></text:p>
      <text:p text:style-name="P57"><text:s text:c="7"/>* Принимает несколько CAN-пакетов и собирает из них исходную строку. <text:s text:c="162"/></text:p>
      <text:p text:style-name="P57"><text:s text:c="7"/>* Запускает парсер строк, чтобы понять, что от него хотят. <text:s text:c="172"/></text:p>
      <text:p text:style-name="P57"><text:s text:c="7"/>* Выполняет команду. <text:s text:c="210"/></text:p>
      <text:p text:style-name="P57"><text:s text:c="238"/></text:p>
      <text:p text:style-name="P57"><text:s/><text:span text:style-name="T2"><text:s/>Недостатки:</text:span> <text:s text:c="224"/></text:p>
      <text:p text:style-name="P57"><text:s text:c="3"/>* Перегрузка шины: Гонять длинные строки по CAN — очень плохая идея. <text:s text:c="166"/></text:p>
      <text:p text:style-name="P57"><text:s text:c="3"/>* Перегрузка Исполнителя: Слабый STM32F103 будет тратить драгоценные такты процессора на разбор текста вместо того, чтобы в реальном времени управлять мотором. Это может привести к срывам таймингов, пропускам шагов и т.д. <text:s text:c="13"/></text:p>
      <text:p text:style-name="P57"><text:s text:c="3"/>* Дублирование кода: Если у вас несколько Исполнителей управляют моторами, вам придется разместить код парсера на каждом из них. <text:s text:c="106"/></text:p>
      <text:p text:style-name="P57"><text:s text:c="3"/>* Запоздалая реакция на ошибки: Ошибка в команде будет обнаружена только на Исполнителе, что усложняет логику обратной связи с пользователем. <text:s text:c="93"/></text:p>
      <text:p text:style-name="P57"><text:s text:c="238"/></text:p>
      <text:p text:style-name="P57"><text:soft-page-break/><text:s/><text:span text:style-name="T2"><text:s/>Вывод</text:span> <text:s text:c="230"/></text:p>
      <text:p text:style-name="P57"><text:s text:c="238"/></text:p>
      <text:p text:style-name="P57"><text:s text:c="2"/><text:span text:style-name="T12">Дирижер должен быть "переводчиком" с человеческого языка на эффективный машинный. <text:s/></text:span><text:s text:c="153"/></text:p>
      <text:p text:style-name="P57"><text:s text:c="238"/></text:p>
      <text:p text:style-name="P57"><text:s text:c="2"/>Ваша система должна иметь два уровня протоколов: <text:s text:c="187"/></text:p>
      <text:p text:style-name="P57"><text:s text:c="3"/><text:span text:style-name="T2">1. Протокол "ПК &lt;-&gt; Дирижер": </text:span>Текстовый, человекочитаемый, гибкий. Здесь строки — это нормально. <text:s text:c="137"/></text:p>
      <text:p text:style-name="P57"><text:s text:c="3"/><text:span text:style-name="T2">2. Протокол "Дирижер &lt;-&gt; Исполнители": </text:span>Бинарный, компактный, быстрый, однозначный. <text:s text:c="151"/></text:p>
      <text:p text:style-name="P57"><text:s text:c="238"/></text:p>
      <text:p text:style-name="P58"><text:s text:c="2"/>Такое разделение — залог производительной, надежной и хорошо спроектированной распределенной системы. <text:s/></text:p>
      <text:p text:style-name="P58"/>
      <text:p text:style-name="P15">&gt; весомый аргумент, спасибо! <text:s text:c="209"/></text:p>
      <text:p text:style-name="P15"><text:s text:c="238"/></text:p>
      <text:p text:style-name="P15">✦ Всегда пожалуйста! Рад, что это оказалось полезным. <text:s text:c="184"/></text:p>
      <text:p text:style-name="P58"><text:span text:style-name="T2"><text:s text:c="100"/></text:span><text:s text:c="138"/></text:p>
      <text:p text:style-name="P58"><text:s text:c="2"/>Жду ваших следующих вопросов. <text:s text:c="206"/></text:p>
      <text:p text:style-name="P58"><text:s text:c="238"/></text:p>
      <text:p text:style-name="P58"><text:span text:style-name="T2">&gt; давай поговорим о самих коммандах. И структуре их хранения. Предполижим у нас от юзера будет приходить 70 текстовых комманд. Какова общая структура их обработки? </text:span><text:s text:c="74"/></text:p>
      <text:p text:style-name="P58"><text:s text:c="238"/></text:p>
      <text:p text:style-name="P58"><text:span text:style-name="T2">✦ Отличный вопрос. Структурирование обработки большого количества команд — это ключевая задача для Дирижера. Наивный подход с длинной цепочкой if-else if для 70 команд будет медленным и абсолютно не поддерживаемым. </text:span><text:s text:c="23"/></text:p>
      <text:p text:style-name="P58"><text:s text:c="238"/></text:p>
      <text:p text:style-name="P58"><text:s text:c="2"/><text:span text:style-name="T12">Лучшая практика здесь — это использование таблицы команд (Command Table). Это элегантный, быстрый и масштабируемый подход. <text:s text:c="5"/></text:span><text:s text:c="108"/></text:p>
      <text:p text:style-name="P58"><text:s text:c="238"/></text:p>
      <text:p text:style-name="P58"><text:s text:c="2"/>Общая структура <text:s text:c="220"/></text:p>
      <text:p text:style-name="P58"><text:s text:c="238"/></text:p>
      <text:p text:style-name="P58"><text:span text:style-name="T12"><text:s text:c="2"/>Идея состоит в том, чтобы создать массив структур, где каждая структура описывает одну команду. Этот массив служит как "справочник" или "карта", связывающая текстовую команду с функцией, которая ее обрабатывает. <text:s text:c="2"/></text:span><text:s text:c="22"/></text:p>
      <text:p text:style-name="P58"><text:s text:c="238"/></text:p>
      <text:p text:style-name="P58"><text:span text:style-name="T2"><text:s text:c="2"/>Шаг 1: Определяем структуру команды <text:s text:c="3"/></text:span><text:s text:c="197"/></text:p>
      <text:p text:style-name="P58"><text:s text:c="238"/></text:p>
      <text:p text:style-name="P58"><text:s text:c="2"/>Сначала нам нужна структура, которая будет описывать команду. В ней должно быть как минимум два поля: сама строка команды и указатель на функцию-обработчик. <text:s text:c="79"/></text:p>
      <text:p text:style-name="P58"><text:s text:c="238"/></text:p>
      <text:p text:style-name="P58"><text:s text:c="4"/>1 // Определяем тип для указателя на функцию-обработчик. <text:s text:c="177"/></text:p>
      <text:p text:style-name="P58"><text:s text:c="4"/>2 // Все обработчики будут принимать строку с аргументами и возвращать статус. <text:s text:c="155"/></text:p>
      <text:p text:style-name="P58"><text:s text:c="4"/>3 typedef enum { CMD_OK, CMD_INVALID_ARGS, CMD_ERROR } CommandStatus_t; <text:s text:c="162"/></text:p>
      <text:p text:style-name="P58"><text:s text:c="4"/>4 typedef CommandStatus_t (*CommandHandler_t)(const char *args); <text:s text:c="169"/></text:p>
      <text:p text:style-name="P58"><text:s text:c="4"/>5 <text:s text:c="232"/></text:p>
      <text:p text:style-name="P58"><text:s text:c="4"/>6 // Структура, описывающая одну команду <text:s text:c="193"/></text:p>
      <text:p text:style-name="P58"><text:s text:c="4"/>7 typedef struct { <text:s text:c="215"/></text:p>
      <text:p text:style-name="P58"><text:s text:c="4"/>8 <text:s text:c="4"/>const char *command_string; <text:s text:c="6"/>// Текстовая команда, например, "set_speed" <text:s text:c="150"/></text:p>
      <text:p text:style-name="P58"><text:s text:c="4"/>9 <text:s text:c="4"/>CommandHandler_t handler; <text:s text:c="8"/>// Указатель на функцию, которая ее обработает <text:s text:c="147"/></text:p>
      <text:p text:style-name="P58"><text:s text:c="3"/>10 <text:s text:c="4"/>const char *help_string; <text:s text:c="9"/>// (Опционально) Строка помощи для этой команды <text:s text:c="146"/></text:p>
      <text:p text:style-name="P58"><text:s text:c="3"/>11 } Command_t; <text:s text:c="219"/></text:p>
      <text:p text:style-name="P58"><text:s text:c="238"/></text:p>
      <text:p text:style-name="P58"><text:soft-page-break/><text:s text:c="2"/><text:span text:style-name="T2">Шаг 2: Создаем таблицу команд</text:span> <text:s text:c="206"/></text:p>
      <text:p text:style-name="P58"><text:s text:c="238"/></text:p>
      <text:p text:style-name="P58"><text:s text:c="2"/>Теперь мы создаем статичный, константный массив (таблицу) из этих структур. <text:span text:style-name="T14">static const гарантирует, что таблица будет храниться во Flash-памяти и не будет занимать драгоценную ОЗУ. <text:s/></text:span><text:s text:c="52"/></text:p>
      <text:p text:style-name="P58"><text:s text:c="238"/></text:p>
      <text:p text:style-name="P58"><text:s text:c="4"/><text:span text:style-name="T2">1 // В файле, где будет диспетчер, например, task_dispatcher.c <text:s/></text:span><text:s text:c="170"/></text:p>
      <text:p text:style-name="P58"><text:s text:c="4"/>2 <text:s text:c="232"/></text:p>
      <text:p text:style-name="P58"><text:s text:c="4"/>3 // Сначала прототипы для всех функций-обработчиков <text:s text:c="181"/></text:p>
      <text:p text:style-name="P58"><text:s text:c="4"/>4 static CommandStatus_t handle_set_speed(const char *args); <text:s text:c="173"/></text:p>
      <text:p text:style-name="P58"><text:s text:c="4"/>5 static CommandStatus_t handle_get_position(const char *args); <text:s text:c="170"/></text:p>
      <text:p text:style-name="P58"><text:s text:c="4"/>6 static CommandStatus_t handle_help(const char *args); <text:s text:c="178"/></text:p>
      <text:p text:style-name="P58"><text:s text:c="4"/>7 // ... и так далее для всех 70 команд <text:s text:c="194"/></text:p>
      <text:p text:style-name="P58"><text:s text:c="4"/>8 <text:s text:c="232"/></text:p>
      <text:p text:style-name="P58"><text:s text:c="4"/><text:span text:style-name="T2">9 // А вот и сама таблица <text:s/></text:span><text:s text:c="207"/></text:p>
      <text:p text:style-name="P58"><text:s text:c="3"/>10 static const Command_t command_table[] = { <text:s text:c="189"/></text:p>
      <text:p text:style-name="P58"><text:s text:c="3"/>11 <text:s text:c="4"/>{ "set_speed", <text:s text:c="4"/>handle_set_speed, <text:s text:c="3"/>"Usage: set_speed &lt;motor_id&gt; &lt;speed&gt;" }, <text:s text:c="147"/></text:p>
      <text:p text:style-name="P58"><text:s text:c="3"/>12 <text:s text:c="4"/>{ "get_pos", <text:s text:c="6"/>handle_get_position, "Usage: get_pos &lt;motor_id&gt;" }, <text:s text:c="157"/></text:p>
      <text:p text:style-name="P58"><text:s text:c="3"/>13 <text:s text:c="4"/>{ "help", <text:s text:c="9"/>handle_help, <text:s text:c="8"/>"Prints this help message" }, <text:s text:c="158"/></text:p>
      <text:p text:style-name="P58"><text:s text:c="3"/>14 <text:s text:c="4"/>// ... <text:s text:c="221"/></text:p>
      <text:p text:style-name="P58"><text:s text:c="3"/>15 <text:s text:c="4"/>// Здесь будут все ваши 70 команд </text:p>
      <text:p text:style-name="P58"><text:s text:c="3"/>16 <text:s text:c="4"/>// ... <text:s text:c="221"/></text:p>
      <text:p text:style-name="P58"><text:s text:c="3"/>17 }; <text:s text:c="2"/></text:p>
      <text:p text:style-name="P58"/>
      <text:p text:style-name="P58"/>
      <text:p text:style-name="P58"><text:span text:style-name="T2">19 // Рассчитываем количество команд в таблице <text:s/></text:span><text:s text:c="187"/></text:p>
      <text:p text:style-name="P58"><text:s text:c="3"/>20 const size_t num_commands = sizeof(command_table) / sizeof(command_table[0]); <text:s text:c="154"/></text:p>
      <text:p text:style-name="P58"><text:s text:c="238"/></text:p>
      <text:p text:style-name="P58"><text:span text:style-name="T2"><text:s text:c="2"/>Шаг 3: Реализуем диспетчер (поиск по таблице)</text:span> <text:s text:c="190"/></text:p>
      <text:p text:style-name="P58"><text:s text:c="238"/></text:p>
      <text:p text:style-name="P58"><text:s text:c="2"/>Это логика внутри Task_Command_Dispatcher, которая получает строку от USB. <text:s text:c="161"/></text:p>
      <text:p text:style-name="P58"><text:s text:c="238"/></text:p>
      <text:p text:style-name="P58"><text:s text:c="4"/><text:span text:style-name="T2">1 // Внутри Task_Command_Dispatcher <text:s text:c="4"/></text:span><text:s text:c="194"/></text:p>
      <text:p text:style-name="P58"><text:s text:c="4"/>2 <text:s text:c="232"/></text:p>
      <text:p text:style-name="P58"><text:s text:c="4"/>3 void process_raw_command(char *raw_string) { <text:s text:c="187"/></text:p>
      <text:p text:style-name="P58"><text:s text:c="4"/>4 <text:s text:c="4"/>char *command_word; <text:s text:c="208"/></text:p>
      <text:p text:style-name="P58"><text:s text:c="4"/>5 <text:s text:c="4"/>char *arguments; <text:s text:c="211"/></text:p>
      <text:p text:style-name="P58"><text:s text:c="4"/>6 <text:s text:c="232"/></text:p>
      <text:p text:style-name="P58"><text:s text:c="4"/>7 <text:s text:c="4"/><text:span text:style-name="T12">// 1. Разделяем строку на слово-команду и строку-аргументы</text:span> <text:s text:c="169"/></text:p>
      <text:p text:style-name="P58"><text:s text:c="4"/>8 <text:s text:c="4"/>// strtok_r - потокобезопасная версия strtok <text:s text:c="183"/></text:p>
      <text:p text:style-name="P58"><text:s text:c="4"/>9 <text:s text:c="4"/>char *saveptr; <text:s text:c="213"/></text:p>
      <text:p text:style-name="P58"><text:s text:c="3"/>10 <text:s text:c="4"/>command_word = strtok_r(raw_string, " ", &amp;saveptr); <text:s text:c="176"/></text:p>
      <text:p text:style-name="P58"><text:s text:c="3"/>11 <text:s text:c="4"/>arguments = saveptr; // Все, что осталось после первого пробела - это аргументы <text:s text:c="148"/></text:p>
      <text:p text:style-name="P58"><text:s text:c="3"/>12 <text:s text:c="232"/></text:p>
      <text:p text:style-name="P58"><text:s text:c="3"/>13 <text:s text:c="4"/>if (command_word == NULL) { <text:s text:c="200"/></text:p>
      <text:p text:style-name="P58"><text:s text:c="3"/>14 <text:s text:c="8"/>// Пустая строка, ничего не делаем <text:s text:c="189"/></text:p>
      <text:p text:style-name="P58"><text:s text:c="3"/>15 <text:s text:c="8"/>return; <text:s text:c="216"/></text:p>
      <text:p text:style-name="P58"><text:s text:c="3"/>16 <text:s text:c="4"/>} <text:s text:c="226"/></text:p>
      <text:p text:style-name="P58"><text:s text:c="3"/>17 <text:s text:c="232"/></text:p>
      <text:p text:style-name="P58"><text:s text:c="3"/>18 <text:s text:c="4"/><text:span text:style-name="T2">// 2. Ищем команду в нашей таблице </text:span><text:s text:c="193"/></text:p>
      <text:p text:style-name="P58"><text:s text:c="3"/>19 <text:s text:c="4"/>for (size_t i = 0; i &lt; num_commands; i++) { <text:s text:c="184"/></text:p>
      <text:p text:style-name="P58"><text:s text:c="3"/>20 <text:s text:c="4"/>if (strcmp(command_word, command_table[i].command_string) == 0) { <text:s text:c="158"/></text:p>
      <text:p text:style-name="P58"><text:soft-page-break/><text:s text:c="3"/>21 <text:s text:c="4"/><text:span text:style-name="T2">// 3. Команда найдена! Вызываем связанный с ней обработчик</text:span>. <text:s text:c="160"/></text:p>
      <text:p text:style-name="P58"><text:s text:c="3"/>22 <text:s text:c="4"/>CommandStatus_t status = command_table[i].handler(arguments); <text:s text:c="158"/></text:p>
      <text:p text:style-name="P58"><text:s text:c="3"/>23 <text:s text:c="232"/></text:p>
      <text:p text:style-name="P58"><text:s text:c="3"/>24 <text:s text:c="5"/>// (Опционально) Обрабатываем статус, который вернул обработчик <text:s text:c="156"/></text:p>
      <text:p text:style-name="P58"><text:s text:c="3"/>25 <text:s text:c="5"/>if (status == CMD_INVALID_ARGS) { <text:s text:c="186"/></text:p>
      <text:p text:style-name="P58"><text:s text:c="3"/>26 <text:s text:c="6"/>// Отправляем пользователю сообщение об ошибке и справку <text:s text:c="159"/></text:p>
      <text:p text:style-name="P58"><text:s text:c="3"/>27 <text:s text:c="6"/>char error_msg[128]; <text:s text:c="195"/></text:p>
      <text:p text:style-name="P58"><text:s text:c="3"/>28 <text:s text:c="6"/>snprintf(error_msg, sizeof(error_msg), "Invalid arguments. %s\r\n", command_table[i].help_string); <text:s text:c="117"/></text:p>
      <text:p text:style-name="P58"><text:s text:c="3"/>29 <text:s text:c="6"/>// ... код для отправки error_msg в usb_tx_queue ... <text:s text:c="163"/></text:p>
      <text:p text:style-name="P58"><text:s text:c="3"/>30 <text:s text:c="12"/>} <text:s text:c="218"/></text:p>
      <text:p text:style-name="P58"><text:s text:c="3"/>31 <text:s text:c="12"/>return; // Выходим из функции, работа сделана <text:s text:c="174"/></text:p>
      <text:p text:style-name="P58"><text:s text:c="3"/>32 <text:s text:c="8"/>} <text:s text:c="222"/></text:p>
      <text:p text:style-name="P58"><text:s text:c="3"/>33 <text:s text:c="4"/>} <text:s text:c="226"/></text:p>
      <text:p text:style-name="P58"><text:s text:c="3"/>34 <text:s text:c="232"/></text:p>
      <text:p text:style-name="P58"><text:s text:c="3"/>35 <text:s text:c="4"/><text:span text:style-name="T2">// 4. Если мы прошли весь цикл и ничего не нашли</text:span> <text:s text:c="179"/></text:p>
      <text:p text:style-name="P58"><text:s text:c="3"/>36 <text:s text:c="4"/>// ... код для отправки сообщения "Command not found" ... <text:s text:c="170"/></text:p>
      <text:p text:style-name="P58"><text:s text:c="3"/>37 } <text:s text:c="230"/></text:p>
      <text:p text:style-name="P58"><text:s text:c="238"/></text:p>
      <text:p text:style-name="P58"><text:s text:c="2"/><text:span text:style-name="T2">Шаг 4: Реализуем функции-обработчики</text:span> <text:s text:c="199"/></text:p>
      <text:p text:style-name="P58"><text:s text:c="238"/></text:p>
      <text:p text:style-name="P58"><text:s text:c="2"/>Каждый обработчик отвечает только за свою команду. Он получает уже очищенную строку с аргументами. <text:s text:c="137"/></text:p>
      <text:p text:style-name="P58"><text:s text:c="238"/></text:p>
      <text:p text:style-name="P58"><text:s text:c="4"/>1 static CommandStatus_t handle_set_speed(const char *args) { <text:s text:c="172"/></text:p>
      <text:p text:style-name="P58"><text:s text:c="4"/>2 <text:s text:c="4"/>int motor_id; <text:s text:c="213"/></text:p>
      <text:p text:style-name="P58"><text:s text:c="4"/>3 <text:s text:c="4"/>int speed; <text:s text:c="216"/></text:p>
      <text:p text:style-name="P58"><text:s text:c="4"/>4 <text:s text:c="232"/></text:p>
      <text:p text:style-name="P59"><text:s text:c="4"/>5 <text:s text:c="4"/>// Парсим строку аргументов</text:p>
      <text:p text:style-name="P59"/>
      <text:p text:style-name="P59"><text:s/>6 <text:s text:c="4"/>if (sscanf(args, "%d %d", &amp;motor_id, &amp;speed) != 2) { <text:s text:c="175"/></text:p>
      <text:p text:style-name="P59"><text:s text:c="4"/>7 <text:s text:c="8"/>return CMD_INVALID_ARGS; // Не удалось распарсить 2 аргумента <text:s text:c="162"/></text:p>
      <text:p text:style-name="P59"><text:s text:c="4"/>8 <text:s text:c="4"/>} <text:s text:c="226"/></text:p>
      <text:p text:style-name="P59"><text:s text:c="4"/>9 <text:s text:c="232"/></text:p>
      <text:p text:style-name="P59"><text:s text:c="3"/>10 <text:s text:c="4"/>// Валидируем аргументы <text:s text:c="204"/></text:p>
      <text:p text:style-name="P59"><text:s text:c="3"/>11 <text:s text:c="4"/>if (motor_id &lt; 0 || motor_id &gt; 5 || speed &lt; 0 || speed &gt; 1000) { <text:s text:c="163"/></text:p>
      <text:p text:style-name="P59"><text:s text:c="3"/>12 <text:s text:c="8"/>return CMD_INVALID_ARGS; <text:s text:c="199"/></text:p>
      <text:p text:style-name="P59"><text:s text:c="3"/>13 <text:s text:c="4"/>} <text:s text:c="226"/></text:p>
      <text:p text:style-name="P59"><text:s text:c="3"/>14 <text:s text:c="232"/></text:p>
      <text:p text:style-name="P59"><text:s text:c="3"/>15 <text:s text:c="4"/>// Создаем бинарное CAN-сообщение и отправляем его в can_tx_queue <text:s text:c="162"/></text:p>
      <text:p text:style-name="P59"><text:s text:c="3"/>16 <text:s text:c="4"/>// ... <text:s text:c="221"/></text:p>
      <text:p text:style-name="P59"><text:s text:c="3"/>17 <text:s text:c="232"/></text:p>
      <text:p text:style-name="P59"><text:s text:c="3"/>18 <text:s text:c="4"/>return CMD_OK; <text:s text:c="213"/></text:p>
      <text:p text:style-name="P59"><text:s text:c="3"/>19 } <text:s text:c="230"/></text:p>
      <text:p text:style-name="P59"><text:s text:c="238"/></text:p>
      <text:p text:style-name="P59"><text:s text:c="2"/><text:span text:style-name="T2">Преимущества этого подхода </text:span><text:s text:c="209"/></text:p>
      <text:p text:style-name="P59"><text:s text:c="238"/></text:p>
      <text:p text:style-name="P59"><text:s text:c="3"/>* Масштабируемость: Добавить новую команду — это просто добавить одну строчку в command_table и написать для нее новую функцию-обработчик. Основной код диспетчера не меняется. <text:s text:c="59"/></text:p>
      <text:p text:style-name="P59"><text:s text:c="3"/>* Поддерживаемость: Весь код, относящийся к одной команде, находится в одном месте (в ее обработчике). <text:s text:c="132"/></text:p>
      <text:p text:style-name="P59"><text:soft-page-break/><text:s text:c="3"/>* Производительность: Поиск по массиву гораздо быстрее, чем 70 вызовов strcmp в цепочке if-else. Для еще большей скорости таблицу можно отсортировать по алфавиту и использовать бинарный поиск. <text:s text:c="42"/></text:p>
      <text:p text:style-name="P59"><text:s text:c="3"/>* Автоматическая генерация `help`: Написать команду help становится тривиально — нужно просто пройтись по command_table и распечатать поля command_string и help_string. <text:s text:c="66"/></text:p>
      <text:p text:style-name="P59"><text:s text:c="238"/></text:p>
      <text:p text:style-name="P59"><text:span text:style-name="T2">&gt; поясни, что здесь происходит: typedef enum { CMD_OK, CMD_INVALID_ARGS, CMD_ERROR } CommandStatus_t; <text:s text:c="6"/></text:span><text:s text:c="130"/></text:p>
      <text:p text:style-name="P59"><text:s text:c="238"/></text:p>
      <text:p text:style-name="P59"><text:span text:style-name="T2">✦ Конечно, давайте разберем эту строку: </text:span><text:s text:c="198"/></text:p>
      <text:p text:style-name="P59"><text:s text:c="238"/></text:p>
      <text:p text:style-name="P59"><text:s text:c="2"/>typedef enum { CMD_OK, CMD_INVALID_ARGS, CMD_ERROR } CommandStatus_t; <text:s text:c="166"/></text:p>
      <text:p text:style-name="P59"><text:s text:c="238"/></text:p>
      <text:p text:style-name="P59"><text:s text:c="2"/>Это объявление в языке C, которое создает новый тип данных для представления статуса выполнения команды. Разберем его по частям: <text:s text:c="107"/></text:p>
      <text:p text:style-name="P59"><text:s text:c="238"/></text:p>
      <text:p text:style-name="P59"><text:s text:c="2"/>1. enum (перечисление) <text:s text:c="213"/></text:p>
      <text:p text:style-name="P59"><text:s text:c="238"/></text:p>
      <text:p text:style-name="P59"><text:s text:c="3"/>* `enum` — это ключевое слово, которое позволяет определить набор именованных целочисленных констант. Это делает код более читаемым и менее подверженным ошибкам, чем использование "магических чисел" (например, 0, 1, 2). <text:s text:c="15"/></text:p>
      <text:p text:style-name="P59"><text:s text:c="3"/>* `{ CMD_OK, CMD_INVALID_ARGS, CMD_ERROR }`: Это список перечислителей (enumerators). Каждому из них компилятор по умолчанию присваивает целочисленное значение, начиная с 0 и увеличивая на 1 для каждого последующего: <text:s text:c="18"/></text:p>
      <text:p text:style-name="P59"><text:s text:c="7"/>* CMD_OK будет иметь значение 0. <text:s text:c="198"/></text:p>
      <text:p text:style-name="P59"><text:s text:c="7"/>* CMD_INVALID_ARGS будет иметь значение 1. <text:s text:c="188"/></text:p>
      <text:p text:style-name="P59"><text:s text:c="7"/>* CMD_ERROR будет иметь значение 2. <text:s text:c="195"/></text:p>
      <text:p text:style-name="P59"><text:s text:c="6"/>(Можно явно присваивать значения, например: enum { CMD_OK = 100, CMD_INVALID_ARGS = 200 };, но здесь это не сделано.) <text:s text:c="114"/></text:p>
      <text:p text:style-name="P59"><text:s text:c="238"/></text:p>
      <text:p text:style-name="P59"><text:s text:c="2"/>2. typedef <text:s text:c="225"/></text:p>
      <text:p text:style-name="P59"><text:s text:c="238"/></text:p>
      <text:p text:style-name="P59"><text:s text:c="3"/>* `typedef` — это ключевое слово, которое используется для создания нового имени (псевдонима) для существующего типа данных. <text:s text:c="110"/></text:p>
      <text:p text:style-name="P59"><text:s text:c="3"/>* В данном случае typedef создает псевдоним CommandStatus_t для всего перечисления enum { CMD_OK, CMD_INVALID_ARGS, CMD_ERROR }. <text:s text:c="106"/></text:p>
      <text:p text:style-name="P59"><text:s text:c="238"/></text:p>
      <text:p text:style-name="P59"><text:s text:c="2"/>Что это означает в целом? <text:s text:c="210"/></text:p>
      <text:p text:style-name="P59"><text:s text:c="238"/></text:p>
      <text:p text:style-name="P59"><text:s text:c="2"/>Строка typedef enum { CMD_OK, CMD_INVALID_ARGS, CMD_ERROR } CommandStatus_t; делает следующее: <text:s text:c="141"/></text:p>
      <text:p text:style-name="P59"><text:s text:c="238"/></text:p>
      <text:p text:style-name="P59"><text:s text:c="3"/>1. Определяет новый тип перечисления, который содержит три возможных состояния: CMD_OK, CMD_INVALID_ARGS, CMD_ERROR. <text:s text:c="118"/></text:p>
      <text:p text:style-name="P59"><text:s text:c="3"/>2. Присваивает этим состояниям целочисленные значения 0, 1 и 2 соответственно. <text:s text:c="156"/></text:p>
      <text:p text:style-name="P59"><text:s text:c="3"/>3. Создает новый тип данных с именем CommandStatus_t, который можно использовать для объявления переменных. <text:s text:c="126"/></text:p>
      <text:p text:style-name="P59"><text:s text:c="2"/>Зачем это нужно и какие преимущества дает? <text:s text:c="2"/></text:p>
      <text:p text:style-name="P59"/>
      <text:p text:style-name="P59">В контексте нашей системы обработки команд это очень полезно: <text:s text:c="174"/></text:p>
      <text:p text:style-name="P59"><text:s text:c="238"/></text:p>
      <text:p text:style-name="P59"><text:soft-page-break/><text:s text:c="3"/>* Читаемость кода: Вместо того чтобы возвращать из функции 0, 1 или 2, вы можете возвращать CMD_OK, CMD_INVALID_ARGS или CMD_ERROR. Это сразу понятно, что означает возвращаемое значение, без необходимости заглядывать в документацию <text:s text:c="3"/></text:p>
      <text:p text:style-name="P59"><text:s text:c="5"/>или вспоминать "магические числа". <text:s text:c="198"/></text:p>
      <text:p text:style-name="P59"><text:s text:c="238"/></text:p>
      <text:p text:style-name="P59"><text:s text:c="3"/>1 <text:s text:c="4"/>// Плохо: <text:s text:c="219"/></text:p>
      <text:p text:style-name="P59"><text:s text:c="3"/>2 <text:s text:c="4"/>int result = handle_command("arg"); <text:s text:c="193"/></text:p>
      <text:p text:style-name="P59"><text:s text:c="3"/>3 <text:s text:c="4"/>if (result == 0) { /* OK */ } else if (result == 1) { /* Invalid args */ } <text:s text:c="154"/></text:p>
      <text:p text:style-name="P59"><text:s text:c="3"/>4 <text:s text:c="233"/></text:p>
      <text:p text:style-name="P59"><text:s text:c="3"/>5 <text:s text:c="4"/>// Хорошо: <text:s text:c="218"/></text:p>
      <text:p text:style-name="P59"><text:s text:c="3"/>6 <text:s text:c="4"/>CommandStatus_t status = handle_command("arg"); <text:s text:c="181"/></text:p>
      <text:p text:style-name="P59"><text:s text:c="3"/>7 <text:s text:c="4"/>if (status == CMD_OK) { /* OK */ } else if (status == CMD_INVALID_ARGS) { /* Invalid args */ } <text:s text:c="134"/></text:p>
      <text:p text:style-name="P59"><text:s text:c="238"/></text:p>
      <text:p text:style-name="P59"><text:s text:c="3"/>* Удобство поддержки: Если вы решите добавить новое состояние ошибки (например, CMD_TIMEOUT), вам нужно будет изменить только определение enum. Все места в коде, где используются CMD_OK, CMD_INVALID_ARGS и CMD_ERROR, останутся <text:s text:c="8"/></text:p>
      <text:p text:style-name="P59"><text:s text:c="5"/>корректными. Если бы вы использовали числа, вам пришлось бы вручную отслеживать, какие числа что означают. <text:s text:c="126"/></text:p>
      <text:p text:style-name="P59"><text:s text:c="238"/></text:p>
      <text:p text:style-name="P59"><text:s text:c="3"/>* Стандартизация: Это обеспечивает единый, стандартизированный способ возврата статуса выполнения для всех функций-обработчиков команд. <text:s text:c="99"/></text:p>
      <text:p text:style-name="P59"><text:s text:c="238"/></text:p>
      <text:p text:style-name="P59"><text:s text:c="2"/>Таким образом, CommandStatus_t — это просто удобный и безопасный способ работы с кодами состояния команд в вашем проекте. <text:s text:c="114"/></text:p>
      <text:p text:style-name="P59"><text:s text:c="238"/></text:p>
      <text:p text:style-name="P59"><text:span text:style-name="T2">&gt; где используются перечесления в функции enum? <text:s/></text:span><text:s text:c="189"/></text:p>
      <text:p text:style-name="P59"><text:s text:c="238"/></text:p>
      <text:p text:style-name="P16">✦ Хороший вопрос! Давайте уточним терминологию: enum — это не функция, а ключевое слово в языке C, которое используется для определения типа перечисления. Сами CMD_OK, CMD_INVALID_ARGS, CMD_ERROR — это перечислители (enumerators), то <text:s text:c="4"/></text:p>
      <text:p text:style-name="P59"><text:span text:style-name="T2"><text:s text:c="2"/>есть именованные константы, которые являются значениями этого типа. <text:s/></text:span><text:s text:c="167"/></text:p>
      <text:p text:style-name="P59"><text:s text:c="238"/></text:p>
      <text:p text:style-name="P59"><text:s text:c="2"/>Эти перечислители используются в коде как значения, которые возвращают функции или которые присваиваются переменным, чтобы обозначить определенное состояние или результат. <text:s text:c="64"/></text:p>
      <text:p text:style-name="P59"><text:s text:c="238"/></text:p>
      <text:p text:style-name="P59"><text:span text:style-name="T12"><text:s text:c="2"/>В контексте нашей системы обработки команд они используются следующим образом: <text:s text:c="2"/></text:span><text:s text:c="155"/></text:p>
      <text:p text:style-name="P59"><text:s text:c="238"/></text:p>
      <text:p text:style-name="P59"><text:s text:c="3"/><text:span text:style-name="T2">1. Как возвращаемые значения из функций-обработчиков команд:</text:span> <text:s text:c="174"/></text:p>
      <text:p text:style-name="P59"><text:s text:c="6"/>Каждая функция, которая обрабатывает конкретную команду (например, handle_set_speed), будет возвращать один из этих перечислителей, чтобы сообщить, как прошла ее работа. <text:s text:c="62"/></text:p>
      <text:p text:style-name="P59"><text:s text:c="238"/></text:p>
      <text:p text:style-name="P59"><text:s text:c="4"/>1 <text:s text:c="4"/><text:span text:style-name="T2">// Пример использования в функции-обработчике: <text:s text:c="3"/></text:span><text:s text:c="178"/></text:p>
      <text:p text:style-name="P59"><text:s text:c="4"/>2 <text:s text:c="4"/>static CommandStatus_t handle_set_speed(const char *args) { <text:s text:c="168"/></text:p>
      <text:p text:style-name="P59"><text:s text:c="4"/>3 <text:s text:c="8"/>int motor_id; <text:s text:c="210"/></text:p>
      <text:p text:style-name="P59"><text:s text:c="4"/>4 <text:s text:c="8"/>int speed; <text:s text:c="213"/></text:p>
      <text:p text:style-name="P59"><text:s text:c="4"/>5 <text:s text:c="232"/></text:p>
      <text:p text:style-name="P59"><text:s text:c="4"/>6 <text:s text:c="8"/><text:span text:style-name="T2">// Попытка распарсить аргументы</text:span> <text:s text:c="192"/></text:p>
      <text:p text:style-name="P59"><text:s text:c="4"/>7 <text:s text:c="8"/>if (sscanf(args, "%d %d", &amp;motor_id, &amp;speed) != 2) { <text:s text:c="171"/></text:p>
      <text:p text:style-name="P59"><text:soft-page-break/><text:s text:c="4"/>8 <text:s text:c="12"/>// Если аргументы не удалось распарсить или их количество неверно <text:s text:c="154"/></text:p>
      <text:p text:style-name="P59"><text:s text:c="4"/>9 <text:s text:c="12"/>return CMD_INVALID_ARGS; // Возвращаем перечислитель, указывающий на ошибку аргументов <text:s text:c="133"/></text:p>
      <text:p text:style-name="P59"><text:s text:c="3"/>10 <text:s text:c="8"/>} <text:s text:c="222"/></text:p>
      <text:p text:style-name="P59"><text:s text:c="3"/>11 <text:s text:c="232"/></text:p>
      <text:p text:style-name="P59"><text:s text:c="3"/>12 <text:s text:c="8"/><text:span text:style-name="T2">// Дополнительная валидация аргументов</text:span> <text:s text:c="185"/></text:p>
      <text:p text:style-name="P59"><text:s text:c="3"/>13 <text:s text:c="8"/>if (motor_id &lt; 0 || motor_id &gt; 5 || speed &lt; 0 || speed &gt; 1000) { <text:s text:c="159"/></text:p>
      <text:p text:style-name="P59"><text:s text:c="3"/>14 <text:s text:c="12"/>// Если аргументы не прошли валидацию (например, скорость слишком большая) <text:s text:c="145"/></text:p>
      <text:p text:style-name="P59"><text:s text:c="3"/>15 <text:s text:c="12"/>return CMD_INVALID_ARGS; // Снова ошибка аргументов <text:s text:c="168"/></text:p>
      <text:p text:style-name="P59"><text:s text:c="3"/>16 <text:s text:c="8"/>} <text:s text:c="222"/></text:p>
      <text:p text:style-name="P59"><text:s text:c="3"/>17 <text:s text:c="232"/></text:p>
      <text:p text:style-name="P59"><text:s text:c="3"/>18 <text:s text:c="8"/>// ... Здесь была бы логика создания и отправки CAN-сообщения Исполнителю ... <text:s text:c="146"/></text:p>
      <text:p text:style-name="P59"><text:s text:c="3"/>19 <text:s text:c="8"/>// Если в процессе отправки CAN-сообщения произошла ошибка <text:s text:c="165"/></text:p>
      <text:p text:style-name="P59"><text:s text:c="3"/>20 <text:s text:c="8"/>if (/* произошла ошибка отправки CAN */) { <text:s text:c="3"/></text:p>
      <text:p text:style-name="P59"><text:s text:c="3"/>21 <text:s text:c="12"/>return CMD_ERROR; // Возвращаем общий перечислитель ошибки <text:s text:c="161"/></text:p>
      <text:p text:style-name="P59"><text:s text:c="3"/>22 <text:s text:c="8"/>} </text:p>
      <text:p text:style-name="P59"/>
      <text:p text:style-name="P59"><text:s text:c="235"/></text:p>
      <text:p text:style-name="P59"><text:s text:c="2"/><text:span text:style-name="T2"><text:s/>2. В условных операторах (if/else if/switch) для проверки результата:</text:span> <text:s text:c="165"/></text:p>
      <text:p text:style-name="P59"><text:s text:c="6"/>Код, который вызывает функцию-обработчик (в нашем случае, это часть диспетчера process_raw_command), будет проверять возвращаемое значение, чтобы понять, что произошло, и соответствующим образом отреагировать. <text:s text:c="22"/></text:p>
      <text:p text:style-name="P59"><text:s text:c="238"/></text:p>
      <text:p text:style-name="P59"><text:s text:c="4"/>1 <text:s text:c="4"/>// Пример использования в диспетчере команд (process_raw_command): <text:s text:c="161"/></text:p>
      <text:p text:style-name="P59"><text:s text:c="4"/>2 <text:s text:c="4"/>void process_raw_command(char *raw_string) { <text:s text:c="183"/></text:p>
      <text:p text:style-name="P59"><text:s text:c="4"/>3 <text:s text:c="8"/>// ... (код для парсинга command_word и arguments) ... <text:s text:c="169"/></text:p>
      <text:p text:style-name="P59"><text:s text:c="4"/>4 <text:s text:c="232"/></text:p>
      <text:p text:style-name="P59"><text:s text:c="4"/>5 <text:s text:c="8"/>for (size_t i = 0; i &lt; num_commands; i++) { <text:s text:c="180"/></text:p>
      <text:p text:style-name="P59"><text:s text:c="4"/>6 <text:s text:c="12"/>if (strcmp(command_word, command_table[i].command_string) == 0) { <text:s text:c="154"/></text:p>
      <text:p text:style-name="P59"><text:s text:c="4"/>7 <text:s text:c="16"/>// Вызываем функцию-обработчик и получаем ее статус <text:s text:c="164"/></text:p>
      <text:p text:style-name="P59"><text:s text:c="4"/>8 <text:s text:c="16"/>CommandStatus_t status = command_table[i].handler(arguments); <text:s text:c="154"/></text:p>
      <text:p text:style-name="P59"><text:s text:c="4"/>9 <text:s text:c="232"/></text:p>
      <text:p text:style-name="P59"><text:s text:c="3"/>10 <text:s text:c="16"/>// Теперь используем перечислители для принятия решений <text:s text:c="160"/></text:p>
      <text:p text:style-name="P59"><text:s text:c="3"/>11 <text:s text:c="16"/>if (status == CMD_OK) { <text:s text:c="192"/></text:p>
      <text:p text:style-name="P59"><text:s text:c="3"/>12 <text:s text:c="20"/>// Отправляем подтверждение пользователю на ПК <text:s text:c="165"/></text:p>
      <text:p text:style-name="P59"><text:s text:c="3"/>13 <text:s text:c="20"/>// ... <text:s text:c="205"/></text:p>
      <text:p text:style-name="P59"><text:s text:c="3"/>14 <text:s text:c="16"/>} else if (status == CMD_INVALID_ARGS) { <text:s text:c="175"/></text:p>
      <text:p text:style-name="P59"><text:s text:c="3"/>15 <text:s text:c="20"/>// Отправляем пользователю сообщение о неверных аргументах <text:s text:c="153"/></text:p>
      <text:p text:style-name="P59"><text:s text:c="3"/>16 <text:s text:c="20"/>// ... <text:s text:c="205"/></text:p>
      <text:p text:style-name="P59"><text:s text:c="3"/>17 <text:s text:c="16"/>} else { // status == CMD_ERROR <text:s text:c="184"/></text:p>
      <text:p text:style-name="P59"><text:s text:c="3"/>18 <text:s text:c="20"/>// Отправляем пользователю сообщение об общей ошибке выполнения <text:s text:c="148"/></text:p>
      <text:p text:style-name="P59"><text:s text:c="3"/>19 <text:s text:c="20"/>// ... <text:s text:c="205"/></text:p>
      <text:p text:style-name="P59"><text:s text:c="3"/>20 <text:s text:c="16"/>} <text:s text:c="214"/></text:p>
      <text:p text:style-name="P59"><text:s text:c="3"/>21 <text:s text:c="16"/>return; <text:s text:c="208"/></text:p>
      <text:p text:style-name="P59"><text:s text:c="3"/>22 <text:s text:c="12"/>} <text:s text:c="218"/></text:p>
      <text:p text:style-name="P59"><text:s text:c="3"/>23 <text:s text:c="8"/>} <text:s text:c="222"/></text:p>
      <text:p text:style-name="P59"><text:s text:c="3"/>24 <text:s text:c="8"/>// ... (обработка команды не найдена) ... <text:s text:c="182"/></text:p>
      <text:p text:style-name="P59"><text:s text:c="3"/>25 <text:s text:c="4"/>} <text:s text:c="226"/></text:p>
      <text:p text:style-name="P59"><text:s text:c="238"/></text:p>
      <text:p text:style-name="P59"><text:s text:c="3"/><text:span text:style-name="T2">3. Как значения для переменных типа `CommandStatus_t`:</text:span> <text:s text:c="180"/></text:p>
      <text:p text:style-name="P59"><text:s text:c="6"/>Вы можете объявлять переменные этого типа и присваивать им эти перечислители. <text:s text:c="154"/></text:p>
      <text:p text:style-name="P59"><text:s text:c="238"/></text:p>
      <text:p text:style-name="P59"><text:soft-page-break/><text:s text:c="3"/>1 <text:s text:c="4"/>CommandStatus_t last_command_result = CMD_OK; // Объявляем переменную и присваиваем ей значение <text:s text:c="133"/></text:p>
      <text:p text:style-name="P59"><text:s text:c="3"/>2 <text:s text:c="4"/>// ... <text:s text:c="222"/></text:p>
      <text:p text:style-name="P59"><text:s text:c="3"/>3 <text:s text:c="4"/>if (/* что-то пошло не так */) { <text:s text:c="196"/></text:p>
      <text:p text:style-name="P59"><text:s text:c="3"/>4 <text:s text:c="8"/>last_command_result = CMD_ERROR; <text:s text:c="192"/></text:p>
      <text:p text:style-name="P59"><text:s text:c="3"/>5 <text:s text:c="4"/>} <text:s text:c="227"/></text:p>
      <text:p text:style-name="P59"><text:s text:c="238"/></text:p>
      <text:p text:style-name="P59"><text:s text:c="2"/>Таким образом, перечислители (CMD_OK, CMD_INVALID_ARGS, CMD_ERROR) используются как понятные, именованные константы, которые делают код более ясным и самодокументируемым, чем использование обычных чисел. <text:s text:c="32"/></text:p>
      <text:p text:style-name="P59"><text:s text:c="238"/></text:p>
      <text:p text:style-name="P59"><text:span text:style-name="T2">&gt; давай разберем на примере: требуется повернуть шаговый двигатель по часовой стрелке на 50 шагов. <text:s text:c="3"/></text:span><text:s text:c="136"/></text:p>
      <text:p text:style-name="P59"><text:s text:c="238"/></text:p>
      <text:p text:style-name="P59"><text:span text:style-name="T2">✦ Отлично! Давайте проследим путь команды "повернуть шаговый двигатель по часовой стрелке на 50 шагов" через всю систему. <text:s/></text:span><text:s text:c="115"/></text:p>
      <text:p text:style-name="P59"><text:s text:c="238"/></text:p>
      <text:p text:style-name="P59"><text:s text:c="2"/><text:span text:style-name="T12">Пример команды: Повернуть шаговый двигатель по часовой стрелке на 50 шагов</text:span> <text:s text:c="161"/></text:p>
      <text:p text:style-name="P59"><text:s text:c="238"/></text:p>
      <text:p text:style-name="P59"><text:s text:c="2"/>Предположения: <text:s text:c="221"/></text:p>
      <text:p text:style-name="P59"><text:s text:c="3"/>* У нас есть motor_id = 1, который управляется Executor_ID = 1. <text:s text:c="170"/></text:p>
      <text:p text:style-name="P59"><text:s text:c="3"/>* Команда пользователя: <text:span text:style-name="T2">ROTATE_MOTOR_CW 1 50</text:span> (где 1 — это motor_id, а 50 — количество шагов). <text:s text:c="140"/></text:p>
      <text:p text:style-name="P59">* <text:span text:style-name="T2">В command_table</text:span> Дирижера есть запись для <text:span text:style-name="T2">"ROTATE_MOTOR_CW"</text:span>, связанная с функцией <text:span text:style-name="T2">handle_rotate_motor_cw</text:span>.</text:p>
      <text:p text:style-name="P59">* Внутренний command_id для этой операции по CAN-шине, например, 0x02. <text:s text:c="164"/></text:p>
      <text:p text:style-name="P59"><text:s text:c="238"/></text:p>
      <text:p text:style-name="P59"><text:s text:c="2"/>--- <text:s text:c="232"/></text:p>
      <text:p text:style-name="P59"><text:s text:c="238"/></text:p>
      <text:p text:style-name="P59"><text:s text:c="2"/><text:span text:style-name="T2">Шаг 1: Пользовательское приложение (ПК) <text:s/></text:span><text:s text:c="195"/></text:p>
      <text:p text:style-name="P59"><text:s text:c="238"/></text:p>
      <text:p text:style-name="P59"><text:s text:c="3"/>1. Пользователь вводит или отправляет команду: ROTATE_MOTOR_CW 1 50. <text:s text:c="166"/></text:p>
      <text:p text:style-name="P59"><text:s text:c="3"/>2. Приложение ПК отправляет эту текстовую строку через USB-порт на Дирижер. <text:s text:c="159"/></text:p>
      <text:p text:style-name="P59"><text:s text:c="238"/></text:p>
      <text:p text:style-name="P59"><text:s text:c="2"/>--- <text:s text:c="232"/></text:p>
      <text:p text:style-name="P59"><text:s text:c="238"/></text:p>
      <text:p text:style-name="P59"><text:s/><text:span text:style-name="T2"><text:s/>Шаг 2: Дирижер - Task_USB_Handler <text:s text:c="3"/></text:span><text:s text:c="199"/></text:p>
      <text:p text:style-name="P59"><text:s text:c="238"/></text:p>
      <text:p text:style-name="P59"><text:s text:c="3"/><text:span text:style-name="T12">1. Task_USB_Handler</text:span> (задача, отвечающая за USB) получает необработанную строку ROTATE_MOTOR_CW 1 50 от USB-периферии. <text:s text:c="117"/></text:p>
      <text:p text:style-name="P59"><text:s text:c="3"/>2. Она помещает эту строку в очередь usb_rx_queue. <text:s text:c="184"/></text:p>
      <text:p text:style-name="P59"><text:s text:c="3"/>3. Task_USB_Handler возвращается в состояние ожидания новых данных от USB. <text:s text:c="160"/></text:p>
      <text:p text:style-name="P59"><text:s text:c="238"/></text:p>
      <text:p text:style-name="P59"><text:s text:c="2"/>--- <text:s text:c="232"/></text:p>
      <text:p text:style-name="P59"><text:s text:c="238"/></text:p>
      <text:p text:style-name="P59"><text:s text:c="2"/><text:span text:style-name="T2">Шаг 3: Дирижер - Task_Command_Dispatcher </text:span><text:s text:c="195"/></text:p>
      <text:p text:style-name="P59"><text:s text:c="238"/></text:p>
      <text:p text:style-name="P59"><text:s text:c="3"/>1. Task_Command_Dispatcher (основная логика Дирижера) "просыпается", так как в usb_rx_queue появились данные. <text:s text:c="125"/></text:p>
      <text:p text:style-name="P59"><text:s text:c="3"/>2. Она извлекает строку ROTATE_MOTOR_CW 1 50 из usb_rx_queue. <text:s text:c="173"/></text:p>
      <text:p text:style-name="P59"><text:s text:c="3"/>3. Вызывает свою внутреннюю функцию <text:span text:style-name="T2">process_raw_command</text:span>("ROTATE_MOTOR_CW 1 50"). <text:s text:c="154"/></text:p>
      <text:p text:style-name="P59"><text:soft-page-break/><text:s text:c="3"/>4. Функция process_raw_command парсит строку: <text:s text:c="189"/></text:p>
      <text:p text:style-name="P59"><text:s text:c="7"/>* command_word = "ROTATE_MOTOR_CW" <text:s text:c="196"/></text:p>
      <text:p text:style-name="P59"><text:s text:c="7"/>* arguments = "1 50" <text:s text:c="210"/></text:p>
      <text:p text:style-name="P59"><text:s text:c="3"/>5. Она ищет "<text:span text:style-name="T2">ROTATE_MOTOR_CW</text:span>" в своей command_table. <text:s text:c="182"/></text:p>
      <text:p text:style-name="P59"><text:s text:c="3"/>6. Находит соответствующую запись и вызывает функцию-обработчик: <text:span text:style-name="T2">handle_rotate_motor_cw("1 50")</text:span>. <text:s text:c="138"/></text:p>
      <text:p text:style-name="P59"><text:s text:c="238"/></text:p>
      <text:p text:style-name="P59"><text:s text:c="2"/>--- <text:s text:c="232"/></text:p>
      <text:p text:style-name="P59"><text:s text:c="238"/></text:p>
      <text:p text:style-name="P59"><text:s text:c="2"/><text:span text:style-name="T2">Шаг 4: Дирижер - handle_rotate_motor_cw (Функция-обработчик)</text:span> <text:s text:c="175"/></text:p>
      <text:p text:style-name="P59"><text:s text:c="238"/></text:p>
      <text:p text:style-name="P59"><text:s text:c="3"/>1. Функция <text:span text:style-name="T2">handle_rotate_motor_cw</text:span> получает строку аргументов "1 50". <text:s text:c="166"/></text:p>
      <text:p text:style-name="P59"><text:s text:c="3"/>2. Парсит аргументы: sscanf("1 50", "%d %d", &amp;motor_id, &amp;steps) -&gt; motor_id = 1, steps = 50. <text:s text:c="142"/></text:p>
      <text:p text:style-name="P59"><text:s text:c="3"/>3. Валидирует аргументы (например, motor_id 1 существует? steps 50 находится в допустимом диапазоне?). Если валидация не пройдена, возвращает CMD_INVALID_ARGS и отправляет ошибку на ПК. <text:s text:c="49"/></text:p>
      <text:p text:style-name="P59"><text:s text:c="3"/>4. Определяет, какой Исполнитель управляет motor_id = 1 (например, Executor_ID = 1). <text:s text:c="150"/></text:p>
      <text:p text:style-name="P59"><text:s text:c="3"/><text:span text:style-name="T2">5. Формирует бинарное CAN-сообщение для отправки: </text:span><text:s text:c="185"/></text:p>
      <text:p text:style-name="P59"><text:s text:c="238"/></text:p>
      <text:p text:style-name="P59"><text:s text:c="3"/>1 <text:s text:c="4"/>CanMessage_t can_msg; <text:s text:c="207"/></text:p>
      <text:p text:style-name="P59"><text:s text:c="3"/>2 <text:s text:c="4"/>can_msg.destination_executor_id = 1; // Адрес Исполнителя №1 <text:s text:c="168"/></text:p>
      <text:p text:style-name="P59"><text:s text:c="3"/>3 <text:s text:c="4"/>can_msg.command_id = 0x02; <text:s text:c="10"/>// Внутренний ID команды "ROTATE_CW" <text:s text:c="155"/></text:p>
      <text:p text:style-name="P59"><text:s text:c="3"/>4 <text:s text:c="4"/>can_msg.payload[0] = 1; <text:s text:c="13"/>// ID мотора на Исполнителе <text:s text:c="164"/></text:p>
      <text:p text:style-name="P59"><text:s text:c="3"/>5 <text:s text:c="4"/>can_msg.payload[1] = 50; <text:s text:c="12"/>// Количество шагов <text:s text:c="172"/></text:p>
      <text:p text:style-name="P59"><text:s text:c="3"/>6 <text:s text:c="4"/>// ... другие байты payload, если нужны (например, скорость, ускорение) ... <text:s text:c="153"/></text:p>
      <text:p text:style-name="P59"><text:s text:c="3"/>6. Помещает can_msg в очередь can_tx_queue. <text:s text:c="191"/></text:p>
      <text:p text:style-name="P59"><text:s text:c="3"/>7. Возвращает CMD_OK в Task_Command_Dispatcher. <text:s text:c="187"/></text:p>
      <text:p text:style-name="P59"><text:s text:c="238"/></text:p>
      <text:p text:style-name="P59"><text:s text:c="2"/>--- <text:s text:c="232"/></text:p>
      <text:p text:style-name="P59"><text:s text:c="238"/></text:p>
      <text:p text:style-name="P59"><text:s text:c="2"/><text:span text:style-name="T2">Шаг 5: Дирижер - Task_CAN_Handler</text:span> <text:s text:c="202"/></text:p>
      <text:p text:style-name="P59"><text:s text:c="237"/></text:p>
      <text:p text:style-name="P60">1. <text:span text:style-name="T12">Task_CAN_Handler </text:span>"просыпается", так как в can_tx_queue появилось сообщение.</text:p>
      <text:p text:style-name="P60">2. Она извлекает can_msg из can_tx_queue. <text:s text:c="193"/></text:p>
      <text:p text:style-name="P60">3. Передает это бинарное CAN-сообщение на физическую CAN-шину, адресованное Executor_ID = 1. <text:s text:c="142"/></text:p>
      <text:p text:style-name="P60">4. Task_CAN_Handler возвращается в состояние ожидания новых данных для отправки или приема. <text:s text:c="143"/></text:p>
      <text:p text:style-name="P60"><text:s text:c="238"/></text:p>
      <text:p text:style-name="P60"><text:s text:c="2"/>--- <text:s text:c="232"/></text:p>
      <text:p text:style-name="P60"><text:s text:c="238"/></text:p>
      <text:p text:style-name="P60"><text:s text:c="2"/><text:span text:style-name="T2">Шаг 6: Исполнитель №1 (STM32F103) - Task_CAN_Receiver</text:span> <text:s text:c="182"/></text:p>
      <text:p text:style-name="P60"><text:s text:c="238"/></text:p>
      <text:p text:style-name="P60"><text:s text:c="3"/>1. Task_CAN_Receiver (задача Исполнителя, отвечающая за CAN) получает CAN-сообщение с шины. <text:s text:c="143"/></text:p>
      <text:p text:style-name="P60"><text:s text:c="3"/>2. Она проверяет destination_executor_id (1) и понимает, что сообщение адресовано ей. <text:s text:c="149"/></text:p>
      <text:p text:style-name="P60"><text:s text:c="3"/>3. Извлекает command_id (0x02), motor_id (1), steps (50) из CAN-сообщения. <text:s text:c="160"/></text:p>
      <text:p text:style-name="P60"><text:s text:c="3"/>4. Помещает эти параметры в свою внутреннюю очередь команд (например, executor_internal_cmd_queue). <text:s text:c="135"/></text:p>
      <text:p text:style-name="P60"><text:s text:c="238"/></text:p>
      <text:p text:style-name="P60"><text:s text:c="2"/>--- <text:s text:c="232"/></text:p>
      <text:p text:style-name="P60"><text:s text:c="238"/></text:p>
      <text:p text:style-name="P60"><text:soft-page-break/><text:s text:c="2"/><text:span text:style-name="T2">Шаг 7: Исполнитель №1 - Task_Motor_Control</text:span> <text:s text:c="193"/></text:p>
      <text:p text:style-name="P60"><text:s text:c="238"/></text:p>
      <text:p text:style-name="P60"><text:s text:c="3"/>1. Task_Motor_Control (основная логика Исполнителя) "просыпается", так как в executor_internal_cmd_queue появилась команда. <text:s text:c="111"/></text:p>
      <text:p text:style-name="P60"><text:s text:c="3"/>2. Она извлекает команду (command_id = 0x02, motor_id = 1, steps = 50). <text:s text:c="163"/></text:p>
      <text:p text:style-name="P60"><text:s text:c="3"/>3. Транслирует это в конкретные команды для платы драйверов шаговых двигателей (например, "установить направление CW", "сгенерировать 50 импульсов"). <text:s text:c="85"/></text:p>
      <text:p text:style-name="P60"><text:s text:c="3"/>4. Отправляет эти команды через свою внутреннюю задачу Task_UART_Manager на плату драйверов. <text:s text:c="142"/></text:p>
      <text:p text:style-name="P60"><text:s text:c="3"/>5. Начинает отслеживать выполнение движения (например, считает шаги, ждет завершения). <text:s text:c="148"/></text:p>
      <text:p text:style-name="P60"><text:s text:c="238"/></text:p>
      <text:p text:style-name="P60"><text:s text:c="2"/>--- <text:s text:c="232"/></text:p>
      <text:p text:style-name="P60"><text:s text:c="238"/></text:p>
      <text:p text:style-name="P60"><text:s text:c="2"/><text:span text:style-name="T2">Шаг 8: Исполнитель №1 - Task_Motor_Control (Завершение)</text:span> <text:s text:c="180"/></text:p>
      <text:p text:style-name="P60"><text:s text:c="238"/></text:p>
      <text:p text:style-name="P60"><text:s text:c="3"/>1. После того как мотор завершил 50 шагов, Task_Motor_Control обновляет свое внутреннее состояние. <text:s text:c="136"/></text:p>
      <text:p text:style-name="P60"><text:s text:c="3"/>2. Формирует CAN-сообщение-ответ: RespID=TASK_DONE, MotorID=1. <text:s text:c="172"/></text:p>
      <text:p text:style-name="P60"><text:s text:c="3"/>3. Помещает этот ответ в свою внутреннюю очередь отправки CAN (executor_can_tx_queue). <text:s text:c="148"/></text:p>
      <text:p text:style-name="P60"><text:s text:c="238"/></text:p>
      <text:p text:style-name="P60"><text:s text:c="2"/>--- <text:s text:c="232"/></text:p>
      <text:p text:style-name="P60"><text:s text:c="238"/></text:p>
      <text:p text:style-name="P60"><text:s text:c="2"/><text:span text:style-name="T2">Шаг 9: Исполнитель №1 - Task_CAN_Transmitter</text:span> <text:s text:c="191"/></text:p>
      <text:p text:style-name="P60"><text:s text:c="238"/></text:p>
      <text:p text:style-name="P60"><text:s text:c="3"/>1. Task_CAN_Transmitter "просыпается", извлекает сообщение-ответ. <text:s text:c="169"/></text:p>
      <text:p text:style-name="P60"><text:s text:c="3"/>2. Передает его по CAN-шине обратно Дирижеру. <text:s text:c="189"/></text:p>
      <text:p text:style-name="P60"><text:s text:c="238"/></text:p>
      <text:p text:style-name="P60"><text:s text:c="2"/>--- <text:s text:c="232"/></text:p>
      <text:p text:style-name="P60"><text:s text:c="238"/></text:p>
      <text:p text:style-name="P60"><text:s text:c="2"/><text:span text:style-name="T2">Шаг 10: Дирижер - Task_CAN_Handler</text:span> <text:s text:c="201"/></text:p>
      <text:p text:style-name="P60"><text:s text:c="238"/></text:p>
      <text:p text:style-name="P60"><text:s text:c="3"/>1. Task_CAN_Handler получает CAN-сообщение-ответ от Исполнителя №1. <text:s text:c="167"/></text:p>
      <text:p text:style-name="P60"><text:s text:c="3"/>2. Помещает его в очередь can_rx_queue. <text:s text:c="195"/></text:p>
      <text:p text:style-name="P60"><text:s text:c="238"/></text:p>
      <text:p text:style-name="P60"><text:s text:c="2"/>--- <text:s text:c="232"/></text:p>
      <text:p text:style-name="P60"><text:s text:c="238"/></text:p>
      <text:p text:style-name="P60"><text:s text:c="2"/><text:span text:style-name="T2">Шаг 11: Дирижер - Task_Command_Dispatcher </text:span><text:s text:c="194"/></text:p>
      <text:p text:style-name="P60"><text:s text:c="238"/></text:p>
      <text:p text:style-name="P60"><text:s text:c="3"/>1. Task_Command_Dispatcher "просыпается", так как в can_rx_queue появились данные. <text:s text:c="152"/></text:p>
      <text:p text:style-name="P60"><text:s text:c="3"/>2. Извлекает ответ (RespID=TASK_DONE, MotorID=1). <text:s text:c="185"/></text:p>
      <text:p text:style-name="P60"><text:s text:c="3"/>3. Обновляет свое внутреннее состояние: Executor_ID = 1 теперь IDLE (свободен). <text:s text:c="155"/></text:p>
      <text:p text:style-name="P60"><text:s text:c="3"/>4. Формирует текстовую строку для пользователя: "Motor 1 rotated 50 steps CW. Done.". <text:s text:c="148"/></text:p>
      <text:p text:style-name="P61">5. Помещает эту строку в очередь usb_tx_queue.</text:p>
      <text:p text:style-name="P61"><text:span text:style-name="T2">Шаг 12: Дирижер - Task_USB_Handler <text:s/></text:span><text:s text:c="200"/></text:p>
      <text:p text:style-name="P61"><text:s text:c="238"/></text:p>
      <text:p text:style-name="P61"><text:s text:c="3"/>1. Task_USB_Handler "просыпается", извлекает строку подтверждения из usb_tx_queue. <text:s text:c="152"/></text:p>
      <text:p text:style-name="P61"><text:s text:c="3"/>2. Отправляет ее через USB на Пользовательское приложение. <text:s text:c="176"/></text:p>
      <text:p text:style-name="P61"><text:s text:c="238"/></text:p>
      <text:p text:style-name="P61"><text:s text:c="2"/>--- <text:s text:c="232"/></text:p>
      <text:p text:style-name="P61"><text:s text:c="238"/></text:p>
      <text:p text:style-name="P61"><text:soft-page-break/><text:s text:c="2"/><text:span text:style-name="T2">Шаг 13: Пользовательское приложение (ПК) </text:span><text:s text:c="195"/></text:p>
      <text:p text:style-name="P61"><text:s text:c="238"/></text:p>
      <text:p text:style-name="P61"><text:s text:c="3"/>1. Получает и отображает сообщение: "Motor 1 rotated 50 steps CW. Done.". <text:s text:c="161"/></text:p>
      <text:p text:style-name="P61"><text:s text:c="238"/></text:p>
      <text:p text:style-name="P61"><text:s text:c="2"/>--- <text:s text:c="232"/></text:p>
      <text:p text:style-name="P61"><text:s text:c="238"/></text:p>
      <text:p text:style-name="P61"><text:s text:c="2"/>Как видите, каждый модуль выполняет свою четко определенную роль, а очереди обеспечивают плавный и неблокирующий поток данных между ними. <text:s text:c="98"/></text:p>
      <text:p text:style-name="P61"><text:s text:c="238"/></text:p>
      <text:p text:style-name="P61"><text:span text:style-name="T2">&gt; если после этой операции мне нужно включить, например, насос, тогда я использую семафорБ который я отпускаю, после завершения поворота мотора? <text:s text:c="3"/></text:span><text:s text:c="90"/></text:p>
      <text:p text:style-name="P61"><text:s text:c="238"/></text:p>
      <text:p text:style-name="P61"><text:span text:style-name="T2">✦ Это очень правильный ход мыслей! Вы ищете способ синхронизировать две последовательные операции, и семафор — это действительно один из классических инструментов для синхронизации в RTOS. <text:s text:c="3"/></text:span><text:s text:c="46"/></text:p>
      <text:p text:style-name="P61"><text:s text:c="238"/></text:p>
      <text:p text:style-name="P61"><text:span text:style-name="T12"><text:s text:c="2"/>Однако для вашей архитектуры Дирижера есть более подходящий и мощный инструмент — конечный автомат (State Machine), который, по сути, уже является частью вашего Task_Command_Dispatcher. <text:s text:c="8"/></text:span><text:s text:c="42"/></text:p>
      <text:p text:style-name="P61"><text:s text:c="238"/></text:p>
      <text:p text:style-name="P61"><text:s text:c="2"/><text:span text:style-name="T2">Давайте сравним два подхода. </text:span><text:s text:c="207"/></text:p>
      <text:p text:style-name="P61"><text:s text:c="238"/></text:p>
      <text:p text:style-name="P61"><text:s text:c="2"/><text:span text:style-name="T12">Подход с семафором</text:span> <text:s text:c="217"/></text:p>
      <text:p text:style-name="P61"><text:s text:c="238"/></text:p>
      <text:p text:style-name="P61"><text:s text:c="2"/>Семафор отлично подходит для синхронизации двух задач, когда одна должна дождаться завершения действия в другой. В вашем случае это выглядело бы так: <text:s text:c="86"/></text:p>
      <text:p text:style-name="P61"><text:s text:c="238"/></text:p>
      <text:p text:style-name="P61"><text:s text:c="3"/>1. Некая задача Task_Sequence хочет выполнить последовательность. <text:s text:c="169"/></text:p>
      <text:p text:style-name="P61"><text:s text:c="3"/>2. Она отправляет команду "повернуть мотор". <text:s text:c="190"/></text:p>
      <text:p text:style-name="P61"><text:s text:c="3"/>3. Затем она пытается "взять" семафор с бесконечным ожиданием (xSemaphoreTake(..., portMAX_DELAY)). Задача "засыпает". <text:s text:c="116"/></text:p>
      <text:p text:style-name="P61"><text:s text:c="3"/>4. Когда от Исполнителя приходит ответ "мотор повернут", Task_Command_Dispatcher должен "отдать" (xSemaphoreGive) именно этот семафор. <text:s text:c="100"/></text:p>
      <text:p text:style-name="P61"><text:s text:c="3"/>5. Task_Sequence "просыпается" и отправляет команду "включить насос". <text:s text:c="165"/></text:p>
      <text:p text:style-name="P61"><text:s text:c="238"/></text:p>
      <text:p text:style-name="P61"><text:s text:c="2"/><text:span text:style-name="T2">Сложности этого подхода:</text:span> <text:s text:c="211"/></text:p>
      <text:p text:style-name="P61"><text:s text:c="3"/>* Откуда Task_Command_Dispatcher знает, какой именно семафор нужно "отдать"? Если у вас может быть несколько таких последовательностей, запущенных одновременно, начнется путаница с семафорами. <text:s text:c="42"/></text:p>
      <text:p text:style-name="P61"><text:s text:c="3"/>* Это усложняет логику. Диспетчеру приходится знать о внутренних механизмах синхронизации других задач. <text:s text:c="131"/></text:p>
      <text:p text:style-name="P61"><text:s text:c="3"/>* Состояние системы ("мы ждем завершения поворота мотора") неявное, оно "спрятано" внутри заблокированной задачи. <text:s text:c="121"/></text:p>
      <text:p text:style-name="P61"><text:s text:c="238"/></text:p>
      <text:p text:style-name="P61"><text:s text:c="2"/><text:span text:style-name="T2">Подход с конечным автоматом (State Machine) - Рекомендуемый </text:span><text:s text:c="176"/></text:p>
      <text:p text:style-name="P61"><text:s text:c="238"/></text:p>
      <text:p text:style-name="P61"><text:s text:c="2"/>Этот подход гораздо чище и лучше вписывается в вашу архитектуру. <text:span text:style-name="T2">Вся логика последовательности команд живет внутри `Task_Command_Dispatcher`. </text:span><text:s text:c="94"/></text:p>
      <text:p text:style-name="P61"><text:s text:c="238"/></text:p>
      <text:p text:style-name="P61"><text:s text:c="2"/><text:span text:style-name="T12">Как это работает: </text:span><text:s text:c="218"/></text:p>
      <text:p text:style-name="P61"><text:s text:c="238"/></text:p>
      <text:p text:style-name="P61"><text:soft-page-break/><text:s text:c="3"/><text:span text:style-name="T2">1. Вы заводите переменную состояния для вашей системы или для конкретной сложной операции. Например: <text:s text:c="2"/></text:span><text:s text:c="132"/></text:p>
      <text:p text:style-name="P61"><text:s text:c="238"/></text:p>
      <text:p text:style-name="P61"><text:s text:c="3"/>1 <text:s text:c="4"/>typedef enum { <text:s text:c="214"/></text:p>
      <text:p text:style-name="P61"><text:s text:c="3"/>2 <text:s text:c="8"/>STATE_IDLE, <text:s text:c="21"/>// Система бездействует <text:s text:c="168"/></text:p>
      <text:p text:style-name="P61"><text:s text:c="3"/>3 <text:s text:c="8"/>STATE_WAITING_FOR_MOTOR, <text:s text:c="8"/>// Ждем завершения поворота мотора <text:s text:c="157"/></text:p>
      <text:p text:style-name="P61"><text:s text:c="3"/>4 <text:s text:c="8"/>STATE_WAITING_FOR_PUMP_START, <text:s text:c="3"/>// Ждем подтверждения включения насоса <text:s text:c="153"/></text:p>
      <text:p text:style-name="P61"><text:s text:c="3"/>5 <text:s text:c="8"/>// ... другие состояния <text:s text:c="201"/></text:p>
      <text:p text:style-name="P61"><text:s text:c="3"/>6 <text:s text:c="4"/>} SystemState_t; <text:s text:c="212"/></text:p>
      <text:p text:style-name="P62"><text:s text:c="3"/>7 <text:s text:c="227"/></text:p>
      <text:p text:style-name="P62"><text:s text:c="3"/>8 <text:s text:c="4"/>SystemState_t g_system_state = STATE_IDLE; <text:s text:c="186"/></text:p>
      <text:p text:style-name="P62"><text:s text:c="238"/></text:p>
      <text:p text:style-name="P62"><text:s text:c="3"/><text:span text:style-name="T2">2. Запуск последовательности: </text:span><text:s text:c="205"/></text:p>
      <text:p text:style-name="P62"><text:s text:c="7"/>* Пользователь отправляет высокоуровневую команду, например, START_FULL_CYCLE. <text:s text:c="152"/></text:p>
      <text:p text:style-name="P62"><text:s text:c="7"/>* Task_Command_Dispatcher получает эту команду. <text:s text:c="183"/></text:p>
      <text:p text:style-name="P62"><text:s text:c="7"/>* Он проверяет: if (g_system_state == STATE_IDLE). <text:s text:c="180"/></text:p>
      <text:p text:style-name="P62"><text:s text:c="7"/>* Если система свободна, он переводит ее в новое состояние: g_system_state = STATE_WAITING_FOR_MOTOR;. <text:s text:c="128"/></text:p>
      <text:p text:style-name="P62"><text:s text:c="7"/>* Затем он отправляет первую команду из последовательности: "повернуть шаговый двигатель". <text:s text:c="140"/></text:p>
      <text:p text:style-name="P62"><text:s text:c="7"/>* На этом его работа на данный момент закончена. Он не блокируется, а возвращается к ожиданию следующего сообщения в своих очередях. <text:s text:c="98"/></text:p>
      <text:p text:style-name="P62"><text:s text:c="238"/></text:p>
      <text:p text:style-name="P62"><text:s text:c="3"/><text:span text:style-name="T2">3. Обработка ответа:</text:span> <text:s text:c="214"/></text:p>
      <text:p text:style-name="P62"><text:s text:c="7"/>* Проходит время. От Исполнителя приходит ответ "мотор повернут". <text:s text:c="165"/></text:p>
      <text:p text:style-name="P62"><text:s text:c="7"/>* Task_CAN_Handler кладет этот ответ в can_rx_queue. <text:s text:c="178"/></text:p>
      <text:p text:style-name="P62"><text:s text:c="7"/>* Task_Command_Dispatcher "просыпается", извлекает ответ. <text:s text:c="173"/></text:p>
      <text:p text:style-name="P62"><text:s text:c="7"/>* Он смотрит на текущее состояние системы: if (g_system_state == STATE_WAITING_FOR_MOTOR). <text:s text:c="140"/></text:p>
      <text:p text:style-name="P62"><text:s text:c="7"/>* Ага! Условие истинно. Значит, это именно тот ответ, которого мы ждали для продолжения нашей последовательности. <text:s text:c="117"/></text:p>
      <text:p text:style-name="P62"><text:s text:c="7"/>* Он переводит систему в следующее состояние: g_system_state = STATE_WAITING_FOR_PUMP_START;. <text:s text:c="137"/></text:p>
      <text:p text:style-name="P62"><text:s text:c="7"/>* И отправляет вторую команду из последовательности: "включить насос". <text:s text:c="160"/></text:p>
      <text:p text:style-name="P62"><text:s text:c="238"/></text:p>
      <text:p text:style-name="P62"><text:s text:c="3"/><text:span text:style-name="T2">4. Завершение: </text:span><text:s text:c="220"/></text:p>
      <text:p text:style-name="P62"><text:s text:c="7"/>* Когда приходит ответ "насос включен", диспетчер снова проверяет состояние, видит, что это был последний шаг, и переводит систему обратно в g_system_state = STATE_IDLE;, после чего сообщает пользователю об успешном завершении <text:s text:c="4"/></text:p>
      <text:p text:style-name="P62"><text:s text:c="9"/>всего цикла. <text:s text:c="216"/></text:p>
      <text:p text:style-name="P62"><text:s text:c="238"/></text:p>
      <text:p text:style-name="P62"><text:span text:style-name="T2"><text:s text:c="2"/>Вывод </text:span><text:s text:c="230"/></text:p>
      <text:p text:style-name="P62"><text:s text:c="238"/></text:p>
      <text:p text:style-name="P62"><text:s text:c="2"/><text:span text:style-name="T2">Семафор</text:span> — это отличный инструмент для низкоуровневой синхронизации (например, одна задача ждет, пока другая подготовит буфер данных) или для защиты общего ресурса (мьютекс). <text:s text:c="62"/></text:p>
      <text:p text:style-name="P62"><text:s text:c="238"/></text:p>
      <text:p text:style-name="P62"><text:s text:c="2"/>Но для управления высокоуровневой последовательностью асинхронных операций, как в вашем случае, <text:span text:style-name="T2">конечный автомат в задаче-диспетчере — это гораздо более мощный, чистый и масштабируемый подход.</text:span> Он делает состояние системы явным и <text:s text:c="7"/></text:p>
      <text:p text:style-name="P63"><text:s text:c="2"/>понятным, а также сохраняет диспетчер полностью неблокирующим и отзывчивым. <text:s/></text:p>
      <text:p text:style-name="P63"/>
      <text:p text:style-name="P63"><text:soft-page-break/></text:p>
      <text:p text:style-name="P63"><text:span text:style-name="T2">&gt; если у нас много комплексныхопераций, включающие различные компоненты системы мы создаем некие блоки, представляющие собой конечные автоматы? <text:s text:c="3"/></text:span><text:s text:c="91"/></text:p>
      <text:p text:style-name="P63"><text:s text:c="238"/></text:p>
      <text:p text:style-name="P63"><text:span text:style-name="T2">✦ Да, именно так! Ваша интуиция вас не подводит, и вы пришли к правильному архитектурному выводу. <text:s/></text:span><text:s text:c="139"/></text:p>
      <text:p text:style-name="P63"><text:s text:c="238"/></text:p>
      <text:p text:style-name="P63"><text:s text:c="2"/>Если у вас много комплексных, многошаговых операций, то каждая из них — это, по сути, отдельный конечный автомат. Пытаться управлять ими всеми через одну глобальную переменную состояния (g_system_state) очень быстро приведет к <text:s text:c="9"/></text:p>
      <text:p text:style-name="P63"><text:s text:c="2"/>путанице. <text:s text:c="226"/></text:p>
      <text:p text:style-name="P63"><text:s text:c="238"/></text:p>
      <text:p text:style-name="P63"><text:s text:c="2"/><text:span text:style-name="T2">Поэтому лучшая практика здесь — это создать "объекты" или "контексты" для каждой выполняемой операции.</text:span> <text:s text:c="133"/></text:p>
      <text:p text:style-name="P63"><text:s text:c="238"/></text:p>
      <text:p text:style-name="P63"><text:s text:c="2"/><text:span text:style-name="T12">От одного конечного автомата к "Диспетчеру заданий" </text:span><text:s text:c="184"/></text:p>
      <text:p text:style-name="P63"><text:s text:c="238"/></text:p>
      <text:p text:style-name="P63"><text:s text:c="2"/>Представьте, что ваш Task_Command_Dispatcher — это не просто исполнитель, а менеджер проектов. <text:s text:c="141"/></text:p>
      <text:p text:style-name="P63"><text:s text:c="238"/></text:p>
      <text:p text:style-name="P63"><text:s text:c="2"/><text:span text:style-name="T2"><text:s/>1. Проект (Job/Process): </text:span>Каждая комплексная операция ("повернуть мотор, потом включить насос") — это отдельный "проект". <text:s text:c="114"/></text:p>
      <text:p text:style-name="P63"><text:s text:c="3"/>2. Карточка проекта (Контекст): Для каждого запущенного проекта менеджер заводит отдельную карточку, где отслеживает его прогресс. <text:s text:c="104"/></text:p>
      <text:p text:style-name="P63"><text:s text:c="238"/></text:p>
      <text:p text:style-name="P63"><text:s text:c="2"/>В коде эта "карточка проекта" будет структурой, описывающей контекст выполнения: <text:s text:c="155"/></text:p>
      <text:p text:style-name="P63"><text:s text:c="238"/></text:p>
      <text:p text:style-name="P63"><text:s text:c="4"/>1 // Перечисление всех возможных шагов для всех комплексных операций <text:s text:c="165"/></text:p>
      <text:p text:style-name="P63"><text:s text:c="4"/>2 typedef enum { <text:s text:c="217"/></text:p>
      <text:p text:style-name="P63"><text:s text:c="4"/>3 <text:s text:c="4"/>// Шаги для операции А <text:s text:c="205"/></text:p>
      <text:p text:style-name="P63"><text:s text:c="4"/>4 <text:s text:c="4"/>PROCESS_A_STEP_1_START_MOTOR, <text:s text:c="198"/></text:p>
      <text:p text:style-name="P63"><text:s text:c="4"/>5 <text:s text:c="4"/>PROCESS_A_STEP_2_WAIT_FOR_MOTOR, <text:s text:c="195"/></text:p>
      <text:p text:style-name="P63"><text:s text:c="4"/>6 <text:s text:c="4"/>PROCESS_A_STEP_3_START_PUMP, <text:s text:c="199"/></text:p>
      <text:p text:style-name="P63"><text:s text:c="4"/>7 <text:s text:c="4"/>PROCESS_A_DONE, <text:s text:c="212"/></text:p>
      <text:p text:style-name="P63"><text:s text:c="4"/>8 <text:s text:c="232"/></text:p>
      <text:p text:style-name="P63"><text:s text:c="4"/>9 <text:s text:c="4"/>// Шаги для операции B <text:s text:c="205"/></text:p>
      <text:p text:style-name="P63"><text:s text:c="3"/>10 <text:s text:c="4"/>PROCESS_B_STEP_1_READ_SENSOR, <text:s text:c="198"/></text:p>
      <text:p text:style-name="P63"><text:s text:c="3"/>11 <text:s text:c="4"/>PROCESS_B_STEP_2_WAIT_FOR_SENSOR, <text:s text:c="194"/></text:p>
      <text:p text:style-name="P63"><text:s text:c="3"/>12 <text:s text:c="4"/>PROCESS_B_STEP_3_OPEN_VALVE, <text:s text:c="199"/></text:p>
      <text:p text:style-name="P63"><text:s text:c="3"/>13 <text:s text:c="4"/>PROCESS_B_DONE, <text:s text:c="212"/></text:p>
      <text:p text:style-name="P63"><text:s text:c="3"/>14 <text:s text:c="232"/></text:p>
      <text:p text:style-name="P63"><text:s text:c="3"/>15 } ProcessStep_t; <text:s text:c="215"/></text:p>
      <text:p text:style-name="P63"><text:s text:c="3"/>16 <text:s text:c="232"/></text:p>
      <text:p text:style-name="P63"><text:s text:c="3"/>17<text:span text:style-name="T2"> // Структура, хранящая состояние ОДНОГО "проекта" <text:s text:c="5"/></text:span><text:s text:c="177"/></text:p>
      <text:p text:style-name="P63"><text:s text:c="3"/>18 typedef struct { <text:s text:c="215"/></text:p>
      <text:p text:style-name="P63"><text:s text:c="3"/>19 <text:s text:c="4"/>bool is_active; <text:s text:c="12"/>// Используется ли этот слот для проекта? <text:s text:c="158"/></text:p>
      <text:p text:style-name="P63"><text:s text:c="3"/>20 <text:s text:c="4"/>uint32_t job_id; <text:s text:c="11"/>// Уникальный ID этого проекта <text:s text:c="169"/></text:p>
      <text:p text:style-name="P63"><text:s text:c="3"/>21 <text:s text:c="4"/>ProcessStep_t current_step; // Текущий шаг в конечном автомате этого проекта <text:s text:c="151"/></text:p>
      <text:p text:style-name="P63"><text:s text:c="3"/>22 <text:s text:c="4"/>// ... здесь могут быть и другие данные, специфичные для проекта ... <text:s text:c="159"/></text:p>
      <text:p text:style-name="P63"><text:s text:c="3"/>23 <text:s text:c="4"/>// Например, ID пользователя, которому нужно будет отправить финальный ответ <text:s text:c="151"/></text:p>
      <text:p text:style-name="P64"><text:s text:c="3"/>24 } JobContext_t; <text:s text:c="2"/></text:p>
      <text:p text:style-name="P64"/>
      <text:p text:style-name="P64"><text:soft-page-break/><text:span text:style-name="T2">Как этим управлять?</text:span> <text:s text:c="216"/></text:p>
      <text:p text:style-name="P64"><text:s text:c="238"/></text:p>
      <text:p text:style-name="P64"><text:s text:c="3"/><text:span text:style-name="T2">1. Пул "проектов":</text:span> В Task_Command_Dispatcher вы создаете массив (пул) таких контекстов. Этот массив — ваш "стол с карточками проектов". <text:s text:c="99"/></text:p>
      <text:p text:style-name="P64"><text:s text:c="238"/></text:p>
      <text:p text:style-name="P64"><text:s text:c="3"/>1 <text:s text:c="4"/>#define MAX_CONCURRENT_JOBS 5 // Максимум 5 комплексных операций одновременно <text:s text:c="151"/></text:p>
      <text:p text:style-name="P64"><text:s text:c="3"/>2 <text:s text:c="4"/>JobContext_t g_active_jobs[MAX_CONCURRENT_JOBS]; <text:s text:c="180"/></text:p>
      <text:p text:style-name="P64"><text:s text:c="238"/></text:p>
      <text:p text:style-name="P64"><text:s text:c="2"/><text:span text:style-name="T2"><text:s/>2. Запуск нового "проекта":</text:span> <text:s text:c="207"/></text:p>
      <text:p text:style-name="P64"><text:s text:c="7"/>* Приходит команда от пользователя, например, START_PROCESS_A. <text:s text:c="168"/></text:p>
      <text:p text:style-name="P64"><text:s text:c="7"/>* Диспетчер ищет свободный слот в массиве g_active_jobs (где is_active == false). <text:s text:c="149"/></text:p>
      <text:p text:style-name="P64"><text:s text:c="7"/>* Он инициализирует его: is_active = true, job_id = (уникальный номер, например, счетчик или таймстемп), current_step = PROCESS_A_STEP_1_START_MOTOR. <text:s text:c="81"/></text:p>
      <text:p text:style-name="P64"><text:s text:c="7"/>* Он отправляет первую команду Исполнителю (повернуть мотор), но обязательно добавляет в CAN-сообщение `job_id`! <text:s text:c="118"/></text:p>
      <text:p text:style-name="P64"><text:s text:c="238"/></text:p>
      <text:p text:style-name="P64"><text:s text:c="3"/><text:span text:style-name="T2">3. Корреляция ответов (самое важное): <text:s/></text:span><text:s text:c="196"/></text:p>
      <text:p text:style-name="P64"><text:s text:c="7"/>* Исполнитель, выполнив команду, отправляет ответное CAN-сообщение, в котором обязательно содержится тот же самый `job_id`, который он получил. <text:s text:c="87"/></text:p>
      <text:p text:style-name="P64"><text:s text:c="7"/>* job_id работает как "номер заказа" или "трекинг-номер". <text:s text:c="173"/></text:p>
      <text:p text:style-name="P64"><text:s text:c="238"/></text:p>
      <text:p text:style-name="P64"><text:s text:c="3"/><text:span text:style-name="T2">4. Обработка ответа в Диспетчере:</text:span> <text:s text:c="201"/></text:p>
      <text:p text:style-name="P64"><text:s text:c="7"/>* Диспетчер получает из can_rx_queue ответ от Исполнителя. <text:s text:c="172"/></text:p>
      <text:p text:style-name="P64"><text:s text:c="7"/>* Он извлекает из ответа job_id. <text:s text:c="198"/></text:p>
      <text:p text:style-name="P64"><text:s text:c="7"/>* Он ищет в массиве g_active_jobs "карточку проекта" с этим job_id. <text:s text:c="163"/></text:p>
      <text:p text:style-name="P64"><text:s text:c="7"/>* Найдя нужный контекст, он смотрит на его current_step и, исходя из этого, решает, что делать дальше (перейти на следующий шаг, завершить проект, обработать ошибку). <text:s text:c="64"/></text:p>
      <text:p text:style-name="P64"><text:s text:c="238"/></text:p>
      <text:p text:style-name="P64"><text:s text:c="2"/><text:span text:style-name="T2">Вывод</text:span> <text:s text:c="230"/></text:p>
      <text:p text:style-name="P64"><text:s text:c="238"/></text:p>
      <text:p text:style-name="P64"><text:s text:c="2"/>Да, вы абсолютно правы. Ваша система эволюционирует от одного простого конечного автомата к менеджеру, управляющему множеством объектов-конечных автоматов (контекстов заданий). <text:s text:c="59"/></text:p>
      <text:p text:style-name="P64"><text:s text:c="238"/></text:p>
      <text:p text:style-name="P64"><text:s text:c="3"/><text:span text:style-name="T12">* Комплексная операция = Конечный автомат.</text:span> <text:s text:c="192"/></text:p>
      <text:p text:style-name="P64"><text:s text:c="3"/><text:span text:style-name="T12">* Контекст выполнения = Структура (`JobContext_t`), хранящая текущее состояние этого автомата. <text:s text:c="140"/></text:span></text:p>
      <text:p text:style-name="P64"><text:span text:style-name="T12"><text:s text:c="3"/>* `job_id` = "Трекинг-номер", связывающий асинхронные команды и ответы с конкретным контекстом. <text:s text:c="4"/></text:span><text:s text:c="135"/></text:p>
      <text:p text:style-name="P64"><text:s text:c="238"/></text:p>
      <text:p text:style-name="P65"><text:s text:c="2"/>Это очень мощный, масштабируемый и профессиональный подход, который позволяет Дирижеру одновременно управлять множеством независимых сложных процессов, не путаясь в них. <text:s/></text:p>
      <text:p text:style-name="P65"/>
      <text:p text:style-name="P65"/>
      <text:p text:style-name="P17">&gt; давайте разберем предыдущей пример в контексте работы диспетчера, как менеджера проекта <text:s text:c="148"/></text:p>
      <text:p text:style-name="P65"><text:span text:style-name="T2"><text:s text:c="16"/></text:span><text:s text:c="222"/></text:p>
      <text:p text:style-name="P65"><text:span text:style-name="T2">✦ Отличная идея! Давайте разберем тот же пример ("повернуть мотор, потом включить насос") в контексте Task_Command_Dispatcher как "менеджера проектов". <text:s text:c="3"/></text:span><text:s text:c="83"/></text:p>
      <text:p text:style-name="P65"><text:s text:c="238"/></text:p>
      <text:p text:style-name="P65"><text:soft-page-break/><text:s text:c="2"/>Подготовка <text:s text:c="225"/></text:p>
      <text:p text:style-name="P65"><text:s text:c="238"/></text:p>
      <text:p text:style-name="P65"><text:s text:c="3"/>* Команда от пользователя: START_MOTOR_PUMP_SEQ <text:s text:c="187"/></text:p>
      <text:p text:style-name="P65"><text:s text:c="3"/>* Пул проектов в Дирижере: JobContext_t g_active_jobs[5]; (все is_active = false) <text:s text:c="153"/></text:p>
      <text:p text:style-name="P65"><text:s text:c="3"/>* Шаги в `ProcessStep_t`: <text:s text:c="209"/></text:p>
      <text:p text:style-name="P65"><text:s text:c="7"/>* SEQ_MOTOR_PUMP_START <text:s text:c="208"/></text:p>
      <text:p text:style-name="P65"><text:s text:c="7"/>* SEQ_MOTOR_PUMP_WAIT_MOTOR <text:s text:c="203"/></text:p>
      <text:p text:style-name="P65"><text:s text:c="7"/>* SEQ_MOTOR_PUMP_START_PUMP <text:s text:c="203"/></text:p>
      <text:p text:style-name="P65"><text:s text:c="7"/>* SEQ_MOTOR_PUMP_DONE <text:s text:c="209"/></text:p>
      <text:p text:style-name="P65"><text:s text:c="3"/>* Исполнители: Мотор на Executor_ID=1, Насос на Executor_ID=2. <text:s text:c="172"/></text:p>
      <text:p text:style-name="P65"><text:s text:c="238"/></text:p>
      <text:p text:style-name="P65"><text:s text:c="2"/>--- <text:s text:c="232"/></text:p>
      <text:p text:style-name="P65"><text:s text:c="238"/></text:p>
      <text:p text:style-name="P65"><text:s text:c="2"/><text:span text:style-name="T2">Шаг 1: Запуск нового "Проекта" (внутри Дирижера) </text:span><text:s text:c="187"/></text:p>
      <text:p text:style-name="P65"><text:s text:c="238"/></text:p>
      <text:p text:style-name="P65"><text:s text:c="3"/><text:span text:style-name="T12">1. Task_Command_Dispatcher </text:span>получает из usb_rx_queue команду "START_MOTOR_PUMP_SEQ". <text:s text:c="151"/></text:p>
      <text:p text:style-name="P65"><text:s text:c="3"/>2. Вызывается функция-обработчик <text:span text:style-name="T12">handle_start_motor_pump_seq()</text:span>. <text:s text:c="171"/></text:p>
      <text:p text:style-name="P65"><text:s text:c="3"/>3. <text:span text:style-name="T2">Главная задача обработчика</text:span> — создать новый "проект": <text:s text:c="179"/></text:p>
      <text:p text:style-name="P65"><text:s text:c="7"/>* Он ищет свободный слот в массиве g_active_jobs. Находит слот с индексом 0. <text:s text:c="154"/></text:p>
      <text:p text:style-name="P65"><text:s text:c="7"/>* Инициализирует "карточку проекта": <text:s text:c="194"/></text:p>
      <text:p text:style-name="P65"><text:s text:c="238"/></text:p>
      <text:p text:style-name="P65"><text:s text:c="3"/>1 <text:s text:c="8"/>g_active_jobs[0].is_active = true; <text:s text:c="190"/></text:p>
      <text:p text:style-name="P65"><text:s text:c="3"/>2 <text:s text:c="8"/>g_active_jobs[0].job_id = 113; // Генерируем уникальный ID <text:s text:c="166"/></text:p>
      <text:p text:style-name="P65"><text:s text:c="3"/>3 <text:s text:c="8"/>g_active_jobs[0].current_step = SEQ_MOTOR_PUMP_START; <text:s text:c="171"/></text:p>
      <text:p text:style-name="P65"><text:s text:c="6"/><text:span text:style-name="T2"><text:s/>* Сразу после создания, он вызывает "движок" конечного автомата для этого проекта, например, run_job_sequencer(&amp;g_active_jobs[0]). <text:s text:c="2"/></text:span><text:s text:c="98"/></text:p>
      <text:p text:style-name="P65"><text:s text:c="238"/></text:p>
      <text:p text:style-name="P65"><text:s text:c="2"/>--- <text:s text:c="232"/></text:p>
      <text:p text:style-name="P65"><text:s text:c="238"/></text:p>
      <text:p text:style-name="P65"><text:s text:c="2"/><text:span text:style-name="T2">Шаг 2: Выполнение первого шага проекта (внутри Дирижера)</text:span> <text:s text:c="179"/></text:p>
      <text:p text:style-name="P65"><text:s text:c="238"/></text:p>
      <text:p text:style-name="P65"><text:s text:c="3"/>1. Функция run_job_sequencer получает указатель на g_active_jobs[0]. <text:s text:c="166"/></text:p>
      <text:p text:style-name="P65"><text:s text:c="3"/>2. Она смотрит на current_step — это SEQ_MOTOR_PUMP_START. <text:s text:c="176"/></text:p>
      <text:p text:style-name="P65"><text:s text:c="3"/>3. Выполняет логику для этого шага: <text:s text:c="199"/></text:p>
      <text:p text:style-name="P65"><text:s text:c="7"/>* Создает CAN-сообщение для Executor_ID=1 с командой "повернуть мотор". <text:s text:c="159"/></text:p>
      <text:p text:style-name="P65"><text:s text:c="7"/>* Ключевой момент: В payload этого CAN-сообщения он вставляет `job_id = 113`. <text:s text:c="153"/></text:p>
      <text:p text:style-name="P65"><text:s text:c="7"/>* Помещает это CAN-сообщение в can_tx_queue. <text:s text:c="186"/></text:p>
      <text:p text:style-name="P65"><text:s text:c="3"/>4. Обновляет состояние проекта, готовясь к следующему шагу: <text:s text:c="175"/></text:p>
      <text:p text:style-name="P65"><text:s text:c="3"/>1 <text:s text:c="4"/>g_active_jobs[0].current_step = SEQ_MOTOR_PUMP_WAIT_MOTOR; <text:s text:c="170"/></text:p>
      <text:p text:style-name="P65"><text:s text:c="3"/>5. Функция завершается. Task_Command_Dispatcher снова свободен и ждет любых новых событий (от USB или CAN). Он не заблокирован ожиданием мотора. <text:s text:c="90"/></text:p>
      <text:p text:style-name="P65"><text:s text:c="238"/></text:p>
      <text:p text:style-name="P65"><text:s text:c="2"/>--- <text:s text:c="232"/></text:p>
      <text:p text:style-name="P65"><text:s text:c="238"/></text:p>
      <text:p text:style-name="P65"><text:s text:c="2"/><text:span text:style-name="T2">Шаг 3: Работа Исполнителя №1</text:span> <text:s text:c="207"/></text:p>
      <text:p text:style-name="P65"><text:s text:c="238"/></text:p>
      <text:p text:style-name="P65"><text:s text:c="3"/>1. Исполнитель №1 получает CAN-команду. <text:s text:c="195"/></text:p>
      <text:p text:style-name="P65"><text:s text:c="3"/>2. Он видит команду "повернуть мотор" и извлекает из payload `job_id = 113`. <text:s text:c="158"/></text:p>
      <text:p text:style-name="P65"><text:s text:c="3"/>3. Выполняет поворот мотора.</text:p>
      <text:p text:style-name="P65"><text:s text:c="3"/>4. После завершения он формирует ответное CAN-сообщение (например, TASK_DONE).</text:p>
      <text:p text:style-name="P65"/>
      <text:p text:style-name="P65"><text:soft-page-break/><text:s text:c="3"/>5. Ключевой момент: Он включает в ответ тот же самый `job_id = 113` и отправляет сообщение обратно Дирижеру. <text:s text:c="126"/></text:p>
      <text:p text:style-name="P65"><text:s text:c="238"/></text:p>
      <text:p text:style-name="P65"><text:s text:c="2"/>--- <text:s text:c="232"/></text:p>
      <text:p text:style-name="P65"><text:s text:c="238"/></text:p>
      <text:p text:style-name="P65"><text:s text:c="2"/><text:span text:style-name="T2">Шаг 4: Обработка ответа (внутри Дирижера)</text:span> <text:s text:c="194"/></text:p>
      <text:p text:style-name="P65"><text:s text:c="238"/></text:p>
      <text:p text:style-name="P65"><text:s text:c="3"/>1. Task_CAN_Handler получает ответ от Исполнителя и кладет его в can_rx_queue. <text:s text:c="156"/></text:p>
      <text:p text:style-name="P65"><text:s text:c="3"/>2. Task_Command_Dispatcher "просыпается", так как в can_rx_queue есть данные. <text:s text:c="157"/></text:p>
      <text:p text:style-name="P65"><text:s text:c="3"/>3. Он извлекает ответное сообщение и первым делом смотрит на job_id в его payload. Это `113`. <text:s text:c="141"/></text:p>
      <text:p text:style-name="P65"><text:s text:c="3"/>4. Теперь он ищет в массиве `g_active_jobs` проект с job_id == 113. Находит его в слоте 0. <text:s text:c="144"/></text:p>
      <text:p text:style-name="P65"><text:s text:c="3"/>5. Теперь, когда у него есть и ответ, и контекст проекта, он снова вызывает "движок": run_job_sequencer(&amp;g_active_jobs[0], &amp;can_response). <text:s text:c="96"/></text:p>
      <text:p text:style-name="P65"><text:s text:c="238"/></text:p>
      <text:p text:style-name="P65"><text:s text:c="2"/>--- <text:s text:c="232"/></text:p>
      <text:p text:style-name="P65"><text:s text:c="238"/></text:p>
      <text:p text:style-name="P65"><text:s text:c="2"/><text:span text:style-name="T2">Шаг 5: Выполнение второго шага проекта (внутри Дирижера) <text:s text:c="2"/></text:span><text:s text:c="177"/></text:p>
      <text:p text:style-name="P65"><text:s text:c="238"/></text:p>
      <text:p text:style-name="P65"><text:s text:c="3"/>1. run_job_sequencer снова смотрит на current_step в g_active_jobs[0]. Сейчас это SEQ_MOTOR_PUMP_WAIT_MOTOR. <text:s text:c="126"/></text:p>
      <text:p text:style-name="P65"><text:s text:c="3"/>2. Он видит, что пришедший ответ — TASK_DONE, значит, ожидание завершено. <text:s text:c="161"/></text:p>
      <text:p text:style-name="P65"><text:s text:c="3"/>3. Выполняет логику для этого шага: <text:s text:c="199"/></text:p>
      <text:p text:style-name="P65"><text:s text:c="7"/>* Создает CAN-сообщение для Executor_ID=2 с командой "включить насос". <text:s text:c="160"/></text:p>
      <text:p text:style-name="P65"><text:s text:c="7"/>* Вставляет в это сообщение тот же `job_id = 113`. <text:s text:c="180"/></text:p>
      <text:p text:style-name="P65"><text:s text:c="7"/>* Помещает сообщение в can_tx_queue. <text:s text:c="194"/></text:p>
      <text:p text:style-name="P65"><text:s text:c="3"/>4. Обновляет состояние проекта: <text:s text:c="203"/></text:p>
      <text:p text:style-name="P65"><text:s text:c="3"/>1 <text:s text:c="4"/>g_active_jobs[0].current_step = SEQ_MOTOR_PUMP_DONE; <text:s text:c="176"/></text:p>
      <text:p text:style-name="P65"><text:s text:c="238"/></text:p>
      <text:p text:style-name="P65"><text:s text:c="2"/>--- <text:s text:c="232"/></text:p>
      <text:p text:style-name="P65"><text:s text:c="238"/></text:p>
      <text:p text:style-name="P65"><text:s text:c="2"/><text:span text:style-name="T2">Шаг 6: Завершение проекта </text:span><text:s text:c="210"/></text:p>
      <text:p text:style-name="P65"><text:s text:c="238"/></text:p>
      <text:p text:style-name="P65"><text:s text:c="3"/>1. Цикл повторяется: Исполнитель №2 выполняет команду и присылает ответ с job_id = 113. <text:s text:c="147"/></text:p>
      <text:p text:style-name="P65"><text:s text:c="3"/>2. Диспетчер получает ответ, находит по job_id проект g_active_jobs[0]. <text:s text:c="163"/></text:p>
      <text:p text:style-name="P65"><text:s text:c="3"/>3. Он видит, что current_step был SEQ_MOTOR_PUMP_DONE, и понимает, что вся последовательность завершена. <text:s text:c="130"/></text:p>
      <text:p text:style-name="P65"><text:s text:c="3"/>4. Отправляет сообщение "Full sequence complete" пользователю через usb_tx_queue. <text:s text:c="153"/></text:p>
      <text:p text:style-name="P65"><text:s text:c="3"/>5. Очищает слот проекта, делая его доступным для новых задач: <text:s text:c="173"/></text:p>
      <text:p text:style-name="P65"><text:s text:c="3"/>1 <text:s text:c="4"/>g_active_jobs[0].is_active = false; <text:s text:c="193"/></text:p>
      <text:p text:style-name="P65"><text:s text:c="238"/></text:p>
      <text:p text:style-name="P65"><text:s text:c="2"/><text:span text:style-name="T2">Вывод </text:span><text:s text:c="230"/></text:p>
      <text:p text:style-name="P65"><text:s text:c="238"/></text:p>
      <text:p text:style-name="P65"><text:s text:c="2"/>job_id — это "клей", который связывает асинхронные, разрозненные сообщения в единую логическую цепочку. Task_Command_Dispatcher не хранит состояние в своих локальных переменных, а использует массив g_active_jobs как свою "память" о <text:span text:style-name="T34">т</text:span>екущих делах. Это позволяет ему одновременно "вести" несколько таких проектов, не путая, какой ответ к какому проекту относится. <text:s text:c="67"/></text:p>
      <text:p text:style-name="P61"/>
      <text:p text:style-name="P61"/>
      <text:p text:style-name="P18">&gt; вопрос по шагам (состояниям конечного автомата) когда мы их объявляем в enum processstep_t, они не привзаны к какому то определенному проекту? мы можем <text:soft-page-break/>"собирать проект" из этого набота комманд? они же могут быть идентичны и оличаться <text:s/>только аргументами? <text:s/><text:span text:style-name="T11"><text:s text:c="215"/></text:span></text:p>
      <text:p text:style-name="P61"><text:s text:c="238"/></text:p>
      <text:p text:style-name="P61">✦ Это невероятно проницательный вопрос! Вы абсолютно правы. Смешивать все шаги всех возможных процессов в один гигантский enum — это действительно негибко и плохо масштабируется. Мой предыдущий пример был упрощением, чтобы донести идею, но вы верно заметили его слабое место. <text:s text:c="197"/></text:p>
      <text:p text:style-name="P61"><text:s text:c="238"/></text:p>
      <text:p text:style-name="P61"><text:s text:c="2"/>Давайте спроектируем более профессиональную и гибкую систему, которая отвечает на все ваши вопросы. <text:s text:c="136"/></text:p>
      <text:p text:style-name="P61"><text:s text:c="238"/></text:p>
      <text:p text:style-name="P61"><text:s text:c="2"/><text:span text:style-name="T2">Основная идея: Отделить "что делать" (данные) от "как делать" (код). <text:s/></text:span><text:s text:c="166"/></text:p>
      <text:p text:style-name="P61"><text:s text:c="238"/></text:p>
      <text:p text:style-name="P61"><text:s text:c="2"/><text:span text:style-name="T12">Ваши комплексные операции — это, по сути, "рецепты" или "сценарии".</text:span> А действия вроде "<text:span text:style-name="T12">повернуть мотор" или "включить насос" — это "ингредиенты". </text:span>Нет смысла создавать новый "ингредиент" для каждого рецепта. <text:s text:c="30"/></text:p>
      <text:p text:style-name="P61"><text:s text:c="238"/></text:p>
      <text:p text:style-name="P61"><text:s text:c="2"/><text:span text:style-name="T2">Шаг 1: Определяем "строительные блоки" (атомарные действия) </text:span><text:s text:c="176"/></text:p>
      <text:p text:style-name="P61"><text:s text:c="238"/></text:p>
      <text:p text:style-name="P61"><text:s text:c="2"/>Вместо одного enum для всех шагов, мы создадим enum для базовых, атомарных действий, которые может выполнять ваша система. <text:s text:c="113"/></text:p>
      <text:p text:style-name="P61"><text:s text:c="238"/></text:p>
      <text:p text:style-name="P61"><text:s text:c="3"/>1 typedef enum { <text:s text:c="218"/></text:p>
      <text:p text:style-name="P61"><text:s text:c="3"/>2 <text:s text:c="4"/>ACTION_NONE, <text:s text:c="216"/></text:p>
      <text:p text:style-name="P61"><text:s text:c="3"/>3 <text:s text:c="4"/>ACTION_ROTATE_MOTOR, <text:s text:c="208"/></text:p>
      <text:p text:style-name="P61"><text:s text:c="3"/>4 <text:s text:c="4"/>ACTION_START_PUMP, <text:s text:c="210"/></text:p>
      <text:p text:style-name="P61"><text:s text:c="3"/>5 <text:s text:c="4"/>ACTION_STOP_PUMP, <text:s text:c="211"/></text:p>
      <text:p text:style-name="P61"><text:s text:c="3"/>6 <text:s text:c="4"/>ACTION_READ_SENSOR, <text:s text:c="209"/></text:p>
      <text:p text:style-name="P61"><text:s text:c="3"/>7 <text:s text:c="4"/>ACTION_WAIT_MS, // Просто подождать N миллисекунд <text:s text:c="179"/></text:p>
      <text:p text:style-name="P61"><text:s text:c="3"/>8 <text:s text:c="4"/>// ... и другие базовые действия <text:s text:c="196"/></text:p>
      <text:p text:style-name="P61"><text:s text:c="3"/>9 } ActionType_t; <text:s text:c="217"/></text:p>
      <text:p text:style-name="P61"><text:s text:c="238"/></text:p>
      <text:p text:style-name="P61"><text:s text:c="2"/><text:span text:style-name="T2">Шаг 2: Определяем "шаг сценария" </text:span><text:s text:c="203"/></text:p>
      <text:p text:style-name="P61"><text:s text:c="238"/></text:p>
      <text:p text:style-name="P61"><text:s text:c="2"/>Теперь мы можем сказать, что любой шаг в любом сценарии — это одно из этих атомарных действий с определенными параметрами. Это напрямую отвечает на ваш вопрос: "они же могут быть идентичны и отличаться только аргументами?" — Да! <text:s text:c="7"/></text:p>
      <text:p text:style-name="P61"><text:s text:c="238"/></text:p>
      <text:p text:style-name="P61"><text:s text:c="4"/>1 <text:span text:style-name="T2">// Структура, описывающая один шаг в любом сценарии</text:span> <text:s text:c="180"/></text:p>
      <text:p text:style-name="P61"><text:s text:c="4"/>2 typedef struct { <text:s text:c="215"/></text:p>
      <text:p text:style-name="P61"><text:s text:c="4"/>3 <text:s text:c="4"/>ActionType_t action; // Какое действие выполнить? <text:s text:c="178"/></text:p>
      <text:p text:style-name="P61"><text:s text:c="4"/>4 <text:s text:c="232"/></text:p>
      <text:p text:style-name="P61"><text:s text:c="4"/>5 <text:s text:c="4"/>// Объединение (union) для экономии памяти, так как для разных <text:s text:c="165"/></text:p>
      <text:p text:style-name="P61"><text:s text:c="4"/>6 <text:s text:c="4"/>// действий нужны разные наборы параметров. <text:s text:c="184"/></text:p>
      <text:p text:style-name="P61"><text:s text:c="4"/>7 <text:s text:c="4"/>union { <text:s text:c="220"/></text:p>
      <text:p text:style-name="P61"><text:s text:c="4"/>8 <text:s text:c="8"/>struct { uint8_t motor_id; int16_t steps; uint16_t speed; } rotate_motor; <text:s text:c="150"/></text:p>
      <text:p text:style-name="P61"><text:s text:c="4"/>9 <text:s text:c="8"/>struct { uint8_t pump_id; } start_pump; <text:s text:c="184"/></text:p>
      <text:p text:style-name="P61"><text:s text:c="3"/>10 <text:s text:c="8"/>struct { uint8_t sensor_id; } read_sensor; <text:s text:c="181"/></text:p>
      <text:p text:style-name="P61"><text:s text:c="3"/>11 <text:s text:c="8"/>struct { uint32_t delay_ms; } wait; <text:s text:c="188"/></text:p>
      <text:p text:style-name="P61"><text:s text:c="3"/>12 <text:s text:c="4"/>} params; <text:s text:c="218"/></text:p>
      <text:p text:style-name="P61"><text:s text:c="3"/>13 <text:s text:c="232"/></text:p>
      <text:p text:style-name="P66"><text:s text:c="3"/>14 } ProcessStep_t; <text:s text:c="5"/></text:p>
      <text:p text:style-name="P66"><text:soft-page-break/></text:p>
      <text:p text:style-name="P66"><text:s/><text:span text:style-name="T2">Шаг 3: "Собираем проект" (Описываем сценарии как данные)</text:span> <text:s text:c="179"/></text:p>
      <text:p text:style-name="P66"><text:s text:c="238"/></text:p>
      <text:p text:style-name="P66"><text:s text:c="2"/>Теперь самое интересное. Ваши комплексные операции становятся просто массивами данных (рецептами), которые хранятся во Flash-памяти. <text:s text:c="103"/></text:p>
      <text:p text:style-name="P66"><text:s text:c="238"/></text:p>
      <text:p text:style-name="P66"><text:s text:c="4"/>1 <text:span text:style-name="T2">// "Рецепт" для операции "Повернуть мотор, потом включить насос"</text:span> <text:s text:c="167"/></text:p>
      <text:p text:style-name="P66"><text:s text:c="4"/>2 <text:span text:style-name="T12">const ProcessStep_t g_sequence_motor_pump[]</text:span> = { <text:s text:c="184"/></text:p>
      <text:p text:style-name="P66"><text:s text:c="4"/>3 <text:s text:c="4"/>{ .action = ACTION_ROTATE_MOTOR, .params.rotate_motor = { .motor_id=1, .steps=50, .speed=500 } }, <text:s text:c="130"/></text:p>
      <text:p text:style-name="P66"><text:s text:c="4"/>4 <text:s text:c="4"/>{ .action = ACTION_START_PUMP, <text:s text:c="2"/>.params.start_pump <text:s text:c="2"/>= { .pump_id=1 } }, <text:s text:c="154"/></text:p>
      <text:p text:style-name="P66"><text:s text:c="4"/>5 <text:s text:c="4"/>{ .action = ACTION_NONE } // Маркер конца сценария <text:s text:c="177"/></text:p>
      <text:p text:style-name="P66"><text:s text:c="4"/>6 }; <text:s text:c="229"/></text:p>
      <text:p text:style-name="P66"><text:s text:c="4"/>7 <text:s text:c="232"/></text:p>
      <text:p text:style-name="P66"><text:s text:c="4"/>8 <text:span text:style-name="T2">// "Рецепт" для другой операции "Прочитать датчик, подождать, повернуть другой мотор" </text:span><text:s text:c="146"/></text:p>
      <text:p text:style-name="P66"><text:s text:c="4"/>9 <text:span text:style-name="T12">const ProcessStep_t g_sequence_sensor_motor[]</text:span> = { <text:s text:c="182"/></text:p>
      <text:p text:style-name="P66"><text:s text:c="3"/>10 <text:s text:c="4"/>{ .action = ACTION_READ_SENSOR, <text:s/>.params.read_sensor <text:s/>= { .sensor_id=3 } }, <text:s text:c="152"/></text:p>
      <text:p text:style-name="P66"><text:s text:c="3"/>11 <text:s text:c="4"/>{ .action = ACTION_WAIT_MS, <text:s text:c="5"/>.params.wait <text:s text:c="8"/>= { .delay_ms=1000 } }, <text:s text:c="150"/></text:p>
      <text:p text:style-name="P66"><text:s text:c="3"/>12 <text:s text:c="4"/>{ .action = ACTION_ROTATE_MOTOR, .params.rotate_motor = { .motor_id=2, .steps=-200, .speed=100 } }, <text:s text:c="128"/></text:p>
      <text:p text:style-name="P66"><text:s text:c="3"/>13 <text:s text:c="4"/>{ .action = ACTION_NONE } <text:s text:c="202"/></text:p>
      <text:p text:style-name="P66"><text:s text:c="3"/>14 }; <text:s text:c="229"/></text:p>
      <text:p text:style-name="P66"><text:s text:c="238"/></text:p>
      <text:p text:style-name="P66"><text:s text:c="2"/><text:span text:style-name="T2">Шаг 4: Обновляем "Движок" (Диспетчер и Контекст) </text:span><text:s text:c="187"/></text:p>
      <text:p text:style-name="P66"><text:s text:c="238"/></text:p>
      <text:p text:style-name="P66"><text:s text:c="2"/><text:span text:style-name="T2">Теперь контекст выполнения (JobContext_t) хранит не громоздкий enum, а просто указатель на </text:span><text:span text:style-name="T14">"рецепт"</text:span><text:span text:style-name="T2"> и номер текущего шага. <text:s/></text:span><text:s text:c="112"/></text:p>
      <text:p text:style-name="P66"><text:s text:c="238"/></text:p>
      <text:p text:style-name="P66"><text:s text:c="3"/>1 typedef struct { <text:s text:c="216"/></text:p>
      <text:p text:style-name="P66"><text:s text:c="3"/>2 <text:s text:c="4"/>bool is_active; <text:s text:c="213"/></text:p>
      <text:p text:style-name="P66"><text:s text:c="3"/>3 <text:s text:c="4"/>uint32_t job_id; <text:s text:c="212"/></text:p>
      <text:p text:style-name="P66"><text:s text:c="3"/>4 <text:s text:c="4"/>const ProcessStep_t *current_sequence; // Указатель на массив-сценарий (например, на g_sequence_motor_pump) <text:s text:c="121"/></text:p>
      <text:p text:style-name="P66"><text:s text:c="3"/>5 <text:s text:c="4"/>uint8_t current_step_index; <text:s text:c="11"/>// Индекс текущего шага в этом сценарии (0, 1, 2...) <text:s text:c="137"/></text:p>
      <text:p text:style-name="P66"><text:s text:c="3"/>6 } JobContext_t; <text:s text:c="217"/></text:p>
      <text:p text:style-name="P66"><text:s text:c="238"/></text:p>
      <text:p text:style-name="P66"><text:s text:c="2"/>Как работает обновленный `Task_Command_Dispatcher`: <text:s text:c="184"/></text:p>
      <text:p text:style-name="P66"><text:s text:c="238"/></text:p>
      <text:p text:style-name="P66"><text:s text:c="3"/>1. Запуск: Приходит команда START_MOTOR_PUMP_SEQ. Диспетчер находит свободный JobContext, устанавливает is_active = true, job_id = 114, а главное: <text:s text:c="88"/></text:p>
      <text:p text:style-name="P66"><text:s text:c="7"/>* current_sequence = g_sequence_motor_pump; <text:s text:c="187"/></text:p>
      <text:p text:style-name="P66"><text:s text:c="7"/>* current_step_index = 0; <text:s text:c="205"/></text:p>
      <text:p text:style-name="P66"><text:s text:c="238"/></text:p>
      <text:p text:style-name="P66"><text:s text:c="3"/>2. Выполнение: Диспетчер вызывает "движок", который: <text:s text:c="182"/></text:p>
      <text:p text:style-name="P66"><text:s text:c="7"/>* Берет текущий шаг: const ProcessStep_t *step = &amp;job-&gt;current_sequence[job-&gt;current_step_index]; <text:s text:c="133"/></text:p>
      <text:p text:style-name="P66"><text:s text:c="7"/>* Смотрит на step-&gt;action через switch-case. <text:s text:c="186"/></text:p>
      <text:p text:style-name="P66"><text:s text:c="7"/>* case ACTION_ROTATE_MOTOR:: он берет параметры из step-&gt;params.rotate_motor, формирует CAN-сообщение (с job_id) и отправляет его. <text:s text:c="100"/></text:p>
      <text:p text:style-name="P66"><text:s text:c="7"/>* case ACTION_WAIT_MS:: он не отправляет CAN-сообщение, а просто запускает внутренний таймер, связанный с этим job_id. <text:s text:c="112"/></text:p>
      <text:p text:style-name="P66"><text:soft-page-break/><text:s text:c="238"/></text:p>
      <text:p text:style-name="P66"><text:s text:c="3"/>3. Переход к следующему шагу: Когда приходит ответ от Исполнителя (или срабатывает таймер), Диспетчер находит нужный JobContext по job_id, просто инкрементирует `current_step_index` и снова запускает "движок" для выполнения нового <text:s text:c="4"/></text:p>
      <text:p text:style-name="P66"><text:s text:c="6"/>шага. <text:s text:c="226"/></text:p>
      <text:p text:style-name="P66"><text:s text:c="238"/></text:p>
      <text:p text:style-name="P66"><text:s text:c="3"/>4. Завершение: Если current_step_index указывает на шаг, где action == ACTION_NONE, значит, сценарий завершен. <text:s text:c="124"/></text:p>
      <text:p text:style-name="P66"><text:s text:c="238"/></text:p>
      <text:p text:style-name="P67"><text:span text:style-name="T2"><text:s text:c="2"/>Вывод </text:span><text:s text:c="3"/></text:p>
      <text:p text:style-name="P67"/>
      <text:p text:style-name="P67">Эта архитектура на порядок лучше: <text:s text:c="202"/></text:p>
      <text:p text:style-name="P67"><text:s text:c="3"/>* Да, вы "собираете проект" из набора стандартных команд, описывая его как массив данных. <text:s text:c="145"/></text:p>
      <text:p text:style-name="P67"><text:s text:c="3"/>* Да, шаги могут быть идентичны по действию (`ACTION_ROTATE_MOTOR`) и отличаться только аргументами, которые хранятся рядом. <text:s text:c="110"/></text:p>
      <text:p text:style-name="P67"><text:s text:c="3"/>* Логика выполнения (код "движка") полностью отделена от описания сценариев (данных). Вы можете добавлять десятки новых сложных сценариев, просто описывая новые массивы-рецепты, и при этом не меняя ни строчки кода в самом диспетчере. <text:s/></text:p>
      <text:p text:style-name="P67"><text:s text:c="238"/></text:p>
      <text:p text:style-name="P68"><text:s text:c="2"/>Это очень мощный, гибкий и профессиональный подход, известный как "Data-Driven Design" (дизайн, управляемый данными). </text:p>
      <text:p text:style-name="P68"/>
      <text:p text:style-name="P68"><text:span text:style-name="T2"><text:s text:c="2"/>для чего нужен JobContext? <text:s text:c="5"/></text:span><text:s text:c="204"/></text:p>
      <text:p text:style-name="P68"><text:s text:c="238"/></text:p>
      <text:p text:style-name="P68"><text:span text:style-name="T2">✦ Отличный вопрос. Если коротко, JobContext_t — это память о конкретной комплексной операции.</text:span> <text:s text:c="144"/></text:p>
      <text:p text:style-name="P68"><text:s text:c="238"/></text:p>
      <text:p text:style-name="P68"><text:s text:c="2"/>Давайте объясню на аналогии. <text:s text:c="207"/></text:p>
      <text:p text:style-name="P68"><text:s text:c="238"/></text:p>
      <text:p text:style-name="P68"><text:s text:c="2"/>Представьте, что Task_Command_Dispatcher — это очень занятой, но забывчивый менеджер. Он может делать только одно действие в один момент времени. <text:s text:c="90"/></text:p>
      <text:p text:style-name="P68"><text:s text:c="238"/></text:p>
      <text:p text:style-name="P68"><text:s text:c="2"/>Проблема: "Асинхронная амнезия" <text:s text:c="204"/></text:p>
      <text:p text:style-name="P68"><text:s text:c="238"/></text:p>
      <text:p text:style-name="P68"><text:s text:c="3"/>1. Вы подходите к менеджеру и даете ему сложную задачу: "Сначала отправь деталь А на станок 1, а когда он закончит, отправь деталь Б на станок 2". <text:s text:c="88"/></text:p>
      <text:p text:style-name="P68"><text:s text:c="3"/>2. Менеджер берет деталь А, относит ее на станок 1, отдает рабочему и говорит: "Когда закончишь, сообщи мне". <text:s text:c="125"/></text:p>
      <text:p text:style-name="P68"><text:s text:c="3"/>3. После этого менеджер мгновенно забывает о вашей просьбе и идет заниматься другими делами (например, отвечать на звонки от других людей). <text:s text:c="95"/></text:p>
      <text:p text:style-name="P68"><text:s text:c="3"/>4. Через 5 минут к нему прибегает рабочий со станка 1 и говорит: "Я закончил!". <text:s text:c="155"/></text:p>
      <text:p text:style-name="P68"><text:s text:c="3"/>5. Менеджер смотрит на него и думает: "Отлично... а что я должен делать дальше? Это было частью какой-то большой задачи? Или это была одиночная команда? Кто вообще просил это сделать?" <text:s text:c="50"/></text:p>
      <text:p text:style-name="P68"><text:s text:c="238"/></text:p>
      <text:p text:style-name="P68"><text:s text:c="2"/><text:span text:style-name="T2">Без "памяти" менеджер не сможет выполнить второй шаг вашей задачи.</text:span> <text:s text:c="169"/></text:p>
      <text:p text:style-name="P68"><text:s text:c="238"/></text:p>
      <text:p text:style-name="P68"><text:s text:c="2"/>Решение: JobContext_t как "Карточка проекта" <text:s text:c="191"/></text:p>
      <text:p text:style-name="P68"><text:s text:c="238"/></text:p>
      <text:p text:style-name="P68"><text:s text:c="2"/>JobContext_t — это и есть эта "память". Это карточка, которую менеджер заводит в самом начале для вашей комплексной задачи. <text:s text:c="112"/></text:p>
      <text:p text:style-name="P68"><text:soft-page-break/><text:s text:c="238"/></text:p>
      <text:p text:style-name="P68"><text:s text:c="2"/>На этой карточке он записывает всё, что ему нужно знать об этой конкретной задаче: <text:s text:c="153"/></text:p>
      <text:p text:style-name="P68"><text:s text:c="238"/></text:p>
      <text:p text:style-name="P68"><text:s text:c="3"/>* is_active: "Эта карточка сейчас в работе?" <text:s text:c="190"/></text:p>
      <text:p text:style-name="P68"><text:s text:c="3"/>* job_id: "Какой у этого проекта уникальный номер?" (Наш "трекинг-номер") <text:s text:c="161"/></text:p>
      <text:p text:style-name="P68"><text:s text:c="3"/>* current_sequence: "По какому 'рецепту' мы работаем?" (Например, "рецепт мотор-насос") <text:s text:c="147"/></text:p>
      <text:p text:style-name="P68"><text:s text:c="3"/>* current_step_index: "На каком шаге этого 'рецепта' мы остановились?" (Например, "шаг 1, ждем ответа от мотора") <text:s text:c="121"/></text:p>
      <text:p text:style-name="P68"><text:s text:c="238"/></text:p>
      <text:p text:style-name="P68"><text:s text:c="2"/>К<text:span text:style-name="T2">ак это работает с "карточкой": <text:s/></text:span><text:s text:c="203"/></text:p>
      <text:p text:style-name="P68"><text:s text:c="238"/></text:p>
      <text:p text:style-name="P68"><text:s/><text:span text:style-name="T2"><text:s text:c="2"/>1. Создание "памяти": </text:span>Вы даете менеджеру задачу. Он берет пустую карточку (JobContext_t), присваивает ей номер (job_id = 113), записывает туда рецепт и начальный шаг, и кладет ее на свой стол (в массив g_active_jobs). <text:s text:c="17"/></text:p>
      <text:p text:style-name="P68"><text:s text:c="238"/></text:p>
      <text:p text:style-name="P68"><text:s text:c="3"/><text:span text:style-name="T2">2. Действие: </text:span>Он смотрит на карточку, видит первый шаг ("отправить деталь А на станок 1") и выполняет его. Рабочему он говорит: "Когда закончишь, сообщи мне результат по заказу №113". <text:s text:c="52"/></text:p>
      <text:p text:style-name="P68"><text:s text:c="238"/></text:p>
      <text:p text:style-name="P68"><text:s text:c="2"/><text:span text:style-name="T2"><text:s/>3. "Забывание":</text:span> Менеджер свободен и может заниматься другими задачами. <text:s text:c="164"/></text:p>
      <text:p text:style-name="P68"><text:s text:c="238"/></text:p>
      <text:p text:style-name="P68"><text:s text:c="3"/><text:span text:style-name="T2">4. Восстановление "памяти":</text:span> Прибегает рабочий и говорит: "Заказ №113 готов!". <text:s text:c="157"/></text:p>
      <text:p text:style-name="P68"><text:s text:c="238"/></text:p>
      <text:p text:style-name="P68"><text:s text:c="2"/><text:span text:style-name="T2"><text:s/>5. Реакция: </text:span>Менеджер ищет на своем столе карточку с номером 113. Находит ее. Смотрит на поле current_step_index и видит: "Ага, я ждал ответа от станка 1. Теперь я должен выполнить следующий шаг — отправить деталь Б на станок 2". Он <text:s text:c="3"/></text:p>
      <text:p text:style-name="P68"><text:s text:c="6"/>выполняет этот шаг и обновляет запись на карточке. <text:s text:c="181"/></text:p>
      <text:p text:style-name="P68"><text:s text:c="238"/></text:p>
      <text:p text:style-name="P68"><text:s text:c="2"/><text:span text:style-name="T2">Итог</text:span> <text:s text:c="231"/></text:p>
      <text:p text:style-name="P68"><text:s text:c="238"/></text:p>
      <text:p text:style-name="P68"><text:s text:c="2"/>JobContext_t нужен для: <text:s text:c="212"/></text:p>
      <text:p text:style-name="P68"><text:s text:c="238"/></text:p>
      <text:p text:style-name="P68"><text:s text:c="3"/>1. Хранения состояния долгой, многошаговой операции между асинхронными событиями. <text:s text:c="153"/></text:p>
      <text:p text:style-name="P68"><text:s text:c="3"/>2. Связывания ответов от Исполнителей с породившей их задачей (с помощью job_id). <text:s text:c="153"/></text:p>
      <text:p text:style-name="P68"><text:s text:c="3"/>3. Обеспечения параллелизма: Позволяет Диспетчеру одновременно управлять несколькими такими "проектами", у каждого из которых будет своя "карточка" (JobContext_t). <text:s text:c="71"/></text:p>
      <text:p text:style-name="P68"><text:s text:c="3"/>4. Инкапсуляции: Вся информация, относящаяся к одной комплексной операции, хранится в одном месте. <text:s text:c="136"/></text:p>
      <text:p text:style-name="P68"><text:s text:c="238"/></text:p>
      <text:p text:style-name="P19">&gt; обойтись просто job_id не получится? я это имел ввиду <text:s text:c="182"/></text:p>
      <text:p text:style-name="P19"><text:s text:c="237"/></text:p>
      <text:p text:style-name="P68"><text:span text:style-name="T2">✦ Да, вы уловили самую суть, и приведенные вами примеры кода — прекрасная иллюстрация этого. Вы правы: `job_id` — это ключ ко всей операции. <text:s text:c="3"/></text:span><text:s text:c="3"/></text:p>
      <text:p text:style-name="P68"/>
      <text:p text:style-name="P68"/>
      <text:p text:style-name="P68"><text:s text:c="2"/>Но сам по себе ключ бесполезен, если он не открывает "дверь" к остальной информации. <text:s text:c="151"/></text:p>
      <text:p text:style-name="P68"><text:s text:c="238"/></text:p>
      <text:p text:style-name="P68"><text:s text:c="2"/>Давайте посмотрим на ваши примеры и сравним их с нашей встраиваемой системой. <text:s text:c="158"/></text:p>
      <text:p text:style-name="P68"><text:s text:c="238"/></text:p>
      <text:p text:style-name="P68"><text:s text:c="2"/>Аналогия с веб-сервисом (ваши примеры) <text:s text:c="197"/></text:p>
      <text:p text:style-name="P68"><text:s text:c="238"/></text:p>
      <text:p text:style-name="P68"><text:soft-page-break/><text:s text:c="2"/>В ваших примерах кода (вероятно, из Python/Flask/Django приложения) есть словарь или хэш-мапа под названием running_jobs. <text:s text:c="114"/></text:p>
      <text:p text:style-name="P68"><text:s text:c="238"/></text:p>
      <text:p text:style-name="P68"><text:s text:c="3"/>1 # job = running_jobs[job_id] <text:s text:c="204"/></text:p>
      <text:p text:style-name="P68"><text:s text:c="238"/></text:p>
      <text:p text:style-name="P68"><text:s text:c="2"/>Эта строка выглядит так, как будто используется только job_id. Но на самом деле здесь происходят две вещи: <text:s text:c="129"/></text:p>
      <text:p text:style-name="P68"><text:s text:c="3"/>1. job_id используется как ключ. <text:s text:c="202"/></text:p>
      <text:p text:style-name="P68"><text:s text:c="3"/>2. running_jobs[job_id] возвращает значение — целый объект или словарь, в котором хранится вся информация о задаче (status, start_time, result и т.д.). <text:s text:c="83"/></text:p>
      <text:p text:style-name="P68"><text:s text:c="238"/></text:p>
      <text:p text:style-name="P68"><text:s text:c="2"/>То есть, job_id — это способ найти всю остальную информацию. <text:s text:c="175"/></text:p>
      <text:p text:style-name="P68"><text:s text:c="238"/></text:p>
      <text:p text:style-name="P68"><text:s text:c="2"/>Как это переносится на нашу встраиваемую систему (C) <text:s text:c="183"/></text:p>
      <text:p text:style-name="P68"><text:s text:c="238"/></text:p>
      <text:p text:style-name="P68"><text:s text:c="2"/>В языке C у нас нет встроенного словаря, как в Python. Нашим эквивалентом running_jobs является массив структур g_active_jobs. <text:s text:c="109"/></text:p>
      <text:p text:style-name="P68"><text:s text:c="238"/></text:p>
      <text:p text:style-name="P68"><text:s text:c="3"/>* `job_id` из Python — это поле job_id внутри нашей структуры JobContext_t. <text:s text:c="159"/></text:p>
      <text:p text:style-name="P68"><text:s text:c="3"/>* Объект `job` из Python — это вся наша структура `JobContext_t`. <text:s text:c="169"/></text:p>
      <text:p text:style-name="P68"><text:s text:c="3"/>* Словарь `running_jobs` из Python — это наш массив `g_active_jobs`. <text:s text:c="166"/></text:p>
      <text:p text:style-name="P68"><text:s text:c="3"/>* Быстрый поиск `running_jobs[job_id]` — это наш цикл `for`, который ищет в массиве `g_active_jobs` структуру с нужным `job_id`. <text:s text:c="106"/></text:p>
      <text:p text:style-name="P68"><text:s text:c="238"/></text:p>
      <text:p text:style-name="P68"><text:s text:c="2"/>Так можно ли обойтись просто job_id? <text:s text:c="199"/></text:p>
      <text:p text:style-name="P68"><text:s text:c="238"/></text:p>
      <text:p text:style-name="P68"><text:s text:c="2"/>Ответ: Да, `job_id` — это именно то, что вы передаете между компонентами, но он не существует в вакууме. <text:s text:c="131"/></text:p>
      <text:p text:style-name="P68"><text:s text:c="238"/></text:p>
      <text:p text:style-name="P68"><text:s text:c="3"/>1. `job_id` — это "трекинг-номер". Вы отправляете его Исполнителю вместе с командой. Исполнитель не знает ничего о проекте, он просто видит команду и "трекинг-номер". <text:s text:c="68"/></text:p>
      <text:p text:style-name="P68"><text:s text:c="3"/>2. Исполнитель возвращает результат вместе с этим же "трекинг-номером". <text:s text:c="163"/></text:p>
      <text:p text:style-name="P68"><text:s text:c="3"/>3. Когда ответ с job_id возвращается к Дирижеру, ему нужно использовать этот номер, чтобы найти всю остальную информацию о задаче. А эта информация — "на каком мы шаге?", "какой сценарий мы выполняем?" — как раз и хранится в структуре </text:p>
      <text:p text:style-name="P68"><text:s text:c="6"/>JobContext_t. <text:s text:c="218"/></text:p>
      <text:p text:style-name="P68"><text:s text:c="238"/></text:p>
      <text:p text:style-name="P68"><text:s text:c="2"/>`JobContext_t` — это не замена `job_id`, а хранилище данных, которое ассоциируется с этим `job_id`. <text:s text:c="136"/></text:p>
      <text:p text:style-name="P68"><text:s text:c="238"/></text:p>
      <text:p text:style-name="P68"><text:s text:c="2"/>Аналогия с заказом в интернет-магазине: <text:s text:c="196"/></text:p>
      <text:p text:style-name="P68"><text:s text:c="3"/>* job_id — это номер вашего заказа (например, №12345). <text:s text:c="180"/></text:p>
      <text:p text:style-name="P68"><text:s text:c="3"/>* JobContext_t — это вся информация о вашем заказе в базе данных магазина: ваш адрес, состав заказа, статус ("собирается", "в пути", "доставлен"). <text:s text:c="88"/></text:p>
      <text:p text:style-name="P68"><text:s text:c="238"/></text:p>
      <text:p text:style-name="P68"><text:s text:c="2"/>Когда вы звоните в службу поддержки, вы называете только номер заказа (job_id). Оператор использует этот номер, чтобы найти в базе данных всю остальную информацию (JobContext_t) и сказать вам, на каком этапе находится ваш заказ. <text:s text:c="7"/></text:p>
      <text:p text:style-name="P68"><text:s text:c="238"/></text:p>
      <text:p text:style-name="P68"><text:s text:c="2"/>Вывод: Ваша мысль абсолютно верна. job_id — это центральный идентификатор, который "путешествует" по системе. Но он служит ключом для доступа к более полной структуре JobContext_t, которая постоянно хранится в Дирижере и описывает <text:s text:c="5"/></text:p>
      <text:p text:style-name="P69"><text:soft-page-break/><text:s text:c="2"/>полное состояние задачи. <text:s text:c="4"/></text:p>
      <text:p text:style-name="P69"/>
      <text:p text:style-name="P69"/>
      <text:p text:style-name="P69"><text:span text:style-name="T2">&gt; ок. Мы много обсудили. Какие у тебя еще будут предложения по диспетчеру? <text:s text:c="3"/></text:span><text:s text:c="160"/></text:p>
      <text:p text:style-name="P69"><text:s text:c="238"/></text:p>
      <text:p text:style-name="P69"><text:span text:style-name="T2">✦ Отличный вопрос. Мы заложили очень хороший фундамент. Теперь можно подумать о "втором этаже" — функциях, которые сделают Диспетчер по-настоящему надежным и удобным. </text:span><text:s text:c="71"/></text:p>
      <text:p text:style-name="P69"><text:s text:c="238"/></text:p>
      <text:p text:style-name="P69"><text:s text:c="2"/>Вот несколько предложений, о которых стоит подумать: <text:s text:c="183"/></text:p>
      <text:p text:style-name="P69"><text:s text:c="238"/></text:p>
      <text:p text:style-name="P69"><text:span text:style-name="T8"><text:s text:c="2"/>1. Реализация Тайм-аутов (Timeouts) <text:s/></text:span><text:s text:c="199"/></text:p>
      <text:p text:style-name="P69"><text:s text:c="238"/></text:p>
      <text:p text:style-name="P69"><text:s text:c="2"/>Проблема: Что произойдет, если Дирижер отправил команду Исполнителю, а Исполнитель "завис" или оборвалась связь, и ответ так и не пришел? В нашей текущей схеме "проект" (JobContext) будет вечно висеть в состоянии ожидания, и этот слот <text:s/></text:p>
      <text:p text:style-name="P69"><text:s text:c="2"/>никогда <text:span text:style-name="T7">не</text:span> освободится. <text:s text:c="212"/></text:p>
      <text:p text:style-name="P69"><text:s text:c="238"/></text:p>
      <text:p text:style-name="P69"><text:span text:style-name="T2"><text:s text:c="2"/>Решение: <text:s text:c="2"/></text:span><text:s text:c="225"/></text:p>
      <text:p text:style-name="P69"><text:s text:c="3"/>* В структур<text:span text:style-name="T7">у</text:span> JobContext_t добавьте поле uint32_t start_time_ms;. <text:s text:c="169"/></text:p>
      <text:p text:style-name="P69"><text:s text:c="3"/>* Когда Диспетчер отправляет команду Исполнителю и переходит в состояние ожидания (..._WAIT_...), он должен записать в это поле текущее время: job-&gt;start_time_ms = HAL_GetTick();. <text:s text:c="55"/></text:p>
      <text:p text:style-name="P69"><text:s text:c="3"/>* Создайте отдельную, низкоприоритетную задачу <text:span text:style-name="T2">Task_Jobs_Monitor,</text:span> которая просыпается, скажем, каждые 100 мс. <text:s text:c="125"/></text:p>
      <text:p text:style-name="P69"><text:s text:c="3"/>* Эта задача пробегается по всему массиву <text:span text:style-name="T12">g_active_jobs</text:span> и для каждого активного проекта проверяет: <text:s text:c="136"/></text:p>
      <text:p text:style-name="P69"><text:s text:c="238"/></text:p>
      <text:p text:style-name="P69"><text:s text:c="3"/>1 <text:s text:c="4"/>if (HAL_GetTick() - job-&gt;start_time_ms &gt; JOB_TIMEOUT_MS) { <text:s text:c="170"/></text:p>
      <text:p text:style-name="P69"><text:s text:c="3"/>2 <text:s text:c="8"/>// Тайм-аут! <text:s text:c="212"/></text:p>
      <text:p text:style-name="P69"><text:s text:c="3"/>3 <text:s text:c="4"/>} <text:s text:c="227"/></text:p>
      <text:p text:style-name="P69"><text:s text:c="3"/><text:span text:style-name="T2">* Если тайм-аут обнаружен, Task_Jobs_Monitor должен "убить" зависший проект: перевести его в состояние ошибки, сообщить об этом пользователю и освободить слот (is_active = false). <text:s/></text:span><text:s text:c="54"/></text:p>
      <text:p text:style-name="P69"><text:s text:c="238"/></text:p>
      <text:p text:style-name="P69"><text:s text:c="2"/><text:span text:style-name="T2">Результат:</text:span> Система становится устойчивой к "зависанию" отдельных узлов. <text:s text:c="164"/></text:p>
      <text:p text:style-name="P69"><text:s text:c="238"/></text:p>
      <text:p text:style-name="P69"><text:s text:c="2"/><text:span text:style-name="T2">2. Очередь команд и Приоритизация</text:span> <text:s text:c="202"/></text:p>
      <text:p text:style-name="P69"><text:s text:c="238"/></text:p>
      <text:p text:style-name="P69"><text:s text:c="2"/>Проблема: Что если пользователь отправит команду EMERGENCY_STOP, в то время как Дирижер занят выполнением длинного сценария из 10 шагов? В текущей схеме EMERGENCY_STOP будет просто ждать, пока завершится текущий шаг. <text:s text:c="19"/></text:p>
      <text:p text:style-name="P69"><text:s text:c="238"/></text:p>
      <text:p text:style-name="P69"><text:s text:c="2"/>Решение: <text:s text:c="227"/></text:p>
      <text:p text:style-name="P69"><text:s text:c="2"/><text:span text:style-name="T2">Не все команды равны. Разделите их на категории.</text:span> <text:s text:c="187"/></text:p>
      <text:p text:style-name="P69"><text:s text:c="3"/><text:span text:style-name="T2">* Команды управления/реального времени:</text:span> EMERGENCY_STOP, PAUSE, GET_STATUS. Эти команды должны обрабатываться немедленно, возможно, даже прерывая или приостанавливая текущие "проекты". <text:s text:c="51"/></text:p>
      <text:p text:style-name="P69"><text:s text:c="3"/><text:span text:style-name="T2">* Команды-задания:</text:span> START_MOTOR_PUMP_SEQ, CALIBRATE_ALL. Эти команды создают новый "проект" и выполняются последовательно. <text:s text:c="113"/></text:p>
      <text:p text:style-name="P69"><text:s text:c="238"/></text:p>
      <text:p text:style-name="P69"><text:s text:c="2"/>Реализация: <text:s text:c="224"/></text:p>
      <text:p text:style-name="P69"><text:soft-page-break/><text:s text:c="2"/>Логика парсера команд может быть усложнена. Если приходит команда EMERGENCY_STOP, она не создает новый JobContext, а сразу же рассылает всем Исполнителям команду "стоп" и, возможно, приостанавливает все активные проекты в <text:s text:c="14"/></text:p>
      <text:p text:style-name="P69"><text:s text:c="2"/>g_active_jobs. <text:s text:c="221"/></text:p>
      <text:p text:style-name="P69"><text:s text:c="238"/></text:p>
      <text:p text:style-name="P69"><text:s/><text:span text:style-name="T2"><text:s/>3. Гибкая обработка ошибок и восстановление <text:s/></text:span><text:s text:c="191"/></text:p>
      <text:p text:style-name="P69"><text:s text:c="238"/></text:p>
      <text:p text:style-name="P70"><text:s text:c="2"/>Проблема: Исполнитель вернул не TASK_DONE, а ERROR_MOTOR_STALLED (ошибка: мотор заклинило). Что делать? <text:s text:c="70"/></text:p>
      <text:p text:style-name="P70"><text:s text:c="238"/></text:p>
      <text:p text:style-name="P70"><text:s/><text:span text:style-name="T2"><text:s/>Решение: <text:s/></text:span><text:s text:c="226"/></text:p>
      <text:p text:style-name="P70"><text:s text:c="2"/>Вместо того чтобы просто проваливать весь проект, можно предусмотреть более умную логику. <text:s text:c="146"/></text:p>
      <text:p text:style-name="P70"><text:s text:c="3"/>* В "рецепте" (ProcessStep_t) можно добавить поля <text:span text:style-name="T9">on_success_next_step</text:span> и <text:span text:style-name="T9">on_error_next_step. </text:span><text:s text:c="142"/></text:p>
      <text:p text:style-name="P70"><text:s text:c="3"/>* Когда Диспетчер получает ответ, он смотрит на него. Если ответ TASK_DONE, он переходит на on_success_next_step. <text:s text:c="121"/></text:p>
      <text:p text:style-name="P70"><text:s text:c="3"/>* Если ответ — ошибка, он переходит на on_error_next_step. Этот шаг может быть, например, таким: <text:s text:c="138"/></text:p>
      <text:p text:style-name="P70"><text:s text:c="6"/><text:span text:style-name="T2"><text:s/>1. Попробовать еще раз (ACTION_ROTATE_MOTOR с теми же параметрами). <text:s text:c="2"/></text:span><text:s text:c="161"/></text:p>
      <text:p text:style-name="P70"><text:s text:c="6"/><text:span text:style-name="T2"><text:s/>2. Попробовать "раскачать" мотор (отправить команду на поворот в другую сторону). </text:span><text:s text:c="149"/></text:p>
      <text:p text:style-name="P70"><text:s text:c="7"/><text:span text:style-name="T2">3. Отказаться от выполнения, освободить все задействованные ресурсы и сообщить пользователю о конкретной ошибке. </text:span><text:s text:c="118"/></text:p>
      <text:p text:style-name="P70"><text:s text:c="238"/></text:p>
      <text:p text:style-name="P70"><text:s text:c="2"/><text:span text:style-name="T2">Результат:</text:span> Система становится не просто устойчивой, а "умной", способной <text:span text:style-name="T35">с</text:span>амостоятельно выходить из некоторых нештатных ситуаций. <text:s text:c="106"/></text:p>
      <text:p text:style-name="P70"><text:s text:c="238"/></text:p>
      <text:p text:style-name="P70"><text:s text:c="2"/><text:span text:style-name="T2">4. Логирование и Диагностика</text:span> <text:s text:c="207"/></text:p>
      <text:p text:style-name="P70"><text:s text:c="238"/></text:p>
      <text:p text:style-name="P70"><text:s/><text:span text:style-name="T2"><text:s/>Проблема:</text:span> Система ведет себя странно, но вы не понимаете, на каком шаге и почему происходит сбой. <text:s text:c="138"/></text:p>
      <text:p text:style-name="P70"><text:s text:c="238"/></text:p>
      <text:p text:style-name="P70"><text:s text:c="2"/>Решение: <text:s text:c="227"/></text:p>
      <text:p text:style-name="P70"><text:s text:c="2"/>Диспетчер — идеальное место для ведения лога. <text:s text:c="190"/></text:p>
      <text:p text:style-name="P70"><text:s text:c="3"/>* Создайте отдельную, самую низкоприоритетную задачу Task_Logger и очередь для нее (log_queue). <text:s text:c="139"/></text:p>
      <text:p text:style-name="P70"><text:s text:c="3"/>* Task_Command_Dispatcher в ключевых точках отправляет в log_queue короткие сообщения: <text:s text:c="148"/></text:p>
      <text:p text:style-name="P70"><text:s text:c="7"/>* "JOB 113: START. Recipe: motor_pump." <text:s text:c="191"/></text:p>
      <text:p text:style-name="P70"><text:s text:c="7"/>* "JOB 113: Step 1 (ROTATE_MOTOR) sent to Exec 1." <text:s text:c="180"/></text:p>
      <text:p text:style-name="P70"><text:s text:c="7"/>* "JOB 113: Exec 1 OK. Step 2 (START_PUMP) sent to Exec 2." <text:s text:c="171"/></text:p>
      <text:p text:style-name="P70"><text:s text:c="7"/>* "ERROR: Timeout waiting for Exec 1 on JOB 113." <text:s text:c="181"/></text:p>
      <text:p text:style-name="P70"><text:s text:c="3"/>* Task_Logger забирает эти сообщения и может выводить их в отдельный UART (для отладки), сохранять на SD-карту или просто хранить в кольцевом буфере в ОЗУ, чтобы их можно было прочитать специальной диагностической командой. <text:s text:c="11"/></text:p>
      <text:p text:style-name="P70"><text:s text:c="238"/></text:p>
      <text:p text:style-name="P70"><text:s text:c="2"/>Результат: У вас появляется "черный ящик", который неоценим при отладке сложного поведения системы. <text:s text:c="136"/></text:p>
      <text:p text:style-name="P70"><text:s text:c="238"/></text:p>
      <text:p text:style-name="P70"><text:soft-page-break/><text:s text:c="2"/>Эти четыре пункта (тайм-ауты, приоритизация команд, обработка ошибок и логирование) превратят ваш Диспетчер из простого обработчика команд в надежный и профессиональный "мозг" всей системы. <text:s text:c="46"/></text:p>
      <text:p text:style-name="P70"><text:s text:c="238"/></text:p>
      <text:p text:style-name="P20">&gt; давай поговорим об архитектуре диспетчера. По сути достаточно сложная задача. Возможно, не корректно будет всю логику описать в одной task. Для себя я сейчас вижу такую архитектуру, согласно выполняеммому функционалу: извлечение <text:s text:c="7"/></text:p>
      <text:p text:style-name="P20"><text:s text:c="2"/>комманд из очередей, парсинг, хранение инградиентов и рецептов, обработчик и подготовка Can сооббщений, отправка сообщений в очередь. Возможно ли разбить все это на независимые блоки, чтобы была возможность их дальнейшей модернизации? <text:s/></text:p>
      <text:p text:style-name="P70"><text:s text:c="238"/></text:p>
      <text:p text:style-name="P20">✦ Это абсолютно верный и очень зрелый взгляд на архитектуру. Вы правы: по мере роста системы даже одна задача Task_Command_Dispatcher может стать слишком большой и сложной, превратившись в новый "божественный объект", который трудно <text:s text:c="5"/></text:p>
      <text:p text:style-name="P70"><text:span text:style-name="T2"><text:s text:c="2"/>поддерживать. <text:s text:c="11"/></text:span><text:s text:c="211"/></text:p>
      <text:p text:style-name="P70"><text:s text:c="238"/></text:p>
      <text:p text:style-name="P70"><text:s text:c="2"/>Разбить ее на более мелкие, независимые логические блоки — это следующий шаг к профессиональному дизайну. <text:s text:c="130"/></text:p>
      <text:p text:style-name="P70"><text:s text:c="238"/></text:p>
      <text:p text:style-name="P70"><text:s text:c="2"/>Важно понимать, что "разбить на блоки" не всегда означает "создать больше задач FreeRTOS". Создание большого количества задач может привести к накладным расходам (память под стек, время на переключение контекста). Чаще всего это означает разделение на программные модули — то есть, на логически сгруппированные .c и .h файлы с четким и ясным API, функции которых вызываются из одной управляющей задачи. <text:s text:c="60"/></text:p>
      <text:p text:style-name="P70"><text:s text:c="2"/>Давайте спроектируем такую модульную архитектуру для вашего Диспетчера, основываясь на выделенных вами функциях. <text:s text:c="4"/></text:p>
      <text:p text:style-name="P70"/>
      <text:p text:style-name="P71"><text:s/><text:span text:style-name="T2">Модульная архитектура Диспетчера</text:span> <text:s text:c="203"/></text:p>
      <text:p text:style-name="P71"><text:s text:c="238"/></text:p>
      <text:p text:style-name="P71"><text:s text:c="2"/>Task_Command_Dispatcher остается одной задачей, но ее код становится очень простым. Она превращается в дирижера, который управляет другими модулями. <text:s text:c="87"/></text:p>
      <text:p text:style-name="P71"><text:s text:c="238"/></text:p>
      <text:p text:style-name="P71"><text:s text:c="2"/><text:span text:style-name="T2">Модуль 1: </text:span>command_parser (command_parser.c, command_parser.h) <text:s text:c="174"/></text:p>
      <text:p text:style-name="P71"><text:s text:c="238"/></text:p>
      <text:p text:style-name="P71"><text:s text:c="3"/>* Ответственность: Только парсинг текстовых команд от пользователя. <text:s text:c="167"/></text:p>
      <text:p text:style-name="P71"><text:s text:c="3"/>* API (функции в `.h` файле): Parser_Parse(char *raw_string, ParsedCommand_t *result) <text:s text:c="149"/></text:p>
      <text:p text:style-name="P71"><text:s text:c="3"/>* Вход: Сырая строка из usb_rx_queue. <text:s text:c="197"/></text:p>
      <text:p text:style-name="P71"><text:s text:c="3"/>* Выход: Структура ParsedCommand_t, содержащая, например, ID команды и указатель на строку с аргументами. <text:s text:c="129"/></text:p>
      <text:p text:style-name="P71"><text:s text:c="3"/>* Внутренняя логика: Содержит ту самую command_table для сопоставления строк с ID команд. Этот модуль ничего не знает о проектах, CAN-шине или Исполнителях. <text:s text:c="78"/></text:p>
      <text:p text:style-name="P71"><text:s text:c="238"/></text:p>
      <text:p text:style-name="P71"><text:s text:c="2"/><text:span text:style-name="T2">Модуль 2:</text:span> recipe_store (recipe_store.c, recipe_store.h) <text:s text:c="180"/></text:p>
      <text:p text:style-name="P71"><text:s text:c="238"/></text:p>
      <text:p text:style-name="P71"><text:s text:c="3"/>* Ответственность: Хранение "рецептов" (последовательностей). <text:s text:c="173"/></text:p>
      <text:p text:style-name="P71"><text:s text:c="3"/>* API: Recipe_Get(RecipeID_t id) <text:s text:c="202"/></text:p>
      <text:p text:style-name="P71"><text:s text:c="3"/>* Вход: ID рецепта. <text:s text:c="215"/></text:p>
      <text:p text:style-name="P71"><text:s text:c="3"/>* Выход: Указатель на константный массив ProcessStep_t, описывающий этот рецепт. <text:s text:c="154"/></text:p>
      <text:p text:style-name="P71"><text:s text:c="3"/>* Внутренняя логика: Содержит все массивы const ProcessStep_t g_sequence_...[]. Это, по сути, ваша база данных сценариев, хранящаяся во Flash. <text:s text:c="92"/></text:p>
      <text:p text:style-name="P71"><text:s text:c="238"/></text:p>
      <text:p text:style-name="P71"><text:s text:c="2"/><text:span text:style-name="T2">Модуль 3:</text:span> job_manager (job_manager.c, job_manager.h) <text:s text:c="183"/></text:p>
      <text:p text:style-name="P71"><text:soft-page-break/><text:s text:c="238"/></text:p>
      <text:p text:style-name="P71"><text:s text:c="3"/>* Ответственность: Управление жизненным циклом "проектов" (Jobs). Это ядро системы. <text:s text:c="151"/></text:p>
      <text:p text:style-name="P71"><text:s text:c="3"/>* API: <text:s text:c="228"/></text:p>
      <text:p text:style-name="P71"><text:s text:c="7"/>* JobManager_CreateJob(RecipeID_t recipe_id, ...): Создает новый проект, находит для него JobContext и запускает первый шаг. <text:s text:c="106"/></text:p>
      <text:p text:style-name="P71"><text:s text:c="7"/>* JobManager_ProcessEvent(uint32_t job_id, Event_t event): Обрабатывает событие (например, ответ от Исполнителя) для конкретного проекта. <text:s text:c="93"/></text:p>
      <text:p text:style-name="P71"><text:s text:c="7"/>* JobManager_Tick(): Периодически вызывается для проверки тайм-аутов. <text:s text:c="161"/></text:p>
      <text:p text:style-name="P71"><text:s text:c="3"/>* Внутренняя логика: Содержит массив g_active_jobs, логику конечных автоматов, управление тайм-аутами. Этот модуль не знает, откуда приходят команды (USB/Serial) и как они кодируются для CAN. <text:s text:c="43"/></text:p>
      <text:p text:style-name="P71"><text:s text:c="238"/></text:p>
      <text:p text:style-name="P71"><text:s text:c="2"/><text:span text:style-name="T2">Модуль 4:</text:span> can_packer (can_packer.c, can_packer.h) <text:s text:c="186"/></text:p>
      <text:p text:style-name="P71"><text:s text:c="238"/></text:p>
      <text:p text:style-name="P71"><text:s text:c="3"/>* Ответственность: Подготовка CAN-сообщений. <text:s text:c="190"/></text:p>
      <text:p text:style-name="P71"><text:s text:c="3"/>* API: Набор функций вроде Packer_CreateRotateMotorMsg(params, job_id, &amp;can_msg). <text:s text:c="153"/></text:p>
      <text:p text:style-name="P71"><text:s text:c="3"/>* Вход: Структурированные данные (например, motor_id, steps) и job_id. <text:s text:c="164"/></text:p>
      <text:p text:style-name="P71"><text:s text:c="3"/>* Выход: Готовая к отправке структура CanMessage_t. <text:s text:c="183"/></text:p>
      <text:p text:style-name="P71"><text:s text:c="3"/>* Внутренняя логика: Знает точный битовый формат вашего CAN-протокола. Преобразует данные из структур C в байты. <text:s text:c="122"/></text:p>
      <text:p text:style-name="P71"><text:s text:c="238"/></text:p>
      <text:p text:style-name="P71"><text:s text:c="2"/>Как теперь работает Task_Command_Dispatcher <text:s text:c="192"/></text:p>
      <text:p text:style-name="P71"><text:s text:c="238"/></text:p>
      <text:p text:style-name="P71"><text:s text:c="2"/>Его основной цикл становится очень простым и декларативным: <text:s text:c="176"/></text:p>
      <text:p text:style-name="P71"><text:s text:c="238"/></text:p>
      <text:p text:style-name="P71"><text:s text:c="4"/>1 <text:span text:style-name="T2">// Упрощенный псевдокод внутри Task_Command_Dispatcher</text:span> <text:s text:c="177"/></text:p>
      <text:p text:style-name="P71"><text:s text:c="4"/>2 void vTaskDispatcher(void *pvParameters) { <text:s text:c="189"/></text:p>
      <text:p text:style-name="P71"><text:s text:c="4"/>3 <text:s text:c="4"/>for (;;) { <text:s text:c="217"/></text:p>
      <text:p text:style-name="P71"><text:s text:c="4"/>4 <text:s text:c="8"/>// Ожидаем событие из любой очереди (USB или CAN) <text:s text:c="174"/></text:p>
      <text:p text:style-name="P71"><text:s text:c="4"/>5 <text:s text:c="8"/>Event_t event = wait_for_any_event(); <text:s text:c="186"/></text:p>
      <text:p text:style-name="P71"><text:s text:c="4"/>6 <text:s text:c="232"/></text:p>
      <text:p text:style-name="P71"><text:s text:c="4"/>7 <text:s text:c="8"/>if (event.type == EVENT_FROM_USER) { <text:s text:c="187"/></text:p>
      <text:p text:style-name="P71"><text:s text:c="4"/>8 <text:s text:c="12"/>// 1. Парсим команду пользователя <text:s text:c="186"/></text:p>
      <text:p text:style-name="P71"><text:s text:c="4"/>9 <text:s text:c="12"/>ParsedCommand_t parsed_cmd; <text:s text:c="192"/></text:p>
      <text:p text:style-name="P71"><text:s text:c="3"/>10 <text:s text:c="12"/>if (Parser_Parse(event.data, &amp;parsed_cmd) == SUCCESS) { <text:s text:c="164"/></text:p>
      <text:p text:style-name="P71"><text:s text:c="3"/>11 <text:s text:c="12"/><text:span text:style-name="T2">// 2. Создаем новый проект на основе команды</text:span> <text:s text:c="170"/></text:p>
      <text:p text:style-name="P72"><text:s text:c="3"/>12 <text:s text:c="16"/>JobManager_CreateJob(parsed_cmd.recipe_id, parsed_cmd.args); <text:s/></text:p>
      <text:p text:style-name="P72"><text:s text:c="3"/>13 <text:s text:c="12"/>} else { <text:s text:c="211"/></text:p>
      <text:p text:style-name="P72"><text:s text:c="3"/>14 <text:s text:c="16"/>// Отправляем ошибку "команда не найдена" <text:s text:c="174"/></text:p>
      <text:p text:style-name="P72"><text:s text:c="3"/>15 <text:s text:c="12"/>} <text:s text:c="218"/></text:p>
      <text:p text:style-name="P72"><text:s text:c="3"/>16 <text:s text:c="8"/>} <text:s text:c="222"/></text:p>
      <text:p text:style-name="P72"><text:s text:c="3"/>17 <text:s text:c="8"/>else if (event.type == EVENT_FROM_EXECUTOR) { <text:s text:c="178"/></text:p>
      <text:p text:style-name="P72"><text:s text:c="3"/>18 <text:s text:c="12"/><text:span text:style-name="T2">// 3. Пришел ответ от Исполнителя. Передаем его менеджеру проектов. </text:span><text:s text:c="152"/></text:p>
      <text:p text:style-name="P72"><text:s text:c="3"/>19 <text:s text:c="12"/>JobManager_ProcessEvent(event.job_id, event.payload); <text:s text:c="166"/></text:p>
      <text:p text:style-name="P72"><text:s text:c="3"/>20 <text:s text:c="8"/>} <text:s text:c="222"/></text:p>
      <text:p text:style-name="P72"><text:s text:c="3"/>21 <text:s text:c="4"/>} <text:s text:c="226"/></text:p>
      <text:p text:style-name="P72"><text:s text:c="3"/>22 } <text:s text:c="230"/></text:p>
      <text:p text:style-name="P72"><text:s text:c="2"/>А уже внутри функций JobManager_... будет происходить вызов Recipe_Get() для получения сценария и Packer_...() для формирования CAN-сообщения, которое затем будет отправлено в can_tx_queue. <text:s text:c="46"/></text:p>
      <text:p text:style-name="P72"><text:s text:c="238"/></text:p>
      <text:p text:style-name="P72"><text:s text:c="2"/><text:span text:style-name="T2">Вывод </text:span><text:s text:c="230"/></text:p>
      <text:p text:style-name="P72"><text:soft-page-break/><text:s text:c="238"/></text:p>
      <text:p text:style-name="P72"><text:s text:c="2"/>Да, разбить логику Диспетчера на независимые блоки — это отличная идея. <text:s text:c="164"/></text:p>
      <text:p text:style-name="P72"><text:s text:c="2"/>Это достигается путем создания программных модулей, а не обязательно новых задач FreeRTOS. <text:s text:c="145"/></text:p>
      <text:p text:style-name="P72"><text:s text:c="238"/></text:p>
      <text:p text:style-name="P72"><text:s text:c="2"/>Такой подход дает вам: <text:s text:c="213"/></text:p>
      <text:p text:style-name="P72"><text:s text:c="3"/>* Четкое разделение ответственности: Каждый модуль делает только одно дело и делает его хорошо. <text:s text:c="139"/></text:p>
      <text:p text:style-name="P72"><text:s text:c="3"/>* Возможность модернизации: Вы можете полностью изменить формат CAN-протокола, переписав только can_packer.c, и это не затронет логику управления проектами. Вы можете добавить новые "рецепты", изменив только recipe_store.c. <text:s text:c="11"/></text:p>
      <text:p text:style-name="P72"><text:s text:c="3"/>* Упрощение тестирования: Каждый модуль можно тестировать отдельно (unit-тестирование), что практически невозможно, когда все свалено в одну гигантскую функцию. <text:s text:c="74"/></text:p>
      <text:p text:style-name="P72"><text:s text:c="238"/></text:p>
      <text:p text:style-name="P72"><text:span text:style-name="T2">&gt; какой твой вариант разбиения tasks на програмные модули? <text:s text:c="3"/></text:span><text:s text:c="176"/></text:p>
      <text:p text:style-name="P72"><text:s text:c="238"/></text:p>
      <text:p text:style-name="P72"><text:span text:style-name="T2">✦ Отличный вопрос. Давайте я представлю свой рекомендуемый вариант разбиения на задачи (потоки) для Дирижера. Эта архитектура нацелена на максимальную отзывчивость, модульность и надежность. <text:s text:c="9"/></text:span><text:s text:c="38"/></text:p>
      <text:p text:style-name="P72"><text:s text:c="238"/></text:p>
      <text:p text:style-name="P72"><text:s text:c="2"/>Я бы выделил 4-5 основных задач, каждая со своей четкой ролью. <text:s text:c="173"/></text:p>
      <text:p text:style-name="P72"><text:s text:c="238"/></text:p>
      <text:p text:style-name="P72"><text:s text:c="2"/>--- <text:s text:c="232"/></text:p>
      <text:p text:style-name="P72"><text:s text:c="238"/></text:p>
      <text:p text:style-name="P72"><text:s text:c="2"/>Мой вариант архитектуры задач (Tasks) <text:s text:c="198"/></text:p>
      <text:p text:style-name="P72"><text:s text:c="238"/></text:p>
      <text:p text:style-name="P72"><text:span text:style-name="T2"><text:s text:c="2"/>Задача 1</text:span>: vTaskCanHandler (Обработчик CAN) <text:s text:c="193"/></text:p>
      <text:p text:style-name="P72"><text:s text:c="238"/></text:p>
      <text:p text:style-name="P72"><text:s text:c="3"/>* <text:span text:style-name="T2">Приоритет</text:span>: <text:span text:style-name="T9">Высокий</text:span> (например, configMAX_PRIORITIES - 1). <text:s text:c="176"/></text:p>
      <text:p text:style-name="P72"><text:s text:c="3"/>* Ответственность: Полное и эксклюзивное управление CAN-периферией. <text:s text:c="167"/></text:p>
      <text:p text:style-name="P72"><text:s text:c="3"/>* Логика: <text:s text:c="225"/></text:p>
      <text:p text:style-name="P72"><text:s text:c="7"/>* Прием: Настраивается на прерывание от CAN-контроллера (например, "RX FIFO не пуст"). В самом обработчике прерывания (ISR) сообщение быстро извлекается из аппаратного регистра и немедленно отправляется в can_rx_queue с помощью <text:s text:c="3"/></text:p>
      <text:p text:style-name="P72"><text:s text:c="9"/>специальной функции xQueueSendFromISR(). Это самый быстрый и надежный способ, гарантирующий, что ни одно сообщение не будет потеряно. <text:s text:c="95"/></text:p>
      <text:p text:style-name="P72"><text:s text:c="7"/>* Передача: В основном цикле задача ждет появления сообщений в can_tx_queue (xQueueReceive(..., portMAX_DELAY)). Как только сообщение появляется, задача загружает его в свободный передающий буфер (mailbox) CAN-контроллера. <text:s text:c="8"/></text:p>
      <text:p text:style-name="P73">* Почему высокий приоритет? Обслуживание аппаратных буферов — самая срочная задача в системе. Если ее не выполнить вовремя, данные будут безвозвратно утеряны.</text:p>
      <text:p text:style-name="P73"/>
      <text:p text:style-name="P73">13 <text:s text:c="12"/>} else { <text:s text:c="211"/></text:p>
      <text:p text:style-name="P73"><text:s text:c="3"/>14 <text:s text:c="16"/>// Отправляем ошибку "команда не найдена" <text:s text:c="174"/></text:p>
      <text:p text:style-name="P73"><text:s text:c="3"/>15 <text:s text:c="12"/>} <text:s text:c="218"/></text:p>
      <text:p text:style-name="P73"><text:s text:c="3"/>16 <text:s text:c="8"/>} <text:s text:c="222"/></text:p>
      <text:p text:style-name="P73"><text:s text:c="3"/>17 <text:s text:c="8"/>else if (event.type == EVENT_FROM_EXECUTOR) { <text:s text:c="178"/></text:p>
      <text:p text:style-name="P73"><text:s text:c="3"/>18 <text:s text:c="12"/>// 3. Пришел ответ от Исполнителя. Передаем его менеджеру проектов. <text:s text:c="152"/></text:p>
      <text:p text:style-name="P73"><text:s text:c="3"/>19 <text:s text:c="12"/>JobManager_ProcessEvent(event.job_id, event.payload); <text:s text:c="166"/></text:p>
      <text:p text:style-name="P73"><text:s text:c="3"/>20 <text:s text:c="8"/>} <text:s text:c="222"/></text:p>
      <text:p text:style-name="P73"><text:s text:c="3"/>21 <text:s text:c="4"/>} <text:s text:c="226"/></text:p>
      <text:p text:style-name="P73"><text:s text:c="3"/>22 } <text:s text:c="230"/></text:p>
      <text:p text:style-name="P73"><text:soft-page-break/><text:s text:c="2"/>А уже внутри функций JobManager_... будет происходить вызов Recipe_Get() для получения сценария и Packer_...() для формирования CAN-сообщения, которое затем будет отправлено в can_tx_queue. <text:s text:c="46"/></text:p>
      <text:p text:style-name="P73"><text:s text:c="238"/></text:p>
      <text:p text:style-name="P73"><text:s text:c="2"/>Вывод <text:s text:c="230"/></text:p>
      <text:p text:style-name="P73"><text:s text:c="238"/></text:p>
      <text:p text:style-name="P73"><text:s text:c="2"/>Да, разбить логику Диспетчера на независимые блоки — это отличная идея. <text:s text:c="164"/></text:p>
      <text:p text:style-name="P73"><text:s text:c="2"/>Это достигается путем создания программных модулей, а не обязательно новых задач FreeRTOS. <text:s text:c="145"/></text:p>
      <text:p text:style-name="P73"><text:s text:c="238"/></text:p>
      <text:p text:style-name="P73"><text:s text:c="2"/>Такой подход дает вам: <text:s text:c="213"/></text:p>
      <text:p text:style-name="P73"><text:s text:c="3"/>* Четкое разделение ответственности: Каждый модуль делает только одно дело и делает его хорошо. <text:s text:c="139"/></text:p>
      <text:p text:style-name="P73"><text:s text:c="3"/>* Возможность модернизации: Вы можете полностью изменить формат CAN-протокола, переписав только can_packer.c, и это не затронет логику управления проектами. Вы можете добавить новые "рецепты", изменив только recipe_store.c. <text:s text:c="11"/></text:p>
      <text:p text:style-name="P73"><text:s text:c="3"/>* Упрощение тестирования: Каждый модуль можно тестировать отдельно (unit-тестирование), что практически невозможно, когда все свалено в одну гигантскую функцию. <text:s text:c="74"/></text:p>
      <text:p text:style-name="P73"><text:s text:c="238"/></text:p>
      <text:p text:style-name="P21">&gt; какой твой вариант разбиения tasks на програмные модули? <text:s text:c="179"/></text:p>
      <text:p text:style-name="P21"><text:s text:c="238"/></text:p>
      <text:p text:style-name="P21">✦ Отличный вопрос. Давайте я представлю свой рекомендуемый вариант разбиения на задачи (потоки) для Дирижера. Эта архитектура нацелена на максимальную отзывчивость, модульность и надежность. <text:s text:c="47"/></text:p>
      <text:p text:style-name="P21"><text:s text:c="238"/></text:p>
      <text:p text:style-name="P73"><text:span text:style-name="T2"><text:s text:c="2"/>Я бы выделил 4-5 основных задач, каждая со своей четкой ролью. <text:s text:c="12"/></text:span><text:s text:c="161"/></text:p>
      <text:p text:style-name="P73"><text:s text:c="238"/></text:p>
      <text:p text:style-name="P73"><text:s text:c="2"/>--- <text:s text:c="232"/></text:p>
      <text:p text:style-name="P73"><text:s text:c="238"/></text:p>
      <text:p text:style-name="P73"><text:s text:c="2"/><text:span text:style-name="T2">Мой вариант архитектуры задач (Tasks)</text:span> <text:s text:c="198"/></text:p>
      <text:p text:style-name="P73"><text:s text:c="238"/></text:p>
      <text:p text:style-name="P73"><text:s text:c="2"/><text:span text:style-name="T9">Задача 1: vTaskCanHandler (Обработчик CAN) </text:span><text:s text:c="193"/></text:p>
      <text:p text:style-name="P73"><text:s text:c="238"/></text:p>
      <text:p text:style-name="P73"><text:s text:c="3"/>* Приоритет: Высокий (например, configMAX_PRIORITIES - 1). <text:s text:c="176"/></text:p>
      <text:p text:style-name="P73"><text:s text:c="3"/>* Ответственность: Полное и эксклюзивное управление CAN-периферией. <text:s text:c="167"/></text:p>
      <text:p text:style-name="P73"><text:s text:c="3"/>* Логика: <text:s text:c="225"/></text:p>
      <text:p text:style-name="P73"><text:s text:c="7"/>* Прием: Настраивается на прерывание от CAN-контроллера (например,<text:span text:style-name="T9"> "RX FIFO не пуст"</text:span>). В самом обработчике прерывания (ISR) сообщение быстро извлекается из аппаратного регистра и немедленно отправляется в can_rx_queue с помощью <text:s text:c="3"/></text:p>
      <text:p text:style-name="P73"><text:s text:c="9"/>специальной функции xQueueSendFromISR(). Это самый быстрый и надежный способ, гарантирующий, что ни одно сообщение не будет потеряно. <text:s text:c="95"/></text:p>
      <text:p text:style-name="P73"><text:s text:c="7"/>* Передача: В основном цикле задача ждет появления сообщений в can_tx_queue (xQueueReceive(..., portMAX_DELAY)). Как только сообщение появляется, задача загружает его в свободный передающий буфер (mailbox) CAN-контроллера. <text:s text:c="8"/></text:p>
      <text:p text:style-name="P73">* Почему высокий приоритет? Обслуживание аппаратных буферов — самая срочная задача в системе. Если ее не выполнить вовремя, данные будут безвозвратно утеряны.</text:p>
      <text:p text:style-name="P73"/>
      <text:p text:style-name="P73"/>
      <text:p text:style-name="P73"><text:span text:style-name="T9">Задача 2: vTaskUsbHandler (Обработчик USB) <text:s/></text:span><text:s text:c="192"/></text:p>
      <text:p text:style-name="P73"><text:s text:c="238"/></text:p>
      <text:p text:style-name="P73"><text:s text:c="3"/>* Приоритет: Высокий (тот же, что и у vTaskCanHandler). <text:s text:c="179"/></text:p>
      <text:p text:style-name="P73"><text:s text:c="3"/>* Ответственность: <text:span text:style-name="T2">Полное управление USB Virtual COM Port.</text:span> <text:s text:c="176"/></text:p>
      <text:p text:style-name="P73"><text:soft-page-break/><text:s text:c="3"/>* Логика: <text:s text:c="225"/></text:p>
      <text:p text:style-name="P73"><text:s text:c="7"/>* <text:span text:style-name="T2">Прием:</text:span> Как мы уже реализовали, функция <text:span text:style-name="T2">CDC_Receive_FS</text:span> (<text:span text:style-name="T9">которая вызывается в контексте прерывания USB</text:span>) кладет данные в <text:span text:style-name="T2">usb_rx_queue</text:span>. <text:s text:c="97"/></text:p>
      <text:p text:style-name="P73"><text:s text:c="7"/>* <text:span text:style-name="T2">Передача: </text:span>В основном цикле задача ждет сообщений в usb_tx_queue. Получив сообщение, отправляет его через <text:span text:style-name="T2">CDC_Transmit_FS</text:span>, корректно обрабатывая состояние "занято" (USBD_BUSY). <text:s text:c="53"/></text:p>
      <text:p text:style-name="P73"><text:s text:c="3"/>* Почему высокий приоритет? Аналогично CAN, нужно быстро освобождать буферы USB, чтобы быть готовым к приему следующего пакета от ПК. <text:s text:c="101"/></text:p>
      <text:p text:style-name="P73"><text:s text:c="238"/></text:p>
      <text:p text:style-name="P73"><text:s/><text:span text:style-name="T9"><text:s/>Задача 3: vTaskDispatcher (Диспетчер / Менеджер Проектов) <text:s text:c="3"/></text:span><text:s text:c="175"/></text:p>
      <text:p text:style-name="P73"><text:s text:c="238"/></text:p>
      <text:p text:style-name="P73"><text:s text:c="3"/>* Приоритет: Средний (значительно ниже, чем у обработчиков, например, configMAX_PRIORITIES / 2). <text:s text:c="138"/></text:p>
      <text:p text:style-name="P73"><text:s text:c="3"/>* Ответственность: "Мозг" системы. Вся логика приложения. <text:s text:c="177"/></text:p>
      <text:p text:style-name="P73"><text:s text:c="3"/>* Логика: <text:s text:c="225"/></text:p>
      <text:p text:style-name="P73"><text:s text:c="7"/>1. В бесконечном цикле ожидает данные сразу из двух очередей: usb_rx_queue и can_rx_queue. (Для этого идеально подходит функция <text:span text:style-name="T9">xQueueSelectFromSet</text:span>). <text:s text:c="81"/></text:p>
      <text:p text:style-name="P73"><text:s text:c="7"/><text:span text:style-name="T2">2. Если пришли данные от USB: </text:span>вызывает модуль <text:span text:style-name="T2">command_parser</text:span> для разбора команды. Если команда запускает сложный сценарий, вызывает <text:span text:style-name="T2">job_manager</text:span> для создания нового "проекта". <text:s text:c="56"/></text:p>
      <text:p text:style-name="P73"><text:s text:c="7"/>3<text:span text:style-name="T2">. Если пришли данные от CAN:</text:span> это ответ от Исполнителя. Диспетчер вызывает job_manager для обработки этого ответа, поиска соответствующего "проекта" по job_id и продвижения его конечного автомата на следующий шаг. <text:s text:c="17"/></text:p>
      <text:p text:style-name="P73"><text:s text:c="3"/>* Почему средний приоритет? Эта задача не работает с "голым железом". Она работает с большими программными очередями, которые уже были безопасно заполнены высокоприоритетными задачами-драйверами. Она может позволить себе подождать, <text:s text:c="3"/></text:p>
      <text:p text:style-name="P73"><text:s text:c="5"/>пока драйверы сделают свою срочную работу. <text:s text:c="190"/></text:p>
      <text:p text:style-name="P73"><text:s text:c="238"/></text:p>
      <text:p text:style-name="P73"><text:s text:c="2"/><text:span text:style-name="T9">Задача 4: vTaskJobsMonitor (Монитор Проектов) <text:s/></text:span><text:s text:c="189"/></text:p>
      <text:p text:style-name="P73"><text:s text:c="238"/></text:p>
      <text:p text:style-name="P73"><text:s text:c="3"/>* Приоритет: Низкий (например, tskIDLE_PRIORITY + 2). <text:s text:c="181"/></text:p>
      <text:p text:style-name="P73"><text:s text:c="3"/>* Ответственность: Следить за "зависшими" проектами (проверка тайм-аутов). <text:s text:c="160"/></text:p>
      <text:p text:style-name="P73"><text:s text:c="3"/>* Логика: Очень простая. <text:s text:c="210"/></text:p>
      <text:p text:style-name="P73"><text:s text:c="238"/></text:p>
      <text:p text:style-name="P73"><text:s text:c="3"/>1 <text:s text:c="4"/>for(;;) { <text:s text:c="219"/></text:p>
      <text:p text:style-name="P73"><text:s text:c="3"/>2 <text:s text:c="8"/>// Просыпаться каждые 100 мс <text:s text:c="196"/></text:p>
      <text:p text:style-name="P73"><text:s text:c="3"/>3 <text:s text:c="8"/>vTaskDelay(pdMS_TO_TICKS(100)); <text:s text:c="193"/></text:p>
      <text:p text:style-name="P73"><text:s text:c="3"/>4 <text:s text:c="8"/>// Вызвать функцию из модуля job_manager для проверки тайм-аутов <text:s text:c="160"/></text:p>
      <text:p text:style-name="P73"><text:s text:c="3"/>5 <text:s text:c="8"/>JobManager_CheckTimeouts(); <text:s text:c="197"/></text:p>
      <text:p text:style-name="P73"><text:s text:c="3"/>6 <text:s text:c="4"/>} <text:s text:c="227"/></text:p>
      <text:p text:style-name="P73"><text:s text:c="3"/>* Почему низкий приоритет? Проверка тайм-аутов — не срочная операция. Она может подождать, пока все остальные задачи сделают свою работу. <text:s text:c="97"/></text:p>
      <text:p text:style-name="P73"><text:s text:c="238"/></text:p>
      <text:p text:style-name="P73"><text:s text:c="2"/><text:span text:style-name="T9">Задача 5 (Опционально): vTaskLogger (Логгер)</text:span> <text:s text:c="191"/></text:p>
      <text:p text:style-name="P73"><text:s text:c="238"/></text:p>
      <text:p text:style-name="P73"><text:s text:c="3"/>* Приоритет: Самый низкий (tskIDLE_PRIORITY + 1). <text:s text:c="185"/></text:p>
      <text:p text:style-name="P73"><text:s text:c="3"/>* Ответственность: Асинхронный вывод отладочных сообщений. <text:s text:c="176"/></text:p>
      <text:p text:style-name="P73"><text:s text:c="3"/>* Логика: В цикле ждет сообщений в log_queue. Получив, выводит его в медленный интерфейс (например, отдельный UART). <text:s text:c="118"/></text:p>
      <text:p text:style-name="P73"><text:s text:c="3"/>* Почему самый низкий? Логирование никогда не должно мешать основной работе системы. <text:s text:c="150"/></text:p>
      <text:p text:style-name="P73"><text:s text:c="238"/></text:p>
      <text:p text:style-name="P73"><text:soft-page-break/><text:s text:c="2"/><text:span text:style-name="T2">Итог архитектуры</text:span> <text:s text:c="219"/></text:p>
      <text:p text:style-name="P73"><text:s text:c="238"/></text:p>
      <text:p text:style-name="P73"><text:s text:c="3"/><text:span text:style-name="T2">* Драйверные задачи</text:span> (Handler): Высокий приоритет. Короткие, быстрые, обслуживают железо. <text:s text:c="146"/></text:p>
      <text:p text:style-name="P73"><text:s text:c="3"/><text:span text:style-name="T2">* Логическая задача</text:span> (Dispatcher): Средний приоритет. "Мозг", работает с данными, которые подготовили драйверы. <text:s text:c="124"/></text:p>
      <text:p text:style-name="P73"><text:s text:c="3"/><text:span text:style-name="T2">* Служебные задач</text:span>и (Monitor, Logger): Низкий приоритет. Фоновые, некритичные ко времени операции. <text:s text:c="137"/></text:p>
      <text:p text:style-name="P73"><text:s text:c="238"/></text:p>
      <text:p text:style-name="P73"><text:s text:c="2"/>Такое разделение гарантирует, что ваша система будет отзывчивой (драйверы всегда наготове), надежной (монитор отлавливает зависания) и понятной (каждая задача имеет одну, четко определенную ответственность). <text:s/></text:p>
      <text:p text:style-name="P73"/>
      <text:p text:style-name="P73"><text:span text:style-name="T2">&gt; спасибо, но я, видимо, не корректто задал вопрос. Какой твой вариант разбиения на програмные модули задачи Диспетчер? <text:s text:c="4"/></text:span><text:s text:c="114"/></text:p>
      <text:p text:style-name="P73"><text:s text:c="238"/></text:p>
      <text:p text:style-name="P21">✦ А, теперь я понял, спасибо за уточнение! Вы хотите увидеть конкретную структуру программных модулей, на которые можно разбить логику самой задачи vTaskDispatcher. Это отличный вопрос, который переводит нас от архитектуры задач к <text:s text:c="7"/></text:p>
      <text:p text:style-name="P73"><text:span text:style-name="T2"><text:s text:c="2"/>архитектуре программного обеспечения. <text:s text:c="5"/></text:span><text:s text:c="193"/></text:p>
      <text:p text:style-name="P73"><text:s text:c="238"/></text:p>
      <text:p text:style-name="P73"><text:s text:c="2"/>Вот мой рекомендуемый вариант, который превращает vTaskDispatcher из одной большой функции в простого "оркестратора" для набора независимых модулей. <text:s text:c="87"/></text:p>
      <text:p text:style-name="P73"><text:s text:c="238"/></text:p>
      <text:p text:style-name="P73"><text:s text:c="2"/>Модульная архитектура логики Диспетчера <text:s text:c="196"/></text:p>
      <text:p text:style-name="P73"><text:s text:c="238"/></text:p>
      <text:p text:style-name="P73"><text:s text:c="2"/>Каждый блок — это пара файлов .c и .h со своим четким API. <text:s text:c="177"/></text:p>
      <text:p text:style-name="P73"><text:s text:c="238"/></text:p>
      <text:p text:style-name="P73"><text:s text:c="2"/><text:span text:style-name="T9">Модуль 1: command_parser ("Парсер команд") </text:span><text:s text:c="193"/></text:p>
      <text:p text:style-name="P73"><text:s text:c="238"/></text:p>
      <text:p text:style-name="P73"><text:s text:c="3"/>* Файлы: command_parser.c, command_parser.h <text:s text:c="191"/></text:p>
      <text:p text:style-name="P73"><text:s text:c="3"/>* Ответственность: "Переводчик" с языка пользователя на внутренний язык системы. Его единственная задача — разобрать текстовую строку. <text:s text:c="100"/></text:p>
      <text:p text:style-name="P73"><text:s text:c="3"/>* API (`.h` файл): <text:s text:c="216"/></text:p>
      <text:p text:style-name="P73"><text:s text:c="7"/>* Parser_Init(): Инициализация модуля (если нужна). <text:s text:c="179"/></text:p>
      <text:p text:style-name="P73"><text:s text:c="7"/>* Parser_ParseCommand(char *raw_string, ParsedCommand_t *result): Главная функция. Принимает строку, на выходе заполняет структуру ParsedCommand_t (например, с RecipeID_t и указателем на аргументы). <text:s text:c="32"/></text:p>
      <text:p text:style-name="P73"><text:s text:c="3"/>* Внутренняя реализация (`.c` файл): <text:span text:style-name="T2">Содержит command_table со строками и соответствующими им RecipeID_t</text:span>. Использует <text:span text:style-name="T9">strtok_r, strcm</text:span>p для поиска. Ничего не знает о "проектах" или CAN-шине. <text:s text:c="46"/></text:p>
      <text:p text:style-name="P73"><text:s text:c="238"/></text:p>
      <text:p text:style-name="P73"><text:s text:c="2"/><text:span text:style-name="T9">Модуль 2:</text:span> recipe_store ("Хранилище рецептов") <text:s text:c="190"/></text:p>
      <text:p text:style-name="P73"><text:s text:c="238"/></text:p>
      <text:p text:style-name="P73"><text:s text:c="3"/>* Файлы: recipe_store.c, recipe_store.h <text:s text:c="195"/></text:p>
      <text:p text:style-name="P73"><text:s text:c="3"/>* Ответственность: "Поваренная книга". Хранит все возможные сценарии (последовательности действий). <text:s text:c="135"/></text:p>
      <text:p text:style-name="P73"><text:s text:c="3"/>* API: <text:s text:c="228"/></text:p>
      <text:p text:style-name="P73"><text:s text:c="7"/>* const ProcessStep_t* Recipe_Get(RecipeID_t id): Возвращает указатель на массив шагов для запрошенного рецепта. <text:s text:c="118"/></text:p>
      <text:p text:style-name="P73"><text:soft-page-break/><text:s text:c="3"/>* Внутренняя реализация: Содержит все const массивы-сценарии (g_sequence_motor_pump[] и т.д.). Это практически полностью файл с данными, которые хранятся во Flash. <text:s text:c="71"/></text:p>
      <text:p text:style-name="P73"><text:s text:c="238"/></text:p>
      <text:p text:style-name="P73"><text:s text:c="2"/><text:span text:style-name="T9">Модуль 3: can_packer ("Упаковщик CAN") </text:span><text:s text:c="197"/></text:p>
      <text:p text:style-name="P73"><text:s text:c="238"/></text:p>
      <text:p text:style-name="P73"><text:s text:c="3"/>* Файлы: can_packer.c, can_packer.h <text:s text:c="199"/></text:p>
      <text:p text:style-name="P73"><text:s text:c="3"/>* Ответственность: Знает все о бинарном формате вашего CAN-протокола. Преобразует структурированные данные в байты для отправки. <text:s text:c="106"/></text:p>
      <text:p text:style-name="P73"><text:s text:c="3"/>* API: Набор функций для каждого типа сообщения: <text:s text:c="186"/></text:p>
      <text:p text:style-name="P73"><text:s text:c="7"/>* Packer_CreateRotateMotorMsg(uint8_t motor_id, int16_t steps, uint32_t job_id, CAN_Message_t *out_msg) <text:s text:c="127"/></text:p>
      <text:p text:style-name="P73"><text:s text:c="7"/>* Packer_CreateStartPumpMsg(uint8_t pump_id, uint32_t job_id, CAN_Message_t *out_msg) <text:s text:c="145"/></text:p>
      <text:p text:style-name="P73"><text:s text:c="3"/>* Внутренняя реализация: Работа с битовыми полями и байтами. Ничего не знает о сценариях или текстовых командах. <text:s text:c="122"/></text:p>
      <text:p text:style-name="P73"><text:s text:c="238"/></text:p>
      <text:p text:style-name="P73"><text:s text:c="2"/><text:span text:style-name="T9">Модуль 4: job_manager ("Менеджер проектов")</text:span> <text:s text:c="192"/></text:p>
      <text:p text:style-name="P73"><text:s text:c="238"/></text:p>
      <text:p text:style-name="P73"><text:s text:c="3"/>* Файлы: job_manager.c, job_manager.h <text:s text:c="197"/></text:p>
      <text:p text:style-name="P73"><text:s text:c="3"/>* Ответственность: Сердце и память системы. Управляет жизненным циклом всех активных комплексных операций. <text:s text:c="128"/></text:p>
      <text:p text:style-name="P73"><text:s text:c="3"/>* API: <text:s text:c="228"/></text:p>
      <text:p text:style-name="P73"><text:s text:c="7"/>* JobManager_Init(): Инициализирует массив g_active_jobs. <text:s text:c="173"/></text:p>
      <text:p text:style-name="P73"><text:s text:c="7"/>* JobManager_StartNew(RecipeID_t recipe_id, char *args): Создает новый "проект", находит для него JobContext, вызывает "движок" для выполнения первого шага. <text:s text:c="74"/></text:p>
      <text:p text:style-name="P73"><text:s text:c="7"/>* JobManager_ProcessResponse(CAN_Response_t *response): Находит проект по job_id из ответа и вызывает "движок" для выполнения следующего шага. <text:s text:c="88"/></text:p>
      <text:p text:style-name="P73"><text:s text:c="7"/>* JobManager_CheckTimeouts(): Проверяет все активные проекты на "зависание". <text:s text:c="154"/></text:p>
      <text:p text:style-name="P73"><text:s text:c="3"/>* Внутренняя реализация: Содержит массив g_active_jobs. Содержит "движок" (run_job_sequencer), который использует switch-case по ActionType_t. Этот модуль — главный клиент для `recipe_store` и `can_packer`. <text:s text:c="28"/></text:p>
      <text:p text:style-name="P73"><text:s text:c="238"/></text:p>
      <text:p text:style-name="P73"><text:s text:c="2"/><text:span text:style-name="T2">Как теперь выглядит задача vTaskDispatcher</text:span> <text:s text:c="193"/></text:p>
      <text:p text:style-name="P73"><text:s text:c="238"/></text:p>
      <text:p text:style-name="P74"><text:s text:c="2"/>Ее код становится предельно простым и понятным. Она — просто связующее звено. <text:s text:c="3"/></text:p>
      <text:p text:style-name="P74"/>
      <text:p text:style-name="P74"><text:s text:c="2"/>1 // Файл dispatcher_task.c <text:s text:c="206"/></text:p>
      <text:p text:style-name="P74"><text:s text:c="4"/>2 <text:s text:c="232"/></text:p>
      <text:p text:style-name="P74"><text:s text:c="4"/>3 #include "command_parser.h" <text:s text:c="204"/></text:p>
      <text:p text:style-name="P74"><text:s text:c="4"/>4 #include "job_manager.h" <text:s text:c="207"/></text:p>
      <text:p text:style-name="P74"><text:s text:c="4"/>5 // ... и другие <text:s text:c="216"/></text:p>
      <text:p text:style-name="P74"><text:s text:c="4"/>6 <text:s text:c="232"/></text:p>
      <text:p text:style-name="P74"><text:s text:c="4"/>7 void vTaskDispatcher(void *pvParameters) { <text:s text:c="189"/></text:p>
      <text:p text:style-name="P74"><text:s text:c="4"/>8 <text:s text:c="4"/>// Однократная инициализация всех модулей <text:s text:c="186"/></text:p>
      <text:p text:style-name="P74"><text:s text:c="4"/>9 <text:s text:c="4"/>Parser_Init(); <text:s text:c="213"/></text:p>
      <text:p text:style-name="P74"><text:s text:c="3"/>10 <text:s text:c="4"/>JobManager_Init(); <text:s text:c="209"/></text:p>
      <text:p text:style-name="P74"><text:s text:c="3"/>11 <text:s text:c="4"/>// ... <text:s text:c="221"/></text:p>
      <text:p text:style-name="P74"><text:s text:c="3"/>12 <text:s text:c="232"/></text:p>
      <text:p text:style-name="P74"><text:s text:c="3"/>13 <text:s text:c="4"/>for (;;) { <text:s text:c="217"/></text:p>
      <text:p text:style-name="P74"><text:s text:c="3"/>14 <text:s text:c="8"/>// Ожидаем событие из очереди USB или CAN <text:s text:c="182"/></text:p>
      <text:p text:style-name="P74"><text:s text:c="3"/>15 <text:s text:c="8"/>Event_t event = wait_for_any_event(); <text:s text:c="186"/></text:p>
      <text:p text:style-name="P74"><text:s text:c="3"/>16 <text:s text:c="232"/></text:p>
      <text:p text:style-name="P74"><text:soft-page-break/><text:s text:c="3"/>17 <text:s text:c="8"/>if (event.type == EVENT_FROM_USER) { <text:s text:c="187"/></text:p>
      <text:p text:style-name="P74"><text:s text:c="3"/>18 <text:s text:c="12"/>ParsedCommand_t cmd; <text:s text:c="199"/></text:p>
      <text:p text:style-name="P74"><text:s text:c="3"/>19 <text:s text:c="12"/>if (Parser_Parse(event.string_data, &amp;cmd) == PARSE_SUCCESS) { <text:s text:c="158"/></text:p>
      <text:p text:style-name="P74"><text:s text:c="3"/>20 <text:s text:c="16"/>// Передаем распарсенную команду менеджеру проектов <text:s text:c="164"/></text:p>
      <text:p text:style-name="P74"><text:s text:c="3"/>21 <text:s text:c="16"/>JobManager_StartNew(cmd.recipe_id, cmd.args); <text:s text:c="170"/></text:p>
      <text:p text:style-name="P74"><text:s text:c="3"/>22 <text:s text:c="12"/>} else { <text:s text:c="211"/></text:p>
      <text:p text:style-name="P74"><text:s text:c="3"/>23 <text:s text:c="16"/>// Отправляем ошибку "команда не найдена" <text:s text:c="174"/></text:p>
      <text:p text:style-name="P74"><text:s text:c="3"/>24 <text:s text:c="12"/>} <text:s text:c="218"/></text:p>
      <text:p text:style-name="P74"><text:s text:c="3"/>25 <text:s text:c="8"/>} <text:s text:c="222"/></text:p>
      <text:p text:style-name="P74"><text:s text:c="3"/>26 <text:s text:c="8"/>else if (event.type == EVENT_FROM_EXECUTOR) { <text:s text:c="178"/></text:p>
      <text:p text:style-name="P74"><text:s text:c="3"/>27 <text:s text:c="12"/>// Передаем ответ от исполнителя менеджеру проектов <text:s text:c="168"/></text:p>
      <text:p text:style-name="P74"><text:s text:c="3"/>28 <text:s text:c="12"/>JobManager_ProcessResponse(&amp;event.can_response); <text:s text:c="171"/></text:p>
      <text:p text:style-name="P74"><text:s text:c="3"/>29 <text:s text:c="8"/>} <text:s text:c="222"/></text:p>
      <text:p text:style-name="P74"><text:s text:c="3"/>30 <text:s text:c="4"/>} <text:s text:c="226"/></text:p>
      <text:p text:style-name="P74"><text:s text:c="3"/>31 } <text:s text:c="230"/></text:p>
      <text:p text:style-name="P74"><text:s text:c="238"/></text:p>
      <text:p text:style-name="P74"><text:s text:c="2"/><text:span text:style-name="T2">Вывод: <text:s text:c="2"/></text:span><text:s text:c="227"/></text:p>
      <text:p text:style-name="P74"><text:s text:c="2"/>Такое разбиение превращает вашу задачу Диспетчера в набор маленьких, независимых, легко тестируемых модулей с четко определенными обязанностями. Вы можете менять логику парсинга, не трогая менеджер проектов. Вы можете менять <text:s text:c="11"/></text:p>
      <text:p text:style-name="P75"><text:s text:c="2"/>CAN-протокол, не трогая ничего, кроме can_packer. Это и есть гибкая и масштабируемая архитектура. <text:s text:c="3"/></text:p>
      <text:p text:style-name="P75"/>
      <text:p text:style-name="P75"/>
      <text:p text:style-name="P22">&gt; мы, кажется, упустили контроль и обноружения ошибок в данных <text:s text:c="175"/></text:p>
      <text:p text:style-name="P22"><text:s text:c="238"/></text:p>
      <text:p text:style-name="P22">✦ Вы абсолютно правы! Это критически важный момент, который мы упустили. В любой распределенной системе, особенно работающей по физическим шинам (как CAN), защита данных от искажений — это не опция, а необходимость. <text:s text:c="22"/></text:p>
      <text:p text:style-name="P75"><text:span text:style-name="T2"><text:s text:c="114"/></text:span><text:s text:c="124"/></text:p>
      <text:p text:style-name="P75"><text:s text:c="2"/>Спасибо, что обратили на это внимание. Давайте интегрируем механизмы контроля ошибок в нашу архитектуру. <text:s text:c="131"/></text:p>
      <text:p text:style-name="P75"><text:s text:c="238"/></text:p>
      <text:p text:style-name="P75"><text:s/><text:span text:style-name="T2"><text:s/>Где и как внедрять контроль ошибок? <text:s text:c="3"/></text:span><text:s text:c="197"/></text:p>
      <text:p text:style-name="P75"><text:s text:c="238"/></text:p>
      <text:p text:style-name="P75"><text:s text:c="2"/><text:span text:style-name="T2">Основная уязвимость</text:span> — это канал связи "Дирижер &lt;-&gt; Исполнители" (наша CAN-шина). Именно здесь электрические помехи могут исказить байты в сообщении. <text:s text:c="87"/></text:p>
      <text:p text:style-name="P75"><text:s text:c="238"/></text:p>
      <text:p text:style-name="P75"><text:s/><text:span text:style-name="T2"><text:s/>Метод: </text:span>Лучшим выбором для этого является <text:span text:style-name="T9">CRC (Cyclic Redundancy Check</text:span> — Циклический избыточный код). <text:s text:c="135"/></text:p>
      <text:p text:style-name="P75"><text:s text:c="3"/>* Это алгоритм, который вычисляет "контрольную сумму" для блока данных. <text:s text:c="163"/></text:p>
      <text:p text:style-name="P75"><text:s text:c="3"/>* Он гораздо надежнее простого суммирования байт и способен обнаруживать большинство типичных ошибок передачи. <text:s text:c="124"/></text:p>
      <text:p text:style-name="P75"><text:s text:c="3"/>* Огромный плюс: Микроконтроллеры STM32 имеют аппаратный модуль CRC, который вычисляет это значение практически мгновенно, не загружая процессор. <text:s text:c="89"/></text:p>
      <text:p text:style-name="P75"><text:s text:c="238"/></text:p>
      <text:p text:style-name="P75"><text:s text:c="2"/><text:span text:style-name="T2">Интеграция CRC в нашу модульную архитектуру</text:span> <text:s text:c="192"/></text:p>
      <text:p text:style-name="P75"><text:s text:c="238"/></text:p>
      <text:p text:style-name="P75"><text:s text:c="2"/>Наша модульная архитектура позволяет добавить этот функционал очень чисто и элегантно. <text:s text:c="149"/></text:p>
      <text:p text:style-name="P75"><text:s text:c="238"/></text:p>
      <text:p text:style-name="P75"><text:s text:c="2"/><text:span text:style-name="T2">1. Модификация протокола </text:span><text:s text:c="211"/></text:p>
      <text:p text:style-name="P75"><text:s text:c="238"/></text:p>
      <text:p text:style-name="P75"><text:soft-page-break/><text:s text:c="2"/>Нам нужно выделить в нашем CAN-сообщении (которое имеет 8 байт данных) <text:span text:style-name="T9">место под CRC. Обычно используется CRC-16 (2 байта). </text:span><text:s text:c="112"/></text:p>
      <text:p text:style-name="P75"><text:s text:c="238"/></text:p>
      <text:p text:style-name="P75"><text:s text:c="2"/><text:span text:style-name="T2">Пример нового формата CAN-пакета (8 байт):</text:span> <text:s text:c="193"/></text:p>
      <text:p text:style-name="P75"><text:s text:c="3"/>* Байт 0: command_id <text:s text:c="214"/></text:p>
      <text:p text:style-name="P75"><text:s text:c="3"/>* Байт 1: job_id (или его часть) <text:s text:c="202"/></text:p>
      <text:p text:style-name="P75"><text:s text:c="3"/>* Байты 2-5: Полезная нагрузка (аргументы команды) <text:s text:c="184"/></text:p>
      <text:p text:style-name="P75"><text:s text:c="3"/>* `Байты 6-7`: CRC-16, рассчитанный по байтам 0-5. <text:s text:c="184"/></text:p>
      <text:p text:style-name="P75"><text:s text:c="238"/></text:p>
      <text:p text:style-name="P75"><text:span text:style-name="T2"><text:s text:c="2"/>2. Где вычислять CRC? (Отправка)</text:span> <text:s text:c="203"/></text:p>
      <text:p text:style-name="P75"><text:s text:c="238"/></text:p>
      <text:p text:style-name="P75"><text:s text:c="2"/>За это должен отвечать модуль <text:span text:style-name="T9">`can_packer`</text:span>. Его работа — не просто сложить данные, а подготовить полностью готовый к отправке, <text:span text:style-name="T2">защищенный пакет</text:span>. <text:s text:c="91"/></text:p>
      <text:p text:style-name="P75"><text:s text:c="238"/></text:p>
      <text:p text:style-name="P75"><text:s text:c="2"/><text:span text:style-name="T2">Обновленный процесс в `can_packer`: <text:s/></text:span><text:s text:c="199"/></text:p>
      <text:p text:style-name="P75"><text:s text:c="3"/>1. Функция Packer_CreateRotateMotorMsg(...) заполняет первые 6 байт в структуре CAN_Message_t. <text:s text:c="140"/></text:p>
      <text:p text:style-name="P75"><text:s text:c="3"/>2. Затем она передает эти 6 байт в функцию, которая вычисляет CRC. Эта функция может быть оберткой над аппаратным модулем <text:span text:style-name="T9">STM32: uint16_t crc = Crc_Calculate(data, 6);.</text:span> <text:s text:c="66"/></text:p>
      <text:p text:style-name="P75"><text:s text:c="3"/>3. Полученное 16-битное значение CRC записывается в 6-й и 7-й байты CAN-сообщения. <text:s text:c="152"/></text:p>
      <text:p text:style-name="P75"><text:s text:c="3"/>4. Только после этого полностью сформированное сообщение возвращается и готово к отправке в can_tx_queue. <text:s text:c="129"/></text:p>
      <text:p text:style-name="P75"><text:s text:c="238"/></text:p>
      <text:p text:style-name="P75"><text:span text:style-name="T2"><text:s text:c="2"/>3. Где проверять CRC? (Прием) </text:span><text:s text:c="206"/></text:p>
      <text:p text:style-name="P75"><text:s text:c="238"/></text:p>
      <text:p text:style-name="P75"><text:s text:c="2"/>Проверка должна происходить сразу после физического приема пакета, до того, как он попадет в какую-либо логику. <text:s text:c="124"/></text:p>
      <text:p text:style-name="P75"><text:s text:c="238"/></text:p>
      <text:p text:style-name="P75"><text:s/><text:span text:style-name="T2"><text:s/>Обновленный процесс на стороне Исполнителя: </text:span><text:s text:c="192"/></text:p>
      <text:p text:style-name="P75"><text:s text:c="3"/>1. Исполнитель получает CAN-пакет. <text:s text:c="200"/></text:p>
      <text:p text:style-name="P75"><text:s text:c="3"/>2. Прежде чем обрабатывать команду, он выполняет два действия: <text:s text:c="172"/></text:p>
      <text:p text:style-name="P75"><text:s text:c="7"/>* Вычисляет свой собственный CRC для первых 6 байт полученных данных. <text:s text:c="161"/></text:p>
      <text:p text:style-name="P75"><text:s text:c="7"/>* Сравнивает вычисленный CRC с тем, что пришел в 6-м и 7-м байтах. <text:s text:c="164"/></text:p>
      <text:p text:style-name="P75"><text:s text:c="3"/>3. Если CRC совпадают: Данные достоверны. Команда передается на дальнейшую обработку (в executor_internal_cmd_queue). <text:s text:c="117"/></text:p>
      <text:p text:style-name="P75"><text:s text:c="3"/>4. Если CRC не совпадают: Данные были искажены. Исполнитель обязан отбросить (проигнорировать) это сообщение. Он не должен пытаться выполнить команду на основе поврежденных данных. Опционально, он может увеличить внутренний счетчик <text:s text:c="3"/></text:p>
      <text:p text:style-name="P75"><text:s text:c="6"/>ошибок CRC. <text:s text:c="220"/></text:p>
      <text:p text:style-name="P75"><text:s text:c="238"/></text:p>
      <text:p text:style-name="P76"><text:s text:c="2"/>Тот же самый процесс происходит и в Дирижере: <text:span text:style-name="T2">Task_CAN_Handler</text:span> при приеме ответа от Исполнителя должен сначала проверить <text:span text:style-name="T2">CRC</text:span> и отбросить сообщение, если оно неверно, чтобы в can_rx_queue и, следовательно, в job_manager не попали "битые" данные. <text:s text:c="2"/></text:p>
      <text:p text:style-name="P76"/>
      <text:p text:style-name="P76">Что происходит при ошибке CRC? <text:s text:c="205"/></text:p>
      <text:p text:style-name="P76"><text:s text:c="238"/></text:p>
      <text:p text:style-name="P76"><text:s text:c="2"/>Вы можете спросить: "А что если сообщение было отброшено, как Дирижер об этом узнает?". <text:s text:c="148"/></text:p>
      <text:p text:style-name="P76"><text:s text:c="238"/></text:p>
      <text:p text:style-name="P76"><text:s text:c="2"/>Здесь в игру вступает механизм тайм-аутов, который мы обсуждали ранее! <text:s text:c="165"/></text:p>
      <text:p text:style-name="P76"><text:s text:c="3"/>* Дирижер отправил команду и ждет ответа. <text:s text:c="193"/></text:p>
      <text:p text:style-name="P76"><text:s text:c="3"/>* Исполнитель получил "битое" сообщение и проигнорировал его. <text:s text:c="173"/></text:p>
      <text:p text:style-name="P76"><text:soft-page-break/><text:s text:c="3"/>* Ответ Дирижеру так и не приходит. <text:s text:c="199"/></text:p>
      <text:p text:style-name="P76"><text:s text:c="3"/>* Через заданное время (JOB_TIMEOUT_MS) Task_Jobs_Monitor в Дирижере обнаружит, что проект "завис". <text:s text:c="135"/></text:p>
      <text:p text:style-name="P76"><text:s text:c="3"/>* Он пометит проект как проваленный по тайм-ауту и сообщит об этом пользователю. <text:s text:c="154"/></text:p>
      <text:p text:style-name="P76"><text:s text:c="238"/></text:p>
      <text:p text:style-name="P76"><text:s text:c="2"/>Вывод: <text:s text:c="229"/></text:p>
      <text:p text:style-name="P76"><text:s text:c="2"/>Комбинация CRC для проверки целостности данных и тайм-аутов для обнаружения потерянных сообщений является классическим и очень надежным способом построения отказоустойчивых распределенных систем. <text:s text:c="40"/></text:p>
      <text:p text:style-name="P76"><text:s text:c="238"/></text:p>
      <text:p text:style-name="P76"><text:s text:c="2"/>Вы абсолютно правы, что подняли этот вопрос. Без контроля целостности данных система была бы нестабильной. <text:s text:c="129"/></text:p>
      <text:p text:style-name="P76"><text:s text:c="238"/></text:p>
      <text:p text:style-name="P23">&gt; имеет ли смысл сделать логику повтора комманды, если обнаружилась битая команда? <text:s text:c="155"/></text:p>
      <text:p text:style-name="P23"><text:s text:c="238"/></text:p>
      <text:p text:style-name="P23">✦ Да, это очень хорошая идея и следующий логический шаг в построении отказоустойчивой системы. Простая отбраковка "битых" команд и ожидание тайм-аута — это базовый уровень надежности. Добавление логики повтора может значительно повысить <text:s/></text:p>
      <text:p text:style-name="P76"><text:span text:style-name="T2"><text:s text:c="2"/>шансы на успешное выполнение операции в условиях кратковременных помех на шине. <text:s text:c="6"/></text:span><text:s text:c="150"/></text:p>
      <text:p text:style-name="P76"><text:s text:c="238"/></text:p>
      <text:p text:style-name="P76"><text:s text:c="2"/>Однако здесь есть важный нюанс: кто и как должен инициировать повтор? <text:s text:c="166"/></text:p>
      <text:p text:style-name="P76"><text:s text:c="238"/></text:p>
      <text:p text:style-name="P76"><text:s text:c="2"/><text:span text:style-name="T2">Вариант 1: Исполнитель просит повторить (Не рекомендуется) </text:span><text:s text:c="177"/></text:p>
      <text:p text:style-name="P76"><text:s text:c="238"/></text:p>
      <text:p text:style-name="P76"><text:s text:c="3"/>* Исполнитель обнаруживает ошибку CRC. <text:s text:c="196"/></text:p>
      <text:p text:style-name="P76"><text:s text:c="3"/>* Он отправляет Дирижеру специальное сообщение NAK (Negative Acknowledgment - "не подтверждаю"), мол, "я получил битые данные, пришли еще раз". <text:s text:c="91"/></text:p>
      <text:p text:style-name="P76"><text:s text:c="238"/></text:p>
      <text:p text:style-name="P76"><text:s text:c="2"/><text:span text:style-name="T2">Проблемы этого подхода: <text:s/></text:span><text:s text:c="211"/></text:p>
      <text:p text:style-name="P76"><text:s text:c="3"/>* Что если в "битом" сообщении был поврежден job_id? Исполнитель не сможет сообщить, какую именно команду нужно повторить. <text:s text:c="112"/></text:p>
      <text:p text:style-name="P76"><text:s text:c="3"/>* Что если само NAK сообщение потеряется или исказится? <text:s text:c="179"/></text:p>
      <text:p text:style-name="P76"><text:s text:c="3"/>* Это усложняет протокол и логику Исполнителей. <text:s text:c="187"/></text:p>
      <text:p text:style-name="P76"><text:s text:c="238"/></text:p>
      <text:p text:style-name="P76"><text:s text:c="2"/><text:span text:style-name="T2">Вариант 2: Дирижер сам решает повторить (Рекомендуемый) <text:s text:c="2"/></text:span><text:s text:c="178"/></text:p>
      <text:p text:style-name="P76"><text:s text:c="238"/></text:p>
      <text:p text:style-name="P76"><text:s text:c="2"/>Это гораздо более чистый и надежный подход, который идеально вписывается в нашу архитектуру. <text:s text:c="143"/></text:p>
      <text:p text:style-name="P76"><text:s text:c="238"/></text:p>
      <text:p text:style-name="P76"><text:s text:c="3"/>1. Исполнитель остается "глупым" и простым: если он видит ошибку CRC, он молча отбрасывает сообщение. Он ничего не отправляет в ответ. <text:s text:c="100"/></text:p>
      <text:p text:style-name="P76"><text:s text:c="3"/>2. Дирижер отправил команду и ждет ответа. <text:s text:c="192"/></text:p>
      <text:p text:style-name="P76"><text:s text:c="3"/>3. Ответа нет. Срабатывает наш механизм тайм-аутов, который мы обсуждали ранее. <text:s text:c="155"/></text:p>
      <text:p text:style-name="P76"><text:s text:c="3"/><text:span text:style-name="T2">4. Вот ключевой момент: </text:span>вместо того, чтобы сразу же считать проект проваленным, обработчик тайм-аута в job_manager реализует логику повторов. <text:s text:c="93"/></text:p>
      <text:p text:style-name="P76"><text:s text:c="238"/></text:p>
      <text:p text:style-name="P76"><text:s text:c="2"/><text:span text:style-name="T2">Как реализовать логику повторов в job_manager <text:s text:c="2"/></text:span><text:s text:c="188"/></text:p>
      <text:p text:style-name="P76"><text:s text:c="238"/></text:p>
      <text:p text:style-name="P76"><text:s/><text:span text:style-name="T2"><text:s text:c="2"/>1. Дополняем контекст проекта:</text:span> В структуру JobContext_t добавляем счетчик повторов. <text:s text:c="151"/></text:p>
      <text:p text:style-name="P76"><text:soft-page-break/><text:s text:c="3"/>1 <text:s text:c="4"/>typedef struct { <text:s text:c="212"/></text:p>
      <text:p text:style-name="P76"><text:s text:c="3"/>2 <text:s text:c="8"/>// ... все остальные поля ... <text:s text:c="195"/></text:p>
      <text:p text:style-name="P76"><text:s text:c="3"/>3 <text:s text:c="8"/><text:span text:style-name="T9">uint8_t retry_count;</text:span> // Счетчик попыток для текущего шага <text:s text:c="167"/></text:p>
      <text:p text:style-name="P76"><text:s text:c="3"/>4 <text:s text:c="4"/>} JobContext_t; <text:s text:c="213"/></text:p>
      <text:p text:style-name="P76"><text:s text:c="238"/></text:p>
      <text:p text:style-name="P76"><text:s text:c="3"/><text:span text:style-name="T2">2. Обновляем логику: </text:span><text:s text:c="214"/></text:p>
      <text:p text:style-name="P76"><text:s text:c="7"/>* Когда job_manager начинает новый шаг сценария (отправляет команду), он сбрасывает счетчик: job-&gt;retry_count = 0;. <text:s text:c="115"/></text:p>
      <text:p text:style-name="P76"><text:s text:c="7"/>* Когда <text:span text:style-name="T9">Task_Jobs_Monitor</text:span> обнаруживает тайм-аут для проекта: <text:s text:c="170"/></text:p>
      <text:p text:style-name="P77">* Он не сразу проваливает проект, а сначала проверяет счетчик: if (job-&gt;retry_count &lt; MAX_RETRIES). (Где MAX_RETRIES — это константа, например, 3).</text:p>
      <text:p text:style-name="P77"><text:span text:style-name="T2">* Если лимит не исчерпан: </text:span><text:s text:c="201"/></text:p>
      <text:p text:style-name="P77"><text:s text:c="15"/>1. Увеличиваем счетчик: job-&gt;retry_count++. <text:s text:c="179"/></text:p>
      <text:p text:style-name="P77"><text:s text:c="15"/>2. Повторно отправляем ту же самую команду. job_manager знает, на каком шаге он находится, поэтому он может заново сформировать и отправить то же CAN-сообщение. <text:s text:c="62"/></text:p>
      <text:p text:style-name="P77"><text:s text:c="15"/>3. Сбрасываем таймер для этого шага: job-&gt;start_time_ms = HAL_GetTick();. <text:s text:c="149"/></text:p>
      <text:p text:style-name="P77"><text:s text:c="15"/>4. (Опционально) Пишем в лог: "JOB 113: Timeout. Retry 1/3...". <text:s text:c="159"/><text:span text:style-name="T2">* Если лимит исчерпан (`retry_count == MAX_RETRIES`): </text:span><text:s text:c="173"/></text:p>
      <text:p text:style-name="P77"><text:s text:c="15"/>1. Вот теперь мы сдаемся. <text:s text:c="197"/></text:p>
      <text:p text:style-name="P77"><text:s text:c="15"/>2. Проект переводится в состояние ошибки STATE_ERROR_TIMEOUT. <text:s text:c="161"/></text:p>
      <text:p text:style-name="P77"><text:s text:c="15"/>3. Пользователю отправляется сообщение о невозможности выполнить команду. <text:s text:c="149"/></text:p>
      <text:p text:style-name="P77"><text:s text:c="15"/>4. Слот проекта освобождается. <text:s text:c="192"/></text:p>
      <text:p text:style-name="P77"><text:s text:c="238"/></text:p>
      <text:p text:style-name="P77"><text:s text:c="2"/>Важное предостережение: <text:span text:style-name="T2">Идемпотентность команд</text:span> <text:s text:c="189"/></text:p>
      <text:p text:style-name="P77"><text:s text:c="238"/></text:p>
      <text:p text:style-name="P77"><text:s text:c="2"/><text:span text:style-name="T9">При реализации повторов нужно помнить об идемпотентности — свойстве операции, при котором ее многократное выполнение дает тот же результат, что и однократное.</text:span> <text:s text:c="77"/></text:p>
      <text:p text:style-name="P77"><text:s text:c="238"/></text:p>
      <text:p text:style-name="P77"><text:s text:c="3"/>* Идемпотентная команда: SET_SPEED 500. Если Исполнитель выполнит ее дважды, скорость все равно будет 500. Это безопасно для повторов. <text:s text:c="100"/></text:p>
      <text:p text:style-name="P77"><text:s text:c="3"/>* НЕидемпотентная команда: ROTATE_BY 50 STEPS (повернуть НА 50 шагов). Если Исполнитель выполнит ее, а ответ потеряется, Дирижер повторит команду, и мотор повернется в сумме на 100 шагов. Это критическая ошибка. <text:s text:c="23"/></text:p>
      <text:p text:style-name="P77"><text:s text:c="238"/></text:p>
      <text:p text:style-name="P77"><text:s text:c="2"/><text:span text:style-name="T2">Как с этим бороться? <text:s text:c="2"/></text:span><text:s text:c="213"/></text:p>
      <text:p text:style-name="P77"><text:s text:c="3"/>* Простой способ: Для неидемпотентных команд не использовать логику повторов. Если по ним случается тайм-аут — сразу сообщать об ошибке. <text:s text:c="98"/></text:p>
      <text:p text:style-name="P77"><text:s text:c="3"/>* Сложный (профессиональный) способ: В протокол добавляются номера последовательности. Дирижер отправляет команду с seq_num=1. Исполнитель, получив ее, выполняет и запоминает last_seq_num=1. Если Дирижер повторяет команду (с тем же <text:s text:c="3"/></text:p>
      <text:p text:style-name="P77"><text:s text:c="5"/>seq_num=1), Исполнитель видит, что seq_num == last_seq_num, понимает, что это дубликат, не выполняет действие повторно, а просто отправляет заново свой предыдущий ответ. <text:s text:c="63"/></text:p>
      <text:p text:style-name="P77"><text:s text:c="238"/></text:p>
      <text:p text:style-name="P77"><text:span text:style-name="T2"><text:s text:c="2"/>Рекомендация:</text:span> Начните с простого механизма повторов на стороне Дирижера. Для большинства команд ("установить скорость", "перейти в позицию X") это будет работать отлично и значительно повысит надежность. Для неидемпотентных команд на <text:s text:c="2"/></text:p>
      <text:p text:style-name="P78"><text:s text:c="2"/>начальном этапе лучше просто сообщать об ошибке по тайм-ауту без повторов. </text:p>
      <text:p text:style-name="P78"/>
      <text:p text:style-name="P78"/>
      <text:p text:style-name="P24">&gt; естьчто-то еще что необходимо добавить в архитектуру дирижера? <text:s text:c="173"/></text:p>
      <text:p text:style-name="P24"><text:s text:c="238"/></text:p>
      <text:p text:style-name="P24"><text:soft-page-break/>✦ Мы спроектировали очень надежную и гибкую архитектуру. То, что у нас есть — это уже 90% профессиональной системы. Диспетчер, управляющий "проектами", с асинхронными задачами-драйверами, очередями, контролем ошибок и повторами — это <text:s text:c="4"/></text:p>
      <text:p text:style-name="P78"><text:span text:style-name="T2"><text:s text:c="2"/>отличный фундамент. <text:s/></text:span><text:s text:c="215"/></text:p>
      <text:p text:style-name="P78"><text:s text:c="238"/></text:p>
      <text:p text:style-name="P78"><text:s text:c="2"/>Однако есть еще несколько "вишенок на торте", которые отличают хороший проект от великолепного, особенно если он предназначен для реального использования, а не для лаборатории. <text:s text:c="59"/></text:p>
      <text:p text:style-name="P78"><text:s text:c="238"/></text:p>
      <text:p text:style-name="P78"><text:s text:c="2"/>Вот три направления для дальнейшего развития: <text:s text:c="190"/></text:p>
      <text:p text:style-name="P78"><text:s text:c="238"/></text:p>
      <text:p text:style-name="P78"><text:s text:c="2"/><text:span text:style-name="T2">1. Управление конфигурацией (Configuration Management) <text:s/></text:span><text:s text:c="180"/></text:p>
      <text:p text:style-name="P78"><text:s text:c="238"/></text:p>
      <text:p text:style-name="P78"><text:span text:style-name="T2"><text:s text:c="2"/>Проблема:</text:span> Сейчас многие параметры, скорее всего, "зашиты" в коде: ID исполнителей на CAN-шине, максимальные скорости моторов, значения тайм-аутов, количество повторов (MAX_RETRIES). Если вам понадобится изменить один из этих <text:s text:c="7"/></text:p>
      <text:p text:style-name="P78"><text:s text:c="2"/>параметров, придется перекомпилировать и перепрошивать Дирижера. <text:s text:c="171"/></text:p>
      <text:p text:style-name="P78"><text:s text:c="238"/></text:p>
      <text:p text:style-name="P78"><text:s text:c="2"/>Решение: <text:s text:c="227"/></text:p>
      <text:p text:style-name="P78"><text:s text:c="2"/><text:span text:style-name="T2">Создать модуль config_manager,</text:span> который при старте загружает все эти параметры из энергонезависимой памяти. <text:s text:c="129"/></text:p>
      <text:p text:style-name="P78"><text:s text:c="3"/>* Источник конфигурации: <text:s text:c="210"/></text:p>
      <text:p text:style-name="P78"><text:s text:c="7"/><text:span text:style-name="T2">* Эмуляция EEPROM во Flash-памяти:</text:span> Самый распространенный способ. Выделяется одна страница Flash-памяти микроконтроллера для хранения структуры с конфигурацией. <text:s text:c="70"/></text:p>
      <text:p text:style-name="P78"><text:s text:c="7"/><text:span text:style-name="T2">* Внешняя EEPROM или FRAM:</text:span> Микросхема на плате, доступная по I2C или SPI. <text:s text:c="157"/></text:p>
      <text:p text:style-name="P78"><text:s text:c="3"/>* Реализация: <text:s text:c="221"/></text:p>
      <text:p text:style-name="P78"><text:s text:c="7"/>1. При старте Дирижер пытается прочитать структуру с конфигурацией из памяти. Если ее там нет или она повреждена, он загружает "заводские" значения по умолчанию. <text:s text:c="69"/></text:p>
      <text:p text:style-name="P78"><text:s text:c="7"/>2. Все остальные модули (job_manager, can_packer и т.д.) используют значения из этой загруженной конфигурации, а не константы из кода. <text:s text:c="96"/></text:p>
      <text:p text:style-name="P78"><text:s text:c="7"/>3. Бонус: Вы можете добавить пользовательские команды для изменения этих параметров "на лету" (например, SET_CONFIG TIMEOUT_MOTOR 5000) и команду SAVE_CONFIG для сохранения текущих настроек в энергонезависимую память. <text:s text:c="13"/></text:p>
      <text:p text:style-name="P78"><text:s text:c="238"/></text:p>
      <text:p text:style-name="P78"><text:s text:c="2"/>Результат: Ваша система становится гибкой. Вы можете настраивать ее под конкретное оборудование или условия работы без перепрошивки. <text:s text:c="103"/></text:p>
      <text:p text:style-name="P78"><text:s text:c="238"/></text:p>
      <text:p text:style-name="P78"><text:s text:c="2"/><text:span text:style-name="T2">2. Последовательность загрузки и обнаружение узлов (Node Discovery) <text:s/></text:span><text:s text:c="167"/></text:p>
      <text:p text:style-name="P78"><text:s text:c="238"/></text:p>
      <text:p text:style-name="P78"><text:s text:c="2"/>Проблема: Когда система включается, Дирижер просто предполагает, что все Исполнители на месте и готовы к работе. А что если один из них не подключен или не смог запуститься? Дирижер будет отправлять ему команды, не получать ответа и <text:s text:c="2"/>постоянно уходить в тайм-аут. <text:s text:c="206"/></text:p>
      <text:p text:style-name="P78"><text:s text:c="238"/></text:p>
      <text:p text:style-name="P78"><text:s text:c="2"/><text:span text:style-name="T2">Решение: <text:s/></text:span><text:s text:c="226"/></text:p>
      <text:p text:style-name="P78"><text:s text:c="2"/>Реализовать фазу "обнаружения" при старте системы. <text:s text:c="185"/></text:p>
      <text:p text:style-name="P78"><text:s text:c="3"/>1. После инициализации Дирижер входит в состояние STATE_DISCOVERY. <text:s text:c="168"/></text:p>
      <text:p text:style-name="P78"><text:s text:c="3"/>2. Он отправляет в CAN-шину широковещательное (broadcast) сообщение: "Кто в сети?" (DISCOVERY_REQUEST). <text:s text:c="131"/></text:p>
      <text:p text:style-name="P78"><text:soft-page-break/><text:s text:c="3"/>3. Каждый Исполнитель, который успешно запустился и слушает шину, получив этот запрос, отвечает сообщением: "Я здесь! Мой ID - X, версия прошивки - Y" (DISCOVERY_RESPONSE). <text:s text:c="62"/></text:p>
      <text:p text:style-name="P78"><text:s text:c="3"/>4. Дирижер в течение нескольких секунд собирает эти ответы и составляет карту активных узлов. <text:s text:c="141"/></text:p>
      <text:p text:style-name="P78"><text:s text:c="3"/>5. После этого он переходит в рабочий режим STATE_IDLE. Если какой-то критически важный Исполнитель не ответил, Дирижер может отказаться запускаться и сообщить об ошибке пользователю. <text:s text:c="51"/></text:p>
      <text:p text:style-name="P78"><text:s text:c="238"/></text:p>
      <text:p text:style-name="P78"><text:s text:c="2"/>Результат: Система становится "умнее". Она знает о своем составе и может предотвратить запуск в неполной или некорректной конфигурации. <text:s text:c="100"/></text:p>
      <text:p text:style-name="P78"><text:s text:c="238"/></text:p>
      <text:p text:style-name="P78"><text:s text:c="2"/><text:span text:style-name="T2">3. Возможность обновления прошивки (Firmware Over-The-Air)</text:span> <text:s text:c="177"/></text:p>
      <text:p text:style-name="P78"><text:s text:c="238"/></text:p>
      <text:p text:style-name="P78"><text:s text:c="2"/>Проблема: У вас 1 Дирижер и 5 Исполнителей. Вы нашли ошибку в прошивке Исполнителей. Чтобы их обновить, нужно физически подключить программатор (ST-Link) к каждому из них, что может быть неудобно или невозможно, если устройство уже <text:s text:c="4"/></text:p>
      <text:p text:style-name="P78"><text:s text:c="2"/>собрано и установлено. <text:s text:c="213"/></text:p>
      <text:p text:style-name="P78"><text:s text:c="238"/></text:p>
      <text:p text:style-name="P78"><text:s text:c="2"/><text:span text:style-name="T2">Решение:</text:span> <text:s text:c="227"/></text:p>
      <text:p text:style-name="P78"><text:s text:c="2"/>Реализовать механизм обновления прошивки Исполнителей через Дирижера. Это сложная, но очень мощная функция. <text:s text:c="128"/></text:p>
      <text:p text:style-name="P78"><text:s text:c="3"/><text:span text:style-name="T2">1. Загрузчик (Bootloader):</text:span> Каждый Исполнитель должен иметь маленький, неизменяемый загрузчик. При старте он решает, запустить основное приложение или перейти в режим обновления. <text:s text:c="57"/></text:p>
      <text:p text:style-name="P78"><text:s text:c="3"/><text:span text:style-name="T2">2. Процесс обновления:</text:span> <text:s text:c="212"/></text:p>
      <text:p text:style-name="P78"><text:s text:c="7"/>* Пользователь через ПК отправляет Дирижеру новый файл прошивки (.bin) для Исполнителей. <text:s text:c="142"/></text:p>
      <text:p text:style-name="P78"><text:s text:c="7"/>* Дирижер отправляет Исполнителю №1 специальную команду: "Перезагрузись в режим загрузчика". <text:s text:c="138"/></text:p>
      <text:p text:style-name="P79">* Исполнитель перезагружается, и управление получает его bootloader.</text:p>
      <text:p text:style-name="P79"/>
      <text:p text:style-name="P79">* Дирижер читает .bin файл и отправляет его по CAN-шине маленькими порциями (чанками) Исполнителю. <text:s text:c="132"/></text:p>
      <text:p text:style-name="P79"><text:s text:c="7"/>* Bootloader Исполнителя принимает эти чанки и записывает их в область Flash-памяти, где хранится основное приложение. <text:s text:c="112"/></text:p>
      <text:p text:style-name="P79"><text:s text:c="7"/>* После отправки последнего чанка Дирижер отправляет команду "Проверить прошивку и запустить". <text:s text:c="136"/></text:p>
      <text:p text:style-name="P79"><text:s text:c="7"/>* Исполнитель проверяет целостность новой прошивки (по CRC) и запускает ее. <text:s text:c="155"/></text:p>
      <text:p text:style-name="P79"><text:s text:c="238"/></text:p>
      <text:p text:style-name="P79"><text:s text:c="2"/>Результат: Вы можете обновлять всю систему удаленно с одного рабочего места, что кардинально упрощает поддержку и развертывание обновлений. <text:s text:c="96"/></text:p>
      <text:p text:style-name="P79"><text:s text:c="238"/></text:p>
      <text:p text:style-name="P79"><text:s text:c="2"/>--- <text:s text:c="232"/></text:p>
      <text:p text:style-name="P79"><text:s text:c="2"/>Эти три пункта — управление конфигурацией, обнаружение узлов и обновление прошивки — это то, что превращает хорошо спроектированный прототип в законченный, профессиональный и готовый к эксплуатации продукт. <text:s text:c="3"/></text:p>
      <text:p text:style-name="P77"><text:s text:c="11"/></text:p>
      <text:p text:style-name="P73"/>
      <text:p text:style-name="P73"/>
      <text:p text:style-name="P91"><text:s text:c="1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08:36:41.150034964</meta:creation-date>
    <dc:date>2025-11-26T12:21:31.053825500</dc:date>
    <meta:editing-duration>P1DT1H18M25S</meta:editing-duration>
    <meta:editing-cycles>39</meta:editing-cycles>
    <meta:generator>LibreOffice/24.2.7.2$Linux_X86_64 LibreOffice_project/420$Build-2</meta:generator>
    <meta:document-statistic meta:table-count="0" meta:image-count="0" meta:object-count="0" meta:page-count="59" meta:paragraph-count="2257" meta:word-count="16969" meta:character-count="530693" meta:non-whitespace-character-count="107912"/>
  </office:meta>
</office:document-meta>
</file>